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09pt"/>
    </style:style>
    <style:style style:name="co2" style:family="table-column">
      <style:table-column-properties fo:break-before="auto" style:column-width="27.6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77.44pt"/>
    </style:style>
    <style:style style:name="co5" style:family="table-column">
      <style:table-column-properties fo:break-before="auto" style:column-width="73.36pt"/>
    </style:style>
    <style:style style:name="co6" style:family="table-column">
      <style:table-column-properties fo:break-before="auto" style:column-width="70.89pt"/>
    </style:style>
    <style:style style:name="co7" style:family="table-column">
      <style:table-column-properties fo:break-before="auto" style:column-width="112.56pt"/>
    </style:style>
    <style:style style:name="co8" style:family="table-column">
      <style:table-column-properties fo:break-before="auto" style:column-width="48.05pt"/>
    </style:style>
    <style:style style:name="co9" style:family="table-column">
      <style:table-column-properties fo:break-before="auto" style:column-width="79.91pt"/>
    </style:style>
    <style:style style:name="co10" style:family="table-column">
      <style:table-column-properties fo:break-before="auto" style:column-width="46.46pt"/>
    </style:style>
    <style:style style:name="co11" style:family="table-column">
      <style:table-column-properties fo:break-before="auto" style:column-width="37.45pt"/>
    </style:style>
    <style:style style:name="co12" style:family="table-column">
      <style:table-column-properties fo:break-before="auto" style:column-width="43.14pt"/>
    </style:style>
    <style:style style:name="co13" style:family="table-column">
      <style:table-column-properties fo:break-before="auto" style:column-width="48.84pt"/>
    </style:style>
    <style:style style:name="co14" style:family="table-column">
      <style:table-column-properties fo:break-before="auto" style:column-width="45.61pt"/>
    </style:style>
    <style:style style:name="co15" style:family="table-column">
      <style:table-column-properties fo:break-before="auto" style:column-width="39.91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19.79pt"/>
    </style:style>
    <style:style style:name="co18" style:family="table-column">
      <style:table-column-properties fo:break-before="auto" style:column-width="54.51pt"/>
    </style:style>
    <style:style style:name="co19" style:family="table-column">
      <style:table-column-properties fo:break-before="auto" style:column-width="49.61pt"/>
    </style:style>
    <style:style style:name="co20" style:family="table-column">
      <style:table-column-properties fo:break-before="auto" style:column-width="109.19pt"/>
    </style:style>
    <style:style style:name="co21" style:family="table-column">
      <style:table-column-properties fo:break-before="auto" style:column-width="50.4pt"/>
    </style:style>
    <style:style style:name="co22" style:family="table-column">
      <style:table-column-properties fo:break-before="auto" style:column-width="60.21pt"/>
    </style:style>
    <style:style style:name="co23" style:family="table-column">
      <style:table-column-properties fo:break-before="auto" style:column-width="42.24pt"/>
    </style:style>
    <style:style style:name="co24" style:family="table-column">
      <style:table-column-properties fo:break-before="auto" style:column-width="41.44pt"/>
    </style:style>
    <style:style style:name="co25" style:family="table-column">
      <style:table-column-properties fo:break-before="auto" style:column-width="27.61pt"/>
    </style:style>
    <style:style style:name="co26" style:family="table-column">
      <style:table-column-properties fo:break-before="auto" style:column-width="35.74pt"/>
    </style:style>
    <style:style style:name="co27" style:family="table-column">
      <style:table-column-properties fo:break-before="auto" style:column-width="33.31pt"/>
    </style:style>
    <style:style style:name="co28" style:family="table-column">
      <style:table-column-properties fo:break-before="auto" style:column-width="65.54pt"/>
    </style:style>
    <style:style style:name="co29" style:family="table-column">
      <style:table-column-properties fo:break-before="auto" style:column-width="39.94pt"/>
    </style:style>
    <style:style style:name="co30" style:family="table-column">
      <style:table-column-properties fo:break-before="auto" style:column-width="59.41pt"/>
    </style:style>
    <style:style style:name="co31" style:family="table-column">
      <style:table-column-properties fo:break-before="auto" style:column-width="115.71pt"/>
    </style:style>
    <style:style style:name="co32" style:family="table-column">
      <style:table-column-properties fo:break-before="auto" style:column-width="156.5pt"/>
    </style:style>
    <style:style style:name="co33" style:family="table-column">
      <style:table-column-properties fo:break-before="auto" style:column-width="172.01pt"/>
    </style:style>
    <style:style style:name="co34" style:family="table-column">
      <style:table-column-properties fo:break-before="auto" style:column-width="44.7pt"/>
    </style:style>
    <style:style style:name="co35" style:family="table-column">
      <style:table-column-properties fo:break-before="auto" style:column-width="110.81pt"/>
    </style:style>
    <style:style style:name="co36" style:family="table-column">
      <style:table-column-properties fo:break-before="auto" style:column-width="47.14pt"/>
    </style:style>
    <style:style style:name="co37" style:family="table-column">
      <style:table-column-properties fo:break-before="auto" style:column-width="58.59pt"/>
    </style:style>
    <style:style style:name="co38" style:family="table-column">
      <style:table-column-properties fo:break-before="auto" style:column-width="52.84pt"/>
    </style:style>
    <style:style style:name="co39" style:family="table-column">
      <style:table-column-properties fo:break-before="auto" style:column-width="6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AQU_SLOP98+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5" table:default-cell-style-name="Default"/>
        <table:table-row table:style-name="ro1">
          <table:table-cell table:number-columns-repeated="2"/>
          <table:table-cell office:value-type="string" calcext:value-type="string">
            <text:p>!"data from SLOP98.DAT , WITH UPDATES by SCHULTE,2001 for neutral species !!!"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PECIES AQU.HKF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DE <text:s text:c="2"/>SLOP9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!ORD</text:p>
          </table:table-cell>
          <table:table-cell office:value-type="string" calcext:value-type="string">
            <text:p>abrev <text:s text:c="2"/></text:p>
          </table:table-cell>
          <table:table-cell office:value-type="string" calcext:value-type="string">
            <text:p>name <text:s text:c="3"/></text:p>
          </table:table-cell>
          <table:table-cell office:value-type="string" calcext:value-type="string">
            <text:p>scform <text:s/></text:p>
          </table:table-cell>
          <table:table-cell office:value-type="string" calcext:value-type="string">
            <text:p>ecform <text:s text:c="10"/>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Sre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!A0000</text:p>
          </table:table-cell>
          <table:table-cell office:value-type="string" calcext:value-type="string">
            <text:p>.NAME <text:s text:c="2"/></text:p>
          </table:table-cell>
          <table:table-cell office:value-type="string" calcext:value-type="string">
            <text:p>.ABREV <text:s/></text:p>
          </table:table-cell>
          <table:table-cell office:value-type="string" calcext:value-type="string">
            <text:p>.SCFORM </text:p>
          </table:table-cell>
          <table:table-cell office:value-type="string" calcext:value-type="string">
            <text:p>.ECFORM <text:s text:c="9"/></text:p>
          </table:table-cell>
          <table:table-cell office:value-type="string" calcext:value-type="string">
            <text:p>.REF</text:p>
          </table:table-cell>
          <table:table-cell office:value-type="string" calcext:value-type="string">
            <text:p>.DATE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Sre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l(1)+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070</text:p>
          </table:table-cell>
          <table:table-cell office:value-type="string" calcext:value-type="string">
            <text:p>Al+3 <text:s text:c="3"/></text:p>
          </table:table-cell>
          <table:table-cell office:value-type="string" calcext:value-type="string">
            <text:p>Al(+3) <text:s/></text:p>
          </table:table-cell>
          <table:table-cell office:value-type="string" calcext:value-type="string">
            <text:p>Al+3 <text:s text:c="3"/></text:p>
          </table:table-cell>
          <table:table-cell office:value-type="string" calcext:value-type="string">
            <text:p>Al(1)+(3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15609" calcext:value-type="float">
            <text:p>-115609</text:p>
          </table:table-cell>
          <table:table-cell office:value-type="float" office:value="-126834" calcext:value-type="float">
            <text:p>-126834</text:p>
          </table:table-cell>
          <table:table-cell office:value-type="float" office:value="-77.7" calcext:value-type="float">
            <text:p>-77.7</text:p>
          </table:table-cell>
          <table:table-cell office:value-type="float" office:value="-3.3802" calcext:value-type="float">
            <text:p>-3.3802</text:p>
          </table:table-cell>
          <table:table-cell office:value-type="float" office:value="-17.0071" calcext:value-type="float">
            <text:p>-17.0071</text:p>
          </table:table-cell>
          <table:table-cell office:value-type="float" office:value="14.5185" calcext:value-type="float">
            <text:p>14.5185</text:p>
          </table:table-cell>
          <table:table-cell office:value-type="float" office:value="-2.0758" calcext:value-type="float">
            <text:p>-2.0758</text:p>
          </table:table-cell>
          <table:table-cell office:value-type="float" office:value="10.7" calcext:value-type="float">
            <text:p>10.7</text:p>
          </table:table-cell>
          <table:table-cell office:value-type="float" office:value="-8.06" calcext:value-type="float">
            <text:p>-8.06</text:p>
          </table:table-cell>
          <table:table-cell office:value-type="float" office:value="2.753" calcext:value-type="float">
            <text:p>2.7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(1)O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071</text:p>
          </table:table-cell>
          <table:table-cell office:value-type="string" calcext:value-type="string">
            <text:p>AlO+ <text:s text:c="3"/></text:p>
          </table:table-cell>
          <table:table-cell office:value-type="string" calcext:value-type="string">
            <text:p>AlO(+1) </text:p>
          </table:table-cell>
          <table:table-cell office:value-type="string" calcext:value-type="string">
            <text:p>AlO+ <text:s text:c="3"/></text:p>
          </table:table-cell>
          <table:table-cell office:value-type="string" calcext:value-type="string">
            <text:p>Al(1)O(1)+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58188" calcext:value-type="float">
            <text:p>-158188</text:p>
          </table:table-cell>
          <table:table-cell office:value-type="float" office:value="-170900" calcext:value-type="float">
            <text:p>-170900</text:p>
          </table:table-cell>
          <table:table-cell office:value-type="float" office:value="-27" calcext:value-type="float">
            <text:p>-27</text:p>
          </table:table-cell>
          <table:table-cell office:value-type="float" office:value="2.1705" calcext:value-type="float">
            <text:p>2.1705</text:p>
          </table:table-cell>
          <table:table-cell office:value-type="float" office:value="-2.4811" calcext:value-type="float">
            <text:p>-2.4811</text:p>
          </table:table-cell>
          <table:table-cell office:value-type="float" office:value="6.7241" calcext:value-type="float">
            <text:p>6.7241</text:p>
          </table:table-cell>
          <table:table-cell office:value-type="float" office:value="-2.6763" calcext:value-type="float">
            <text:p>-2.6763</text:p>
          </table:table-cell>
          <table:table-cell office:value-type="float" office:value="-2.5983" calcext:value-type="float">
            <text:p>-2.5983</text:p>
          </table:table-cell>
          <table:table-cell office:value-type="float" office:value="-9.1455" calcext:value-type="float">
            <text:p>-9.1455</text:p>
          </table:table-cell>
          <table:table-cell office:value-type="float" office:value="0.957" calcext:value-type="float">
            <text:p>0.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(1)O(1)H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072</text:p>
          </table:table-cell>
          <table:table-cell office:value-type="string" calcext:value-type="string">
            <text:p>AlOH+2 <text:s/></text:p>
          </table:table-cell>
          <table:table-cell office:value-type="string" calcext:value-type="string">
            <text:p>AlOH(+2)</text:p>
          </table:table-cell>
          <table:table-cell office:value-type="string" calcext:value-type="string">
            <text:p>AlOH+2 <text:s/></text:p>
          </table:table-cell>
          <table:table-cell office:value-type="string" calcext:value-type="string">
            <text:p>Al(1)O(1)H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65475" calcext:value-type="float">
            <text:p>-165475</text:p>
          </table:table-cell>
          <table:table-cell office:value-type="float" office:value="-183300" calcext:value-type="float">
            <text:p>-183300</text:p>
          </table:table-cell>
          <table:table-cell office:value-type="float" office:value="-44.2" calcext:value-type="float">
            <text:p>-44.2</text:p>
          </table:table-cell>
          <table:table-cell office:value-type="float" office:value="2.0469" calcext:value-type="float">
            <text:p>2.0469</text:p>
          </table:table-cell>
          <table:table-cell office:value-type="float" office:value="-2.7813" calcext:value-type="float">
            <text:p>-2.7813</text:p>
          </table:table-cell>
          <table:table-cell office:value-type="float" office:value="6.8376" calcext:value-type="float">
            <text:p>6.8376</text:p>
          </table:table-cell>
          <table:table-cell office:value-type="float" office:value="-2.6639" calcext:value-type="float">
            <text:p>-2.6639</text:p>
          </table:table-cell>
          <table:table-cell office:value-type="float" office:value="29.7923" calcext:value-type="float">
            <text:p>29.7923</text:p>
          </table:table-cell>
          <table:table-cell office:value-type="float" office:value="-0.3457" calcext:value-type="float">
            <text:p>-0.3457</text:p>
          </table:table-cell>
          <table:table-cell office:value-type="float" office:value="1.7247" calcext:value-type="float">
            <text:p>1.7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(1)O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074</text:p>
          </table:table-cell>
          <table:table-cell office:value-type="string" calcext:value-type="string">
            <text:p>AlOO- <text:s text:c="2"/></text:p>
          </table:table-cell>
          <table:table-cell office:value-type="string" calcext:value-type="string">
            <text:p>AlO2(-1)</text:p>
          </table:table-cell>
          <table:table-cell office:value-type="string" calcext:value-type="string">
            <text:p>AlO2- <text:s text:c="2"/></text:p>
          </table:table-cell>
          <table:table-cell office:value-type="string" calcext:value-type="string">
            <text:p>Al(1)O(2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98693" calcext:value-type="float">
            <text:p>-198693</text:p>
          </table:table-cell>
          <table:table-cell office:value-type="float" office:value="-222125" calcext:value-type="float">
            <text:p>-222125</text:p>
          </table:table-cell>
          <table:table-cell office:value-type="float" office:value="-7.22" calcext:value-type="float">
            <text:p>-7.22</text:p>
          </table:table-cell>
          <table:table-cell office:value-type="float" office:value="3.7221" calcext:value-type="float">
            <text:p>3.7221</text:p>
          </table:table-cell>
          <table:table-cell office:value-type="float" office:value="3.9954" calcext:value-type="float">
            <text:p>3.9954</text:p>
          </table:table-cell>
          <table:table-cell office:value-type="float" office:value="-1.5879" calcext:value-type="float">
            <text:p>-1.5879</text:p>
          </table:table-cell>
          <table:table-cell office:value-type="float" office:value="-2.9441" calcext:value-type="float">
            <text:p>-2.9441</text:p>
          </table:table-cell>
          <table:table-cell office:value-type="float" office:value="15.2391" calcext:value-type="float">
            <text:p>15.2391</text:p>
          </table:table-cell>
          <table:table-cell office:value-type="float" office:value="-5.4585" calcext:value-type="float">
            <text:p>-5.4585</text:p>
          </table:table-cell>
          <table:table-cell office:value-type="float" office:value="1.7418" calcext:value-type="float">
            <text:p>1.74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l(1)O(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073</text:p>
          </table:table-cell>
          <table:table-cell office:value-type="string" calcext:value-type="string">
            <text:p>AlOOH(AQ)</text:p>
          </table:table-cell>
          <table:table-cell office:value-type="string" calcext:value-type="string">
            <text:p>HAlO2(0)</text:p>
          </table:table-cell>
          <table:table-cell office:value-type="string" calcext:value-type="string">
            <text:p>HAlO2(AQ)</text:p>
          </table:table-cell>
          <table:table-cell office:value-type="string" calcext:value-type="string">
            <text:p>H(1)Al(1)O(2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07700" calcext:value-type="float">
            <text:p>-207700</text:p>
          </table:table-cell>
          <table:table-cell office:value-type="float" office:value="-227500" calcext:value-type="float">
            <text:p>-227500</text:p>
          </table:table-cell>
          <table:table-cell office:value-type="float" office:value="5" calcext:value-type="float">
            <text:p>5</text:p>
          </table:table-cell>
          <table:table-cell office:value-type="float" office:value="3.5338" calcext:value-type="float">
            <text:p>3.5338</text:p>
          </table:table-cell>
          <table:table-cell office:value-type="float" office:value="0.8485" calcext:value-type="float">
            <text:p>0.8485</text:p>
          </table:table-cell>
          <table:table-cell office:value-type="float" office:value="5.4132" calcext:value-type="float">
            <text:p>5.4132</text:p>
          </table:table-cell>
          <table:table-cell office:value-type="float" office:value="-2.814" calcext:value-type="float">
            <text:p>-2.814</text:p>
          </table:table-cell>
          <table:table-cell office:value-type="float" office:value="-23.4129" calcext:value-type="float">
            <text:p>-23.4129</text:p>
          </table:table-cell>
          <table:table-cell office:value-type="float" office:value="-13.2195" calcext:value-type="float">
            <text:p>-13.219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97</text:p>
          </table:table-cell>
          <table:table-cell office:value-type="string" calcext:value-type="string">
            <text:p>METHANE(AQ)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METH(aq)</text:p>
          </table:table-cell>
          <table:table-cell office:value-type="string" calcext:value-type="string">
            <text:p>C(1)H(4)+(0)</text:p>
          </table:table-cell>
          <table:table-cell office:value-type="string" calcext:value-type="string">
            <text:p>ref:4</text:p>
          </table:table-cell>
          <table:table-cell office:value-type="string" calcext:value-type="string">
            <text:p>2001.SCHULTE</text:p>
          </table:table-cell>
          <table:table-cell office:value-type="float" office:value="-8234" calcext:value-type="float">
            <text:p>-8234</text:p>
          </table:table-cell>
          <table:table-cell office:value-type="float" office:value="-21010" calcext:value-type="float">
            <text:p>-21010</text:p>
          </table:table-cell>
          <table:table-cell office:value-type="float" office:value="20.99" calcext:value-type="float">
            <text:p>20.99</text:p>
          </table:table-cell>
          <table:table-cell office:value-type="float" office:value="6.7617" calcext:value-type="float">
            <text:p>6.7617</text:p>
          </table:table-cell>
          <table:table-cell office:value-type="float" office:value="8.7279" calcext:value-type="float">
            <text:p>8.7279</text:p>
          </table:table-cell>
          <table:table-cell office:value-type="float" office:value="2.3212" calcext:value-type="float">
            <text:p>2.3212</text:p>
          </table:table-cell>
          <table:table-cell office:value-type="float" office:value="-3.1397" calcext:value-type="float">
            <text:p>-3.1397</text:p>
          </table:table-cell>
          <table:table-cell office:value-type="float" office:value="40.9534" calcext:value-type="float">
            <text:p>40.9534</text:p>
          </table:table-cell>
          <table:table-cell office:value-type="float" office:value="8.9671" calcext:value-type="float">
            <text:p>8.9671</text:p>
          </table:table-cell>
          <table:table-cell office:value-type="float" office:value="-0.2555" calcext:value-type="float">
            <text:p>-0.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N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5</text:p>
          </table:table-cell>
          <table:table-cell table:number-columns-repeated="3" office:value-type="string" calcext:value-type="string">
            <text:p>CN- <text:s text:c="4"/></text:p>
          </table:table-cell>
          <table:table-cell office:value-type="string" calcext:value-type="string">
            <text:p>C(1)N(1)-(1) <text:s text:c="4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41200" calcext:value-type="float">
            <text:p>41200</text:p>
          </table:table-cell>
          <table:table-cell office:value-type="float" office:value="36000" calcext:value-type="float">
            <text:p>36000</text:p>
          </table:table-cell>
          <table:table-cell office:value-type="float" office:value="22.5" calcext:value-type="float">
            <text:p>22.5</text:p>
          </table:table-cell>
          <table:table-cell office:value-type="float" office:value="5.4714" calcext:value-type="float">
            <text:p>5.4714</text:p>
          </table:table-cell>
          <table:table-cell office:value-type="float" office:value="5.5813" calcext:value-type="float">
            <text:p>5.5813</text:p>
          </table:table-cell>
          <table:table-cell office:value-type="float" office:value="3.5497" calcext:value-type="float">
            <text:p>3.5497</text:p>
          </table:table-cell>
          <table:table-cell office:value-type="float" office:value="-3.0096" calcext:value-type="float">
            <text:p>-3.0096</text:p>
          </table:table-cell>
          <table:table-cell office:value-type="float" office:value="7.6773" calcext:value-type="float">
            <text:p>7.6773</text:p>
          </table:table-cell>
          <table:table-cell office:value-type="float" office:value="-6.64" calcext:value-type="float">
            <text:p>-6.64</text:p>
          </table:table-cell>
          <table:table-cell office:value-type="float" office:value="1.29" calcext:value-type="float">
            <text:p>1.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(1)N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4</text:p>
          </table:table-cell>
          <table:table-cell office:value-type="string" calcext:value-type="string">
            <text:p>HCN(AQ) </text:p>
          </table:table-cell>
          <table:table-cell table:number-columns-repeated="2" office:value-type="string" calcext:value-type="string">
            <text:p>HCN <text:s text:c="4"/></text:p>
          </table:table-cell>
          <table:table-cell office:value-type="string" calcext:value-type="string">
            <text:p>H(1)C(1)N(1)+(0) </text:p>
          </table:table-cell>
          <table:table-cell office:value-type="string" calcext:value-type="string">
            <text:p>ref:G5</text:p>
          </table:table-cell>
          <table:table-cell office:value-type="string" calcext:value-type="string">
            <text:p>4.JUN.93</text:p>
          </table:table-cell>
          <table:table-cell office:value-type="float" office:value="28600" calcext:value-type="float">
            <text:p>28600</text:p>
          </table:table-cell>
          <table:table-cell office:value-type="float" office:value="25600" calcext:value-type="float">
            <text:p>25600</text:p>
          </table:table-cell>
          <table:table-cell office:value-type="float" office:value="29.8" calcext:value-type="float">
            <text:p>29.8</text:p>
          </table:table-cell>
          <table:table-cell office:value-type="float" office:value="8.0083" calcext:value-type="float">
            <text:p>8.0083</text:p>
          </table:table-cell>
          <table:table-cell office:value-type="float" office:value="11.7705" calcext:value-type="float">
            <text:p>11.7705</text:p>
          </table:table-cell>
          <table:table-cell office:value-type="float" office:value="1.1286" calcext:value-type="float">
            <text:p>1.1286</text:p>
          </table:table-cell>
          <table:table-cell office:value-type="float" office:value="-3.2655" calcext:value-type="float">
            <text:p>-3.2655</text:p>
          </table:table-cell>
          <table:table-cell office:value-type="float" office:value="28.9941" calcext:value-type="float">
            <text:p>28.9941</text:p>
          </table:table-cell>
          <table:table-cell office:value-type="float" office:value="5.256" calcext:value-type="float">
            <text:p>5.256</text:p>
          </table:table-cell>
          <table:table-cell office:value-type="float" office:value="-0.1113" calcext:value-type="float">
            <text:p>-0.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N(1)O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3</text:p>
          </table:table-cell>
          <table:table-cell table:number-columns-repeated="3" office:value-type="string" calcext:value-type="string">
            <text:p>OCN-</text:p>
          </table:table-cell>
          <table:table-cell office:value-type="string" calcext:value-type="string">
            <text:p>O(1)C(1)N(1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23280" calcext:value-type="float">
            <text:p>-23280</text:p>
          </table:table-cell>
          <table:table-cell office:value-type="float" office:value="-34900" calcext:value-type="float">
            <text:p>-34900</text:p>
          </table:table-cell>
          <table:table-cell office:value-type="float" office:value="25.5" calcext:value-type="float">
            <text:p>25.5</text:p>
          </table:table-cell>
          <table:table-cell office:value-type="float" office:value="5.7591" calcext:value-type="float">
            <text:p>5.7591</text:p>
          </table:table-cell>
          <table:table-cell office:value-type="float" office:value="6.2815" calcext:value-type="float">
            <text:p>6.2815</text:p>
          </table:table-cell>
          <table:table-cell office:value-type="float" office:value="3.279" calcext:value-type="float">
            <text:p>3.279</text:p>
          </table:table-cell>
          <table:table-cell office:value-type="float" office:value="-3.0386" calcext:value-type="float">
            <text:p>-3.0386</text:p>
          </table:table-cell>
          <table:table-cell office:value-type="float" office:value="8.3509" calcext:value-type="float">
            <text:p>8.3509</text:p>
          </table:table-cell>
          <table:table-cell office:value-type="float" office:value="-6.253" calcext:value-type="float">
            <text:p>-6.253</text:p>
          </table:table-cell>
          <table:table-cell office:value-type="float" office:value="1.2422" calcext:value-type="float">
            <text:p>1.24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(1)O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6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(1)O(1)+(0) <text:s text:c="4"/></text:p>
          </table:table-cell>
          <table:table-cell office:value-type="string" calcext:value-type="string">
            <text:p>ref:G5</text:p>
          </table:table-cell>
          <table:table-cell office:value-type="string" calcext:value-type="string">
            <text:p>2001.SCHULTE</text:p>
          </table:table-cell>
          <table:table-cell office:value-type="float" office:value="-28682" calcext:value-type="float">
            <text:p>-28682</text:p>
          </table:table-cell>
          <table:table-cell office:value-type="float" office:value="-28910" calcext:value-type="float">
            <text:p>-28910</text:p>
          </table:table-cell>
          <table:table-cell office:value-type="float" office:value="24.53" calcext:value-type="float">
            <text:p>24.53</text:p>
          </table:table-cell>
          <table:table-cell office:value-type="float" office:value="6.2373" calcext:value-type="float">
            <text:p>6.2373</text:p>
          </table:table-cell>
          <table:table-cell office:value-type="float" office:value="7.4498" calcext:value-type="float">
            <text:p>7.4498</text:p>
          </table:table-cell>
          <table:table-cell office:value-type="float" office:value="2.8184" calcext:value-type="float">
            <text:p>2.8184</text:p>
          </table:table-cell>
          <table:table-cell office:value-type="float" office:value="-3.0869" calcext:value-type="float">
            <text:p>-3.0869</text:p>
          </table:table-cell>
          <table:table-cell office:value-type="float" office:value="38.3507" calcext:value-type="float">
            <text:p>38.3507</text:p>
          </table:table-cell>
          <table:table-cell office:value-type="float" office:value="11.8061" calcext:value-type="float">
            <text:p>11.8061</text:p>
          </table:table-cell>
          <table:table-cell office:value-type="float" office:value="-0.2369" calcext:value-type="float">
            <text:p>-0.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O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!A0106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(1)O(1)+(0) <text:s text:c="4"/></text:p>
          </table:table-cell>
          <table:table-cell office:value-type="string" calcext:value-type="string">
            <text:p>ref:G5</text:p>
          </table:table-cell>
          <table:table-cell office:value-type="string" calcext:value-type="string">
            <text:p>17.Jun.92</text:p>
          </table:table-cell>
          <table:table-cell office:value-type="float" office:value="-28682" calcext:value-type="float">
            <text:p>-28682</text:p>
          </table:table-cell>
          <table:table-cell office:value-type="float" office:value="-28910" calcext:value-type="float">
            <text:p>-28910</text:p>
          </table:table-cell>
          <table:table-cell office:value-type="float" office:value="24.53" calcext:value-type="float">
            <text:p>24.53</text:p>
          </table:table-cell>
          <table:table-cell office:value-type="float" office:value="6.2373" calcext:value-type="float">
            <text:p>6.2373</text:p>
          </table:table-cell>
          <table:table-cell office:value-type="float" office:value="7.4498" calcext:value-type="float">
            <text:p>7.4498</text:p>
          </table:table-cell>
          <table:table-cell office:value-type="float" office:value="2.8184" calcext:value-type="float">
            <text:p>2.8184</text:p>
          </table:table-cell>
          <table:table-cell office:value-type="float" office:value="-3.0869" calcext:value-type="float">
            <text:p>-3.0869</text:p>
          </table:table-cell>
          <table:table-cell office:value-type="float" office:value="40.2522" calcext:value-type="float">
            <text:p>40.2522</text:p>
          </table:table-cell>
          <table:table-cell office:value-type="float" office:value="10.0022" calcext:value-type="float">
            <text:p>10.0022</text:p>
          </table:table-cell>
          <table:table-cell office:value-type="float" office:value="-0.3715" calcext:value-type="float">
            <text:p>-0.3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7</text:p>
          </table:table-cell>
          <table:table-cell office:value-type="string" calcext:value-type="string">
            <text:p>CO2(AQ) </text:p>
          </table:table-cell>
          <table:table-cell office:value-type="string" calcext:value-type="string">
            <text:p>CO2(0) <text:s/></text:p>
          </table:table-cell>
          <table:table-cell office:value-type="string" calcext:value-type="string">
            <text:p>CO2(aq) </text:p>
          </table:table-cell>
          <table:table-cell office:value-type="string" calcext:value-type="string">
            <text:p>C(1)O(2)+(0) <text:s text:c="4"/>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-92250" calcext:value-type="float">
            <text:p>-92250</text:p>
          </table:table-cell>
          <table:table-cell office:value-type="float" office:value="-98900" calcext:value-type="float">
            <text:p>-98900</text:p>
          </table:table-cell>
          <table:table-cell office:value-type="float" office:value="28.1" calcext:value-type="float">
            <text:p>28.1</text:p>
          </table:table-cell>
          <table:table-cell office:value-type="float" office:value="6.2466" calcext:value-type="float">
            <text:p>6.2466</text:p>
          </table:table-cell>
          <table:table-cell office:value-type="float" office:value="7.4711" calcext:value-type="float">
            <text:p>7.4711</text:p>
          </table:table-cell>
          <table:table-cell office:value-type="float" office:value="2.8136" calcext:value-type="float">
            <text:p>2.8136</text:p>
          </table:table-cell>
          <table:table-cell office:value-type="float" office:value="-3.0879" calcext:value-type="float">
            <text:p>-3.0879</text:p>
          </table:table-cell>
          <table:table-cell office:value-type="float" office:value="38.4529" calcext:value-type="float">
            <text:p>38.4529</text:p>
          </table:table-cell>
          <table:table-cell office:value-type="float" office:value="5.3534" calcext:value-type="float">
            <text:p>5.3534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!A0107</text:p>
          </table:table-cell>
          <table:table-cell office:value-type="string" calcext:value-type="string">
            <text:p>CO2(AQ) </text:p>
          </table:table-cell>
          <table:table-cell office:value-type="string" calcext:value-type="string">
            <text:p>CO2(0) <text:s/></text:p>
          </table:table-cell>
          <table:table-cell office:value-type="string" calcext:value-type="string">
            <text:p>CO2(aq) </text:p>
          </table:table-cell>
          <table:table-cell office:value-type="string" calcext:value-type="string">
            <text:p>C(1)O(2)+(0) <text:s text:c="4"/>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6.jun.87</text:p>
          </table:table-cell>
          <table:table-cell office:value-type="float" office:value="-92250" calcext:value-type="float">
            <text:p>-92250</text:p>
          </table:table-cell>
          <table:table-cell office:value-type="float" office:value="-98900" calcext:value-type="float">
            <text:p>-98900</text:p>
          </table:table-cell>
          <table:table-cell office:value-type="float" office:value="28.1" calcext:value-type="float">
            <text:p>28.1</text:p>
          </table:table-cell>
          <table:table-cell office:value-type="float" office:value="6.2466" calcext:value-type="float">
            <text:p>6.2466</text:p>
          </table:table-cell>
          <table:table-cell office:value-type="float" office:value="7.4711" calcext:value-type="float">
            <text:p>7.4711</text:p>
          </table:table-cell>
          <table:table-cell office:value-type="float" office:value="2.8136" calcext:value-type="float">
            <text:p>2.8136</text:p>
          </table:table-cell>
          <table:table-cell office:value-type="float" office:value="-3.0879" calcext:value-type="float">
            <text:p>-3.087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8.8004" calcext:value-type="float">
            <text:p>8.8004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O(3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8</text:p>
          </table:table-cell>
          <table:table-cell office:value-type="string" calcext:value-type="string">
            <text:p>CO3-2 <text:s text:c="2"/></text:p>
          </table:table-cell>
          <table:table-cell office:value-type="string" calcext:value-type="string">
            <text:p>CO3(-2) </text:p>
          </table:table-cell>
          <table:table-cell office:value-type="string" calcext:value-type="string">
            <text:p>CO3-2 <text:s text:c="2"/></text:p>
          </table:table-cell>
          <table:table-cell office:value-type="string" calcext:value-type="string">
            <text:p>C(1)O(3)-(2) <text:s text:c="4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26191" calcext:value-type="float">
            <text:p>-126191</text:p>
          </table:table-cell>
          <table:table-cell office:value-type="float" office:value="-161385" calcext:value-type="float">
            <text:p>-161385</text:p>
          </table:table-cell>
          <table:table-cell office:value-type="float" office:value="-11.95" calcext:value-type="float">
            <text:p>-11.95</text:p>
          </table:table-cell>
          <table:table-cell office:value-type="float" office:value="2.8524" calcext:value-type="float">
            <text:p>2.8524</text:p>
          </table:table-cell>
          <table:table-cell office:value-type="float" office:value="-3.9844" calcext:value-type="float">
            <text:p>-3.9844</text:p>
          </table:table-cell>
          <table:table-cell office:value-type="float" office:value="6.4142" calcext:value-type="float">
            <text:p>6.4142</text:p>
          </table:table-cell>
          <table:table-cell office:value-type="float" office:value="-2.6143" calcext:value-type="float">
            <text:p>-2.6143</text:p>
          </table:table-cell>
          <table:table-cell office:value-type="float" office:value="-3.3206" calcext:value-type="float">
            <text:p>-3.3206</text:p>
          </table:table-cell>
          <table:table-cell office:value-type="float" office:value="-17.1917" calcext:value-type="float">
            <text:p>-17.1917</text:p>
          </table:table-cell>
          <table:table-cell office:value-type="float" office:value="3.3914" calcext:value-type="float">
            <text:p>3.39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(1)O(3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!A0108</text:p>
          </table:table-cell>
          <table:table-cell office:value-type="string" calcext:value-type="string">
            <text:p>CO3-2 <text:s text:c="2"/></text:p>
          </table:table-cell>
          <table:table-cell office:value-type="string" calcext:value-type="string">
            <text:p>CO3(-2) </text:p>
          </table:table-cell>
          <table:table-cell office:value-type="string" calcext:value-type="string">
            <text:p>CO3-2 <text:s text:c="2"/></text:p>
          </table:table-cell>
          <table:table-cell office:value-type="string" calcext:value-type="string">
            <text:p>C(1)O(3)-(2) <text:s text:c="4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26191" calcext:value-type="float">
            <text:p>-126191</text:p>
          </table:table-cell>
          <table:table-cell office:value-type="float" office:value="-161385" calcext:value-type="float">
            <text:p>-161385</text:p>
          </table:table-cell>
          <table:table-cell office:value-type="float" office:value="-11.95" calcext:value-type="float">
            <text:p>-11.95</text:p>
          </table:table-cell>
          <table:table-cell office:value-type="float" office:value="2.8524" calcext:value-type="float">
            <text:p>2.8524</text:p>
          </table:table-cell>
          <table:table-cell office:value-type="float" office:value="-3.9844" calcext:value-type="float">
            <text:p>-3.9844</text:p>
          </table:table-cell>
          <table:table-cell office:value-type="float" office:value="6.4142" calcext:value-type="float">
            <text:p>6.4142</text:p>
          </table:table-cell>
          <table:table-cell office:value-type="float" office:value="-2.6143" calcext:value-type="float">
            <text:p>-2.6143</text:p>
          </table:table-cell>
          <table:table-cell office:value-type="float" office:value="-3.3206" calcext:value-type="float">
            <text:p>-3.3206</text:p>
          </table:table-cell>
          <table:table-cell office:value-type="float" office:value="-17.1917" calcext:value-type="float">
            <text:p>-17.1917</text:p>
          </table:table-cell>
          <table:table-cell office:value-type="float" office:value="3.3914" calcext:value-type="float">
            <text:p>3.39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(1)O(3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31</text:p>
          </table:table-cell>
          <table:table-cell office:value-type="string" calcext:value-type="string">
            <text:p>HCO3- <text:s text:c="2"/></text:p>
          </table:table-cell>
          <table:table-cell office:value-type="string" calcext:value-type="string">
            <text:p>HCO3(-) </text:p>
          </table:table-cell>
          <table:table-cell office:value-type="string" calcext:value-type="string">
            <text:p>HCO3- <text:s text:c="2"/></text:p>
          </table:table-cell>
          <table:table-cell office:value-type="string" calcext:value-type="string">
            <text:p>H(1)C(1)O(3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40282" calcext:value-type="float">
            <text:p>-140282</text:p>
          </table:table-cell>
          <table:table-cell office:value-type="float" office:value="-164898" calcext:value-type="float">
            <text:p>-164898</text:p>
          </table:table-cell>
          <table:table-cell office:value-type="float" office:value="23.53" calcext:value-type="float">
            <text:p>23.53</text:p>
          </table:table-cell>
          <table:table-cell office:value-type="float" office:value="7.5621" calcext:value-type="float">
            <text:p>7.5621</text:p>
          </table:table-cell>
          <table:table-cell office:value-type="float" office:value="1.1505" calcext:value-type="float">
            <text:p>1.1505</text:p>
          </table:table-cell>
          <table:table-cell office:value-type="float" office:value="1.2346" calcext:value-type="float">
            <text:p>1.2346</text:p>
          </table:table-cell>
          <table:table-cell office:value-type="float" office:value="-2.8266" calcext:value-type="float">
            <text:p>-2.8266</text:p>
          </table:table-cell>
          <table:table-cell office:value-type="float" office:value="12.9395" calcext:value-type="float">
            <text:p>12.9395</text:p>
          </table:table-cell>
          <table:table-cell office:value-type="float" office:value="-4.7579" calcext:value-type="float">
            <text:p>-4.7579</text:p>
          </table:table-cell>
          <table:table-cell office:value-type="float" office:value="1.2733" calcext:value-type="float">
            <text:p>1.27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(1)S(1)N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4</text:p>
          </table:table-cell>
          <table:table-cell table:number-columns-repeated="3" office:value-type="string" calcext:value-type="string">
            <text:p>SCN-</text:p>
          </table:table-cell>
          <table:table-cell office:value-type="string" calcext:value-type="string">
            <text:p>S(1)C(1)N(1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22160" calcext:value-type="float">
            <text:p>22160</text:p>
          </table:table-cell>
          <table:table-cell office:value-type="float" office:value="18270" calcext:value-type="float">
            <text:p>18270</text:p>
          </table:table-cell>
          <table:table-cell office:value-type="float" office:value="34.5" calcext:value-type="float">
            <text:p>34.5</text:p>
          </table:table-cell>
          <table:table-cell office:value-type="float" office:value="7.0244" calcext:value-type="float">
            <text:p>7.0244</text:p>
          </table:table-cell>
          <table:table-cell office:value-type="float" office:value="9.3687" calcext:value-type="float">
            <text:p>9.3687</text:p>
          </table:table-cell>
          <table:table-cell office:value-type="float" office:value="2.0708" calcext:value-type="float">
            <text:p>2.0708</text:p>
          </table:table-cell>
          <table:table-cell office:value-type="float" office:value="-3.1662" calcext:value-type="float">
            <text:p>-3.1662</text:p>
          </table:table-cell>
          <table:table-cell office:value-type="float" office:value="10.7414" calcext:value-type="float">
            <text:p>10.7414</text:p>
          </table:table-cell>
          <table:table-cell office:value-type="float" office:value="-4.99" calcext:value-type="float">
            <text:p>-4.99</text:p>
          </table:table-cell>
          <table:table-cell office:value-type="float" office:value="1.1073" calcext:value-type="float">
            <text:p>1.107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a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1</text:p>
          </table:table-cell>
          <table:table-cell office:value-type="string" calcext:value-type="string">
            <text:p>Ca+2 <text:s text:c="3"/></text:p>
          </table:table-cell>
          <table:table-cell office:value-type="string" calcext:value-type="string">
            <text:p>Ca(+2) <text:s/></text:p>
          </table:table-cell>
          <table:table-cell office:value-type="string" calcext:value-type="string">
            <text:p>Ca+2 <text:s text:c="3"/></text:p>
          </table:table-cell>
          <table:table-cell office:value-type="string" calcext:value-type="string">
            <text:p>Ca(1)+(2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32120" calcext:value-type="float">
            <text:p>-132120</text:p>
          </table:table-cell>
          <table:table-cell office:value-type="float" office:value="-129800" calcext:value-type="float">
            <text:p>-129800</text:p>
          </table:table-cell>
          <table:table-cell office:value-type="float" office:value="-13.5" calcext:value-type="float">
            <text:p>-13.5</text:p>
          </table:table-cell>
          <table:table-cell office:value-type="float" office:value="-0.1947" calcext:value-type="float">
            <text:p>-0.1947</text:p>
          </table:table-cell>
          <table:table-cell office:value-type="float" office:value="-7.252" calcext:value-type="float">
            <text:p>-7.252</text:p>
          </table:table-cell>
          <table:table-cell office:value-type="float" office:value="5.2966" calcext:value-type="float">
            <text:p>5.2966</text:p>
          </table:table-cell>
          <table:table-cell office:value-type="float" office:value="-2.4792" calcext:value-type="float">
            <text:p>-2.4792</text:p>
          </table:table-cell>
          <table:table-cell office:value-type="float" office:value="9" calcext:value-type="float">
            <text:p>9</text:p>
          </table:table-cell>
          <table:table-cell office:value-type="float" office:value="-2.522" calcext:value-type="float">
            <text:p>-2.522</text:p>
          </table:table-cell>
          <table:table-cell office:value-type="float" office:value="1.2366" calcext:value-type="float">
            <text:p>1.2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!A0109</text:p>
          </table:table-cell>
          <table:table-cell office:value-type="string" calcext:value-type="string">
            <text:p>CaCO3(AQ)</text:p>
          </table:table-cell>
          <table:table-cell office:value-type="string" calcext:value-type="string">
            <text:p>Ca(CO3)(0)</text:p>
          </table:table-cell>
          <table:table-cell office:value-type="string" calcext:value-type="string">
            <text:p>Ca(CO3)(aq)</text:p>
          </table:table-cell>
          <table:table-cell office:value-type="string" calcext:value-type="string">
            <text:p>Ca(1)C(1)O(3)+(0)</text:p>
          </table:table-cell>
          <table:table-cell office:value-type="string" calcext:value-type="string">
            <text:p>ref:5</text:p>
          </table:table-cell>
          <table:table-cell table:style-name="ce2" office:value-type="string" calcext:value-type="string">
            <text:p>JAN.91 <text:s/></text:p>
          </table:table-cell>
          <table:table-cell office:value-type="float" office:value="-262850" calcext:value-type="float">
            <text:p>-262850</text:p>
          </table:table-cell>
          <table:table-cell office:value-type="float" office:value="-287390" calcext:value-type="float">
            <text:p>-287390</text:p>
          </table:table-cell>
          <table:table-cell office:value-type="float" office:value="2.5" calcext:value-type="float">
            <text:p>2.5</text:p>
          </table:table-cell>
          <table:table-cell office:value-type="float" office:value="-0.21" calcext:value-type="float">
            <text:p>-0.21</text:p>
          </table:table-cell>
          <table:table-cell office:value-type="float" office:value="-8.295" calcext:value-type="float">
            <text:p>-8.295</text:p>
          </table:table-cell>
          <table:table-cell office:value-type="float" office:value="9.01" calcext:value-type="float">
            <text:p>9.01</text:p>
          </table:table-cell>
          <table:table-cell office:value-type="float" office:value="-2.436" calcext:value-type="float">
            <text:p>-2.436</text:p>
          </table:table-cell>
          <table:table-cell office:value-type="float" office:value="-11.783" calcext:value-type="float">
            <text:p>-11.783</text:p>
          </table:table-cell>
          <table:table-cell office:value-type="float" office:value="-9.152" calcext:value-type="float">
            <text:p>-9.152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289</text:p>
          </table:table-cell>
          <table:table-cell office:value-type="string" calcext:value-type="string">
            <text:p>CaCO3(AQ)</text:p>
          </table:table-cell>
          <table:table-cell office:value-type="string" calcext:value-type="string">
            <text:p>CaCO3(0)</text:p>
          </table:table-cell>
          <table:table-cell office:value-type="string" calcext:value-type="string">
            <text:p>CaCO3(aq)</text:p>
          </table:table-cell>
          <table:table-cell office:value-type="string" calcext:value-type="string">
            <text:p>Ca(1)C(1)O(3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62850" calcext:value-type="float">
            <text:p>-262850</text:p>
          </table:table-cell>
          <table:table-cell office:value-type="float" office:value="-287390" calcext:value-type="float">
            <text:p>-287390</text:p>
          </table:table-cell>
          <table:table-cell office:value-type="float" office:value="2.5" calcext:value-type="float">
            <text:p>2.5</text:p>
          </table:table-cell>
          <table:table-cell office:value-type="float" office:value="-0.3907" calcext:value-type="float">
            <text:p>-0.3907</text:p>
          </table:table-cell>
          <table:table-cell office:value-type="float" office:value="-8.7325" calcext:value-type="float">
            <text:p>-8.7325</text:p>
          </table:table-cell>
          <table:table-cell office:value-type="float" office:value="9.1753" calcext:value-type="float">
            <text:p>9.1753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11.5309" calcext:value-type="float">
            <text:p>-11.5309</text:p>
          </table:table-cell>
          <table:table-cell office:value-type="float" office:value="-9.0641" calcext:value-type="float">
            <text:p>-9.0641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(1)C(1)O(3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0</text:p>
          </table:table-cell>
          <table:table-cell office:value-type="string" calcext:value-type="string">
            <text:p>CaHCO3+ </text:p>
          </table:table-cell>
          <table:table-cell office:value-type="string" calcext:value-type="string">
            <text:p>Ca(HCO3)(+)</text:p>
          </table:table-cell>
          <table:table-cell office:value-type="string" calcext:value-type="string">
            <text:p>Ca(HCO3)+</text:p>
          </table:table-cell>
          <table:table-cell office:value-type="string" calcext:value-type="string">
            <text:p>Ca(1)H(1)C(1)O(3)+(1)</text:p>
          </table:table-cell>
          <table:table-cell office:value-type="string" calcext:value-type="string">
            <text:p>ref:G7A</text:p>
          </table:table-cell>
          <table:table-cell table:style-name="ce2" office:value-type="string" calcext:value-type="string">
            <text:p>JAN.91 <text:s/></text:p>
          </table:table-cell>
          <table:table-cell office:value-type="float" office:value="-273830" calcext:value-type="float">
            <text:p>-273830</text:p>
          </table:table-cell>
          <table:table-cell office:value-type="float" office:value="-294350" calcext:value-type="float">
            <text:p>-294350</text:p>
          </table:table-cell>
          <table:table-cell office:value-type="float" office:value="16" calcext:value-type="float">
            <text:p>16</text:p>
          </table:table-cell>
          <table:table-cell office:value-type="float" office:value="3.706" calcext:value-type="float">
            <text:p>3.706</text:p>
          </table:table-cell>
          <table:table-cell office:value-type="float" office:value="1.267" calcext:value-type="float">
            <text:p>1.267</text:p>
          </table:table-cell>
          <table:table-cell office:value-type="float" office:value="5.252" calcext:value-type="float">
            <text:p>5.252</text:p>
          </table:table-cell>
          <table:table-cell office:value-type="float" office:value="-2.831" calcext:value-type="float">
            <text:p>-2.831</text:p>
          </table:table-cell>
          <table:table-cell office:value-type="float" office:value="41.722" calcext:value-type="float">
            <text:p>41.722</text:p>
          </table:table-cell>
          <table:table-cell office:value-type="float" office:value="8.336" calcext:value-type="float">
            <text:p>8.336</text:p>
          </table:table-cell>
          <table:table-cell office:value-type="float" office:value="0.308" calcext:value-type="float">
            <text:p>0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(1)Cl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2</text:p>
          </table:table-cell>
          <table:table-cell office:value-type="string" calcext:value-type="string">
            <text:p>CaCl+ <text:s text:c="2"/></text:p>
          </table:table-cell>
          <table:table-cell office:value-type="string" calcext:value-type="string">
            <text:p>CaCl(+) </text:p>
          </table:table-cell>
          <table:table-cell office:value-type="string" calcext:value-type="string">
            <text:p>CaCl+ <text:s text:c="2"/></text:p>
          </table:table-cell>
          <table:table-cell office:value-type="string" calcext:value-type="string">
            <text:p>Ca(1)Cl(1)+(1) <text:s text:c="2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63100" calcext:value-type="float">
            <text:p>-163100</text:p>
          </table:table-cell>
          <table:table-cell office:value-type="float" office:value="-168607" calcext:value-type="float">
            <text:p>-168607</text:p>
          </table:table-cell>
          <table:table-cell office:value-type="float" office:value="4.5" calcext:value-type="float">
            <text:p>4.5</text:p>
          </table:table-cell>
          <table:table-cell office:value-type="float" office:value="2.7148" calcext:value-type="float">
            <text:p>2.7148</text:p>
          </table:table-cell>
          <table:table-cell office:value-type="float" office:value="-1.1497" calcext:value-type="float">
            <text:p>-1.1497</text:p>
          </table:table-cell>
          <table:table-cell office:value-type="float" office:value="6.1949" calcext:value-type="float">
            <text:p>6.1949</text:p>
          </table:table-cell>
          <table:table-cell office:value-type="float" office:value="-2.7314" calcext:value-type="float">
            <text:p>-2.7314</text:p>
          </table:table-cell>
          <table:table-cell office:value-type="float" office:value="20.8839" calcext:value-type="float">
            <text:p>20.8839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4862" calcext:value-type="float">
            <text:p>0.4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(1)Cl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3</text:p>
          </table:table-cell>
          <table:table-cell office:value-type="string" calcext:value-type="string">
            <text:p>CaCl2(AQ)</text:p>
          </table:table-cell>
          <table:table-cell office:value-type="string" calcext:value-type="string">
            <text:p>CaCl2(0)</text:p>
          </table:table-cell>
          <table:table-cell office:value-type="string" calcext:value-type="string">
            <text:p>CaCl2(aq)</text:p>
          </table:table-cell>
          <table:table-cell office:value-type="string" calcext:value-type="string">
            <text:p>Ca(1)Cl(2)+(0) <text:s text:c="2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94000" calcext:value-type="float">
            <text:p>-194000</text:p>
          </table:table-cell>
          <table:table-cell office:value-type="float" office:value="-211060" calcext:value-type="float">
            <text:p>-211060</text:p>
          </table:table-cell>
          <table:table-cell office:value-type="float" office:value="6" calcext:value-type="float">
            <text:p>6</text:p>
          </table:table-cell>
          <table:table-cell office:value-type="float" office:value="6.2187" calcext:value-type="float">
            <text:p>6.2187</text:p>
          </table:table-cell>
          <table:table-cell office:value-type="float" office:value="7.4058" calcext:value-type="float">
            <text:p>7.4058</text:p>
          </table:table-cell>
          <table:table-cell office:value-type="float" office:value="2.8322" calcext:value-type="float">
            <text:p>2.8322</text:p>
          </table:table-cell>
          <table:table-cell office:value-type="float" office:value="-3.0851" calcext:value-type="float">
            <text:p>-3.0851</text:p>
          </table:table-cell>
          <table:table-cell office:value-type="float" office:value="23.961" calcext:value-type="float">
            <text:p>23.961</text:p>
          </table:table-cell>
          <table:table-cell office:value-type="float" office:value="3.272" calcext:value-type="float">
            <text:p>3.272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(1)F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4</text:p>
          </table:table-cell>
          <table:table-cell office:value-type="string" calcext:value-type="string">
            <text:p>CaF+ <text:s text:c="3"/></text:p>
          </table:table-cell>
          <table:table-cell office:value-type="string" calcext:value-type="string">
            <text:p>CaF(+) <text:s/></text:p>
          </table:table-cell>
          <table:table-cell office:value-type="string" calcext:value-type="string">
            <text:p>CaF+ <text:s text:c="3"/></text:p>
          </table:table-cell>
          <table:table-cell office:value-type="string" calcext:value-type="string">
            <text:p>Ca(1)F(1)+(1) <text:s text:c="3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200390" calcext:value-type="float">
            <text:p>-200390</text:p>
          </table:table-cell>
          <table:table-cell office:value-type="float" office:value="-208600" calcext:value-type="float">
            <text:p>-208600</text:p>
          </table:table-cell>
          <table:table-cell office:value-type="float" office:value="-9" calcext:value-type="float">
            <text:p>-9</text:p>
          </table:table-cell>
          <table:table-cell office:value-type="float" office:value="0.1568" calcext:value-type="float">
            <text:p>0.1568</text:p>
          </table:table-cell>
          <table:table-cell office:value-type="float" office:value="-7.3958" calcext:value-type="float">
            <text:p>-7.3958</text:p>
          </table:table-cell>
          <table:table-cell office:value-type="float" office:value="8.6499" calcext:value-type="float">
            <text:p>8.6499</text:p>
          </table:table-cell>
          <table:table-cell office:value-type="float" office:value="-2.4732" calcext:value-type="float">
            <text:p>-2.4732</text:p>
          </table:table-cell>
          <table:table-cell office:value-type="float" office:value="30.1743" calcext:value-type="float">
            <text:p>30.1743</text:p>
          </table:table-cell>
          <table:table-cell office:value-type="float" office:value="3.0968" calcext:value-type="float">
            <text:p>3.0968</text:p>
          </table:table-cell>
          <table:table-cell office:value-type="float" office:value="0.6911" calcext:value-type="float">
            <text:p>0.6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(1)O(1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2</text:p>
          </table:table-cell>
          <table:table-cell table:number-columns-repeated="3" office:value-type="string" calcext:value-type="string">
            <text:p>CaOH+ <text:s text:c="2"/></text:p>
          </table:table-cell>
          <table:table-cell office:value-type="string" calcext:value-type="string">
            <text:p>Ca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71300" calcext:value-type="float">
            <text:p>-171300</text:p>
          </table:table-cell>
          <table:table-cell office:value-type="float" office:value="-179600" calcext:value-type="float">
            <text:p>-179600</text:p>
          </table:table-cell>
          <table:table-cell office:value-type="float" office:value="6.7" calcext:value-type="float">
            <text:p>6.7</text:p>
          </table:table-cell>
          <table:table-cell office:value-type="float" office:value="2.7243" calcext:value-type="float">
            <text:p>2.7243</text:p>
          </table:table-cell>
          <table:table-cell office:value-type="float" office:value="-1.1303" calcext:value-type="float">
            <text:p>-1.1303</text:p>
          </table:table-cell>
          <table:table-cell office:value-type="float" office:value="6.1958" calcext:value-type="float">
            <text:p>6.1958</text:p>
          </table:table-cell>
          <table:table-cell office:value-type="float" office:value="-2.7322" calcext:value-type="float">
            <text:p>-2.7322</text:p>
          </table:table-cell>
          <table:table-cell office:value-type="float" office:value="11.1286" calcext:value-type="float">
            <text:p>11.1286</text:p>
          </table:table-cell>
          <table:table-cell office:value-type="float" office:value="-2.7493" calcext:value-type="float">
            <text:p>-2.7493</text:p>
          </table:table-cell>
          <table:table-cell office:value-type="float" office:value="0.4496" calcext:value-type="float">
            <text:p>0.4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(1)S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5</text:p>
          </table:table-cell>
          <table:table-cell office:value-type="string" calcext:value-type="string">
            <text:p>CaSO4(AQ)</text:p>
          </table:table-cell>
          <table:table-cell office:value-type="string" calcext:value-type="string">
            <text:p>CaSO4(0)</text:p>
          </table:table-cell>
          <table:table-cell office:value-type="string" calcext:value-type="string">
            <text:p>CaSO4(aq)</text:p>
          </table:table-cell>
          <table:table-cell office:value-type="string" calcext:value-type="string">
            <text:p>Ca(1)S(1)O(4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312930" calcext:value-type="float">
            <text:p>-312930</text:p>
          </table:table-cell>
          <table:table-cell office:value-type="float" office:value="-345900" calcext:value-type="float">
            <text:p>-345900</text:p>
          </table:table-cell>
          <table:table-cell office:value-type="float" office:value="5" calcext:value-type="float">
            <text:p>5</text:p>
          </table:table-cell>
          <table:table-cell office:value-type="float" office:value="2.4079" calcext:value-type="float">
            <text:p>2.4079</text:p>
          </table:table-cell>
          <table:table-cell office:value-type="float" office:value="-1.8992" calcext:value-type="float">
            <text:p>-1.8992</text:p>
          </table:table-cell>
          <table:table-cell office:value-type="float" office:value="6.4895" calcext:value-type="float">
            <text:p>6.4895</text:p>
          </table:table-cell>
          <table:table-cell office:value-type="float" office:value="-2.7004" calcext:value-type="float">
            <text:p>-2.7004</text:p>
          </table:table-cell>
          <table:table-cell office:value-type="float" office:value="-8.4942" calcext:value-type="float">
            <text:p>-8.4942</text:p>
          </table:table-cell>
          <table:table-cell office:value-type="float" office:value="-8.1271" calcext:value-type="float">
            <text:p>-8.12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(1)Si(1)O(3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343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HSiO3)(1)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1)H(1)Si(1)O(3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376299" calcext:value-type="float">
            <text:p>-376299</text:p>
          </table:table-cell>
          <table:table-cell office:value-type="float" office:value="-403109" calcext:value-type="float">
            <text:p>-403109</text:p>
          </table:table-cell>
          <table:table-cell office:value-type="float" office:value="-1.99" calcext:value-type="float">
            <text:p>-1.99</text:p>
          </table:table-cell>
          <table:table-cell office:value-type="float" office:value="1.0647" calcext:value-type="float">
            <text:p>1.0647</text:p>
          </table:table-cell>
          <table:table-cell office:value-type="float" office:value="-5.1787" calcext:value-type="float">
            <text:p>-5.1787</text:p>
          </table:table-cell>
          <table:table-cell office:value-type="float" office:value="7.7785" calcext:value-type="float">
            <text:p>7.7785</text:p>
          </table:table-cell>
          <table:table-cell office:value-type="float" office:value="-2.5649" calcext:value-type="float">
            <text:p>-2.5649</text:p>
          </table:table-cell>
          <table:table-cell office:value-type="float" office:value="30.8048" calcext:value-type="float">
            <text:p>30.8048</text:p>
          </table:table-cell>
          <table:table-cell office:value-type="float" office:value="3.6619" calcext:value-type="float">
            <text:p>3.6619</text:p>
          </table:table-cell>
          <table:table-cell office:value-type="float" office:value="0.5831" calcext:value-type="float">
            <text:p>0.5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3</text:p>
          </table:table-cell>
          <table:table-cell office:value-type="string" calcext:value-type="string">
            <text:p>Cl- <text:s text:c="4"/></text:p>
          </table:table-cell>
          <table:table-cell office:value-type="string" calcext:value-type="string">
            <text:p>Cl(-) <text:s text:c="2"/></text:p>
          </table:table-cell>
          <table:table-cell office:value-type="string" calcext:value-type="string">
            <text:p>Cl- <text:s text:c="4"/></text:p>
          </table:table-cell>
          <table:table-cell office:value-type="string" calcext:value-type="string">
            <text:p>Cl(1)-(1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31379" calcext:value-type="float">
            <text:p>-31379</text:p>
          </table:table-cell>
          <table:table-cell office:value-type="float" office:value="-39933" calcext:value-type="float">
            <text:p>-39933</text:p>
          </table:table-cell>
          <table:table-cell office:value-type="float" office:value="13.56" calcext:value-type="float">
            <text:p>13.56</text:p>
          </table:table-cell>
          <table:table-cell office:value-type="float" office:value="4.032" calcext:value-type="float">
            <text:p>4.032</text:p>
          </table:table-cell>
          <table:table-cell office:value-type="float" office:value="4.801" calcext:value-type="float">
            <text:p>4.801</text:p>
          </table:table-cell>
          <table:table-cell office:value-type="float" office:value="5.563" calcext:value-type="float">
            <text:p>5.563</text:p>
          </table:table-cell>
          <table:table-cell office:value-type="float" office:value="-2.847" calcext:value-type="float">
            <text:p>-2.847</text:p>
          </table:table-cell>
          <table:table-cell office:value-type="float" office:value="-4.4" calcext:value-type="float">
            <text:p>-4.4</text:p>
          </table:table-cell>
          <table:table-cell office:value-type="float" office:value="-5.714" calcext:value-type="float">
            <text:p>-5.714</text:p>
          </table:table-cell>
          <table:table-cell office:value-type="float" office:value="1.456" calcext:value-type="float">
            <text:p>1.4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l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287</text:p>
          </table:table-cell>
          <table:table-cell office:value-type="string" calcext:value-type="string">
            <text:p>HCl(AQ)</text:p>
          </table:table-cell>
          <table:table-cell office:value-type="string" calcext:value-type="string">
            <text:p>HCl</text:p>
          </table:table-cell>
          <table:table-cell office:value-type="string" calcext:value-type="string">
            <text:p>HCl(aq)</text:p>
          </table:table-cell>
          <table:table-cell office:value-type="string" calcext:value-type="string">
            <text:p>H(1)Cl(1)</text:p>
          </table:table-cell>
          <table:table-cell office:value-type="string" calcext:value-type="string">
            <text:p>ref:G13A</text:p>
          </table:table-cell>
          <table:table-cell office:value-type="string" calcext:value-type="string">
            <text:p>30.JUL.96</text:p>
          </table:table-cell>
          <table:table-cell office:value-type="float" office:value="-30410" calcext:value-type="float">
            <text:p>-30410</text:p>
          </table:table-cell>
          <table:table-cell office:value-type="float" office:value="-42054" calcext:value-type="float">
            <text:p>-42054</text:p>
          </table:table-cell>
          <table:table-cell office:value-type="float" office:value="3.2" calcext:value-type="float">
            <text:p>3.2</text:p>
          </table:table-cell>
          <table:table-cell office:value-type="float" office:value="1.2547" calcext:value-type="float">
            <text:p>1.2547</text:p>
          </table:table-cell>
          <table:table-cell office:value-type="float" office:value="-4.7177" calcext:value-type="float">
            <text:p>-4.7177</text:p>
          </table:table-cell>
          <table:table-cell office:value-type="float" office:value="7.6043" calcext:value-type="float">
            <text:p>7.6043</text:p>
          </table:table-cell>
          <table:table-cell office:value-type="float" office:value="-2.584" calcext:value-type="float">
            <text:p>-2.584</text:p>
          </table:table-cell>
          <table:table-cell office:value-type="float" office:value="16.7134" calcext:value-type="float">
            <text:p>16.7134</text:p>
          </table:table-cell>
          <table:table-cell office:value-type="float" office:value="2.8727" calcext:value-type="float">
            <text:p>2.8727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(1)O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5</text:p>
          </table:table-cell>
          <table:table-cell office:value-type="string" calcext:value-type="string">
            <text:p>ClO- <text:s text:c="3"/></text:p>
          </table:table-cell>
          <table:table-cell office:value-type="string" calcext:value-type="string">
            <text:p>ClO(-) <text:s/></text:p>
          </table:table-cell>
          <table:table-cell office:value-type="string" calcext:value-type="string">
            <text:p>ClO- <text:s text:c="3"/></text:p>
          </table:table-cell>
          <table:table-cell office:value-type="string" calcext:value-type="string">
            <text:p>Cl(1)O(1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800" calcext:value-type="float">
            <text:p>-8800</text:p>
          </table:table-cell>
          <table:table-cell office:value-type="float" office:value="-25600" calcext:value-type="float">
            <text:p>-25600</text:p>
          </table:table-cell>
          <table:table-cell office:value-type="float" office:value="10" calcext:value-type="float">
            <text:p>10</text:p>
          </table:table-cell>
          <table:table-cell office:value-type="float" office:value="2.3599" calcext:value-type="float">
            <text:p>2.3599</text:p>
          </table:table-cell>
          <table:table-cell office:value-type="float" office:value="-2.0164" calcext:value-type="float">
            <text:p>-2.0164</text:p>
          </table:table-cell>
          <table:table-cell office:value-type="float" office:value="6.5356" calcext:value-type="float">
            <text:p>6.5356</text:p>
          </table:table-cell>
          <table:table-cell office:value-type="float" office:value="-2.6955" calcext:value-type="float">
            <text:p>-2.6955</text:p>
          </table:table-cell>
          <table:table-cell office:value-type="float" office:value="3.4787" calcext:value-type="float">
            <text:p>3.4787</text:p>
          </table:table-cell>
          <table:table-cell office:value-type="float" office:value="-8.6974" calcext:value-type="float">
            <text:p>-8.6974</text:p>
          </table:table-cell>
          <table:table-cell office:value-type="float" office:value="1.4767" calcext:value-type="float">
            <text:p>1.47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l(1)O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4</text:p>
          </table:table-cell>
          <table:table-cell office:value-type="string" calcext:value-type="string">
            <text:p>HClO(AQ)</text:p>
          </table:table-cell>
          <table:table-cell office:value-type="string" calcext:value-type="string">
            <text:p>HClO(0) </text:p>
          </table:table-cell>
          <table:table-cell office:value-type="string" calcext:value-type="string">
            <text:p>HClO(AQ)</text:p>
          </table:table-cell>
          <table:table-cell office:value-type="string" calcext:value-type="string">
            <text:p>H(1)Cl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9100" calcext:value-type="float">
            <text:p>-19100</text:p>
          </table:table-cell>
          <table:table-cell office:value-type="float" office:value="-28900" calcext:value-type="float">
            <text:p>-28900</text:p>
          </table:table-cell>
          <table:table-cell office:value-type="float" office:value="33.9" calcext:value-type="float">
            <text:p>33.9</text:p>
          </table:table-cell>
          <table:table-cell office:value-type="float" office:value="5.5927" calcext:value-type="float">
            <text:p>5.5927</text:p>
          </table:table-cell>
          <table:table-cell office:value-type="float" office:value="5.8751" calcext:value-type="float">
            <text:p>5.8751</text:p>
          </table:table-cell>
          <table:table-cell office:value-type="float" office:value="3.4387" calcext:value-type="float">
            <text:p>3.4387</text:p>
          </table:table-cell>
          <table:table-cell office:value-type="float" office:value="-3.0218" calcext:value-type="float">
            <text:p>-3.0218</text:p>
          </table:table-cell>
          <table:table-cell office:value-type="float" office:value="9.9023" calcext:value-type="float">
            <text:p>9.9023</text:p>
          </table:table-cell>
          <table:table-cell office:value-type="float" office:value="-1.1808" calcext:value-type="float">
            <text:p>-1.1808</text:p>
          </table:table-cell>
          <table:table-cell office:value-type="float" office:value="-0.1734" calcext:value-type="float">
            <text:p>-0.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(1)O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6</text:p>
          </table:table-cell>
          <table:table-cell office:value-type="string" calcext:value-type="string">
            <text:p>ClO2- <text:s text:c="2"/></text:p>
          </table:table-cell>
          <table:table-cell office:value-type="string" calcext:value-type="string">
            <text:p>ClO2(-) </text:p>
          </table:table-cell>
          <table:table-cell office:value-type="string" calcext:value-type="string">
            <text:p>ClO2- <text:s text:c="2"/></text:p>
          </table:table-cell>
          <table:table-cell office:value-type="string" calcext:value-type="string">
            <text:p>Cl(1)O(2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4100" calcext:value-type="float">
            <text:p>4100</text:p>
          </table:table-cell>
          <table:table-cell office:value-type="float" office:value="-15900" calcext:value-type="float">
            <text:p>-15900</text:p>
          </table:table-cell>
          <table:table-cell office:value-type="float" office:value="24.2" calcext:value-type="float">
            <text:p>24.2</text:p>
          </table:table-cell>
          <table:table-cell office:value-type="float" office:value="5.2163" calcext:value-type="float">
            <text:p>5.2163</text:p>
          </table:table-cell>
          <table:table-cell office:value-type="float" office:value="4.958" calcext:value-type="float">
            <text:p>4.958</text:p>
          </table:table-cell>
          <table:table-cell office:value-type="float" office:value="3.7949" calcext:value-type="float">
            <text:p>3.7949</text:p>
          </table:table-cell>
          <table:table-cell office:value-type="float" office:value="-2.9839" calcext:value-type="float">
            <text:p>-2.9839</text:p>
          </table:table-cell>
          <table:table-cell office:value-type="float" office:value="6.4977" calcext:value-type="float">
            <text:p>6.4977</text:p>
          </table:table-cell>
          <table:table-cell office:value-type="float" office:value="-6.9659" calcext:value-type="float">
            <text:p>-6.9659</text:p>
          </table:table-cell>
          <table:table-cell office:value-type="float" office:value="1.2637" calcext:value-type="float">
            <text:p>1.26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l(1)O(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32</text:p>
          </table:table-cell>
          <table:table-cell office:value-type="string" calcext:value-type="string">
            <text:p>HClO2(AQ)</text:p>
          </table:table-cell>
          <table:table-cell office:value-type="string" calcext:value-type="string">
            <text:p>HClO2</text:p>
          </table:table-cell>
          <table:table-cell office:value-type="string" calcext:value-type="string">
            <text:p>HClO2(AQ)</text:p>
          </table:table-cell>
          <table:table-cell office:value-type="string" calcext:value-type="string">
            <text:p>H(1)Cl(1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1400" calcext:value-type="float">
            <text:p>1400</text:p>
          </table:table-cell>
          <table:table-cell office:value-type="float" office:value="-12400" calcext:value-type="float">
            <text:p>-12400</text:p>
          </table:table-cell>
          <table:table-cell office:value-type="float" office:value="45" calcext:value-type="float">
            <text:p>45</text:p>
          </table:table-cell>
          <table:table-cell office:value-type="float" office:value="7.6706" calcext:value-type="float">
            <text:p>7.6706</text:p>
          </table:table-cell>
          <table:table-cell office:value-type="float" office:value="10.9455" calcext:value-type="float">
            <text:p>10.9455</text:p>
          </table:table-cell>
          <table:table-cell office:value-type="float" office:value="1.4527" calcext:value-type="float">
            <text:p>1.4527</text:p>
          </table:table-cell>
          <table:table-cell office:value-type="float" office:value="-3.2314" calcext:value-type="float">
            <text:p>-3.2314</text:p>
          </table:table-cell>
          <table:table-cell office:value-type="float" office:value="19.1373" calcext:value-type="float">
            <text:p>19.1373</text:p>
          </table:table-cell>
          <table:table-cell office:value-type="float" office:value="2.5672" calcext:value-type="float">
            <text:p>2.5672</text:p>
          </table:table-cell>
          <table:table-cell office:value-type="float" office:value="-0.3415" calcext:value-type="float">
            <text:p>-0.3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(1)O(3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7</text:p>
          </table:table-cell>
          <table:table-cell office:value-type="string" calcext:value-type="string">
            <text:p>ClO3- <text:s text:c="2"/></text:p>
          </table:table-cell>
          <table:table-cell office:value-type="string" calcext:value-type="string">
            <text:p>ClO3(-) </text:p>
          </table:table-cell>
          <table:table-cell office:value-type="string" calcext:value-type="string">
            <text:p>ClO3- <text:s text:c="2"/></text:p>
          </table:table-cell>
          <table:table-cell office:value-type="string" calcext:value-type="string">
            <text:p>Cl(1)O(3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900" calcext:value-type="float">
            <text:p>-1900</text:p>
          </table:table-cell>
          <table:table-cell office:value-type="float" office:value="-24850" calcext:value-type="float">
            <text:p>-24850</text:p>
          </table:table-cell>
          <table:table-cell office:value-type="float" office:value="38.8" calcext:value-type="float">
            <text:p>38.8</text:p>
          </table:table-cell>
          <table:table-cell office:value-type="float" office:value="7.1665" calcext:value-type="float">
            <text:p>7.1665</text:p>
          </table:table-cell>
          <table:table-cell office:value-type="float" office:value="9.7172" calcext:value-type="float">
            <text:p>9.7172</text:p>
          </table:table-cell>
          <table:table-cell office:value-type="float" office:value="1.9307" calcext:value-type="float">
            <text:p>1.9307</text:p>
          </table:table-cell>
          <table:table-cell office:value-type="float" office:value="-3.1807" calcext:value-type="float">
            <text:p>-3.1807</text:p>
          </table:table-cell>
          <table:table-cell office:value-type="float" office:value="8.5561" calcext:value-type="float">
            <text:p>8.5561</text:p>
          </table:table-cell>
          <table:table-cell office:value-type="float" office:value="-5.5401" calcext:value-type="float">
            <text:p>-5.5401</text:p>
          </table:table-cell>
          <table:table-cell office:value-type="float" office:value="1.0418" calcext:value-type="float">
            <text:p>1.04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l(1)O(4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8</text:p>
          </table:table-cell>
          <table:table-cell office:value-type="string" calcext:value-type="string">
            <text:p>ClO4- <text:s text:c="2"/></text:p>
          </table:table-cell>
          <table:table-cell office:value-type="string" calcext:value-type="string">
            <text:p>ClO4(-) </text:p>
          </table:table-cell>
          <table:table-cell office:value-type="string" calcext:value-type="string">
            <text:p>ClO4- <text:s text:c="2"/></text:p>
          </table:table-cell>
          <table:table-cell office:value-type="string" calcext:value-type="string">
            <text:p>Cl(1)O(4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2040" calcext:value-type="float">
            <text:p>-2040</text:p>
          </table:table-cell>
          <table:table-cell office:value-type="float" office:value="-30910" calcext:value-type="float">
            <text:p>-30910</text:p>
          </table:table-cell>
          <table:table-cell office:value-type="float" office:value="43.5" calcext:value-type="float">
            <text:p>43.5</text:p>
          </table:table-cell>
          <table:table-cell office:value-type="float" office:value="8.1411" calcext:value-type="float">
            <text:p>8.1411</text:p>
          </table:table-cell>
          <table:table-cell office:value-type="float" office:value="15.5654" calcext:value-type="float">
            <text:p>15.5654</text:p>
          </table:table-cell>
          <table:table-cell office:value-type="float" office:value="-7.8077" calcext:value-type="float">
            <text:p>-7.8077</text:p>
          </table:table-cell>
          <table:table-cell office:value-type="float" office:value="-3.4224" calcext:value-type="float">
            <text:p>-3.4224</text:p>
          </table:table-cell>
          <table:table-cell office:value-type="float" office:value="16.45" calcext:value-type="float">
            <text:p>16.45</text:p>
          </table:table-cell>
          <table:table-cell office:value-type="float" office:value="-6.57" calcext:value-type="float">
            <text:p>-6.57</text:p>
          </table:table-cell>
          <table:table-cell office:value-type="float" office:value="0.9699" calcext:value-type="float">
            <text:p>0.969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79</text:p>
          </table:table-cell>
          <table:table-cell office:value-type="string" calcext:value-type="string">
            <text:p>F- <text:s text:c="5"/></text:p>
          </table:table-cell>
          <table:table-cell office:value-type="string" calcext:value-type="string">
            <text:p>F(-) <text:s text:c="3"/></text:p>
          </table:table-cell>
          <table:table-cell office:value-type="string" calcext:value-type="string">
            <text:p>F- <text:s text:c="5"/></text:p>
          </table:table-cell>
          <table:table-cell office:value-type="string" calcext:value-type="string">
            <text:p>F(1)-(1) <text:s text:c="8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67340" calcext:value-type="float">
            <text:p>-67340</text:p>
          </table:table-cell>
          <table:table-cell office:value-type="float" office:value="-80150" calcext:value-type="float">
            <text:p>-80150</text:p>
          </table:table-cell>
          <table:table-cell office:value-type="float" office:value="-3.15" calcext:value-type="float">
            <text:p>-3.15</text:p>
          </table:table-cell>
          <table:table-cell office:value-type="float" office:value="0.687" calcext:value-type="float">
            <text:p>0.687</text:p>
          </table:table-cell>
          <table:table-cell office:value-type="float" office:value="1.3588" calcext:value-type="float">
            <text:p>1.3588</text:p>
          </table:table-cell>
          <table:table-cell office:value-type="float" office:value="7.6033" calcext:value-type="float">
            <text:p>7.6033</text:p>
          </table:table-cell>
          <table:table-cell office:value-type="float" office:value="-2.8352" calcext:value-type="float">
            <text:p>-2.8352</text:p>
          </table:table-cell>
          <table:table-cell office:value-type="float" office:value="4.46" calcext:value-type="float">
            <text:p>4.46</text:p>
          </table:table-cell>
          <table:table-cell office:value-type="float" office:value="-7.488" calcext:value-type="float">
            <text:p>-7.488</text:p>
          </table:table-cell>
          <table:table-cell office:value-type="float" office:value="1.787" calcext:value-type="float">
            <text:p>1.7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39</text:p>
          </table:table-cell>
          <table:table-cell office:value-type="string" calcext:value-type="string">
            <text:p>HF(AQ) <text:s/></text:p>
          </table:table-cell>
          <table:table-cell office:value-type="string" calcext:value-type="string">
            <text:p>HF(0) <text:s text:c="2"/></text:p>
          </table:table-cell>
          <table:table-cell office:value-type="string" calcext:value-type="string">
            <text:p>HF(aq) <text:s/></text:p>
          </table:table-cell>
          <table:table-cell office:value-type="string" calcext:value-type="string">
            <text:p>H(1)F(1)+(0) <text:s text:c="4"/>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7.Feb.89</text:p>
          </table:table-cell>
          <table:table-cell office:value-type="float" office:value="-71662" calcext:value-type="float">
            <text:p>-71662</text:p>
          </table:table-cell>
          <table:table-cell office:value-type="float" office:value="-76835" calcext:value-type="float">
            <text:p>-76835</text:p>
          </table:table-cell>
          <table:table-cell office:value-type="float" office:value="22.5" calcext:value-type="float">
            <text:p>22.5</text:p>
          </table:table-cell>
          <table:table-cell office:value-type="float" office:value="3.4753" calcext:value-type="float">
            <text:p>3.4753</text:p>
          </table:table-cell>
          <table:table-cell office:value-type="float" office:value="0.7042" calcext:value-type="float">
            <text:p>0.7042</text:p>
          </table:table-cell>
          <table:table-cell office:value-type="float" office:value="5.4732" calcext:value-type="float">
            <text:p>5.4732</text:p>
          </table:table-cell>
          <table:table-cell office:value-type="float" office:value="-2.8081" calcext:value-type="float">
            <text:p>-2.8081</text:p>
          </table:table-cell>
          <table:table-cell office:value-type="float" office:value="14.3647" calcext:value-type="float">
            <text:p>14.3647</text:p>
          </table:table-cell>
          <table:table-cell office:value-type="float" office:value="-0.1828" calcext:value-type="float">
            <text:p>-0.1828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(2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0</text:p>
          </table:table-cell>
          <table:table-cell office:value-type="string" calcext:value-type="string">
            <text:p>HF2- <text:s text:c="3"/></text:p>
          </table:table-cell>
          <table:table-cell office:value-type="string" calcext:value-type="string">
            <text:p>HF2(-) <text:s/></text:p>
          </table:table-cell>
          <table:table-cell office:value-type="string" calcext:value-type="string">
            <text:p>HF2- <text:s text:c="3"/></text:p>
          </table:table-cell>
          <table:table-cell office:value-type="string" calcext:value-type="string">
            <text:p>H(1)F(2)-(1) <text:s text:c="3"/>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12.Jul.87</text:p>
          </table:table-cell>
          <table:table-cell office:value-type="float" office:value="-138160" calcext:value-type="float">
            <text:p>-138160</text:p>
          </table:table-cell>
          <table:table-cell office:value-type="float" office:value="-155340" calcext:value-type="float">
            <text:p>-155340</text:p>
          </table:table-cell>
          <table:table-cell office:value-type="float" office:value="22.1" calcext:value-type="float">
            <text:p>22.1</text:p>
          </table:table-cell>
          <table:table-cell office:value-type="float" office:value="5.2263" calcext:value-type="float">
            <text:p>5.2263</text:p>
          </table:table-cell>
          <table:table-cell office:value-type="float" office:value="4.9797" calcext:value-type="float">
            <text:p>4.9797</text:p>
          </table:table-cell>
          <table:table-cell office:value-type="float" office:value="3.7928" calcext:value-type="float">
            <text:p>3.7928</text:p>
          </table:table-cell>
          <table:table-cell office:value-type="float" office:value="-2.9849" calcext:value-type="float">
            <text:p>-2.9849</text:p>
          </table:table-cell>
          <table:table-cell office:value-type="float" office:value="-1.3751" calcext:value-type="float">
            <text:p>-1.3751</text:p>
          </table:table-cell>
          <table:table-cell office:value-type="float" office:value="-9.7974" calcext:value-type="float">
            <text:p>-9.7974</text:p>
          </table:table-cell>
          <table:table-cell office:value-type="float" office:value="1.2934" calcext:value-type="float">
            <text:p>1.29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2</text:p>
          </table:table-cell>
          <table:table-cell office:value-type="string" calcext:value-type="string">
            <text:p>Fe+2 <text:s text:c="3"/></text:p>
          </table:table-cell>
          <table:table-cell office:value-type="string" calcext:value-type="string">
            <text:p>Fe(+2) <text:s/></text:p>
          </table:table-cell>
          <table:table-cell office:value-type="string" calcext:value-type="string">
            <text:p>Fe+2 <text:s text:c="3"/></text:p>
          </table:table-cell>
          <table:table-cell office:value-type="string" calcext:value-type="string">
            <text:p>Fe(1)+(2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1870" calcext:value-type="float">
            <text:p>-21870</text:p>
          </table:table-cell>
          <table:table-cell office:value-type="float" office:value="-22050" calcext:value-type="float">
            <text:p>-22050</text:p>
          </table:table-cell>
          <table:table-cell office:value-type="float" office:value="-25.3" calcext:value-type="float">
            <text:p>-25.3</text:p>
          </table:table-cell>
          <table:table-cell office:value-type="float" office:value="-0.7867" calcext:value-type="float">
            <text:p>-0.7867</text:p>
          </table:table-cell>
          <table:table-cell office:value-type="float" office:value="-9.6969" calcext:value-type="float">
            <text:p>-9.6969</text:p>
          </table:table-cell>
          <table:table-cell office:value-type="float" office:value="9.5479" calcext:value-type="float">
            <text:p>9.5479</text:p>
          </table:table-cell>
          <table:table-cell office:value-type="float" office:value="-2.378" calcext:value-type="float">
            <text:p>-2.378</text:p>
          </table:table-cell>
          <table:table-cell office:value-type="float" office:value="14.786" calcext:value-type="float">
            <text:p>14.786</text:p>
          </table:table-cell>
          <table:table-cell office:value-type="float" office:value="-4.6437" calcext:value-type="float">
            <text:p>-4.6437</text:p>
          </table:table-cell>
          <table:table-cell office:value-type="float" office:value="1.4382" calcext:value-type="float">
            <text:p>1.4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(1)+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3</text:p>
          </table:table-cell>
          <table:table-cell office:value-type="string" calcext:value-type="string">
            <text:p>Fe+3 <text:s text:c="3"/></text:p>
          </table:table-cell>
          <table:table-cell office:value-type="string" calcext:value-type="string">
            <text:p>Fe(+3) <text:s/></text:p>
          </table:table-cell>
          <table:table-cell office:value-type="string" calcext:value-type="string">
            <text:p>Fe+3 <text:s text:c="3"/></text:p>
          </table:table-cell>
          <table:table-cell office:value-type="string" calcext:value-type="string">
            <text:p>Fe(1)+(3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4120" calcext:value-type="float">
            <text:p>-4120</text:p>
          </table:table-cell>
          <table:table-cell office:value-type="float" office:value="-11850" calcext:value-type="float">
            <text:p>-11850</text:p>
          </table:table-cell>
          <table:table-cell office:value-type="float" office:value="-66.3" calcext:value-type="float">
            <text:p>-66.3</text:p>
          </table:table-cell>
          <table:table-cell office:value-type="float" office:value="-2.4256" calcext:value-type="float">
            <text:p>-2.4256</text:p>
          </table:table-cell>
          <table:table-cell office:value-type="float" office:value="-13.6961" calcext:value-type="float">
            <text:p>-13.6961</text:p>
          </table:table-cell>
          <table:table-cell office:value-type="float" office:value="11.1141" calcext:value-type="float">
            <text:p>11.1141</text:p>
          </table:table-cell>
          <table:table-cell office:value-type="float" office:value="-2.2127" calcext:value-type="float">
            <text:p>-2.2127</text:p>
          </table:table-cell>
          <table:table-cell office:value-type="float" office:value="19.0459" calcext:value-type="float">
            <text:p>19.0459</text:p>
          </table:table-cell>
          <table:table-cell office:value-type="float" office:value="-6.8233" calcext:value-type="float">
            <text:p>-6.8233</text:p>
          </table:table-cell>
          <table:table-cell office:value-type="float" office:value="2.5812" calcext:value-type="float">
            <text:p>2.5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(1)Cl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4</text:p>
          </table:table-cell>
          <table:table-cell office:value-type="string" calcext:value-type="string">
            <text:p>FeCl+ <text:s text:c="2"/></text:p>
          </table:table-cell>
          <table:table-cell office:value-type="string" calcext:value-type="string">
            <text:p>FeCl(+) </text:p>
          </table:table-cell>
          <table:table-cell office:value-type="string" calcext:value-type="string">
            <text:p>FeCl+ <text:s text:c="2"/></text:p>
          </table:table-cell>
          <table:table-cell office:value-type="string" calcext:value-type="string">
            <text:p>Fe(1)Cl(1)+(1) <text:s text:c="2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53030" calcext:value-type="float">
            <text:p>-53030</text:p>
          </table:table-cell>
          <table:table-cell office:value-type="float" office:value="-61260" calcext:value-type="float">
            <text:p>-61260</text:p>
          </table:table-cell>
          <table:table-cell office:value-type="float" office:value="-10.06" calcext:value-type="float">
            <text:p>-10.06</text:p>
          </table:table-cell>
          <table:table-cell office:value-type="float" office:value="2.1468" calcext:value-type="float">
            <text:p>2.1468</text:p>
          </table:table-cell>
          <table:table-cell office:value-type="float" office:value="-2.5367" calcext:value-type="float">
            <text:p>-2.5367</text:p>
          </table:table-cell>
          <table:table-cell office:value-type="float" office:value="6.7401" calcext:value-type="float">
            <text:p>6.7401</text:p>
          </table:table-cell>
          <table:table-cell office:value-type="float" office:value="-2.6741" calcext:value-type="float">
            <text:p>-2.6741</text:p>
          </table:table-cell>
          <table:table-cell office:value-type="float" office:value="24.6912" calcext:value-type="float">
            <text:p>24.6912</text:p>
          </table:table-cell>
          <table:table-cell office:value-type="float" office:value="1.1617" calcext:value-type="float">
            <text:p>1.1617</text:p>
          </table:table-cell>
          <table:table-cell office:value-type="float" office:value="0.7003" calcext:value-type="float">
            <text:p>0.7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(1)Cl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294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Cl(2)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(1)Cl(1)+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37518" calcext:value-type="float">
            <text:p>-37518</text:p>
          </table:table-cell>
          <table:table-cell office:value-type="float" office:value="-50820" calcext:value-type="float">
            <text:p>-50820</text:p>
          </table:table-cell>
          <table:table-cell office:value-type="float" office:value="-42.74" calcext:value-type="float">
            <text:p>-42.74</text:p>
          </table:table-cell>
          <table:table-cell office:value-type="float" office:value="-0.7164" calcext:value-type="float">
            <text:p>-0.7164</text:p>
          </table:table-cell>
          <table:table-cell office:value-type="float" office:value="-9.5277" calcext:value-type="float">
            <text:p>-9.5277</text:p>
          </table:table-cell>
          <table:table-cell office:value-type="float" office:value="9.4878" calcext:value-type="float">
            <text:p>9.4878</text:p>
          </table:table-cell>
          <table:table-cell office:value-type="float" office:value="-2.3851" calcext:value-type="float">
            <text:p>-2.3851</text:p>
          </table:table-cell>
          <table:table-cell office:value-type="float" office:value="23.8149" calcext:value-type="float">
            <text:p>23.8149</text:p>
          </table:table-cell>
          <table:table-cell office:value-type="float" office:value="-2.3482" calcext:value-type="float">
            <text:p>-2.3482</text:p>
          </table:table-cell>
          <table:table-cell office:value-type="float" office:value="1.7013" calcext:value-type="float">
            <text:p>1.7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(1)Cl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5</text:p>
          </table:table-cell>
          <table:table-cell office:value-type="string" calcext:value-type="string">
            <text:p>FeCl2(AQ)</text:p>
          </table:table-cell>
          <table:table-cell office:value-type="string" calcext:value-type="string">
            <text:p>FeCl2(0)</text:p>
          </table:table-cell>
          <table:table-cell office:value-type="string" calcext:value-type="string">
            <text:p>FeCl2(aq)</text:p>
          </table:table-cell>
          <table:table-cell office:value-type="string" calcext:value-type="string">
            <text:p>Fe(1)Cl(2)+(0) <text:s text:c="2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73480" calcext:value-type="float">
            <text:p>-73480</text:p>
          </table:table-cell>
          <table:table-cell office:value-type="float" office:value="-78490" calcext:value-type="float">
            <text:p>-78490</text:p>
          </table:table-cell>
          <table:table-cell office:value-type="float" office:value="43" calcext:value-type="float">
            <text:p>43</text:p>
          </table:table-cell>
          <table:table-cell office:value-type="float" office:value="5.5057" calcext:value-type="float">
            <text:p>5.5057</text:p>
          </table:table-cell>
          <table:table-cell office:value-type="float" office:value="5.665" calcext:value-type="float">
            <text:p>5.665</text:p>
          </table:table-cell>
          <table:table-cell office:value-type="float" office:value="3.5164" calcext:value-type="float">
            <text:p>3.5164</text:p>
          </table:table-cell>
          <table:table-cell office:value-type="float" office:value="-3.0131" calcext:value-type="float">
            <text:p>-3.0131</text:p>
          </table:table-cell>
          <table:table-cell office:value-type="float" office:value="22.9295" calcext:value-type="float">
            <text:p>22.9295</text:p>
          </table:table-cell>
          <table:table-cell office:value-type="float" office:value="2.9135" calcext:value-type="float">
            <text:p>2.9135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1)F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323</text:p>
          </table:table-cell>
          <table:table-cell office:value-type="string" calcext:value-type="string">
            <text:p>FeF+</text:p>
          </table:table-cell>
          <table:table-cell office:value-type="string" calcext:value-type="string">
            <text:p>FeF(1)</text:p>
          </table:table-cell>
          <table:table-cell office:value-type="string" calcext:value-type="string">
            <text:p>FeF+</text:p>
          </table:table-cell>
          <table:table-cell office:value-type="string" calcext:value-type="string">
            <text:p>Fe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91157" calcext:value-type="float">
            <text:p>-91157</text:p>
          </table:table-cell>
          <table:table-cell office:value-type="float" office:value="-101452" calcext:value-type="float">
            <text:p>-101452</text:p>
          </table:table-cell>
          <table:table-cell office:value-type="float" office:value="-20.92" calcext:value-type="float">
            <text:p>-20.92</text:p>
          </table:table-cell>
          <table:table-cell office:value-type="float" office:value="-0.4234" calcext:value-type="float">
            <text:p>-0.4234</text:p>
          </table:table-cell>
          <table:table-cell office:value-type="float" office:value="-8.8124" calcext:value-type="float">
            <text:p>-8.8124</text:p>
          </table:table-cell>
          <table:table-cell office:value-type="float" office:value="9.2067" calcext:value-type="float">
            <text:p>9.2067</text:p>
          </table:table-cell>
          <table:table-cell office:value-type="float" office:value="-2.4146" calcext:value-type="float">
            <text:p>-2.4146</text:p>
          </table:table-cell>
          <table:table-cell office:value-type="float" office:value="26.3785" calcext:value-type="float">
            <text:p>26.3785</text:p>
          </table:table-cell>
          <table:table-cell office:value-type="float" office:value="1.2102" calcext:value-type="float">
            <text:p>1.2102</text:p>
          </table:table-cell>
          <table:table-cell office:value-type="float" office:value="0.8683" calcext:value-type="float">
            <text:p>0.8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(1)F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324</text:p>
          </table:table-cell>
          <table:table-cell office:value-type="string" calcext:value-type="string">
            <text:p>FeF+2</text:p>
          </table:table-cell>
          <table:table-cell office:value-type="string" calcext:value-type="string">
            <text:p>FeF(2)</text:p>
          </table:table-cell>
          <table:table-cell office:value-type="string" calcext:value-type="string">
            <text:p>FeF+2</text:p>
          </table:table-cell>
          <table:table-cell office:value-type="string" calcext:value-type="string">
            <text:p>Fe(1)F(1)+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79645" calcext:value-type="float">
            <text:p>-79645</text:p>
          </table:table-cell>
          <table:table-cell office:value-type="float" office:value="-87141" calcext:value-type="float">
            <text:p>-87141</text:p>
          </table:table-cell>
          <table:table-cell office:value-type="float" office:value="-25.7" calcext:value-type="float">
            <text:p>-25.7</text:p>
          </table:table-cell>
          <table:table-cell office:value-type="float" office:value="-3.4294" calcext:value-type="float">
            <text:p>-3.4294</text:p>
          </table:table-cell>
          <table:table-cell office:value-type="float" office:value="-16.152" calcext:value-type="float">
            <text:p>-16.152</text:p>
          </table:table-cell>
          <table:table-cell office:value-type="float" office:value="12.0915" calcext:value-type="float">
            <text:p>12.0915</text:p>
          </table:table-cell>
          <table:table-cell office:value-type="float" office:value="-2.1112" calcext:value-type="float">
            <text:p>-2.1112</text:p>
          </table:table-cell>
          <table:table-cell office:value-type="float" office:value="23.9805" calcext:value-type="float">
            <text:p>23.9805</text:p>
          </table:table-cell>
          <table:table-cell office:value-type="float" office:value="-1.4787" calcext:value-type="float">
            <text:p>-1.4787</text:p>
          </table:table-cell>
          <table:table-cell office:value-type="float" office:value="1.4477" calcext:value-type="float">
            <text:p>1.4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(1)O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9</text:p>
          </table:table-cell>
          <table:table-cell office:value-type="string" calcext:value-type="string">
            <text:p>FeO <text:s text:c="4"/></text:p>
          </table:table-cell>
          <table:table-cell office:value-type="string" calcext:value-type="string">
            <text:p>FeO(+0) </text:p>
          </table:table-cell>
          <table:table-cell office:value-type="string" calcext:value-type="string">
            <text:p>FeO <text:s text:c="4"/></text:p>
          </table:table-cell>
          <table:table-cell office:value-type="string" calcext:value-type="string">
            <text:p>Fe(1)O(1)+(0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50720" calcext:value-type="float">
            <text:p>-50720</text:p>
          </table:table-cell>
          <table:table-cell office:value-type="float" office:value="-62950" calcext:value-type="float">
            <text:p>-62950</text:p>
          </table:table-cell>
          <table:table-cell office:value-type="float" office:value="-10" calcext:value-type="float">
            <text:p>-10</text:p>
          </table:table-cell>
          <table:table-cell office:value-type="float" office:value="-0.5029" calcext:value-type="float">
            <text:p>-0.5029</text:p>
          </table:table-cell>
          <table:table-cell office:value-type="float" office:value="-9.0053" calcext:value-type="float">
            <text:p>-9.0053</text:p>
          </table:table-cell>
          <table:table-cell office:value-type="float" office:value="9.2791" calcext:value-type="float">
            <text:p>9.2791</text:p>
          </table:table-cell>
          <table:table-cell office:value-type="float" office:value="-2.4066" calcext:value-type="float">
            <text:p>-2.4066</text:p>
          </table:table-cell>
          <table:table-cell office:value-type="float" office:value="5.8901" calcext:value-type="float">
            <text:p>5.8901</text:p>
          </table:table-cell>
          <table:table-cell office:value-type="float" office:value="-3.0345" calcext:value-type="float">
            <text:p>-3.034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1)O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8</text:p>
          </table:table-cell>
          <table:table-cell office:value-type="string" calcext:value-type="string">
            <text:p>FeO+ <text:s text:c="3"/></text:p>
          </table:table-cell>
          <table:table-cell office:value-type="string" calcext:value-type="string">
            <text:p>FeO(+1) </text:p>
          </table:table-cell>
          <table:table-cell office:value-type="string" calcext:value-type="string">
            <text:p>FeO+ <text:s text:c="3"/></text:p>
          </table:table-cell>
          <table:table-cell office:value-type="string" calcext:value-type="string">
            <text:p>Fe(1)O(1)+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53100" calcext:value-type="float">
            <text:p>-53100</text:p>
          </table:table-cell>
          <table:table-cell office:value-type="float" office:value="-61000" calcext:value-type="float">
            <text:p>-61000</text:p>
          </table:table-cell>
          <table:table-cell office:value-type="float" office:value="-11.1" calcext:value-type="float">
            <text:p>-11.1</text:p>
          </table:table-cell>
          <table:table-cell office:value-type="float" office:value="-3.7118" calcext:value-type="float">
            <text:p>-3.7118</text:p>
          </table:table-cell>
          <table:table-cell office:value-type="float" office:value="-16.8408" calcext:value-type="float">
            <text:p>-16.8408</text:p>
          </table:table-cell>
          <table:table-cell office:value-type="float" office:value="12.3595" calcext:value-type="float">
            <text:p>12.3595</text:p>
          </table:table-cell>
          <table:table-cell office:value-type="float" office:value="-2.0827" calcext:value-type="float">
            <text:p>-2.0827</text:p>
          </table:table-cell>
          <table:table-cell office:value-type="float" office:value="-15.3982" calcext:value-type="float">
            <text:p>-15.3982</text:p>
          </table:table-cell>
          <table:table-cell office:value-type="float" office:value="-12.8325" calcext:value-type="float">
            <text:p>-12.8325</text:p>
          </table:table-cell>
          <table:table-cell office:value-type="float" office:value="0.7191" calcext:value-type="float">
            <text:p>0.7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(1)O(1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7</text:p>
          </table:table-cell>
          <table:table-cell office:value-type="string" calcext:value-type="string">
            <text:p>FeOH+ <text:s text:c="2"/></text:p>
          </table:table-cell>
          <table:table-cell office:value-type="string" calcext:value-type="string">
            <text:p>FeOH(+1)</text:p>
          </table:table-cell>
          <table:table-cell office:value-type="string" calcext:value-type="string">
            <text:p>FeOH+ <text:s text:c="2"/></text:p>
          </table:table-cell>
          <table:table-cell office:value-type="string" calcext:value-type="string">
            <text:p>Fe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65850" calcext:value-type="float">
            <text:p>-65850</text:p>
          </table:table-cell>
          <table:table-cell office:value-type="float" office:value="-78080" calcext:value-type="float">
            <text:p>-78080</text:p>
          </table:table-cell>
          <table:table-cell office:value-type="float" office:value="-10" calcext:value-type="float">
            <text:p>-10</text:p>
          </table:table-cell>
          <table:table-cell office:value-type="float" office:value="-0.2561" calcext:value-type="float">
            <text:p>-0.2561</text:p>
          </table:table-cell>
          <table:table-cell office:value-type="float" office:value="-8.4039" calcext:value-type="float">
            <text:p>-8.4039</text:p>
          </table:table-cell>
          <table:table-cell office:value-type="float" office:value="9.0457" calcext:value-type="float">
            <text:p>9.0457</text:p>
          </table:table-cell>
          <table:table-cell office:value-type="float" office:value="-2.4315" calcext:value-type="float">
            <text:p>-2.4315</text:p>
          </table:table-cell>
          <table:table-cell office:value-type="float" office:value="21.4093" calcext:value-type="float">
            <text:p>21.4093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7003" calcext:value-type="float">
            <text:p>0.7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(1)O(1)H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6</text:p>
          </table:table-cell>
          <table:table-cell office:value-type="string" calcext:value-type="string">
            <text:p>FeOH+2 <text:s/></text:p>
          </table:table-cell>
          <table:table-cell office:value-type="string" calcext:value-type="string">
            <text:p>FeOH(+2)</text:p>
          </table:table-cell>
          <table:table-cell office:value-type="string" calcext:value-type="string">
            <text:p>FeOH+2 <text:s/></text:p>
          </table:table-cell>
          <table:table-cell office:value-type="string" calcext:value-type="string">
            <text:p>Fe(1)O(1)H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57800" calcext:value-type="float">
            <text:p>-57800</text:p>
          </table:table-cell>
          <table:table-cell office:value-type="float" office:value="-70000" calcext:value-type="float">
            <text:p>-70000</text:p>
          </table:table-cell>
          <table:table-cell office:value-type="float" office:value="-25.4" calcext:value-type="float">
            <text:p>-25.4</text:p>
          </table:table-cell>
          <table:table-cell office:value-type="float" office:value="-1.1562" calcext:value-type="float">
            <text:p>-1.1562</text:p>
          </table:table-cell>
          <table:table-cell office:value-type="float" office:value="-10.6009" calcext:value-type="float">
            <text:p>-10.6009</text:p>
          </table:table-cell>
          <table:table-cell office:value-type="float" office:value="9.9077" calcext:value-type="float">
            <text:p>9.9077</text:p>
          </table:table-cell>
          <table:table-cell office:value-type="float" office:value="-2.3407" calcext:value-type="float">
            <text:p>-2.3407</text:p>
          </table:table-cell>
          <table:table-cell office:value-type="float" office:value="14.6102" calcext:value-type="float">
            <text:p>14.6102</text:p>
          </table:table-cell>
          <table:table-cell office:value-type="float" office:value="-4.7048" calcext:value-type="float">
            <text:p>-4.7048</text:p>
          </table:table-cell>
          <table:table-cell office:value-type="float" office:value="1.4382" calcext:value-type="float">
            <text:p>1.4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(1)O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92</text:p>
          </table:table-cell>
          <table:table-cell office:value-type="string" calcext:value-type="string">
            <text:p>FeO2- <text:s text:c="2"/></text:p>
          </table:table-cell>
          <table:table-cell office:value-type="string" calcext:value-type="string">
            <text:p>FeO2(-1)</text:p>
          </table:table-cell>
          <table:table-cell office:value-type="string" calcext:value-type="string">
            <text:p>FeOO- <text:s text:c="2"/></text:p>
          </table:table-cell>
          <table:table-cell office:value-type="string" calcext:value-type="string">
            <text:p>Fe(1)O(2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8000" calcext:value-type="float">
            <text:p>-88000</text:p>
          </table:table-cell>
          <table:table-cell office:value-type="float" office:value="-110700" calcext:value-type="float">
            <text:p>-110700</text:p>
          </table:table-cell>
          <table:table-cell office:value-type="float" office:value="10.6" calcext:value-type="float">
            <text:p>10.6</text:p>
          </table:table-cell>
          <table:table-cell office:value-type="float" office:value="2.3837" calcext:value-type="float">
            <text:p>2.3837</text:p>
          </table:table-cell>
          <table:table-cell office:value-type="float" office:value="-1.9602" calcext:value-type="float">
            <text:p>-1.9602</text:p>
          </table:table-cell>
          <table:table-cell office:value-type="float" office:value="6.5182" calcext:value-type="float">
            <text:p>6.5182</text:p>
          </table:table-cell>
          <table:table-cell office:value-type="float" office:value="-2.6979" calcext:value-type="float">
            <text:p>-2.6979</text:p>
          </table:table-cell>
          <table:table-cell office:value-type="float" office:value="-13.3207" calcext:value-type="float">
            <text:p>-13.3207</text:p>
          </table:table-cell>
          <table:table-cell office:value-type="float" office:value="-14.5028" calcext:value-type="float">
            <text:p>-14.5028</text:p>
          </table:table-cell>
          <table:table-cell office:value-type="float" office:value="1.4662" calcext:value-type="float">
            <text:p>1.46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(1)O(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91</text:p>
          </table:table-cell>
          <table:table-cell office:value-type="string" calcext:value-type="string">
            <text:p>HFeO2(AQ)</text:p>
          </table:table-cell>
          <table:table-cell office:value-type="string" calcext:value-type="string">
            <text:p>HFeO2(+0)</text:p>
          </table:table-cell>
          <table:table-cell office:value-type="string" calcext:value-type="string">
            <text:p>FeO2(AQ)</text:p>
          </table:table-cell>
          <table:table-cell office:value-type="string" calcext:value-type="string">
            <text:p>H(1)Fe(1)O(2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01100" calcext:value-type="float">
            <text:p>-101100</text:p>
          </table:table-cell>
          <table:table-cell office:value-type="float" office:value="-120300" calcext:value-type="float">
            <text:p>-120300</text:p>
          </table:table-cell>
          <table:table-cell office:value-type="float" office:value="22.2" calcext:value-type="float">
            <text:p>22.2</text:p>
          </table:table-cell>
          <table:table-cell office:value-type="float" office:value="2.7401" calcext:value-type="float">
            <text:p>2.7401</text:p>
          </table:table-cell>
          <table:table-cell office:value-type="float" office:value="-1.0905" calcext:value-type="float">
            <text:p>-1.0905</text:p>
          </table:table-cell>
          <table:table-cell office:value-type="float" office:value="6.1776" calcext:value-type="float">
            <text:p>6.1776</text:p>
          </table:table-cell>
          <table:table-cell office:value-type="float" office:value="-2.7338" calcext:value-type="float">
            <text:p>-2.7338</text:p>
          </table:table-cell>
          <table:table-cell office:value-type="float" office:value="-37.83" calcext:value-type="float">
            <text:p>-37.83</text:p>
          </table:table-cell>
          <table:table-cell office:value-type="float" office:value="-18.2305" calcext:value-type="float">
            <text:p>-18.230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1)O(2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90</text:p>
          </table:table-cell>
          <table:table-cell office:value-type="string" calcext:value-type="string">
            <text:p>HFeO2- <text:s/></text:p>
          </table:table-cell>
          <table:table-cell office:value-type="string" calcext:value-type="string">
            <text:p>HFe2O(-1)</text:p>
          </table:table-cell>
          <table:table-cell office:value-type="string" calcext:value-type="string">
            <text:p>FeOOH- <text:s/></text:p>
          </table:table-cell>
          <table:table-cell office:value-type="string" calcext:value-type="string">
            <text:p>H(1)Fe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95400" calcext:value-type="float">
            <text:p>-95400</text:p>
          </table:table-cell>
          <table:table-cell office:value-type="float" office:value="-125700" calcext:value-type="float">
            <text:p>-125700</text:p>
          </table:table-cell>
          <table:table-cell office:value-type="float" office:value="-15" calcext:value-type="float">
            <text:p>-15</text:p>
          </table:table-cell>
          <table:table-cell office:value-type="float" office:value="0.6272" calcext:value-type="float">
            <text:p>0.6272</text:p>
          </table:table-cell>
          <table:table-cell office:value-type="float" office:value="-6.244" calcext:value-type="float">
            <text:p>-6.244</text:p>
          </table:table-cell>
          <table:table-cell office:value-type="float" office:value="8.1905" calcext:value-type="float">
            <text:p>8.1905</text:p>
          </table:table-cell>
          <table:table-cell office:value-type="float" office:value="-2.5208" calcext:value-type="float">
            <text:p>-2.5208</text:p>
          </table:table-cell>
          <table:table-cell office:value-type="float" office:value="36.1624" calcext:value-type="float">
            <text:p>36.1624</text:p>
          </table:table-cell>
          <table:table-cell office:value-type="float" office:value="1.4468" calcext:value-type="float">
            <text:p>1.4468</text:p>
          </table:table-cell>
          <table:table-cell office:value-type="float" office:value="1.8564" calcext:value-type="float">
            <text:p>1.85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10</text:p>
          </table:table-cell>
          <table:table-cell office:value-type="string" calcext:value-type="string">
            <text:p>H+ <text:s text:c="5"/></text:p>
          </table:table-cell>
          <table:table-cell office:value-type="string" calcext:value-type="string">
            <text:p>H(+) <text:s text:c="3"/></text:p>
          </table:table-cell>
          <table:table-cell office:value-type="string" calcext:value-type="string">
            <text:p>H+ <text:s text:c="5"/></text:p>
          </table:table-cell>
          <table:table-cell office:value-type="string" calcext:value-type="string">
            <text:p>H(1)+(1) <text:s text:c="8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0</text:p>
          </table:table-cell>
          <table:table-cell office:value-type="string" calcext:value-type="string">
            <text:p>H2(AQ) <text:s/></text:p>
          </table:table-cell>
          <table:table-cell office:value-type="string" calcext:value-type="string">
            <text:p>H2(0) <text:s text:c="2"/></text:p>
          </table:table-cell>
          <table:table-cell office:value-type="string" calcext:value-type="string">
            <text:p>H2(aq) <text:s/></text:p>
          </table:table-cell>
          <table:table-cell office:value-type="string" calcext:value-type="string">
            <text:p>H(2)+(0) <text:s text:c="8"/></text:p>
          </table:table-cell>
          <table:table-cell office:value-type="string" calcext:value-type="string">
            <text:p>ref:3 </text:p>
          </table:table-cell>
          <table:table-cell office:value-type="string" calcext:value-type="string">
            <text:p>2001.SCHULTE</text:p>
          </table:table-cell>
          <table:table-cell office:value-type="float" office:value="4236" calcext:value-type="float">
            <text:p>4236</text:p>
          </table:table-cell>
          <table:table-cell office:value-type="float" office:value="-1000" calcext:value-type="float">
            <text:p>-1000</text:p>
          </table:table-cell>
          <table:table-cell office:value-type="float" office:value="13.8" calcext:value-type="float">
            <text:p>13.8</text:p>
          </table:table-cell>
          <table:table-cell office:value-type="float" office:value="5.1427" calcext:value-type="float">
            <text:p>5.1427</text:p>
          </table:table-cell>
          <table:table-cell office:value-type="float" office:value="4.7758" calcext:value-type="float">
            <text:p>4.7758</text:p>
          </table:table-cell>
          <table:table-cell office:value-type="float" office:value="3.8729" calcext:value-type="float">
            <text:p>3.8729</text:p>
          </table:table-cell>
          <table:table-cell office:value-type="float" office:value="-2.9764" calcext:value-type="float">
            <text:p>-2.9764</text:p>
          </table:table-cell>
          <table:table-cell office:value-type="float" office:value="31.459" calcext:value-type="float">
            <text:p>31.459</text:p>
          </table:table-cell>
          <table:table-cell office:value-type="float" office:value="3.0743" calcext:value-type="float">
            <text:p>3.0743</text:p>
          </table:table-cell>
          <table:table-cell office:value-type="float" office:value="-0.2408" calcext:value-type="float">
            <text:p>-0.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75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K(+)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K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67510" calcext:value-type="float">
            <text:p>-67510</text:p>
          </table:table-cell>
          <table:table-cell office:value-type="float" office:value="-60270" calcext:value-type="float">
            <text:p>-60270</text:p>
          </table:table-cell>
          <table:table-cell office:value-type="float" office:value="24.15" calcext:value-type="float">
            <text:p>24.15</text:p>
          </table:table-cell>
          <table:table-cell office:value-type="float" office:value="3.559" calcext:value-type="float">
            <text:p>3.559</text:p>
          </table:table-cell>
          <table:table-cell office:value-type="float" office:value="-1.473" calcext:value-type="float">
            <text:p>-1.473</text:p>
          </table:table-cell>
          <table:table-cell office:value-type="float" office:value="5.435" calcext:value-type="float">
            <text:p>5.435</text:p>
          </table:table-cell>
          <table:table-cell office:value-type="float" office:value="-2.712" calcext:value-type="float">
            <text:p>-2.712</text:p>
          </table:table-cell>
          <table:table-cell office:value-type="float" office:value="7.4" calcext:value-type="float">
            <text:p>7.4</text:p>
          </table:table-cell>
          <table:table-cell office:value-type="float" office:value="-1.791" calcext:value-type="float">
            <text:p>-1.791</text:p>
          </table:table-cell>
          <table:table-cell office:value-type="float" office:value="0.1927" calcext:value-type="float">
            <text:p>0.1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(1)Cl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77</text:p>
          </table:table-cell>
          <table:table-cell office:value-type="string" calcext:value-type="string">
            <text:p>KCl(AQ)</text:p>
          </table:table-cell>
          <table:table-cell office:value-type="string" calcext:value-type="string">
            <text:p>KCl(0)</text:p>
          </table:table-cell>
          <table:table-cell office:value-type="string" calcext:value-type="string">
            <text:p>KCl(aq)</text:p>
          </table:table-cell>
          <table:table-cell office:value-type="string" calcext:value-type="string">
            <text:p>K(1)Cl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95430" calcext:value-type="float">
            <text:p>-95430</text:p>
          </table:table-cell>
          <table:table-cell office:value-type="float" office:value="-95390" calcext:value-type="float">
            <text:p>-95390</text:p>
          </table:table-cell>
          <table:table-cell office:value-type="float" office:value="42.25" calcext:value-type="float">
            <text:p>42.25</text:p>
          </table:table-cell>
          <table:table-cell office:value-type="float" office:value="6.9932" calcext:value-type="float">
            <text:p>6.9932</text:p>
          </table:table-cell>
          <table:table-cell office:value-type="float" office:value="9.297" calcext:value-type="float">
            <text:p>9.297</text:p>
          </table:table-cell>
          <table:table-cell office:value-type="float" office:value="2.0889" calcext:value-type="float">
            <text:p>2.0889</text:p>
          </table:table-cell>
          <table:table-cell office:value-type="float" office:value="-3.1633" calcext:value-type="float">
            <text:p>-3.1633</text:p>
          </table:table-cell>
          <table:table-cell office:value-type="float" office:value="0.9522" calcext:value-type="float">
            <text:p>0.9522</text:p>
          </table:table-cell>
          <table:table-cell office:value-type="float" office:value="-4.7253" calcext:value-type="float">
            <text:p>-4.7253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1)O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80</text:p>
          </table:table-cell>
          <table:table-cell office:value-type="string" calcext:value-type="string">
            <text:p>KOH(AQ)</text:p>
          </table:table-cell>
          <table:table-cell office:value-type="string" calcext:value-type="string">
            <text:p>KOH(0)</text:p>
          </table:table-cell>
          <table:table-cell office:value-type="string" calcext:value-type="string">
            <text:p>KOH(aq)</text:p>
          </table:table-cell>
          <table:table-cell office:value-type="string" calcext:value-type="string">
            <text:p>K(1)O(1)H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04500" calcext:value-type="float">
            <text:p>-104500</text:p>
          </table:table-cell>
          <table:table-cell office:value-type="float" office:value="-120200" calcext:value-type="float">
            <text:p>-120200</text:p>
          </table:table-cell>
          <table:table-cell office:value-type="float" office:value="25.9" calcext:value-type="float">
            <text:p>25.9</text:p>
          </table:table-cell>
          <table:table-cell office:value-type="float" office:value="3.7938" calcext:value-type="float">
            <text:p>3.7938</text:p>
          </table:table-cell>
          <table:table-cell office:value-type="float" office:value="1.4839" calcext:value-type="float">
            <text:p>1.4839</text:p>
          </table:table-cell>
          <table:table-cell office:value-type="float" office:value="5.1619" calcext:value-type="float">
            <text:p>5.1619</text:p>
          </table:table-cell>
          <table:table-cell office:value-type="float" office:value="-2.8402" calcext:value-type="float">
            <text:p>-2.8402</text:p>
          </table:table-cell>
          <table:table-cell office:value-type="float" office:value="-6.124" calcext:value-type="float">
            <text:p>-6.124</text:p>
          </table:table-cell>
          <table:table-cell office:value-type="float" office:value="-7.2104" calcext:value-type="float">
            <text:p>-7.21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1)S(1)O(4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81</text:p>
          </table:table-cell>
          <table:table-cell office:value-type="string" calcext:value-type="string">
            <text:p>KSO4-</text:p>
          </table:table-cell>
          <table:table-cell office:value-type="string" calcext:value-type="string">
            <text:p>KSO4(-)</text:p>
          </table:table-cell>
          <table:table-cell office:value-type="string" calcext:value-type="string">
            <text:p>KSO4-</text:p>
          </table:table-cell>
          <table:table-cell office:value-type="string" calcext:value-type="string">
            <text:p>K(1)S(1)O(4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246640" calcext:value-type="float">
            <text:p>-246640</text:p>
          </table:table-cell>
          <table:table-cell office:value-type="float" office:value="-276980" calcext:value-type="float">
            <text:p>-276980</text:p>
          </table:table-cell>
          <table:table-cell office:value-type="float" office:value="35" calcext:value-type="float">
            <text:p>35</text:p>
          </table:table-cell>
          <table:table-cell office:value-type="float" office:value="5.9408" calcext:value-type="float">
            <text:p>5.9408</text:p>
          </table:table-cell>
          <table:table-cell office:value-type="float" office:value="6.7274" calcext:value-type="float">
            <text:p>6.7274</text:p>
          </table:table-cell>
          <table:table-cell office:value-type="float" office:value="3.0989" calcext:value-type="float">
            <text:p>3.0989</text:p>
          </table:table-cell>
          <table:table-cell office:value-type="float" office:value="-3.0571" calcext:value-type="float">
            <text:p>-3.0571</text:p>
          </table:table-cell>
          <table:table-cell office:value-type="float" office:value="9.9089" calcext:value-type="float">
            <text:p>9.9089</text:p>
          </table:table-cell>
          <table:table-cell office:value-type="float" office:value="-5.2549" calcext:value-type="float">
            <text:p>-5.2549</text:p>
          </table:table-cell>
          <table:table-cell office:value-type="float" office:value="1.0996" calcext:value-type="float">
            <text:p>1.099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(1)S(1)O(4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78</text:p>
          </table:table-cell>
          <table:table-cell office:value-type="string" calcext:value-type="string">
            <text:p>KHSO4(AQ)</text:p>
          </table:table-cell>
          <table:table-cell office:value-type="string" calcext:value-type="string">
            <text:p>KHSO4(0)</text:p>
          </table:table-cell>
          <table:table-cell office:value-type="string" calcext:value-type="string">
            <text:p>KHSO4(aq)</text:p>
          </table:table-cell>
          <table:table-cell office:value-type="string" calcext:value-type="string">
            <text:p>K(1)H(1)S(1)O(4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43400" calcext:value-type="float">
            <text:p>-243400</text:p>
          </table:table-cell>
          <table:table-cell office:value-type="float" office:value="-267400" calcext:value-type="float">
            <text:p>-267400</text:p>
          </table:table-cell>
          <table:table-cell office:value-type="float" office:value="55" calcext:value-type="float">
            <text:p>55</text:p>
          </table:table-cell>
          <table:table-cell office:value-type="float" office:value="9.1226" calcext:value-type="float">
            <text:p>9.1226</text:p>
          </table:table-cell>
          <table:table-cell office:value-type="float" office:value="14.4964" calcext:value-type="float">
            <text:p>14.4964</text:p>
          </table:table-cell>
          <table:table-cell office:value-type="float" office:value="0.0453" calcext:value-type="float">
            <text:p>0.0453</text:p>
          </table:table-cell>
          <table:table-cell office:value-type="float" office:value="-3.3782" calcext:value-type="float">
            <text:p>-3.3782</text:p>
          </table:table-cell>
          <table:table-cell office:value-type="float" office:value="39.9849" calcext:value-type="float">
            <text:p>39.9849</text:p>
          </table:table-cell>
          <table:table-cell office:value-type="float" office:value="8.723" calcext:value-type="float">
            <text:p>8.72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2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+2)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08505" calcext:value-type="float">
            <text:p>-108505</text:p>
          </table:table-cell>
          <table:table-cell office:value-type="float" office:value="-111367" calcext:value-type="float">
            <text:p>-111367</text:p>
          </table:table-cell>
          <table:table-cell office:value-type="float" office:value="-33" calcext:value-type="float">
            <text:p>-33</text:p>
          </table:table-cell>
          <table:table-cell office:value-type="float" office:value="-0.8217" calcext:value-type="float">
            <text:p>-0.8217</text:p>
          </table:table-cell>
          <table:table-cell office:value-type="float" office:value="-8.599" calcext:value-type="float">
            <text:p>-8.599</text:p>
          </table:table-cell>
          <table:table-cell office:value-type="float" office:value="8.39" calcext:value-type="float">
            <text:p>8.39</text:p>
          </table:table-cell>
          <table:table-cell office:value-type="float" office:value="-2.39" calcext:value-type="float">
            <text:p>-2.39</text:p>
          </table:table-cell>
          <table:table-cell office:value-type="float" office:value="20.8" calcext:value-type="float">
            <text:p>20.8</text:p>
          </table:table-cell>
          <table:table-cell office:value-type="float" office:value="-5.892" calcext:value-type="float">
            <text:p>-5.892</text:p>
          </table:table-cell>
          <table:table-cell office:value-type="float" office:value="1.5372" calcext:value-type="float">
            <text:p>1.5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g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0</text:p>
          </table:table-cell>
          <table:table-cell office:value-type="string" calcext:value-type="string">
            <text:p>Mg(CO3)(AQ)</text:p>
          </table:table-cell>
          <table:table-cell office:value-type="string" calcext:value-type="string">
            <text:p>Mg(CO3)(0)</text:p>
          </table:table-cell>
          <table:table-cell office:value-type="string" calcext:value-type="string">
            <text:p>Mg(CO3)(aq)</text:p>
          </table:table-cell>
          <table:table-cell office:value-type="string" calcext:value-type="string">
            <text:p>Mg(1)C(1)O(3)+(0)</text:p>
          </table:table-cell>
          <table:table-cell office:value-type="string" calcext:value-type="string">
            <text:p>ref:5</text:p>
          </table:table-cell>
          <table:table-cell table:style-name="ce2" office:value-type="string" calcext:value-type="string">
            <text:p>JAN.91</text:p>
          </table:table-cell>
          <table:table-cell office:value-type="float" office:value="-238760" calcext:value-type="float">
            <text:p>-238760</text:p>
          </table:table-cell>
          <table:table-cell office:value-type="float" office:value="-270570" calcext:value-type="float">
            <text:p>-270570</text:p>
          </table:table-cell>
          <table:table-cell office:value-type="float" office:value="-24" calcext:value-type="float">
            <text:p>-24</text:p>
          </table:table-cell>
          <table:table-cell office:value-type="float" office:value="-0.545" calcext:value-type="float">
            <text:p>-0.545</text:p>
          </table:table-cell>
          <table:table-cell office:value-type="float" office:value="-9.113" calcext:value-type="float">
            <text:p>-9.113</text:p>
          </table:table-cell>
          <table:table-cell office:value-type="float" office:value="9.332" calcext:value-type="float">
            <text:p>9.332</text:p>
          </table:table-cell>
          <table:table-cell office:value-type="float" office:value="-2.402" calcext:value-type="float">
            <text:p>-2.402</text:p>
          </table:table-cell>
          <table:table-cell office:value-type="float" office:value="-10.499" calcext:value-type="float">
            <text:p>-10.499</text:p>
          </table:table-cell>
          <table:table-cell office:value-type="float" office:value="-8.706" calcext:value-type="float">
            <text:p>-8.706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!A1288</text:p>
          </table:table-cell>
          <table:table-cell office:value-type="string" calcext:value-type="string">
            <text:p>MgCO3(AQ)</text:p>
          </table:table-cell>
          <table:table-cell office:value-type="string" calcext:value-type="string">
            <text:p>MgCO3(0)</text:p>
          </table:table-cell>
          <table:table-cell office:value-type="string" calcext:value-type="string">
            <text:p>MgCO3(aq)</text:p>
          </table:table-cell>
          <table:table-cell office:value-type="string" calcext:value-type="string">
            <text:p>Mg(1)C(1)O(3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.Oct.97</text:p>
          </table:table-cell>
          <table:table-cell office:value-type="float" office:value="-238760" calcext:value-type="float">
            <text:p>-238760</text:p>
          </table:table-cell>
          <table:table-cell office:value-type="float" office:value="-270570" calcext:value-type="float">
            <text:p>-270570</text:p>
          </table:table-cell>
          <table:table-cell office:value-type="float" office:value="-24" calcext:value-type="float">
            <text:p>-24</text:p>
          </table:table-cell>
          <table:table-cell office:value-type="float" office:value="-0.7355" calcext:value-type="float">
            <text:p>-0.7355</text:p>
          </table:table-cell>
          <table:table-cell office:value-type="float" office:value="-9.5745" calcext:value-type="float">
            <text:p>-9.5745</text:p>
          </table:table-cell>
          <table:table-cell office:value-type="float" office:value="9.5062" calcext:value-type="float">
            <text:p>9.5062</text:p>
          </table:table-cell>
          <table:table-cell office:value-type="float" office:value="-2.3831" calcext:value-type="float">
            <text:p>-2.3831</text:p>
          </table:table-cell>
          <table:table-cell office:value-type="float" office:value="-10.2416" calcext:value-type="float">
            <text:p>-10.2416</text:p>
          </table:table-cell>
          <table:table-cell office:value-type="float" office:value="-8.6159" calcext:value-type="float">
            <text:p>-8.6159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(1)C(1)O(3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1</text:p>
          </table:table-cell>
          <table:table-cell office:value-type="string" calcext:value-type="string">
            <text:p>Mg(HCO3)+</text:p>
          </table:table-cell>
          <table:table-cell office:value-type="string" calcext:value-type="string">
            <text:p>Mg(HCO3)(+)</text:p>
          </table:table-cell>
          <table:table-cell office:value-type="string" calcext:value-type="string">
            <text:p>Mg(HCO3)+</text:p>
          </table:table-cell>
          <table:table-cell office:value-type="string" calcext:value-type="string">
            <text:p>Mg(1)H(1)C(1)O(3)+(1)</text:p>
          </table:table-cell>
          <table:table-cell office:value-type="string" calcext:value-type="string">
            <text:p>ref:G7A</text:p>
          </table:table-cell>
          <table:table-cell table:style-name="ce2" office:value-type="string" calcext:value-type="string">
            <text:p>JAN.91</text:p>
          </table:table-cell>
          <table:table-cell office:value-type="float" office:value="-250200" calcext:value-type="float">
            <text:p>-250200</text:p>
          </table:table-cell>
          <table:table-cell office:value-type="float" office:value="-275750" calcext:value-type="float">
            <text:p>-275750</text:p>
          </table:table-cell>
          <table:table-cell office:value-type="float" office:value="-3" calcext:value-type="float">
            <text:p>-3</text:p>
          </table:table-cell>
          <table:table-cell office:value-type="float" office:value="3.271" calcext:value-type="float">
            <text:p>3.271</text:p>
          </table:table-cell>
          <table:table-cell office:value-type="float" office:value="0.206" calcext:value-type="float">
            <text:p>0.206</text:p>
          </table:table-cell>
          <table:table-cell office:value-type="float" office:value="5.669" calcext:value-type="float">
            <text:p>5.669</text:p>
          </table:table-cell>
          <table:table-cell office:value-type="float" office:value="-2.788" calcext:value-type="float">
            <text:p>-2.788</text:p>
          </table:table-cell>
          <table:table-cell office:value-type="float" office:value="47.284" calcext:value-type="float">
            <text:p>47.284</text:p>
          </table:table-cell>
          <table:table-cell office:value-type="float" office:value="9.34" calcext:value-type="float">
            <text:p>9.34</text:p>
          </table:table-cell>
          <table:table-cell office:value-type="float" office:value="0.599" calcext:value-type="float">
            <text:p>0.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(1)Cl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3</text:p>
          </table:table-cell>
          <table:table-cell office:value-type="string" calcext:value-type="string">
            <text:p>MgCl+</text:p>
          </table:table-cell>
          <table:table-cell office:value-type="string" calcext:value-type="string">
            <text:p>MgCl(+)</text:p>
          </table:table-cell>
          <table:table-cell office:value-type="string" calcext:value-type="string">
            <text:p>MgCl+</text:p>
          </table:table-cell>
          <table:table-cell office:value-type="string" calcext:value-type="string">
            <text:p>Mg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139700" calcext:value-type="float">
            <text:p>-139700</text:p>
          </table:table-cell>
          <table:table-cell office:value-type="float" office:value="-150933" calcext:value-type="float">
            <text:p>-150933</text:p>
          </table:table-cell>
          <table:table-cell office:value-type="float" office:value="-19" calcext:value-type="float">
            <text:p>-19</text:p>
          </table:table-cell>
          <table:table-cell office:value-type="float" office:value="2.223" calcext:value-type="float">
            <text:p>2.223</text:p>
          </table:table-cell>
          <table:table-cell office:value-type="float" office:value="-2.3505" calcext:value-type="float">
            <text:p>-2.3505</text:p>
          </table:table-cell>
          <table:table-cell office:value-type="float" office:value="6.6669" calcext:value-type="float">
            <text:p>6.6669</text:p>
          </table:table-cell>
          <table:table-cell office:value-type="float" office:value="-2.6818" calcext:value-type="float">
            <text:p>-2.6818</text:p>
          </table:table-cell>
          <table:table-cell office:value-type="float" office:value="28.6016" calcext:value-type="float">
            <text:p>28.6016</text:p>
          </table:table-cell>
          <table:table-cell office:value-type="float" office:value="2.058" calcext:value-type="float">
            <text:p>2.058</text:p>
          </table:table-cell>
          <table:table-cell office:value-type="float" office:value="0.8449" calcext:value-type="float">
            <text:p>0.8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(1)F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4</text:p>
          </table:table-cell>
          <table:table-cell office:value-type="string" calcext:value-type="string">
            <text:p>MgF+</text:p>
          </table:table-cell>
          <table:table-cell office:value-type="string" calcext:value-type="string">
            <text:p>MgF(+)</text:p>
          </table:table-cell>
          <table:table-cell office:value-type="string" calcext:value-type="string">
            <text:p>MgF+</text:p>
          </table:table-cell>
          <table:table-cell office:value-type="string" calcext:value-type="string">
            <text:p>Mg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177690" calcext:value-type="float">
            <text:p>-177690</text:p>
          </table:table-cell>
          <table:table-cell office:value-type="float" office:value="-190950" calcext:value-type="float">
            <text:p>-190950</text:p>
          </table:table-cell>
          <table:table-cell office:value-type="float" office:value="-28.07" calcext:value-type="float">
            <text:p>-28.07</text:p>
          </table:table-cell>
          <table:table-cell office:value-type="float" office:value="-0.2975" calcext:value-type="float">
            <text:p>-0.2975</text:p>
          </table:table-cell>
          <table:table-cell office:value-type="float" office:value="-8.5049" calcext:value-type="float">
            <text:p>-8.5049</text:p>
          </table:table-cell>
          <table:table-cell office:value-type="float" office:value="9.0858" calcext:value-type="float">
            <text:p>9.0858</text:p>
          </table:table-cell>
          <table:table-cell office:value-type="float" office:value="-2.4274" calcext:value-type="float">
            <text:p>-2.4274</text:p>
          </table:table-cell>
          <table:table-cell office:value-type="float" office:value="38.0239" calcext:value-type="float">
            <text:p>38.0239</text:p>
          </table:table-cell>
          <table:table-cell office:value-type="float" office:value="4.9301" calcext:value-type="float">
            <text:p>4.9301</text:p>
          </table:table-cell>
          <table:table-cell office:value-type="float" office:value="0.9706" calcext:value-type="float">
            <text:p>0.9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(1)O(1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5</text:p>
          </table:table-cell>
          <table:table-cell office:value-type="string" calcext:value-type="string">
            <text:p>MgOH+</text:p>
          </table:table-cell>
          <table:table-cell office:value-type="string" calcext:value-type="string">
            <text:p>MgOH(+)</text:p>
          </table:table-cell>
          <table:table-cell office:value-type="string" calcext:value-type="string">
            <text:p>MgOH+</text:p>
          </table:table-cell>
          <table:table-cell office:value-type="string" calcext:value-type="string">
            <text:p>Mg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49255" calcext:value-type="float">
            <text:p>-149255</text:p>
          </table:table-cell>
          <table:table-cell office:value-type="float" office:value="-152955" calcext:value-type="float">
            <text:p>-152955</text:p>
          </table:table-cell>
          <table:table-cell office:value-type="float" office:value="-19.1" calcext:value-type="float">
            <text:p>-19.1</text:p>
          </table:table-cell>
          <table:table-cell office:value-type="float" office:value="2.3105" calcext:value-type="float">
            <text:p>2.3105</text:p>
          </table:table-cell>
          <table:table-cell office:value-type="float" office:value="-2.1365" calcext:value-type="float">
            <text:p>-2.1365</text:p>
          </table:table-cell>
          <table:table-cell office:value-type="float" office:value="6.5827" calcext:value-type="float">
            <text:p>6.5827</text:p>
          </table:table-cell>
          <table:table-cell office:value-type="float" office:value="-2.6906" calcext:value-type="float">
            <text:p>-2.6906</text:p>
          </table:table-cell>
          <table:table-cell office:value-type="float" office:value="32.0008" calcext:value-type="float">
            <text:p>32.0008</text:p>
          </table:table-cell>
          <table:table-cell office:value-type="float" office:value="3.2394" calcext:value-type="float">
            <text:p>3.2394</text:p>
          </table:table-cell>
          <table:table-cell office:value-type="float" office:value="0.8449" calcext:value-type="float">
            <text:p>0.8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(1)S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gSO4(AQ)</text:p>
          </table:table-cell>
          <table:table-cell office:value-type="string" calcext:value-type="string">
            <text:p>MgSO4</text:p>
          </table:table-cell>
          <table:table-cell office:value-type="string" calcext:value-type="string">
            <text:p>MgSO4(aq)</text:p>
          </table:table-cell>
          <table:table-cell office:value-type="string" calcext:value-type="string">
            <text:p>Mg(1)S(1)O(4)+(0)</text:p>
          </table:table-cell>
          <table:table-cell office:value-type="string" calcext:value-type="string">
            <text:p>ref:G13A</text:p>
          </table:table-cell>
          <table:table-cell office:value-type="string" calcext:value-type="string">
            <text:p>28.NOV.94</text:p>
          </table:table-cell>
          <table:table-cell office:value-type="float" office:value="-289477" calcext:value-type="float">
            <text:p>-289477</text:p>
          </table:table-cell>
          <table:table-cell office:value-type="float" office:value="-327367" calcext:value-type="float">
            <text:p>-327367</text:p>
          </table:table-cell>
          <table:table-cell office:value-type="float" office:value="-13.5" calcext:value-type="float">
            <text:p>-13.5</text:p>
          </table:table-cell>
          <table:table-cell office:value-type="float" office:value="1.9369" calcext:value-type="float">
            <text:p>1.9369</text:p>
          </table:table-cell>
          <table:table-cell office:value-type="float" office:value="-3.0547" calcext:value-type="float">
            <text:p>-3.0547</text:p>
          </table:table-cell>
          <table:table-cell office:value-type="float" office:value="6.9554" calcext:value-type="float">
            <text:p>6.9554</text:p>
          </table:table-cell>
          <table:table-cell office:value-type="float" office:value="-2.6526" calcext:value-type="float">
            <text:p>-2.6526</text:p>
          </table:table-cell>
          <table:table-cell office:value-type="float" office:value="-6.839" calcext:value-type="float">
            <text:p>-6.839</text:p>
          </table:table-cell>
          <table:table-cell office:value-type="float" office:value="-7.4589" calcext:value-type="float">
            <text:p>-7.4589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(1)Si(1)O(3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342</text:p>
          </table:table-cell>
          <table:table-cell office:value-type="string" calcext:value-type="string">
            <text:p>Mg(HSiO3)+</text:p>
          </table:table-cell>
          <table:table-cell office:value-type="string" calcext:value-type="string">
            <text:p>Mg(HSiO3)(1)</text:p>
          </table:table-cell>
          <table:table-cell office:value-type="string" calcext:value-type="string">
            <text:p>Mg(HSiO3)+</text:p>
          </table:table-cell>
          <table:table-cell office:value-type="string" calcext:value-type="string">
            <text:p>Mg(1)H(1)Si(1)O(3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353025" calcext:value-type="float">
            <text:p>-353025</text:p>
          </table:table-cell>
          <table:table-cell office:value-type="float" office:value="-385700" calcext:value-type="float">
            <text:p>-385700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6289" calcext:value-type="float">
            <text:p>0.6289</text:p>
          </table:table-cell>
          <table:table-cell office:value-type="float" office:value="-6.2428" calcext:value-type="float">
            <text:p>-6.2428</text:p>
          </table:table-cell>
          <table:table-cell office:value-type="float" office:value="8.1967" calcext:value-type="float">
            <text:p>8.1967</text:p>
          </table:table-cell>
          <table:table-cell office:value-type="float" office:value="-2.5209" calcext:value-type="float">
            <text:p>-2.5209</text:p>
          </table:table-cell>
          <table:table-cell office:value-type="float" office:value="36.7882" calcext:value-type="float">
            <text:p>36.7882</text:p>
          </table:table-cell>
          <table:table-cell office:value-type="float" office:value="4.6702" calcext:value-type="float">
            <text:p>4.6702</text:p>
          </table:table-cell>
          <table:table-cell office:value-type="float" office:value="0.9177" calcext:value-type="float">
            <text:p>0.9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(1)H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1</text:p>
          </table:table-cell>
          <table:table-cell office:value-type="string" calcext:value-type="string">
            <text:p>NH3(AQ)</text:p>
          </table:table-cell>
          <table:table-cell office:value-type="string" calcext:value-type="string">
            <text:p>NH3(0)</text:p>
          </table:table-cell>
          <table:table-cell office:value-type="string" calcext:value-type="string">
            <text:p>NH3(aq)</text:p>
          </table:table-cell>
          <table:table-cell office:value-type="string" calcext:value-type="string">
            <text:p>N(1)H(3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-6383" calcext:value-type="float">
            <text:p>-6383</text:p>
          </table:table-cell>
          <table:table-cell office:value-type="float" office:value="-19440" calcext:value-type="float">
            <text:p>-19440</text:p>
          </table:table-cell>
          <table:table-cell office:value-type="float" office:value="25.77" calcext:value-type="float">
            <text:p>25.77</text:p>
          </table:table-cell>
          <table:table-cell office:value-type="float" office:value="5.0911" calcext:value-type="float">
            <text:p>5.0911</text:p>
          </table:table-cell>
          <table:table-cell office:value-type="float" office:value="2.797" calcext:value-type="float">
            <text:p>2.797</text:p>
          </table:table-cell>
          <table:table-cell office:value-type="float" office:value="8.6248" calcext:value-type="float">
            <text:p>8.6248</text:p>
          </table:table-cell>
          <table:table-cell office:value-type="float" office:value="-2.8946" calcext:value-type="float">
            <text:p>-2.8946</text:p>
          </table:table-cell>
          <table:table-cell office:value-type="float" office:value="28.0865" calcext:value-type="float">
            <text:p>28.0865</text:p>
          </table:table-cell>
          <table:table-cell office:value-type="float" office:value="-6.4728" calcext:value-type="float">
            <text:p>-6.4728</text:p>
          </table:table-cell>
          <table:table-cell office:value-type="float" office:value="-0.0769" calcext:value-type="float">
            <text:p>-0.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(1)H(4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2</text:p>
          </table:table-cell>
          <table:table-cell office:value-type="string" calcext:value-type="string">
            <text:p>NH4+</text:p>
          </table:table-cell>
          <table:table-cell office:value-type="string" calcext:value-type="string">
            <text:p>NH4(+)</text:p>
          </table:table-cell>
          <table:table-cell office:value-type="string" calcext:value-type="string">
            <text:p>NH4+</text:p>
          </table:table-cell>
          <table:table-cell office:value-type="string" calcext:value-type="string">
            <text:p>N(1)H(4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8990" calcext:value-type="float">
            <text:p>-18990</text:p>
          </table:table-cell>
          <table:table-cell office:value-type="float" office:value="-31850" calcext:value-type="float">
            <text:p>-31850</text:p>
          </table:table-cell>
          <table:table-cell office:value-type="float" office:value="26.57" calcext:value-type="float">
            <text:p>26.57</text:p>
          </table:table-cell>
          <table:table-cell office:value-type="float" office:value="3.8763" calcext:value-type="float">
            <text:p>3.8763</text:p>
          </table:table-cell>
          <table:table-cell office:value-type="float" office:value="2.3448" calcext:value-type="float">
            <text:p>2.3448</text:p>
          </table:table-cell>
          <table:table-cell office:value-type="float" office:value="8.5605" calcext:value-type="float">
            <text:p>8.5605</text:p>
          </table:table-cell>
          <table:table-cell office:value-type="float" office:value="-2.8759" calcext:value-type="float">
            <text:p>-2.8759</text:p>
          </table:table-cell>
          <table:table-cell office:value-type="float" office:value="17.45" calcext:value-type="float">
            <text:p>17.45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1502" calcext:value-type="float">
            <text:p>0.1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(1)O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3</text:p>
          </table:table-cell>
          <table:table-cell office:value-type="string" calcext:value-type="string">
            <text:p>NO2-</text:p>
          </table:table-cell>
          <table:table-cell office:value-type="string" calcext:value-type="string">
            <text:p>NO2(-)</text:p>
          </table:table-cell>
          <table:table-cell office:value-type="string" calcext:value-type="string">
            <text:p>NO2-</text:p>
          </table:table-cell>
          <table:table-cell office:value-type="string" calcext:value-type="string">
            <text:p>N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7700" calcext:value-type="float">
            <text:p>-7700</text:p>
          </table:table-cell>
          <table:table-cell office:value-type="float" office:value="-25000" calcext:value-type="float">
            <text:p>-25000</text:p>
          </table:table-cell>
          <table:table-cell office:value-type="float" office:value="29.4" calcext:value-type="float">
            <text:p>29.4</text:p>
          </table:table-cell>
          <table:table-cell office:value-type="float" office:value="5.5864" calcext:value-type="float">
            <text:p>5.5864</text:p>
          </table:table-cell>
          <table:table-cell office:value-type="float" office:value="5.859" calcext:value-type="float">
            <text:p>5.859</text:p>
          </table:table-cell>
          <table:table-cell office:value-type="float" office:value="3.4472" calcext:value-type="float">
            <text:p>3.4472</text:p>
          </table:table-cell>
          <table:table-cell office:value-type="float" office:value="-3.0212" calcext:value-type="float">
            <text:p>-3.0212</text:p>
          </table:table-cell>
          <table:table-cell office:value-type="float" office:value="3.426" calcext:value-type="float">
            <text:p>3.426</text:p>
          </table:table-cell>
          <table:table-cell office:value-type="float" office:value="-7.7808" calcext:value-type="float">
            <text:p>-7.7808</text:p>
          </table:table-cell>
          <table:table-cell office:value-type="float" office:value="1.1847" calcext:value-type="float">
            <text:p>1.184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(1)O(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6</text:p>
          </table:table-cell>
          <table:table-cell office:value-type="string" calcext:value-type="string">
            <text:p>HNO2(AQ)</text:p>
          </table:table-cell>
          <table:table-cell office:value-type="string" calcext:value-type="string">
            <text:p>HNO2</text:p>
          </table:table-cell>
          <table:table-cell office:value-type="string" calcext:value-type="string">
            <text:p>HNO2(AQ)</text:p>
          </table:table-cell>
          <table:table-cell office:value-type="string" calcext:value-type="string">
            <text:p>H(1)N(1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2100" calcext:value-type="float">
            <text:p>-12100</text:p>
          </table:table-cell>
          <table:table-cell office:value-type="float" office:value="-28500" calcext:value-type="float">
            <text:p>-28500</text:p>
          </table:table-cell>
          <table:table-cell office:value-type="float" office:value="32.4" calcext:value-type="float">
            <text:p>32.4</text:p>
          </table:table-cell>
          <table:table-cell office:value-type="float" office:value="5.9151" calcext:value-type="float">
            <text:p>5.9151</text:p>
          </table:table-cell>
          <table:table-cell office:value-type="float" office:value="6.659" calcext:value-type="float">
            <text:p>6.659</text:p>
          </table:table-cell>
          <table:table-cell office:value-type="float" office:value="3.1378" calcext:value-type="float">
            <text:p>3.1378</text:p>
          </table:table-cell>
          <table:table-cell office:value-type="float" office:value="-3.0542" calcext:value-type="float">
            <text:p>-3.0542</text:p>
          </table:table-cell>
          <table:table-cell office:value-type="float" office:value="8.705" calcext:value-type="float">
            <text:p>8.705</text:p>
          </table:table-cell>
          <table:table-cell office:value-type="float" office:value="-1.6697" calcext:value-type="float">
            <text:p>-1.6697</text:p>
          </table:table-cell>
          <table:table-cell office:value-type="float" office:value="-0.1507" calcext:value-type="float">
            <text:p>-0.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(1)O(3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4</text:p>
          </table:table-cell>
          <table:table-cell office:value-type="string" calcext:value-type="string">
            <text:p>NO3-</text:p>
          </table:table-cell>
          <table:table-cell office:value-type="string" calcext:value-type="string">
            <text:p>NO3(-)</text:p>
          </table:table-cell>
          <table:table-cell office:value-type="string" calcext:value-type="string">
            <text:p>NO3-</text:p>
          </table:table-cell>
          <table:table-cell office:value-type="string" calcext:value-type="string">
            <text:p>N(1)O(3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26507" calcext:value-type="float">
            <text:p>-26507</text:p>
          </table:table-cell>
          <table:table-cell office:value-type="float" office:value="-49429" calcext:value-type="float">
            <text:p>-49429</text:p>
          </table:table-cell>
          <table:table-cell office:value-type="float" office:value="35.12" calcext:value-type="float">
            <text:p>35.12</text:p>
          </table:table-cell>
          <table:table-cell office:value-type="float" office:value="7.3161" calcext:value-type="float">
            <text:p>7.3161</text:p>
          </table:table-cell>
          <table:table-cell office:value-type="float" office:value="6.7824" calcext:value-type="float">
            <text:p>6.7824</text:p>
          </table:table-cell>
          <table:table-cell office:value-type="float" office:value="-4.6838" calcext:value-type="float">
            <text:p>-4.6838</text:p>
          </table:table-cell>
          <table:table-cell office:value-type="float" office:value="-3.0594" calcext:value-type="float">
            <text:p>-3.0594</text:p>
          </table:table-cell>
          <table:table-cell office:value-type="float" office:value="7.7" calcext:value-type="float">
            <text:p>7.7</text:p>
          </table:table-cell>
          <table:table-cell office:value-type="float" office:value="-6.725" calcext:value-type="float">
            <text:p>-6.725</text:p>
          </table:table-cell>
          <table:table-cell office:value-type="float" office:value="1.0977" calcext:value-type="float">
            <text:p>1.097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(1)O(3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1</text:p>
          </table:table-cell>
          <table:table-cell office:value-type="string" calcext:value-type="string">
            <text:p>HNO3(AQ)</text:p>
          </table:table-cell>
          <table:table-cell office:value-type="string" calcext:value-type="string">
            <text:p>HNO3(0) </text:p>
          </table:table-cell>
          <table:table-cell office:value-type="string" calcext:value-type="string">
            <text:p>HNO3(aq)</text:p>
          </table:table-cell>
          <table:table-cell office:value-type="string" calcext:value-type="string">
            <text:p>H(1)N(1)O(3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24730" calcext:value-type="float">
            <text:p>-24730</text:p>
          </table:table-cell>
          <table:table-cell office:value-type="float" office:value="-45410" calcext:value-type="float">
            <text:p>-45410</text:p>
          </table:table-cell>
          <table:table-cell office:value-type="float" office:value="42.7" calcext:value-type="float">
            <text:p>42.7</text:p>
          </table:table-cell>
          <table:table-cell office:value-type="float" office:value="7.1623" calcext:value-type="float">
            <text:p>7.1623</text:p>
          </table:table-cell>
          <table:table-cell office:value-type="float" office:value="9.7063" calcext:value-type="float">
            <text:p>9.7063</text:p>
          </table:table-cell>
          <table:table-cell office:value-type="float" office:value="1.9367" calcext:value-type="float">
            <text:p>1.9367</text:p>
          </table:table-cell>
          <table:table-cell office:value-type="float" office:value="-3.1802" calcext:value-type="float">
            <text:p>-3.1802</text:p>
          </table:table-cell>
          <table:table-cell office:value-type="float" office:value="13.8907" calcext:value-type="float">
            <text:p>13.8907</text:p>
          </table:table-cell>
          <table:table-cell office:value-type="float" office:value="0.632" calcext:value-type="float">
            <text:p>0.632</text:p>
          </table:table-cell>
          <table:table-cell office:value-type="float" office:value="-0.3066" calcext:value-type="float">
            <text:p>-0.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0</text:p>
          </table:table-cell>
          <table:table-cell office:value-type="string" calcext:value-type="string">
            <text:p>N2(AQ)</text:p>
          </table:table-cell>
          <table:table-cell office:value-type="string" calcext:value-type="string">
            <text:p>N2(0)</text:p>
          </table:table-cell>
          <table:table-cell office:value-type="string" calcext:value-type="string">
            <text:p>N2(aq)</text:p>
          </table:table-cell>
          <table:table-cell office:value-type="string" calcext:value-type="string">
            <text:p>N(2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4347" calcext:value-type="float">
            <text:p>4347</text:p>
          </table:table-cell>
          <table:table-cell office:value-type="float" office:value="-2495" calcext:value-type="float">
            <text:p>-2495</text:p>
          </table:table-cell>
          <table:table-cell office:value-type="float" office:value="22.9" calcext:value-type="float">
            <text:p>22.9</text:p>
          </table:table-cell>
          <table:table-cell office:value-type="float" office:value="6.2046" calcext:value-type="float">
            <text:p>6.2046</text:p>
          </table:table-cell>
          <table:table-cell office:value-type="float" office:value="7.3685" calcext:value-type="float">
            <text:p>7.3685</text:p>
          </table:table-cell>
          <table:table-cell office:value-type="float" office:value="2.8539" calcext:value-type="float">
            <text:p>2.8539</text:p>
          </table:table-cell>
          <table:table-cell office:value-type="float" office:value="-3.0836" calcext:value-type="float">
            <text:p>-3.0836</text:p>
          </table:table-cell>
          <table:table-cell office:value-type="float" office:value="35.9694" calcext:value-type="float">
            <text:p>35.9694</text:p>
          </table:table-cell>
          <table:table-cell office:value-type="float" office:value="8.7637" calcext:value-type="float">
            <text:p>8.7637</text:p>
          </table:table-cell>
          <table:table-cell office:value-type="float" office:value="-0.2439" calcext:value-type="float">
            <text:p>-0.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(2)H(5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0</text:p>
          </table:table-cell>
          <table:table-cell table:number-columns-repeated="3" office:value-type="string" calcext:value-type="string">
            <text:p>N2H5+</text:p>
          </table:table-cell>
          <table:table-cell office:value-type="string" calcext:value-type="string">
            <text:p>N(2)H(5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19700" calcext:value-type="float">
            <text:p>19700</text:p>
          </table:table-cell>
          <table:table-cell office:value-type="float" office:value="-1800" calcext:value-type="float">
            <text:p>-1800</text:p>
          </table:table-cell>
          <table:table-cell office:value-type="float" office:value="36.1" calcext:value-type="float">
            <text:p>36.1</text:p>
          </table:table-cell>
          <table:table-cell office:value-type="float" office:value="5.5711" calcext:value-type="float">
            <text:p>5.5711</text:p>
          </table:table-cell>
          <table:table-cell office:value-type="float" office:value="5.8193" calcext:value-type="float">
            <text:p>5.8193</text:p>
          </table:table-cell>
          <table:table-cell office:value-type="float" office:value="3.4672" calcext:value-type="float">
            <text:p>3.4672</text:p>
          </table:table-cell>
          <table:table-cell office:value-type="float" office:value="-3.0195" calcext:value-type="float">
            <text:p>-3.0195</text:p>
          </table:table-cell>
          <table:table-cell office:value-type="float" office:value="16.0644" calcext:value-type="float">
            <text:p>16.0644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0057" calcext:value-type="float">
            <text:p>0.0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(2)H(6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1</text:p>
          </table:table-cell>
          <table:table-cell table:number-columns-repeated="3" office:value-type="string" calcext:value-type="string">
            <text:p>N2H6+2</text:p>
          </table:table-cell>
          <table:table-cell office:value-type="string" calcext:value-type="string">
            <text:p>N(2)H(6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21100" calcext:value-type="float">
            <text:p>21100</text:p>
          </table:table-cell>
          <table:table-cell office:value-type="float" office:value="-4000" calcext:value-type="float">
            <text:p>-4000</text:p>
          </table:table-cell>
          <table:table-cell office:value-type="float" office:value="24" calcext:value-type="float">
            <text:p>24</text:p>
          </table:table-cell>
          <table:table-cell office:value-type="float" office:value="4.4762" calcext:value-type="float">
            <text:p>4.4762</text:p>
          </table:table-cell>
          <table:table-cell office:value-type="float" office:value="3.1468" calcext:value-type="float">
            <text:p>3.1468</text:p>
          </table:table-cell>
          <table:table-cell office:value-type="float" office:value="4.516" calcext:value-type="float">
            <text:p>4.516</text:p>
          </table:table-cell>
          <table:table-cell office:value-type="float" office:value="-2.909" calcext:value-type="float">
            <text:p>-2.909</text:p>
          </table:table-cell>
          <table:table-cell office:value-type="float" office:value="21.7574" calcext:value-type="float">
            <text:p>21.7574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6936" calcext:value-type="float">
            <text:p>0.6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(2)O(2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9</text:p>
          </table:table-cell>
          <table:table-cell table:number-columns-repeated="3" office:value-type="string" calcext:value-type="string">
            <text:p>N2O2-2</text:p>
          </table:table-cell>
          <table:table-cell office:value-type="string" calcext:value-type="string">
            <text:p>N(2)O(2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33200" calcext:value-type="float">
            <text:p>33200</text:p>
          </table:table-cell>
          <table:table-cell office:value-type="float" office:value="-2590" calcext:value-type="float">
            <text:p>-2590</text:p>
          </table:table-cell>
          <table:table-cell office:value-type="float" office:value="6.6" calcext:value-type="float">
            <text:p>6.6</text:p>
          </table:table-cell>
          <table:table-cell office:value-type="float" office:value="3.3102" calcext:value-type="float">
            <text:p>3.3102</text:p>
          </table:table-cell>
          <table:table-cell office:value-type="float" office:value="0.2986" calcext:value-type="float">
            <text:p>0.2986</text:p>
          </table:table-cell>
          <table:table-cell office:value-type="float" office:value="5.638" calcext:value-type="float">
            <text:p>5.638</text:p>
          </table:table-cell>
          <table:table-cell office:value-type="float" office:value="-2.7912" calcext:value-type="float">
            <text:p>-2.7912</text:p>
          </table:table-cell>
          <table:table-cell office:value-type="float" office:value="0.1067" calcext:value-type="float">
            <text:p>0.1067</text:p>
          </table:table-cell>
          <table:table-cell office:value-type="float" office:value="-15.1139" calcext:value-type="float">
            <text:p>-15.1139</text:p>
          </table:table-cell>
          <table:table-cell office:value-type="float" office:value="3.1145" calcext:value-type="float">
            <text:p>3.114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(2)O(2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8</text:p>
          </table:table-cell>
          <table:table-cell office:value-type="string" calcext:value-type="string">
            <text:p>HN2O2-</text:p>
          </table:table-cell>
          <table:table-cell office:value-type="string" calcext:value-type="string">
            <text:p>HNO2-</text:p>
          </table:table-cell>
          <table:table-cell office:value-type="string" calcext:value-type="string">
            <text:p>HN2O2-</text:p>
          </table:table-cell>
          <table:table-cell office:value-type="string" calcext:value-type="string">
            <text:p>H(1)N(2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18200" calcext:value-type="float">
            <text:p>18200</text:p>
          </table:table-cell>
          <table:table-cell office:value-type="float" office:value="-9400" calcext:value-type="float">
            <text:p>-9400</text:p>
          </table:table-cell>
          <table:table-cell office:value-type="float" office:value="34" calcext:value-type="float">
            <text:p>34</text:p>
          </table:table-cell>
          <table:table-cell office:value-type="float" office:value="6.5748" calcext:value-type="float">
            <text:p>6.5748</text:p>
          </table:table-cell>
          <table:table-cell office:value-type="float" office:value="8.2753" calcext:value-type="float">
            <text:p>8.2753</text:p>
          </table:table-cell>
          <table:table-cell office:value-type="float" office:value="2.4914" calcext:value-type="float">
            <text:p>2.4914</text:p>
          </table:table-cell>
          <table:table-cell office:value-type="float" office:value="-3.121" calcext:value-type="float">
            <text:p>-3.121</text:p>
          </table:table-cell>
          <table:table-cell office:value-type="float" office:value="21.8724" calcext:value-type="float">
            <text:p>21.8724</text:p>
          </table:table-cell>
          <table:table-cell office:value-type="float" office:value="-1.1401" calcext:value-type="float">
            <text:p>-1.1401</text:p>
          </table:table-cell>
          <table:table-cell office:value-type="float" office:value="1.1132" calcext:value-type="float">
            <text:p>1.11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(2)O(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7</text:p>
          </table:table-cell>
          <table:table-cell office:value-type="string" calcext:value-type="string">
            <text:p>H2N2O2(AQ)</text:p>
          </table:table-cell>
          <table:table-cell office:value-type="string" calcext:value-type="string">
            <text:p>H2N2O2</text:p>
          </table:table-cell>
          <table:table-cell office:value-type="string" calcext:value-type="string">
            <text:p>H2N2O2(AQ)</text:p>
          </table:table-cell>
          <table:table-cell office:value-type="string" calcext:value-type="string">
            <text:p>H(2)N(2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8600" calcext:value-type="float">
            <text:p>8600</text:p>
          </table:table-cell>
          <table:table-cell office:value-type="float" office:value="-13700" calcext:value-type="float">
            <text:p>-13700</text:p>
          </table:table-cell>
          <table:table-cell office:value-type="float" office:value="52" calcext:value-type="float">
            <text:p>52</text:p>
          </table:table-cell>
          <table:table-cell office:value-type="float" office:value="8.6337" calcext:value-type="float">
            <text:p>8.6337</text:p>
          </table:table-cell>
          <table:table-cell office:value-type="float" office:value="13.3019" calcext:value-type="float">
            <text:p>13.3019</text:p>
          </table:table-cell>
          <table:table-cell office:value-type="float" office:value="0.5163" calcext:value-type="float">
            <text:p>0.5163</text:p>
          </table:table-cell>
          <table:table-cell office:value-type="float" office:value="-3.3288" calcext:value-type="float">
            <text:p>-3.3288</text:p>
          </table:table-cell>
          <table:table-cell office:value-type="float" office:value="24.9004" calcext:value-type="float">
            <text:p>24.9004</text:p>
          </table:table-cell>
          <table:table-cell office:value-type="float" office:value="4.9097" calcext:value-type="float">
            <text:p>4.9097</text:p>
          </table:table-cell>
          <table:table-cell office:value-type="float" office:value="-0.4475" calcext:value-type="float">
            <text:p>-0.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7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+)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62591" calcext:value-type="float">
            <text:p>-62591</text:p>
          </table:table-cell>
          <table:table-cell office:value-type="float" office:value="-57433" calcext:value-type="float">
            <text:p>-57433</text:p>
          </table:table-cell>
          <table:table-cell office:value-type="float" office:value="13.96" calcext:value-type="float">
            <text:p>13.96</text:p>
          </table:table-cell>
          <table:table-cell office:value-type="float" office:value="1.839" calcext:value-type="float">
            <text:p>1.839</text:p>
          </table:table-cell>
          <table:table-cell office:value-type="float" office:value="-2.285" calcext:value-type="float">
            <text:p>-2.285</text:p>
          </table:table-cell>
          <table:table-cell office:value-type="float" office:value="3.256" calcext:value-type="float">
            <text:p>3.256</text:p>
          </table:table-cell>
          <table:table-cell office:value-type="float" office:value="-2.726" calcext:value-type="float">
            <text:p>-2.726</text:p>
          </table:table-cell>
          <table:table-cell office:value-type="float" office:value="18.18" calcext:value-type="float">
            <text:p>18.18</text:p>
          </table:table-cell>
          <table:table-cell office:value-type="float" office:value="-2.981" calcext:value-type="float">
            <text:p>-2.981</text:p>
          </table:table-cell>
          <table:table-cell office:value-type="float" office:value="0.3306" calcext:value-type="float">
            <text:p>0.3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(1)Cl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9</text:p>
          </table:table-cell>
          <table:table-cell office:value-type="string" calcext:value-type="string">
            <text:p>NaCl(AQ)</text:p>
          </table:table-cell>
          <table:table-cell office:value-type="string" calcext:value-type="string">
            <text:p>NaCl(0)</text:p>
          </table:table-cell>
          <table:table-cell office:value-type="string" calcext:value-type="string">
            <text:p>NaCl(aq)</text:p>
          </table:table-cell>
          <table:table-cell office:value-type="string" calcext:value-type="string">
            <text:p>Na(1)Cl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.97</text:p>
          </table:table-cell>
          <table:table-cell office:value-type="float" office:value="-92910" calcext:value-type="float">
            <text:p>-92910</text:p>
          </table:table-cell>
          <table:table-cell office:value-type="float" office:value="-96160" calcext:value-type="float">
            <text:p>-96160</text:p>
          </table:table-cell>
          <table:table-cell office:value-type="float" office:value="28" calcext:value-type="float">
            <text:p>28</text:p>
          </table:table-cell>
          <table:table-cell office:value-type="float" office:value="5.0364" calcext:value-type="float">
            <text:p>5.0364</text:p>
          </table:table-cell>
          <table:table-cell office:value-type="float" office:value="4.5189" calcext:value-type="float">
            <text:p>4.5189</text:p>
          </table:table-cell>
          <table:table-cell office:value-type="float" office:value="3.9669" calcext:value-type="float">
            <text:p>3.9669</text:p>
          </table:table-cell>
          <table:table-cell office:value-type="float" office:value="-2.9658" calcext:value-type="float">
            <text:p>-2.9658</text:p>
          </table:table-cell>
          <table:table-cell office:value-type="float" office:value="10.798" calcext:value-type="float">
            <text:p>10.798</text:p>
          </table:table-cell>
          <table:table-cell office:value-type="float" office:value="-1.3031" calcext:value-type="float">
            <text:p>-1.3031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F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40</text:p>
          </table:table-cell>
          <table:table-cell office:value-type="string" calcext:value-type="string">
            <text:p>NaF(AQ)</text:p>
          </table:table-cell>
          <table:table-cell office:value-type="string" calcext:value-type="string">
            <text:p>NaF(0)</text:p>
          </table:table-cell>
          <table:table-cell office:value-type="string" calcext:value-type="string">
            <text:p>NaF(aq)</text:p>
          </table:table-cell>
          <table:table-cell office:value-type="string" calcext:value-type="string">
            <text:p>Na(1)F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128570" calcext:value-type="float">
            <text:p>-128570</text:p>
          </table:table-cell>
          <table:table-cell office:value-type="float" office:value="-135860" calcext:value-type="float">
            <text:p>-135860</text:p>
          </table:table-cell>
          <table:table-cell office:value-type="float" office:value="12" calcext:value-type="float">
            <text:p>12</text:p>
          </table:table-cell>
          <table:table-cell office:value-type="float" office:value="2.5336" calcext:value-type="float">
            <text:p>2.5336</text:p>
          </table:table-cell>
          <table:table-cell office:value-type="float" office:value="-1.5922" calcext:value-type="float">
            <text:p>-1.5922</text:p>
          </table:table-cell>
          <table:table-cell office:value-type="float" office:value="6.3689" calcext:value-type="float">
            <text:p>6.3689</text:p>
          </table:table-cell>
          <table:table-cell office:value-type="float" office:value="-2.7131" calcext:value-type="float">
            <text:p>-2.7131</text:p>
          </table:table-cell>
          <table:table-cell office:value-type="float" office:value="12.3804" calcext:value-type="float">
            <text:p>12.3804</text:p>
          </table:table-cell>
          <table:table-cell office:value-type="float" office:value="-0.7531" calcext:value-type="float">
            <text:p>-0.7531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O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43</text:p>
          </table:table-cell>
          <table:table-cell office:value-type="string" calcext:value-type="string">
            <text:p>NaOH(AQ)</text:p>
          </table:table-cell>
          <table:table-cell office:value-type="string" calcext:value-type="string">
            <text:p>NaOH(0)</text:p>
          </table:table-cell>
          <table:table-cell office:value-type="string" calcext:value-type="string">
            <text:p>NaOH(aq)</text:p>
          </table:table-cell>
          <table:table-cell office:value-type="string" calcext:value-type="string">
            <text:p>Na(1)O(1)H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99900" calcext:value-type="float">
            <text:p>-99900</text:p>
          </table:table-cell>
          <table:table-cell office:value-type="float" office:value="-112300" calcext:value-type="float">
            <text:p>-112300</text:p>
          </table:table-cell>
          <table:table-cell office:value-type="float" office:value="10.7" calcext:value-type="float">
            <text:p>10.7</text:p>
          </table:table-cell>
          <table:table-cell office:value-type="float" office:value="2.2338" calcext:value-type="float">
            <text:p>2.2338</text:p>
          </table:table-cell>
          <table:table-cell office:value-type="float" office:value="-2.3287" calcext:value-type="float">
            <text:p>-2.3287</text:p>
          </table:table-cell>
          <table:table-cell office:value-type="float" office:value="6.6683" calcext:value-type="float">
            <text:p>6.6683</text:p>
          </table:table-cell>
          <table:table-cell office:value-type="float" office:value="-2.6826" calcext:value-type="float">
            <text:p>-2.6826</text:p>
          </table:table-cell>
          <table:table-cell office:value-type="float" office:value="4.0146" calcext:value-type="float">
            <text:p>4.0146</text:p>
          </table:table-cell>
          <table:table-cell office:value-type="float" office:value="-3.6863" calcext:value-type="float">
            <text:p>-3.6863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S(1)O(4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285</text:p>
          </table:table-cell>
          <table:table-cell table:number-columns-repeated="3" office:value-type="string" calcext:value-type="string">
            <text:p>NaSO4-</text:p>
          </table:table-cell>
          <table:table-cell office:value-type="string" calcext:value-type="string">
            <text:p>Na(1)S(1)O(4)-(1)</text:p>
          </table:table-cell>
          <table:table-cell office:value-type="string" calcext:value-type="string">
            <text:p>ref:G13A</text:p>
          </table:table-cell>
          <table:table-cell office:value-type="string" calcext:value-type="string">
            <text:p>28.NOV.94</text:p>
          </table:table-cell>
          <table:table-cell office:value-type="float" office:value="-241476" calcext:value-type="float">
            <text:p>-241476</text:p>
          </table:table-cell>
          <table:table-cell office:value-type="float" office:value="-273733" calcext:value-type="float">
            <text:p>-273733</text:p>
          </table:table-cell>
          <table:table-cell office:value-type="float" office:value="25.46" calcext:value-type="float">
            <text:p>25.46</text:p>
          </table:table-cell>
          <table:table-cell office:value-type="float" office:value="6.4638" calcext:value-type="float">
            <text:p>6.4638</text:p>
          </table:table-cell>
          <table:table-cell office:value-type="float" office:value="8.0045" calcext:value-type="float">
            <text:p>8.0045</text:p>
          </table:table-cell>
          <table:table-cell office:value-type="float" office:value="2.597" calcext:value-type="float">
            <text:p>2.597</text:p>
          </table:table-cell>
          <table:table-cell office:value-type="float" office:value="-3.1098" calcext:value-type="float">
            <text:p>-3.1098</text:p>
          </table:table-cell>
          <table:table-cell office:value-type="float" office:value="14.4928" calcext:value-type="float">
            <text:p>14.4928</text:p>
          </table:table-cell>
          <table:table-cell office:value-type="float" office:value="-4.1182" calcext:value-type="float">
            <text:p>-4.1182</text:p>
          </table:table-cell>
          <table:table-cell office:value-type="float" office:value="1.2422" calcext:value-type="float">
            <text:p>1.24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a(1)Si(1)O(3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41</text:p>
          </table:table-cell>
          <table:table-cell office:value-type="string" calcext:value-type="string">
            <text:p>NaHSiO3(AQ)</text:p>
          </table:table-cell>
          <table:table-cell office:value-type="string" calcext:value-type="string">
            <text:p>NaHSiO3(0)</text:p>
          </table:table-cell>
          <table:table-cell office:value-type="string" calcext:value-type="string">
            <text:p>NaHSiO3(aq)</text:p>
          </table:table-cell>
          <table:table-cell office:value-type="string" calcext:value-type="string">
            <text:p>Na(1)H(1)Si(1)O(3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307890" calcext:value-type="float">
            <text:p>-307890</text:p>
          </table:table-cell>
          <table:table-cell office:value-type="float" office:value="-333894" calcext:value-type="float">
            <text:p>-333894</text:p>
          </table:table-cell>
          <table:table-cell office:value-type="float" office:value="10" calcext:value-type="float">
            <text:p>10</text:p>
          </table:table-cell>
          <table:table-cell office:value-type="float" office:value="3.4928" calcext:value-type="float">
            <text:p>3.4928</text:p>
          </table:table-cell>
          <table:table-cell office:value-type="float" office:value="0.75" calcext:value-type="float">
            <text:p>0.75</text:p>
          </table:table-cell>
          <table:table-cell office:value-type="float" office:value="5.4483" calcext:value-type="float">
            <text:p>5.4483</text:p>
          </table:table-cell>
          <table:table-cell office:value-type="float" office:value="-2.81" calcext:value-type="float">
            <text:p>-2.81</text:p>
          </table:table-cell>
          <table:table-cell office:value-type="float" office:value="20.2395" calcext:value-type="float">
            <text:p>20.2395</text:p>
          </table:table-cell>
          <table:table-cell office:value-type="float" office:value="1.9785" calcext:value-type="float">
            <text:p>1.9785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(1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60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H(-)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37595" calcext:value-type="float">
            <text:p>-37595</text:p>
          </table:table-cell>
          <table:table-cell office:value-type="float" office:value="-54977" calcext:value-type="float">
            <text:p>-54977</text:p>
          </table:table-cell>
          <table:table-cell office:value-type="float" office:value="-2.56" calcext:value-type="float">
            <text:p>-2.56</text:p>
          </table:table-cell>
          <table:table-cell office:value-type="float" office:value="1.2527" calcext:value-type="float">
            <text:p>1.2527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8423" calcext:value-type="float">
            <text:p>1.8423</text:p>
          </table:table-cell>
          <table:table-cell office:value-type="float" office:value="-2.7821" calcext:value-type="float">
            <text:p>-2.7821</text:p>
          </table:table-cell>
          <table:table-cell office:value-type="float" office:value="4.15" calcext:value-type="float">
            <text:p>4.15</text:p>
          </table:table-cell>
          <table:table-cell office:value-type="float" office:value="-10.346" calcext:value-type="float">
            <text:p>-10.346</text:p>
          </table:table-cell>
          <table:table-cell office:value-type="float" office:value="1.7246" calcext:value-type="float">
            <text:p>1.72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56</text:p>
          </table:table-cell>
          <table:table-cell office:value-type="string" calcext:value-type="string">
            <text:p>O2(AQ)</text:p>
          </table:table-cell>
          <table:table-cell office:value-type="string" calcext:value-type="string">
            <text:p>O2(0)</text:p>
          </table:table-cell>
          <table:table-cell office:value-type="string" calcext:value-type="string">
            <text:p>O2(aq)</text:p>
          </table:table-cell>
          <table:table-cell office:value-type="string" calcext:value-type="string">
            <text:p>O(2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3954" calcext:value-type="float">
            <text:p>3954</text:p>
          </table:table-cell>
          <table:table-cell office:value-type="float" office:value="-2900" calcext:value-type="float">
            <text:p>-2900</text:p>
          </table:table-cell>
          <table:table-cell office:value-type="float" office:value="26.04" calcext:value-type="float">
            <text:p>26.04</text:p>
          </table:table-cell>
          <table:table-cell office:value-type="float" office:value="5.7889" calcext:value-type="float">
            <text:p>5.7889</text:p>
          </table:table-cell>
          <table:table-cell office:value-type="float" office:value="6.3536" calcext:value-type="float">
            <text:p>6.3536</text:p>
          </table:table-cell>
          <table:table-cell office:value-type="float" office:value="3.2528" calcext:value-type="float">
            <text:p>3.2528</text:p>
          </table:table-cell>
          <table:table-cell office:value-type="float" office:value="-3.0417" calcext:value-type="float">
            <text:p>-3.0417</text:p>
          </table:table-cell>
          <table:table-cell office:value-type="float" office:value="35.9694" calcext:value-type="float">
            <text:p>35.9694</text:p>
          </table:table-cell>
          <table:table-cell office:value-type="float" office:value="8.8125" calcext:value-type="float">
            <text:p>8.8125</text:p>
          </table:table-cell>
          <table:table-cell office:value-type="float" office:value="-0.233" calcext:value-type="float">
            <text:p>-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(2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2</text:p>
          </table:table-cell>
          <table:table-cell office:value-type="string" calcext:value-type="string">
            <text:p>HO2- <text:s text:c="3"/></text:p>
          </table:table-cell>
          <table:table-cell office:value-type="string" calcext:value-type="string">
            <text:p>HO2(-) <text:s/></text:p>
          </table:table-cell>
          <table:table-cell office:value-type="string" calcext:value-type="string">
            <text:p>HO2- <text:s text:c="3"/></text:p>
          </table:table-cell>
          <table:table-cell office:value-type="string" calcext:value-type="string">
            <text:p>H(1)O(2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6090" calcext:value-type="float">
            <text:p>-16090</text:p>
          </table:table-cell>
          <table:table-cell office:value-type="float" office:value="-38320" calcext:value-type="float">
            <text:p>-38320</text:p>
          </table:table-cell>
          <table:table-cell office:value-type="float" office:value="5.7" calcext:value-type="float">
            <text:p>5.7</text:p>
          </table:table-cell>
          <table:table-cell office:value-type="float" office:value="2.6566" calcext:value-type="float">
            <text:p>2.6566</text:p>
          </table:table-cell>
          <table:table-cell office:value-type="float" office:value="-1.2961" calcext:value-type="float">
            <text:p>-1.2961</text:p>
          </table:table-cell>
          <table:table-cell office:value-type="float" office:value="6.2619" calcext:value-type="float">
            <text:p>6.2619</text:p>
          </table:table-cell>
          <table:table-cell office:value-type="float" office:value="-2.7253" calcext:value-type="float">
            <text:p>-2.7253</text:p>
          </table:table-cell>
          <table:table-cell office:value-type="float" office:value="-1.519" calcext:value-type="float">
            <text:p>-1.519</text:p>
          </table:table-cell>
          <table:table-cell office:value-type="float" office:value="-10.6529" calcext:value-type="float">
            <text:p>-10.6529</text:p>
          </table:table-cell>
          <table:table-cell office:value-type="float" office:value="1.5449" calcext:value-type="float">
            <text:p>1.54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(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31</text:p>
          </table:table-cell>
          <table:table-cell office:value-type="string" calcext:value-type="string">
            <text:p>H2O2(AQ)</text:p>
          </table:table-cell>
          <table:table-cell office:value-type="string" calcext:value-type="string">
            <text:p>H2O2</text:p>
          </table:table-cell>
          <table:table-cell office:value-type="string" calcext:value-type="string">
            <text:p>H2O2(AQ)</text:p>
          </table:table-cell>
          <table:table-cell office:value-type="string" calcext:value-type="string">
            <text:p>H(2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32030" calcext:value-type="float">
            <text:p>-32030</text:p>
          </table:table-cell>
          <table:table-cell office:value-type="float" office:value="-45690" calcext:value-type="float">
            <text:p>-45690</text:p>
          </table:table-cell>
          <table:table-cell office:value-type="float" office:value="34.4" calcext:value-type="float">
            <text:p>34.4</text:p>
          </table:table-cell>
          <table:table-cell office:value-type="float" office:value="6.1922" calcext:value-type="float">
            <text:p>6.1922</text:p>
          </table:table-cell>
          <table:table-cell office:value-type="float" office:value="7.337" calcext:value-type="float">
            <text:p>7.337</text:p>
          </table:table-cell>
          <table:table-cell office:value-type="float" office:value="2.8686" calcext:value-type="float">
            <text:p>2.8686</text:p>
          </table:table-cell>
          <table:table-cell office:value-type="float" office:value="-3.0822" calcext:value-type="float">
            <text:p>-3.0822</text:p>
          </table:table-cell>
          <table:table-cell office:value-type="float" office:value="10.36" calcext:value-type="float">
            <text:p>10.36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-0.1809" calcext:value-type="float">
            <text:p>-0.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1)O(2)H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3</text:p>
          </table:table-cell>
          <table:table-cell table:number-columns-repeated="3" office:value-type="string" calcext:value-type="string">
            <text:p>H2PO2-</text:p>
          </table:table-cell>
          <table:table-cell office:value-type="string" calcext:value-type="string">
            <text:p>H(2)P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22400" calcext:value-type="float">
            <text:p>-122400</text:p>
          </table:table-cell>
          <table:table-cell office:value-type="float" office:value="-146700" calcext:value-type="float">
            <text:p>-146700</text:p>
          </table:table-cell>
          <table:table-cell office:value-type="float" office:value="24.1" calcext:value-type="float">
            <text:p>24.1</text:p>
          </table:table-cell>
          <table:table-cell office:value-type="float" office:value="5.2026" calcext:value-type="float">
            <text:p>5.2026</text:p>
          </table:table-cell>
          <table:table-cell office:value-type="float" office:value="4.919" calcext:value-type="float">
            <text:p>4.919</text:p>
          </table:table-cell>
          <table:table-cell office:value-type="float" office:value="3.8223" calcext:value-type="float">
            <text:p>3.8223</text:p>
          </table:table-cell>
          <table:table-cell office:value-type="float" office:value="-2.9823" calcext:value-type="float">
            <text:p>-2.9823</text:p>
          </table:table-cell>
          <table:table-cell office:value-type="float" office:value="13.7063" calcext:value-type="float">
            <text:p>13.7063</text:p>
          </table:table-cell>
          <table:table-cell office:value-type="float" office:value="-4.4604" calcext:value-type="float">
            <text:p>-4.4604</text:p>
          </table:table-cell>
          <table:table-cell office:value-type="float" office:value="1.2637" calcext:value-type="float">
            <text:p>1.26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(1)O(2)H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2</text:p>
          </table:table-cell>
          <table:table-cell office:value-type="string" calcext:value-type="string">
            <text:p>H3PO2(AQ)</text:p>
          </table:table-cell>
          <table:table-cell office:value-type="string" calcext:value-type="string">
            <text:p>H3PO2</text:p>
          </table:table-cell>
          <table:table-cell office:value-type="string" calcext:value-type="string">
            <text:p>H3PO2(AQ)</text:p>
          </table:table-cell>
          <table:table-cell office:value-type="string" calcext:value-type="string">
            <text:p>H(3)P(1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25100" calcext:value-type="float">
            <text:p>-125100</text:p>
          </table:table-cell>
          <table:table-cell office:value-type="float" office:value="-145600" calcext:value-type="float">
            <text:p>-145600</text:p>
          </table:table-cell>
          <table:table-cell office:value-type="float" office:value="36.9" calcext:value-type="float">
            <text:p>36.9</text:p>
          </table:table-cell>
          <table:table-cell office:value-type="float" office:value="6.5352" calcext:value-type="float">
            <text:p>6.5352</text:p>
          </table:table-cell>
          <table:table-cell office:value-type="float" office:value="8.1731" calcext:value-type="float">
            <text:p>8.1731</text:p>
          </table:table-cell>
          <table:table-cell office:value-type="float" office:value="2.543" calcext:value-type="float">
            <text:p>2.543</text:p>
          </table:table-cell>
          <table:table-cell office:value-type="float" office:value="-3.1168" calcext:value-type="float">
            <text:p>-3.1168</text:p>
          </table:table-cell>
          <table:table-cell office:value-type="float" office:value="12.414" calcext:value-type="float">
            <text:p>12.414</text:p>
          </table:table-cell>
          <table:table-cell office:value-type="float" office:value="-0.1623" calcext:value-type="float">
            <text:p>-0.1623</text:p>
          </table:table-cell>
          <table:table-cell office:value-type="float" office:value="-0.2188" calcext:value-type="float">
            <text:p>-0.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1)O(3)H(1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6</text:p>
          </table:table-cell>
          <table:table-cell table:number-columns-repeated="3" office:value-type="string" calcext:value-type="string">
            <text:p>HPO3-2</text:p>
          </table:table-cell>
          <table:table-cell office:value-type="string" calcext:value-type="string">
            <text:p>H(1)P(1)O(3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94000" calcext:value-type="float">
            <text:p>-194000</text:p>
          </table:table-cell>
          <table:table-cell office:value-type="float" office:value="-231600" calcext:value-type="float">
            <text:p>-231600</text:p>
          </table:table-cell>
          <table:table-cell office:value-type="float" office:value="4" calcext:value-type="float">
            <text:p>4</text:p>
          </table:table-cell>
          <table:table-cell office:value-type="float" office:value="3.4463" calcext:value-type="float">
            <text:p>3.4463</text:p>
          </table:table-cell>
          <table:table-cell office:value-type="float" office:value="0.6347" calcext:value-type="float">
            <text:p>0.6347</text:p>
          </table:table-cell>
          <table:table-cell office:value-type="float" office:value="5.4974" calcext:value-type="float">
            <text:p>5.4974</text:p>
          </table:table-cell>
          <table:table-cell office:value-type="float" office:value="-2.8051" calcext:value-type="float">
            <text:p>-2.8051</text:p>
          </table:table-cell>
          <table:table-cell office:value-type="float" office:value="11.6523" calcext:value-type="float">
            <text:p>11.6523</text:p>
          </table:table-cell>
          <table:table-cell office:value-type="float" office:value="-11.2232" calcext:value-type="float">
            <text:p>-11.2232</text:p>
          </table:table-cell>
          <table:table-cell office:value-type="float" office:value="3.1527" calcext:value-type="float">
            <text:p>3.15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(1)O(3)H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5</text:p>
          </table:table-cell>
          <table:table-cell table:number-columns-repeated="3" office:value-type="string" calcext:value-type="string">
            <text:p>H2PO3-</text:p>
          </table:table-cell>
          <table:table-cell office:value-type="string" calcext:value-type="string">
            <text:p>H(2)P(1)O(3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202350" calcext:value-type="float">
            <text:p>-202350</text:p>
          </table:table-cell>
          <table:table-cell office:value-type="float" office:value="-231700" calcext:value-type="float">
            <text:p>-231700</text:p>
          </table:table-cell>
          <table:table-cell office:value-type="float" office:value="31.7" calcext:value-type="float">
            <text:p>31.7</text:p>
          </table:table-cell>
          <table:table-cell office:value-type="float" office:value="4.1649" calcext:value-type="float">
            <text:p>4.1649</text:p>
          </table:table-cell>
          <table:table-cell office:value-type="float" office:value="2.3899" calcext:value-type="float">
            <text:p>2.3899</text:p>
          </table:table-cell>
          <table:table-cell office:value-type="float" office:value="4.8065" calcext:value-type="float">
            <text:p>4.8065</text:p>
          </table:table-cell>
          <table:table-cell office:value-type="float" office:value="-2.8777" calcext:value-type="float">
            <text:p>-2.8777</text:p>
          </table:table-cell>
          <table:table-cell office:value-type="float" office:value="19.9762" calcext:value-type="float">
            <text:p>19.9762</text:p>
          </table:table-cell>
          <table:table-cell office:value-type="float" office:value="-1.9142" calcext:value-type="float">
            <text:p>-1.9142</text:p>
          </table:table-cell>
          <table:table-cell office:value-type="float" office:value="1.1491" calcext:value-type="float">
            <text:p>1.149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(1)O(3)H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4</text:p>
          </table:table-cell>
          <table:table-cell office:value-type="string" calcext:value-type="string">
            <text:p>H3PO3(AQ)</text:p>
          </table:table-cell>
          <table:table-cell office:value-type="string" calcext:value-type="string">
            <text:p>H3PO3</text:p>
          </table:table-cell>
          <table:table-cell office:value-type="string" calcext:value-type="string">
            <text:p>H3PO3(AQ)</text:p>
          </table:table-cell>
          <table:table-cell office:value-type="string" calcext:value-type="string">
            <text:p>H(3)P(1)O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204800" calcext:value-type="float">
            <text:p>-204800</text:p>
          </table:table-cell>
          <table:table-cell office:value-type="float" office:value="-230600" calcext:value-type="float">
            <text:p>-230600</text:p>
          </table:table-cell>
          <table:table-cell office:value-type="float" office:value="43.6" calcext:value-type="float">
            <text:p>43.6</text:p>
          </table:table-cell>
          <table:table-cell office:value-type="float" office:value="4.2704" calcext:value-type="float">
            <text:p>4.2704</text:p>
          </table:table-cell>
          <table:table-cell office:value-type="float" office:value="2.6439" calcext:value-type="float">
            <text:p>2.6439</text:p>
          </table:table-cell>
          <table:table-cell office:value-type="float" office:value="4.7145" calcext:value-type="float">
            <text:p>4.7145</text:p>
          </table:table-cell>
          <table:table-cell office:value-type="float" office:value="-2.8882" calcext:value-type="float">
            <text:p>-2.8882</text:p>
          </table:table-cell>
          <table:table-cell office:value-type="float" office:value="17.9261" calcext:value-type="float">
            <text:p>17.9261</text:p>
          </table:table-cell>
          <table:table-cell office:value-type="float" office:value="2.0783" calcext:value-type="float">
            <text:p>2.0783</text:p>
          </table:table-cell>
          <table:table-cell office:value-type="float" office:value="-0.3203" calcext:value-type="float">
            <text:p>-0.3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1)O(4)-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72</text:p>
          </table:table-cell>
          <table:table-cell office:value-type="string" calcext:value-type="string">
            <text:p>PO4-3</text:p>
          </table:table-cell>
          <table:table-cell office:value-type="string" calcext:value-type="string">
            <text:p>PO4(-3)</text:p>
          </table:table-cell>
          <table:table-cell office:value-type="string" calcext:value-type="string">
            <text:p>PO4-3</text:p>
          </table:table-cell>
          <table:table-cell office:value-type="string" calcext:value-type="string">
            <text:p>P(1)O(4)-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243500" calcext:value-type="float">
            <text:p>-243500</text:p>
          </table:table-cell>
          <table:table-cell office:value-type="float" office:value="-305300" calcext:value-type="float">
            <text:p>-305300</text:p>
          </table:table-cell>
          <table:table-cell office:value-type="float" office:value="-53" calcext:value-type="float">
            <text:p>-53</text:p>
          </table:table-cell>
          <table:table-cell office:value-type="float" office:value="-0.5258" calcext:value-type="float">
            <text:p>-0.5258</text:p>
          </table:table-cell>
          <table:table-cell office:value-type="float" office:value="-9.0576" calcext:value-type="float">
            <text:p>-9.0576</text:p>
          </table:table-cell>
          <table:table-cell office:value-type="float" office:value="9.2927" calcext:value-type="float">
            <text:p>9.2927</text:p>
          </table:table-cell>
          <table:table-cell office:value-type="float" office:value="-2.4045" calcext:value-type="float">
            <text:p>-2.4045</text:p>
          </table:table-cell>
          <table:table-cell office:value-type="float" office:value="-15.1599" calcext:value-type="float">
            <text:p>-15.1599</text:p>
          </table:table-cell>
          <table:table-cell office:value-type="float" office:value="-28.4155" calcext:value-type="float">
            <text:p>-28.4155</text:p>
          </table:table-cell>
          <table:table-cell office:value-type="float" office:value="5.6114" calcext:value-type="float">
            <text:p>5.61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(1)O(4)H(1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3</text:p>
          </table:table-cell>
          <table:table-cell office:value-type="string" calcext:value-type="string">
            <text:p>HPO4-2 <text:s/></text:p>
          </table:table-cell>
          <table:table-cell office:value-type="string" calcext:value-type="string">
            <text:p>HPO4(-2)</text:p>
          </table:table-cell>
          <table:table-cell office:value-type="string" calcext:value-type="string">
            <text:p>HPO4-2 <text:s/></text:p>
          </table:table-cell>
          <table:table-cell office:value-type="string" calcext:value-type="string">
            <text:p>H(1)P(1)O(4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260310" calcext:value-type="float">
            <text:p>-260310</text:p>
          </table:table-cell>
          <table:table-cell office:value-type="float" office:value="-308815" calcext:value-type="float">
            <text:p>-308815</text:p>
          </table:table-cell>
          <table:table-cell office:value-type="float" office:value="-8" calcext:value-type="float">
            <text:p>-8</text:p>
          </table:table-cell>
          <table:table-cell office:value-type="float" office:value="3.6315" calcext:value-type="float">
            <text:p>3.6315</text:p>
          </table:table-cell>
          <table:table-cell office:value-type="float" office:value="1.0857" calcext:value-type="float">
            <text:p>1.0857</text:p>
          </table:table-cell>
          <table:table-cell office:value-type="float" office:value="5.3233" calcext:value-type="float">
            <text:p>5.3233</text:p>
          </table:table-cell>
          <table:table-cell office:value-type="float" office:value="-2.8239" calcext:value-type="float">
            <text:p>-2.8239</text:p>
          </table:table-cell>
          <table:table-cell office:value-type="float" office:value="2.7357" calcext:value-type="float">
            <text:p>2.7357</text:p>
          </table:table-cell>
          <table:table-cell office:value-type="float" office:value="-14.9103" calcext:value-type="float">
            <text:p>-14.9103</text:p>
          </table:table-cell>
          <table:table-cell office:value-type="float" office:value="3.3363" calcext:value-type="float">
            <text:p>3.33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(1)O(4)H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4</text:p>
          </table:table-cell>
          <table:table-cell office:value-type="string" calcext:value-type="string">
            <text:p>H2PO4- <text:s/></text:p>
          </table:table-cell>
          <table:table-cell office:value-type="string" calcext:value-type="string">
            <text:p>H2PO4(-)</text:p>
          </table:table-cell>
          <table:table-cell office:value-type="string" calcext:value-type="string">
            <text:p>H2PO4- <text:s/></text:p>
          </table:table-cell>
          <table:table-cell office:value-type="string" calcext:value-type="string">
            <text:p>H(2)P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270140" calcext:value-type="float">
            <text:p>-270140</text:p>
          </table:table-cell>
          <table:table-cell office:value-type="float" office:value="-309820" calcext:value-type="float">
            <text:p>-309820</text:p>
          </table:table-cell>
          <table:table-cell office:value-type="float" office:value="21.6" calcext:value-type="float">
            <text:p>21.6</text:p>
          </table:table-cell>
          <table:table-cell office:value-type="float" office:value="6.4875" calcext:value-type="float">
            <text:p>6.4875</text:p>
          </table:table-cell>
          <table:table-cell office:value-type="float" office:value="8.0594" calcext:value-type="float">
            <text:p>8.0594</text:p>
          </table:table-cell>
          <table:table-cell office:value-type="float" office:value="2.5823" calcext:value-type="float">
            <text:p>2.5823</text:p>
          </table:table-cell>
          <table:table-cell office:value-type="float" office:value="-3.1122" calcext:value-type="float">
            <text:p>-3.1122</text:p>
          </table:table-cell>
          <table:table-cell office:value-type="float" office:value="14.0435" calcext:value-type="float">
            <text:p>14.0435</text:p>
          </table:table-cell>
          <table:table-cell office:value-type="float" office:value="-4.4605" calcext:value-type="float">
            <text:p>-4.4605</text:p>
          </table:table-cell>
          <table:table-cell office:value-type="float" office:value="1.3003" calcext:value-type="float">
            <text:p>1.30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(1)O(4)H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9</text:p>
          </table:table-cell>
          <table:table-cell office:value-type="string" calcext:value-type="string">
            <text:p>H3PO4(AQ)</text:p>
          </table:table-cell>
          <table:table-cell office:value-type="string" calcext:value-type="string">
            <text:p>H3PO4(0)</text:p>
          </table:table-cell>
          <table:table-cell office:value-type="string" calcext:value-type="string">
            <text:p>H3PO4(aq)</text:p>
          </table:table-cell>
          <table:table-cell office:value-type="string" calcext:value-type="string">
            <text:p>H(3)P(1)O(4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11.Jul.87</text:p>
          </table:table-cell>
          <table:table-cell office:value-type="float" office:value="-273100" calcext:value-type="float">
            <text:p>-273100</text:p>
          </table:table-cell>
          <table:table-cell office:value-type="float" office:value="-307920" calcext:value-type="float">
            <text:p>-307920</text:p>
          </table:table-cell>
          <table:table-cell office:value-type="float" office:value="38" calcext:value-type="float">
            <text:p>38</text:p>
          </table:table-cell>
          <table:table-cell office:value-type="float" office:value="8.2727" calcext:value-type="float">
            <text:p>8.2727</text:p>
          </table:table-cell>
          <table:table-cell office:value-type="float" office:value="12.4182" calcext:value-type="float">
            <text:p>12.4182</text:p>
          </table:table-cell>
          <table:table-cell office:value-type="float" office:value="0.8691" calcext:value-type="float">
            <text:p>0.8691</text:p>
          </table:table-cell>
          <table:table-cell office:value-type="float" office:value="-3.2924" calcext:value-type="float">
            <text:p>-3.2924</text:p>
          </table:table-cell>
          <table:table-cell office:value-type="float" office:value="17.9708" calcext:value-type="float">
            <text:p>17.9708</text:p>
          </table:table-cell>
          <table:table-cell office:value-type="float" office:value="1.7727" calcext:value-type="float">
            <text:p>1.7727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2)O(7)-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7</text:p>
          </table:table-cell>
          <table:table-cell table:number-columns-repeated="3" office:value-type="string" calcext:value-type="string">
            <text:p>P2O7-4</text:p>
          </table:table-cell>
          <table:table-cell office:value-type="string" calcext:value-type="string">
            <text:p>P(2)O(7)-(4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458700" calcext:value-type="float">
            <text:p>-458700</text:p>
          </table:table-cell>
          <table:table-cell office:value-type="float" office:value="-542800" calcext:value-type="float">
            <text:p>-542800</text:p>
          </table:table-cell>
          <table:table-cell office:value-type="float" office:value="-28" calcext:value-type="float">
            <text:p>-28</text:p>
          </table:table-cell>
          <table:table-cell office:value-type="float" office:value="7.0687" calcext:value-type="float">
            <text:p>7.0687</text:p>
          </table:table-cell>
          <table:table-cell office:value-type="float" office:value="9.4773" calcext:value-type="float">
            <text:p>9.4773</text:p>
          </table:table-cell>
          <table:table-cell office:value-type="float" office:value="2.0273" calcext:value-type="float">
            <text:p>2.0273</text:p>
          </table:table-cell>
          <table:table-cell office:value-type="float" office:value="-3.1707" calcext:value-type="float">
            <text:p>-3.1707</text:p>
          </table:table-cell>
          <table:table-cell office:value-type="float" office:value="-11.7223" calcext:value-type="float">
            <text:p>-11.7223</text:p>
          </table:table-cell>
          <table:table-cell office:value-type="float" office:value="-31.3692" calcext:value-type="float">
            <text:p>-31.3692</text:p>
          </table:table-cell>
          <table:table-cell office:value-type="float" office:value="6.9069" calcext:value-type="float">
            <text:p>6.906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(2)O(7)H(1)-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8</text:p>
          </table:table-cell>
          <table:table-cell table:number-columns-repeated="3" office:value-type="string" calcext:value-type="string">
            <text:p>HP2O7-3</text:p>
          </table:table-cell>
          <table:table-cell office:value-type="string" calcext:value-type="string">
            <text:p>H(1)P(2)O(7)-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471400" calcext:value-type="float">
            <text:p>-471400</text:p>
          </table:table-cell>
          <table:table-cell office:value-type="float" office:value="-543700" calcext:value-type="float">
            <text:p>-543700</text:p>
          </table:table-cell>
          <table:table-cell office:value-type="float" office:value="11" calcext:value-type="float">
            <text:p>11</text:p>
          </table:table-cell>
          <table:table-cell office:value-type="float" office:value="8.3302" calcext:value-type="float">
            <text:p>8.3302</text:p>
          </table:table-cell>
          <table:table-cell office:value-type="float" office:value="12.5558" calcext:value-type="float">
            <text:p>12.5558</text:p>
          </table:table-cell>
          <table:table-cell office:value-type="float" office:value="0.8208" calcext:value-type="float">
            <text:p>0.8208</text:p>
          </table:table-cell>
          <table:table-cell office:value-type="float" office:value="-3.298" calcext:value-type="float">
            <text:p>-3.298</text:p>
          </table:table-cell>
          <table:table-cell office:value-type="float" office:value="32.1587" calcext:value-type="float">
            <text:p>32.1587</text:p>
          </table:table-cell>
          <table:table-cell office:value-type="float" office:value="-8.8807" calcext:value-type="float">
            <text:p>-8.8807</text:p>
          </table:table-cell>
          <table:table-cell office:value-type="float" office:value="4.647" calcext:value-type="float">
            <text:p>4.64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(2)O(7)H(2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3</text:p>
          </table:table-cell>
          <table:table-cell office:value-type="string" calcext:value-type="string">
            <text:p>H2P2O7-2</text:p>
          </table:table-cell>
          <table:table-cell office:value-type="string" calcext:value-type="string">
            <text:p>H2P2O7(-2)</text:p>
          </table:table-cell>
          <table:table-cell office:value-type="string" calcext:value-type="string">
            <text:p>H2P2O7-2</text:p>
          </table:table-cell>
          <table:table-cell office:value-type="string" calcext:value-type="string">
            <text:p>H(2)P(2)O(7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480400" calcext:value-type="float">
            <text:p>-480400</text:p>
          </table:table-cell>
          <table:table-cell office:value-type="float" office:value="-544600" calcext:value-type="float">
            <text:p>-544600</text:p>
          </table:table-cell>
          <table:table-cell office:value-type="float" office:value="39" calcext:value-type="float">
            <text:p>39</text:p>
          </table:table-cell>
          <table:table-cell office:value-type="float" office:value="9.0963" calcext:value-type="float">
            <text:p>9.0963</text:p>
          </table:table-cell>
          <table:table-cell office:value-type="float" office:value="14.4299" calcext:value-type="float">
            <text:p>14.4299</text:p>
          </table:table-cell>
          <table:table-cell office:value-type="float" office:value="0.076" calcext:value-type="float">
            <text:p>0.076</text:p>
          </table:table-cell>
          <table:table-cell office:value-type="float" office:value="-3.3754" calcext:value-type="float">
            <text:p>-3.3754</text:p>
          </table:table-cell>
          <table:table-cell office:value-type="float" office:value="40.6359" calcext:value-type="float">
            <text:p>40.6359</text:p>
          </table:table-cell>
          <table:table-cell office:value-type="float" office:value="0.5505" calcext:value-type="float">
            <text:p>0.5505</text:p>
          </table:table-cell>
          <table:table-cell office:value-type="float" office:value="2.6218" calcext:value-type="float">
            <text:p>2.62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(2)O(7)H(3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8</text:p>
          </table:table-cell>
          <table:table-cell office:value-type="string" calcext:value-type="string">
            <text:p>H3P2O7- </text:p>
          </table:table-cell>
          <table:table-cell office:value-type="string" calcext:value-type="string">
            <text:p>H3P2O7(-)</text:p>
          </table:table-cell>
          <table:table-cell office:value-type="string" calcext:value-type="string">
            <text:p>H3P2O7- </text:p>
          </table:table-cell>
          <table:table-cell office:value-type="string" calcext:value-type="string">
            <text:p>H(3)P(2)O(7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483600" calcext:value-type="float">
            <text:p>-483600</text:p>
          </table:table-cell>
          <table:table-cell office:value-type="float" office:value="-544100" calcext:value-type="float">
            <text:p>-544100</text:p>
          </table:table-cell>
          <table:table-cell office:value-type="float" office:value="51" calcext:value-type="float">
            <text:p>51</text:p>
          </table:table-cell>
          <table:table-cell office:value-type="float" office:value="9.1292" calcext:value-type="float">
            <text:p>9.1292</text:p>
          </table:table-cell>
          <table:table-cell office:value-type="float" office:value="14.5122" calcext:value-type="float">
            <text:p>14.5122</text:p>
          </table:table-cell>
          <table:table-cell office:value-type="float" office:value="0.0398" calcext:value-type="float">
            <text:p>0.0398</text:p>
          </table:table-cell>
          <table:table-cell office:value-type="float" office:value="-3.3788" calcext:value-type="float">
            <text:p>-3.3788</text:p>
          </table:table-cell>
          <table:table-cell office:value-type="float" office:value="35.9785" calcext:value-type="float">
            <text:p>35.9785</text:p>
          </table:table-cell>
          <table:table-cell office:value-type="float" office:value="4.5838" calcext:value-type="float">
            <text:p>4.5838</text:p>
          </table:table-cell>
          <table:table-cell office:value-type="float" office:value="0.8568" calcext:value-type="float">
            <text:p>0.856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(2)O(7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9</text:p>
          </table:table-cell>
          <table:table-cell office:value-type="string" calcext:value-type="string">
            <text:p>H4P2O7(AQ)</text:p>
          </table:table-cell>
          <table:table-cell office:value-type="string" calcext:value-type="string">
            <text:p>H4P2O7</text:p>
          </table:table-cell>
          <table:table-cell office:value-type="string" calcext:value-type="string">
            <text:p>H4P2O7(AQ)</text:p>
          </table:table-cell>
          <table:table-cell office:value-type="string" calcext:value-type="string">
            <text:p>H(4)P(2)O(7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485700" calcext:value-type="float">
            <text:p>-485700</text:p>
          </table:table-cell>
          <table:table-cell office:value-type="float" office:value="-542200" calcext:value-type="float">
            <text:p>-542200</text:p>
          </table:table-cell>
          <table:table-cell office:value-type="float" office:value="64" calcext:value-type="float">
            <text:p>64</text:p>
          </table:table-cell>
          <table:table-cell office:value-type="float" office:value="9.2975" calcext:value-type="float">
            <text:p>9.2975</text:p>
          </table:table-cell>
          <table:table-cell office:value-type="float" office:value="14.9199" calcext:value-type="float">
            <text:p>14.9199</text:p>
          </table:table-cell>
          <table:table-cell office:value-type="float" office:value="-0.113" calcext:value-type="float">
            <text:p>-0.113</text:p>
          </table:table-cell>
          <table:table-cell office:value-type="float" office:value="-3.3957" calcext:value-type="float">
            <text:p>-3.3957</text:p>
          </table:table-cell>
          <table:table-cell office:value-type="float" office:value="34.8301" calcext:value-type="float">
            <text:p>34.8301</text:p>
          </table:table-cell>
          <table:table-cell office:value-type="float" office:value="8.943" calcext:value-type="float">
            <text:p>8.943</text:p>
          </table:table-cell>
          <table:table-cell office:value-type="float" office:value="-0.6292" calcext:value-type="float">
            <text:p>-0.6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(1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4</text:p>
          </table:table-cell>
          <table:table-cell office:value-type="string" calcext:value-type="string">
            <text:p>HS- <text:s text:c="4"/></text:p>
          </table:table-cell>
          <table:table-cell office:value-type="string" calcext:value-type="string">
            <text:p>HS(-) <text:s text:c="2"/></text:p>
          </table:table-cell>
          <table:table-cell office:value-type="string" calcext:value-type="string">
            <text:p>HS- <text:s text:c="4"/></text:p>
          </table:table-cell>
          <table:table-cell office:value-type="string" calcext:value-type="string">
            <text:p>H(1)S(1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2860" calcext:value-type="float">
            <text:p>2860</text:p>
          </table:table-cell>
          <table:table-cell office:value-type="float" office:value="-3850" calcext:value-type="float">
            <text:p>-3850</text:p>
          </table:table-cell>
          <table:table-cell office:value-type="float" office:value="16.3" calcext:value-type="float">
            <text:p>16.3</text:p>
          </table:table-cell>
          <table:table-cell office:value-type="float" office:value="5.0119" calcext:value-type="float">
            <text:p>5.0119</text:p>
          </table:table-cell>
          <table:table-cell office:value-type="float" office:value="4.9799" calcext:value-type="float">
            <text:p>4.9799</text:p>
          </table:table-cell>
          <table:table-cell office:value-type="float" office:value="3.4765" calcext:value-type="float">
            <text:p>3.4765</text:p>
          </table:table-cell>
          <table:table-cell office:value-type="float" office:value="-2.9849" calcext:value-type="float">
            <text:p>-2.9849</text:p>
          </table:table-cell>
          <table:table-cell office:value-type="float" office:value="3.42" calcext:value-type="float">
            <text:p>3.42</text:p>
          </table:table-cell>
          <table:table-cell office:value-type="float" office:value="-6.27" calcext:value-type="float">
            <text:p>-6.27</text:p>
          </table:table-cell>
          <table:table-cell office:value-type="float" office:value="1.441" calcext:value-type="float">
            <text:p>1.4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1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5</text:p>
          </table:table-cell>
          <table:table-cell office:value-type="string" calcext:value-type="string">
            <text:p>H2S(AQ) </text:p>
          </table:table-cell>
          <table:table-cell office:value-type="string" calcext:value-type="string">
            <text:p>H2S(0) <text:s/></text:p>
          </table:table-cell>
          <table:table-cell office:value-type="string" calcext:value-type="string">
            <text:p>H2S(aq) </text:p>
          </table:table-cell>
          <table:table-cell office:value-type="string" calcext:value-type="string">
            <text:p>H(2)S(1)+(0) <text:s text:c="3"/>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-6673" calcext:value-type="float">
            <text:p>-6673</text:p>
          </table:table-cell>
          <table:table-cell office:value-type="float" office:value="-9001" calcext:value-type="float">
            <text:p>-9001</text:p>
          </table:table-cell>
          <table:table-cell office:value-type="float" office:value="30" calcext:value-type="float">
            <text:p>30</text:p>
          </table:table-cell>
          <table:table-cell office:value-type="float" office:value="6.5097" calcext:value-type="float">
            <text:p>6.5097</text:p>
          </table:table-cell>
          <table:table-cell office:value-type="float" office:value="6.7724" calcext:value-type="float">
            <text:p>6.7724</text:p>
          </table:table-cell>
          <table:table-cell office:value-type="float" office:value="5.9646" calcext:value-type="float">
            <text:p>5.9646</text:p>
          </table:table-cell>
          <table:table-cell office:value-type="float" office:value="-3.059" calcext:value-type="float">
            <text:p>-3.059</text:p>
          </table:table-cell>
          <table:table-cell office:value-type="float" office:value="27.8951" calcext:value-type="float">
            <text:p>27.8951</text:p>
          </table:table-cell>
          <table:table-cell office:value-type="float" office:value="6.7164" calcext:value-type="float">
            <text:p>6.7164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80</text:p>
          </table:table-cell>
          <table:table-cell office:value-type="string" calcext:value-type="string">
            <text:p>SO2(AQ)</text:p>
          </table:table-cell>
          <table:table-cell office:value-type="string" calcext:value-type="string">
            <text:p>SO2(0)</text:p>
          </table:table-cell>
          <table:table-cell office:value-type="string" calcext:value-type="string">
            <text:p>SO2(aq)</text:p>
          </table:table-cell>
          <table:table-cell office:value-type="string" calcext:value-type="string">
            <text:p>S(1)O(2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-71980" calcext:value-type="float">
            <text:p>-71980</text:p>
          </table:table-cell>
          <table:table-cell office:value-type="float" office:value="-77194" calcext:value-type="float">
            <text:p>-77194</text:p>
          </table:table-cell>
          <table:table-cell office:value-type="float" office:value="38.7" calcext:value-type="float">
            <text:p>38.7</text:p>
          </table:table-cell>
          <table:table-cell office:value-type="float" office:value="6.9502" calcext:value-type="float">
            <text:p>6.9502</text:p>
          </table:table-cell>
          <table:table-cell office:value-type="float" office:value="9.189" calcext:value-type="float">
            <text:p>9.189</text:p>
          </table:table-cell>
          <table:table-cell office:value-type="float" office:value="2.1383" calcext:value-type="float">
            <text:p>2.1383</text:p>
          </table:table-cell>
          <table:table-cell office:value-type="float" office:value="-3.1589" calcext:value-type="float">
            <text:p>-3.1589</text:p>
          </table:table-cell>
          <table:table-cell office:value-type="float" office:value="30.8993" calcext:value-type="float">
            <text:p>30.8993</text:p>
          </table:table-cell>
          <table:table-cell office:value-type="float" office:value="2.0024" calcext:value-type="float">
            <text:p>2.0024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(1)O(3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81</text:p>
          </table:table-cell>
          <table:table-cell office:value-type="string" calcext:value-type="string">
            <text:p>SO3-2</text:p>
          </table:table-cell>
          <table:table-cell office:value-type="string" calcext:value-type="string">
            <text:p>SO3(-2)</text:p>
          </table:table-cell>
          <table:table-cell office:value-type="string" calcext:value-type="string">
            <text:p>SO3-2</text:p>
          </table:table-cell>
          <table:table-cell office:value-type="string" calcext:value-type="string">
            <text:p>S(1)O(3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16300" calcext:value-type="float">
            <text:p>-116300</text:p>
          </table:table-cell>
          <table:table-cell office:value-type="float" office:value="-151900" calcext:value-type="float">
            <text:p>-151900</text:p>
          </table:table-cell>
          <table:table-cell office:value-type="float" office:value="-7" calcext:value-type="float">
            <text:p>-7</text:p>
          </table:table-cell>
          <table:table-cell office:value-type="float" office:value="2.4632" calcext:value-type="float">
            <text:p>2.4632</text:p>
          </table:table-cell>
          <table:table-cell office:value-type="float" office:value="-1.7691" calcext:value-type="float">
            <text:p>-1.7691</text:p>
          </table:table-cell>
          <table:table-cell office:value-type="float" office:value="6.4494" calcext:value-type="float">
            <text:p>6.4494</text:p>
          </table:table-cell>
          <table:table-cell office:value-type="float" office:value="-2.7058" calcext:value-type="float">
            <text:p>-2.7058</text:p>
          </table:table-cell>
          <table:table-cell office:value-type="float" office:value="-2.7967" calcext:value-type="float">
            <text:p>-2.7967</text:p>
          </table:table-cell>
          <table:table-cell office:value-type="float" office:value="-16.7843" calcext:value-type="float">
            <text:p>-16.7843</text:p>
          </table:table-cell>
          <table:table-cell office:value-type="float" office:value="3.321" calcext:value-type="float">
            <text:p>3.3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1)O(3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5</text:p>
          </table:table-cell>
          <table:table-cell office:value-type="string" calcext:value-type="string">
            <text:p>HSO3- <text:s text:c="2"/></text:p>
          </table:table-cell>
          <table:table-cell office:value-type="string" calcext:value-type="string">
            <text:p>HSO3(-) </text:p>
          </table:table-cell>
          <table:table-cell office:value-type="string" calcext:value-type="string">
            <text:p>HSO3- <text:s text:c="2"/></text:p>
          </table:table-cell>
          <table:table-cell office:value-type="string" calcext:value-type="string">
            <text:p>H(1)S(1)O(3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26130" calcext:value-type="float">
            <text:p>-126130</text:p>
          </table:table-cell>
          <table:table-cell office:value-type="float" office:value="-149670" calcext:value-type="float">
            <text:p>-149670</text:p>
          </table:table-cell>
          <table:table-cell office:value-type="float" office:value="33.4" calcext:value-type="float">
            <text:p>33.4</text:p>
          </table:table-cell>
          <table:table-cell office:value-type="float" office:value="6.7014" calcext:value-type="float">
            <text:p>6.7014</text:p>
          </table:table-cell>
          <table:table-cell office:value-type="float" office:value="8.5816" calcext:value-type="float">
            <text:p>8.5816</text:p>
          </table:table-cell>
          <table:table-cell office:value-type="float" office:value="2.3771" calcext:value-type="float">
            <text:p>2.3771</text:p>
          </table:table-cell>
          <table:table-cell office:value-type="float" office:value="-3.1338" calcext:value-type="float">
            <text:p>-3.1338</text:p>
          </table:table-cell>
          <table:table-cell office:value-type="float" office:value="15.6949" calcext:value-type="float">
            <text:p>15.6949</text:p>
          </table:table-cell>
          <table:table-cell office:value-type="float" office:value="-3.3198" calcext:value-type="float">
            <text:p>-3.3198</text:p>
          </table:table-cell>
          <table:table-cell office:value-type="float" office:value="1.1233" calcext:value-type="float">
            <text:p>1.12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1)O(4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82</text:p>
          </table:table-cell>
          <table:table-cell office:value-type="string" calcext:value-type="string">
            <text:p>SO4-2</text:p>
          </table:table-cell>
          <table:table-cell office:value-type="string" calcext:value-type="string">
            <text:p>SO4(-2)</text:p>
          </table:table-cell>
          <table:table-cell office:value-type="string" calcext:value-type="string">
            <text:p>SO4-2</text:p>
          </table:table-cell>
          <table:table-cell office:value-type="string" calcext:value-type="string">
            <text:p>S(1)O(4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77930" calcext:value-type="float">
            <text:p>-177930</text:p>
          </table:table-cell>
          <table:table-cell office:value-type="float" office:value="-217400" calcext:value-type="float">
            <text:p>-217400</text:p>
          </table:table-cell>
          <table:table-cell office:value-type="float" office:value="4.5" calcext:value-type="float">
            <text:p>4.5</text:p>
          </table:table-cell>
          <table:table-cell office:value-type="float" office:value="8.3014" calcext:value-type="float">
            <text:p>8.3014</text:p>
          </table:table-cell>
          <table:table-cell office:value-type="float" office:value="-1.9846" calcext:value-type="float">
            <text:p>-1.9846</text:p>
          </table:table-cell>
          <table:table-cell office:value-type="float" office:value="-6.2122" calcext:value-type="float">
            <text:p>-6.2122</text:p>
          </table:table-cell>
          <table:table-cell office:value-type="float" office:value="-2.697" calcext:value-type="float">
            <text:p>-2.697</text:p>
          </table:table-cell>
          <table:table-cell office:value-type="float" office:value="1.64" calcext:value-type="float">
            <text:p>1.64</text:p>
          </table:table-cell>
          <table:table-cell office:value-type="float" office:value="-17.998" calcext:value-type="float">
            <text:p>-17.998</text:p>
          </table:table-cell>
          <table:table-cell office:value-type="float" office:value="3.1463" calcext:value-type="float">
            <text:p>3.14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1)O(4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6</text:p>
          </table:table-cell>
          <table:table-cell office:value-type="string" calcext:value-type="string">
            <text:p>HSO4- <text:s text:c="2"/></text:p>
          </table:table-cell>
          <table:table-cell office:value-type="string" calcext:value-type="string">
            <text:p>HSO4(-) </text:p>
          </table:table-cell>
          <table:table-cell office:value-type="string" calcext:value-type="string">
            <text:p>HSO4- <text:s text:c="2"/></text:p>
          </table:table-cell>
          <table:table-cell office:value-type="string" calcext:value-type="string">
            <text:p>H(1)S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80630" calcext:value-type="float">
            <text:p>-180630</text:p>
          </table:table-cell>
          <table:table-cell office:value-type="float" office:value="-212500" calcext:value-type="float">
            <text:p>-212500</text:p>
          </table:table-cell>
          <table:table-cell office:value-type="float" office:value="30" calcext:value-type="float">
            <text:p>30</text:p>
          </table:table-cell>
          <table:table-cell office:value-type="float" office:value="6.9788" calcext:value-type="float">
            <text:p>6.9788</text:p>
          </table:table-cell>
          <table:table-cell office:value-type="float" office:value="9.259" calcext:value-type="float">
            <text:p>9.259</text:p>
          </table:table-cell>
          <table:table-cell office:value-type="float" office:value="2.1108" calcext:value-type="float">
            <text:p>2.1108</text:p>
          </table:table-cell>
          <table:table-cell office:value-type="float" office:value="-3.1618" calcext:value-type="float">
            <text:p>-3.1618</text:p>
          </table:table-cell>
          <table:table-cell office:value-type="float" office:value="20.0961" calcext:value-type="float">
            <text:p>20.0961</text:p>
          </table:table-cell>
          <table:table-cell office:value-type="float" office:value="-1.955" calcext:value-type="float">
            <text:p>-1.955</text:p>
          </table:table-cell>
          <table:table-cell office:value-type="float" office:value="1.1748" calcext:value-type="float">
            <text:p>1.17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1)O(5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7</text:p>
          </table:table-cell>
          <table:table-cell office:value-type="string" calcext:value-type="string">
            <text:p>HSO5- <text:s text:c="2"/></text:p>
          </table:table-cell>
          <table:table-cell office:value-type="string" calcext:value-type="string">
            <text:p>HSO5(-) </text:p>
          </table:table-cell>
          <table:table-cell office:value-type="string" calcext:value-type="string">
            <text:p>HSO5- <text:s text:c="2"/></text:p>
          </table:table-cell>
          <table:table-cell office:value-type="string" calcext:value-type="string">
            <text:p>H(1)S(1)O(5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52370" calcext:value-type="float">
            <text:p>-152370</text:p>
          </table:table-cell>
          <table:table-cell office:value-type="float" office:value="-185380" calcext:value-type="float">
            <text:p>-185380</text:p>
          </table:table-cell>
          <table:table-cell office:value-type="float" office:value="50.7" calcext:value-type="float">
            <text:p>50.7</text:p>
          </table:table-cell>
          <table:table-cell office:value-type="float" office:value="8.9391" calcext:value-type="float">
            <text:p>8.9391</text:p>
          </table:table-cell>
          <table:table-cell office:value-type="float" office:value="14.043" calcext:value-type="float">
            <text:p>14.043</text:p>
          </table:table-cell>
          <table:table-cell office:value-type="float" office:value="0.2349" calcext:value-type="float">
            <text:p>0.2349</text:p>
          </table:table-cell>
          <table:table-cell office:value-type="float" office:value="-3.3594" calcext:value-type="float">
            <text:p>-3.3594</text:p>
          </table:table-cell>
          <table:table-cell office:value-type="float" office:value="35.7254" calcext:value-type="float">
            <text:p>35.7254</text:p>
          </table:table-cell>
          <table:table-cell office:value-type="float" office:value="4.4819" calcext:value-type="float">
            <text:p>4.4819</text:p>
          </table:table-cell>
          <table:table-cell office:value-type="float" office:value="0.8611" calcext:value-type="float">
            <text:p>0.86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2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1</text:p>
          </table:table-cell>
          <table:table-cell office:value-type="string" calcext:value-type="string">
            <text:p>S2-2</text:p>
          </table:table-cell>
          <table:table-cell office:value-type="string" calcext:value-type="string">
            <text:p>S2(-2)</text:p>
          </table:table-cell>
          <table:table-cell office:value-type="string" calcext:value-type="string">
            <text:p>S2-2</text:p>
          </table:table-cell>
          <table:table-cell office:value-type="string" calcext:value-type="string">
            <text:p>S(2)-(2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3.Jul.87</text:p>
          </table:table-cell>
          <table:table-cell office:value-type="float" office:value="19000" calcext:value-type="float">
            <text:p>19000</text:p>
          </table:table-cell>
          <table:table-cell office:value-type="float" office:value="7200" calcext:value-type="float">
            <text:p>7200</text:p>
          </table:table-cell>
          <table:table-cell office:value-type="float" office:value="6.8" calcext:value-type="float">
            <text:p>6.8</text:p>
          </table:table-cell>
          <table:table-cell office:value-type="float" office:value="5.5797" calcext:value-type="float">
            <text:p>5.5797</text:p>
          </table:table-cell>
          <table:table-cell office:value-type="float" office:value="5.8426" calcext:value-type="float">
            <text:p>5.8426</text:p>
          </table:table-cell>
          <table:table-cell office:value-type="float" office:value="3.4536" calcext:value-type="float">
            <text:p>3.4536</text:p>
          </table:table-cell>
          <table:table-cell office:value-type="float" office:value="-3.0205" calcext:value-type="float">
            <text:p>-3.0205</text:p>
          </table:table-cell>
          <table:table-cell office:value-type="float" office:value="-3.3496" calcext:value-type="float">
            <text:p>-3.3496</text:p>
          </table:table-cell>
          <table:table-cell office:value-type="float" office:value="-16.2955" calcext:value-type="float">
            <text:p>-16.2955</text:p>
          </table:table-cell>
          <table:table-cell office:value-type="float" office:value="3.1083" calcext:value-type="float">
            <text:p>3.108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2)O(3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2</text:p>
          </table:table-cell>
          <table:table-cell office:value-type="string" calcext:value-type="string">
            <text:p>S2O3-2</text:p>
          </table:table-cell>
          <table:table-cell office:value-type="string" calcext:value-type="string">
            <text:p>S2O3(-2)</text:p>
          </table:table-cell>
          <table:table-cell office:value-type="string" calcext:value-type="string">
            <text:p>S2O3-2</text:p>
          </table:table-cell>
          <table:table-cell office:value-type="string" calcext:value-type="string">
            <text:p>S(2)O(3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24900" calcext:value-type="float">
            <text:p>-124900</text:p>
          </table:table-cell>
          <table:table-cell office:value-type="float" office:value="-155000" calcext:value-type="float">
            <text:p>-155000</text:p>
          </table:table-cell>
          <table:table-cell office:value-type="float" office:value="16" calcext:value-type="float">
            <text:p>16</text:p>
          </table:table-cell>
          <table:table-cell office:value-type="float" office:value="6.6685" calcext:value-type="float">
            <text:p>6.6685</text:p>
          </table:table-cell>
          <table:table-cell office:value-type="float" office:value="12.4951" calcext:value-type="float">
            <text:p>12.4951</text:p>
          </table:table-cell>
          <table:table-cell office:value-type="float" office:value="-7.7281" calcext:value-type="float">
            <text:p>-7.7281</text:p>
          </table:table-cell>
          <table:table-cell office:value-type="float" office:value="-3.2955" calcext:value-type="float">
            <text:p>-3.2955</text:p>
          </table:table-cell>
          <table:table-cell office:value-type="float" office:value="-0.0577" calcext:value-type="float">
            <text:p>-0.0577</text:p>
          </table:table-cell>
          <table:table-cell office:value-type="float" office:value="-14.7066" calcext:value-type="float">
            <text:p>-14.7066</text:p>
          </table:table-cell>
          <table:table-cell office:value-type="float" office:value="2.9694" calcext:value-type="float">
            <text:p>2.96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2)O(3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3</text:p>
          </table:table-cell>
          <table:table-cell office:value-type="string" calcext:value-type="string">
            <text:p>HS2O3-</text:p>
          </table:table-cell>
          <table:table-cell office:value-type="string" calcext:value-type="string">
            <text:p>HS2O3(-1)</text:p>
          </table:table-cell>
          <table:table-cell office:value-type="string" calcext:value-type="string">
            <text:p>HS2O3-</text:p>
          </table:table-cell>
          <table:table-cell office:value-type="string" calcext:value-type="string">
            <text:p>H(1)S(2)O(3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27200" calcext:value-type="float">
            <text:p>-127200</text:p>
          </table:table-cell>
          <table:table-cell office:value-type="float" office:value="-153900" calcext:value-type="float">
            <text:p>-153900</text:p>
          </table:table-cell>
          <table:table-cell office:value-type="float" office:value="30.5" calcext:value-type="float">
            <text:p>30.5</text:p>
          </table:table-cell>
          <table:table-cell office:value-type="float" office:value="6.1964" calcext:value-type="float">
            <text:p>6.1964</text:p>
          </table:table-cell>
          <table:table-cell office:value-type="float" office:value="7.351" calcext:value-type="float">
            <text:p>7.351</text:p>
          </table:table-cell>
          <table:table-cell office:value-type="float" office:value="2.8549" calcext:value-type="float">
            <text:p>2.8549</text:p>
          </table:table-cell>
          <table:table-cell office:value-type="float" office:value="-3.0828" calcext:value-type="float">
            <text:p>-3.0828</text:p>
          </table:table-cell>
          <table:table-cell office:value-type="float" office:value="18.9745" calcext:value-type="float">
            <text:p>18.9745</text:p>
          </table:table-cell>
          <table:table-cell office:value-type="float" office:value="-2.3216" calcext:value-type="float">
            <text:p>-2.3216</text:p>
          </table:table-cell>
          <table:table-cell office:value-type="float" office:value="1.1676" calcext:value-type="float">
            <text:p>1.16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2)O(3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4</text:p>
          </table:table-cell>
          <table:table-cell office:value-type="string" calcext:value-type="string">
            <text:p>H2S2O3(AQ)</text:p>
          </table:table-cell>
          <table:table-cell office:value-type="string" calcext:value-type="string">
            <text:p>H2S2O3(0)</text:p>
          </table:table-cell>
          <table:table-cell office:value-type="string" calcext:value-type="string">
            <text:p>H2S2O3(AQ)</text:p>
          </table:table-cell>
          <table:table-cell office:value-type="string" calcext:value-type="string">
            <text:p>H(2)S(2)O(3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28000" calcext:value-type="float">
            <text:p>-128000</text:p>
          </table:table-cell>
          <table:table-cell office:value-type="float" office:value="-150400" calcext:value-type="float">
            <text:p>-150400</text:p>
          </table:table-cell>
          <table:table-cell office:value-type="float" office:value="45" calcext:value-type="float">
            <text:p>45</text:p>
          </table:table-cell>
          <table:table-cell office:value-type="float" office:value="7.4242" calcext:value-type="float">
            <text:p>7.4242</text:p>
          </table:table-cell>
          <table:table-cell office:value-type="float" office:value="10.3493" calcext:value-type="float">
            <text:p>10.3493</text:p>
          </table:table-cell>
          <table:table-cell office:value-type="float" office:value="1.6762" calcext:value-type="float">
            <text:p>1.6762</text:p>
          </table:table-cell>
          <table:table-cell office:value-type="float" office:value="-3.2067" calcext:value-type="float">
            <text:p>-3.2067</text:p>
          </table:table-cell>
          <table:table-cell office:value-type="float" office:value="19.1373" calcext:value-type="float">
            <text:p>19.1373</text:p>
          </table:table-cell>
          <table:table-cell office:value-type="float" office:value="2.5672" calcext:value-type="float">
            <text:p>2.5672</text:p>
          </table:table-cell>
          <table:table-cell office:value-type="float" office:value="-0.3415" calcext:value-type="float">
            <text:p>-0.3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(2)O(4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5</text:p>
          </table:table-cell>
          <table:table-cell office:value-type="string" calcext:value-type="string">
            <text:p>S2O4-2</text:p>
          </table:table-cell>
          <table:table-cell office:value-type="string" calcext:value-type="string">
            <text:p>S2O4(-2)</text:p>
          </table:table-cell>
          <table:table-cell office:value-type="string" calcext:value-type="string">
            <text:p>S2O4-2</text:p>
          </table:table-cell>
          <table:table-cell office:value-type="string" calcext:value-type="string">
            <text:p>S(2)O(4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43500" calcext:value-type="float">
            <text:p>-143500</text:p>
          </table:table-cell>
          <table:table-cell office:value-type="float" office:value="-180100" calcext:value-type="float">
            <text:p>-180100</text:p>
          </table:table-cell>
          <table:table-cell office:value-type="float" office:value="22" calcext:value-type="float">
            <text:p>22</text:p>
          </table:table-cell>
          <table:table-cell office:value-type="float" office:value="6.6784" calcext:value-type="float">
            <text:p>6.6784</text:p>
          </table:table-cell>
          <table:table-cell office:value-type="float" office:value="8.528" calcext:value-type="float">
            <text:p>8.528</text:p>
          </table:table-cell>
          <table:table-cell office:value-type="float" office:value="2.3917" calcext:value-type="float">
            <text:p>2.3917</text:p>
          </table:table-cell>
          <table:table-cell office:value-type="float" office:value="-3.1314" calcext:value-type="float">
            <text:p>-3.1314</text:p>
          </table:table-cell>
          <table:table-cell office:value-type="float" office:value="3.3115" calcext:value-type="float">
            <text:p>3.3115</text:p>
          </table:table-cell>
          <table:table-cell office:value-type="float" office:value="-13.2399" calcext:value-type="float">
            <text:p>-13.2399</text:p>
          </table:table-cell>
          <table:table-cell office:value-type="float" office:value="2.8772" calcext:value-type="float">
            <text:p>2.877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2)O(4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6</text:p>
          </table:table-cell>
          <table:table-cell office:value-type="string" calcext:value-type="string">
            <text:p>HS2O4-</text:p>
          </table:table-cell>
          <table:table-cell office:value-type="string" calcext:value-type="string">
            <text:p>HS2O4(-1)</text:p>
          </table:table-cell>
          <table:table-cell office:value-type="string" calcext:value-type="string">
            <text:p>HS2O4-</text:p>
          </table:table-cell>
          <table:table-cell office:value-type="string" calcext:value-type="string">
            <text:p>H(1)S(2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46900" calcext:value-type="float">
            <text:p>-146900</text:p>
          </table:table-cell>
          <table:table-cell office:value-type="float" office:value="-179100" calcext:value-type="float">
            <text:p>-179100</text:p>
          </table:table-cell>
          <table:table-cell office:value-type="float" office:value="36.5" calcext:value-type="float">
            <text:p>36.5</text:p>
          </table:table-cell>
          <table:table-cell office:value-type="float" office:value="7.6159" calcext:value-type="float">
            <text:p>7.6159</text:p>
          </table:table-cell>
          <table:table-cell office:value-type="float" office:value="10.8142" calcext:value-type="float">
            <text:p>10.8142</text:p>
          </table:table-cell>
          <table:table-cell office:value-type="float" office:value="1.5005" calcext:value-type="float">
            <text:p>1.5005</text:p>
          </table:table-cell>
          <table:table-cell office:value-type="float" office:value="-3.226" calcext:value-type="float">
            <text:p>-3.226</text:p>
          </table:table-cell>
          <table:table-cell office:value-type="float" office:value="23.9326" calcext:value-type="float">
            <text:p>23.9326</text:p>
          </table:table-cell>
          <table:table-cell office:value-type="float" office:value="-0.3049" calcext:value-type="float">
            <text:p>-0.3049</text:p>
          </table:table-cell>
          <table:table-cell office:value-type="float" office:value="1.076" calcext:value-type="float">
            <text:p>1.0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2)O(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7</text:p>
          </table:table-cell>
          <table:table-cell office:value-type="string" calcext:value-type="string">
            <text:p>H2S2O4(AQ)</text:p>
          </table:table-cell>
          <table:table-cell office:value-type="string" calcext:value-type="string">
            <text:p>H2S2O4(0)</text:p>
          </table:table-cell>
          <table:table-cell office:value-type="string" calcext:value-type="string">
            <text:p>H2S2O4(AQ)</text:p>
          </table:table-cell>
          <table:table-cell office:value-type="string" calcext:value-type="string">
            <text:p>H(2)S(2)O(4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47400" calcext:value-type="float">
            <text:p>-147400</text:p>
          </table:table-cell>
          <table:table-cell office:value-type="float" office:value="-175300" calcext:value-type="float">
            <text:p>-175300</text:p>
          </table:table-cell>
          <table:table-cell office:value-type="float" office:value="51" calcext:value-type="float">
            <text:p>51</text:p>
          </table:table-cell>
          <table:table-cell office:value-type="float" office:value="8.6525" calcext:value-type="float">
            <text:p>8.6525</text:p>
          </table:table-cell>
          <table:table-cell office:value-type="float" office:value="13.3462" calcext:value-type="float">
            <text:p>13.3462</text:p>
          </table:table-cell>
          <table:table-cell office:value-type="float" office:value="0.5023" calcext:value-type="float">
            <text:p>0.5023</text:p>
          </table:table-cell>
          <table:table-cell office:value-type="float" office:value="-3.3306" calcext:value-type="float">
            <text:p>-3.3306</text:p>
          </table:table-cell>
          <table:table-cell office:value-type="float" office:value="24.1023" calcext:value-type="float">
            <text:p>24.1023</text:p>
          </table:table-cell>
          <table:table-cell office:value-type="float" office:value="4.5838" calcext:value-type="float">
            <text:p>4.5838</text:p>
          </table:table-cell>
          <table:table-cell office:value-type="float" office:value="-0.4323" calcext:value-type="float">
            <text:p>-0.4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(2)O(5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8</text:p>
          </table:table-cell>
          <table:table-cell office:value-type="string" calcext:value-type="string">
            <text:p>S2O5-2</text:p>
          </table:table-cell>
          <table:table-cell office:value-type="string" calcext:value-type="string">
            <text:p>S2O5(-2)</text:p>
          </table:table-cell>
          <table:table-cell office:value-type="string" calcext:value-type="string">
            <text:p>S2O5-2</text:p>
          </table:table-cell>
          <table:table-cell office:value-type="string" calcext:value-type="string">
            <text:p>S(2)O(5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89000" calcext:value-type="float">
            <text:p>-189000</text:p>
          </table:table-cell>
          <table:table-cell office:value-type="float" office:value="-232000" calcext:value-type="float">
            <text:p>-232000</text:p>
          </table:table-cell>
          <table:table-cell office:value-type="float" office:value="25" calcext:value-type="float">
            <text:p>25</text:p>
          </table:table-cell>
          <table:table-cell office:value-type="float" office:value="7.3618" calcext:value-type="float">
            <text:p>7.3618</text:p>
          </table:table-cell>
          <table:table-cell office:value-type="float" office:value="10.1945" calcext:value-type="float">
            <text:p>10.1945</text:p>
          </table:table-cell>
          <table:table-cell office:value-type="float" office:value="1.7414" calcext:value-type="float">
            <text:p>1.7414</text:p>
          </table:table-cell>
          <table:table-cell office:value-type="float" office:value="-3.2003" calcext:value-type="float">
            <text:p>-3.2003</text:p>
          </table:table-cell>
          <table:table-cell office:value-type="float" office:value="3.9715" calcext:value-type="float">
            <text:p>3.9715</text:p>
          </table:table-cell>
          <table:table-cell office:value-type="float" office:value="-12.8732" calcext:value-type="float">
            <text:p>-12.8732</text:p>
          </table:table-cell>
          <table:table-cell office:value-type="float" office:value="2.8343" calcext:value-type="float">
            <text:p>2.83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2)O(6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9</text:p>
          </table:table-cell>
          <table:table-cell office:value-type="string" calcext:value-type="string">
            <text:p>S2O6-2</text:p>
          </table:table-cell>
          <table:table-cell office:value-type="string" calcext:value-type="string">
            <text:p>S2O6(-2)</text:p>
          </table:table-cell>
          <table:table-cell office:value-type="string" calcext:value-type="string">
            <text:p>S2O6-2</text:p>
          </table:table-cell>
          <table:table-cell office:value-type="string" calcext:value-type="string">
            <text:p>S(2)O(6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31000" calcext:value-type="float">
            <text:p>-231000</text:p>
          </table:table-cell>
          <table:table-cell office:value-type="float" office:value="-280400" calcext:value-type="float">
            <text:p>-280400</text:p>
          </table:table-cell>
          <table:table-cell office:value-type="float" office:value="30" calcext:value-type="float">
            <text:p>30</text:p>
          </table:table-cell>
          <table:table-cell office:value-type="float" office:value="8.2257" calcext:value-type="float">
            <text:p>8.2257</text:p>
          </table:table-cell>
          <table:table-cell office:value-type="float" office:value="12.3054" calcext:value-type="float">
            <text:p>12.3054</text:p>
          </table:table-cell>
          <table:table-cell office:value-type="float" office:value="0.9087" calcext:value-type="float">
            <text:p>0.9087</text:p>
          </table:table-cell>
          <table:table-cell office:value-type="float" office:value="-3.2876" calcext:value-type="float">
            <text:p>-3.2876</text:p>
          </table:table-cell>
          <table:table-cell office:value-type="float" office:value="5.0331" calcext:value-type="float">
            <text:p>5.0331</text:p>
          </table:table-cell>
          <table:table-cell office:value-type="float" office:value="-12.2621" calcext:value-type="float">
            <text:p>-12.2621</text:p>
          </table:table-cell>
          <table:table-cell office:value-type="float" office:value="2.7587" calcext:value-type="float">
            <text:p>2.75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2)O(8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0</text:p>
          </table:table-cell>
          <table:table-cell office:value-type="string" calcext:value-type="string">
            <text:p>S2O8-2</text:p>
          </table:table-cell>
          <table:table-cell office:value-type="string" calcext:value-type="string">
            <text:p>S2O8(-2)</text:p>
          </table:table-cell>
          <table:table-cell office:value-type="string" calcext:value-type="string">
            <text:p>S2O8-2</text:p>
          </table:table-cell>
          <table:table-cell office:value-type="string" calcext:value-type="string">
            <text:p>S(2)O(8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266500" calcext:value-type="float">
            <text:p>-266500</text:p>
          </table:table-cell>
          <table:table-cell office:value-type="float" office:value="-321400" calcext:value-type="float">
            <text:p>-321400</text:p>
          </table:table-cell>
          <table:table-cell office:value-type="float" office:value="58.4" calcext:value-type="float">
            <text:p>58.4</text:p>
          </table:table-cell>
          <table:table-cell office:value-type="float" office:value="13.3622" calcext:value-type="float">
            <text:p>13.3622</text:p>
          </table:table-cell>
          <table:table-cell office:value-type="float" office:value="24.8454" calcext:value-type="float">
            <text:p>24.8454</text:p>
          </table:table-cell>
          <table:table-cell office:value-type="float" office:value="-4.0153" calcext:value-type="float">
            <text:p>-4.0153</text:p>
          </table:table-cell>
          <table:table-cell office:value-type="float" office:value="-3.8061" calcext:value-type="float">
            <text:p>-3.8061</text:p>
          </table:table-cell>
          <table:table-cell office:value-type="float" office:value="12.9632" calcext:value-type="float">
            <text:p>12.9632</text:p>
          </table:table-cell>
          <table:table-cell office:value-type="float" office:value="-8.1271" calcext:value-type="float">
            <text:p>-8.1271</text:p>
          </table:table-cell>
          <table:table-cell office:value-type="float" office:value="2.3281" calcext:value-type="float">
            <text:p>2.328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3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1</text:p>
          </table:table-cell>
          <table:table-cell office:value-type="string" calcext:value-type="string">
            <text:p>S3-2</text:p>
          </table:table-cell>
          <table:table-cell office:value-type="string" calcext:value-type="string">
            <text:p>S3(-2)</text:p>
          </table:table-cell>
          <table:table-cell office:value-type="string" calcext:value-type="string">
            <text:p>S3-2</text:p>
          </table:table-cell>
          <table:table-cell office:value-type="string" calcext:value-type="string">
            <text:p>S(3)-(2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3.Jul.87</text:p>
          </table:table-cell>
          <table:table-cell office:value-type="float" office:value="17600" calcext:value-type="float">
            <text:p>17600</text:p>
          </table:table-cell>
          <table:table-cell office:value-type="float" office:value="6200" calcext:value-type="float">
            <text:p>6200</text:p>
          </table:table-cell>
          <table:table-cell office:value-type="float" office:value="15.8" calcext:value-type="float">
            <text:p>15.8</text:p>
          </table:table-cell>
          <table:table-cell office:value-type="float" office:value="6.7661" calcext:value-type="float">
            <text:p>6.7661</text:p>
          </table:table-cell>
          <table:table-cell office:value-type="float" office:value="8.7396" calcext:value-type="float">
            <text:p>8.7396</text:p>
          </table:table-cell>
          <table:table-cell office:value-type="float" office:value="2.315" calcext:value-type="float">
            <text:p>2.315</text:p>
          </table:table-cell>
          <table:table-cell office:value-type="float" office:value="-3.1403" calcext:value-type="float">
            <text:p>-3.1403</text:p>
          </table:table-cell>
          <table:table-cell office:value-type="float" office:value="-0.3595" calcext:value-type="float">
            <text:p>-0.3595</text:p>
          </table:table-cell>
          <table:table-cell office:value-type="float" office:value="-14.8288" calcext:value-type="float">
            <text:p>-14.8288</text:p>
          </table:table-cell>
          <table:table-cell office:value-type="float" office:value="2.9749" calcext:value-type="float">
            <text:p>2.97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3)O(6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2</text:p>
          </table:table-cell>
          <table:table-cell office:value-type="string" calcext:value-type="string">
            <text:p>S3O6-2</text:p>
          </table:table-cell>
          <table:table-cell office:value-type="string" calcext:value-type="string">
            <text:p>S3O6(-2)</text:p>
          </table:table-cell>
          <table:table-cell office:value-type="string" calcext:value-type="string">
            <text:p>S3O6-2</text:p>
          </table:table-cell>
          <table:table-cell office:value-type="string" calcext:value-type="string">
            <text:p>S(3)O(6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29000" calcext:value-type="float">
            <text:p>-229000</text:p>
          </table:table-cell>
          <table:table-cell office:value-type="float" office:value="-279000" calcext:value-type="float">
            <text:p>-279000</text:p>
          </table:table-cell>
          <table:table-cell office:value-type="float" office:value="33" calcext:value-type="float">
            <text:p>33</text:p>
          </table:table-cell>
          <table:table-cell office:value-type="float" office:value="8.4155" calcext:value-type="float">
            <text:p>8.4155</text:p>
          </table:table-cell>
          <table:table-cell office:value-type="float" office:value="12.7691" calcext:value-type="float">
            <text:p>12.7691</text:p>
          </table:table-cell>
          <table:table-cell office:value-type="float" office:value="0.7268" calcext:value-type="float">
            <text:p>0.7268</text:p>
          </table:table-cell>
          <table:table-cell office:value-type="float" office:value="-3.3068" calcext:value-type="float">
            <text:p>-3.3068</text:p>
          </table:table-cell>
          <table:table-cell office:value-type="float" office:value="5.6683" calcext:value-type="float">
            <text:p>5.6683</text:p>
          </table:table-cell>
          <table:table-cell office:value-type="float" office:value="-11.8954" calcext:value-type="float">
            <text:p>-11.8954</text:p>
          </table:table-cell>
          <table:table-cell office:value-type="float" office:value="2.7131" calcext:value-type="float">
            <text:p>2.71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4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3</text:p>
          </table:table-cell>
          <table:table-cell office:value-type="string" calcext:value-type="string">
            <text:p>S4-2</text:p>
          </table:table-cell>
          <table:table-cell office:value-type="string" calcext:value-type="string">
            <text:p>S4(-2)</text:p>
          </table:table-cell>
          <table:table-cell office:value-type="string" calcext:value-type="string">
            <text:p>S4-2</text:p>
          </table:table-cell>
          <table:table-cell office:value-type="string" calcext:value-type="string">
            <text:p>S(4)-(2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3.Jul.87</text:p>
          </table:table-cell>
          <table:table-cell office:value-type="float" office:value="16500" calcext:value-type="float">
            <text:p>16500</text:p>
          </table:table-cell>
          <table:table-cell office:value-type="float" office:value="5500" calcext:value-type="float">
            <text:p>5500</text:p>
          </table:table-cell>
          <table:table-cell office:value-type="float" office:value="24.7" calcext:value-type="float">
            <text:p>24.7</text:p>
          </table:table-cell>
          <table:table-cell office:value-type="float" office:value="7.9381" calcext:value-type="float">
            <text:p>7.9381</text:p>
          </table:table-cell>
          <table:table-cell office:value-type="float" office:value="11.6012" calcext:value-type="float">
            <text:p>11.6012</text:p>
          </table:table-cell>
          <table:table-cell office:value-type="float" office:value="1.1902" calcext:value-type="float">
            <text:p>1.1902</text:p>
          </table:table-cell>
          <table:table-cell office:value-type="float" office:value="-3.2586" calcext:value-type="float">
            <text:p>-3.2586</text:p>
          </table:table-cell>
          <table:table-cell office:value-type="float" office:value="2.6081" calcext:value-type="float">
            <text:p>2.6081</text:p>
          </table:table-cell>
          <table:table-cell office:value-type="float" office:value="-13.3622" calcext:value-type="float">
            <text:p>-13.3622</text:p>
          </table:table-cell>
          <table:table-cell office:value-type="float" office:value="2.839" calcext:value-type="float">
            <text:p>2.8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4)O(6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4</text:p>
          </table:table-cell>
          <table:table-cell office:value-type="string" calcext:value-type="string">
            <text:p>S4O6-2</text:p>
          </table:table-cell>
          <table:table-cell office:value-type="string" calcext:value-type="string">
            <text:p>S4O6(-2)</text:p>
          </table:table-cell>
          <table:table-cell office:value-type="string" calcext:value-type="string">
            <text:p>S4O6-2</text:p>
          </table:table-cell>
          <table:table-cell office:value-type="string" calcext:value-type="string">
            <text:p>S(4)O(6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48700" calcext:value-type="float">
            <text:p>-248700</text:p>
          </table:table-cell>
          <table:table-cell office:value-type="float" office:value="-292600" calcext:value-type="float">
            <text:p>-292600</text:p>
          </table:table-cell>
          <table:table-cell office:value-type="float" office:value="61.5" calcext:value-type="float">
            <text:p>61.5</text:p>
          </table:table-cell>
          <table:table-cell office:value-type="float" office:value="10.2672" calcext:value-type="float">
            <text:p>10.2672</text:p>
          </table:table-cell>
          <table:table-cell office:value-type="float" office:value="17.2902" calcext:value-type="float">
            <text:p>17.2902</text:p>
          </table:table-cell>
          <table:table-cell office:value-type="float" office:value="-1.0502" calcext:value-type="float">
            <text:p>-1.0502</text:p>
          </table:table-cell>
          <table:table-cell office:value-type="float" office:value="-3.4937" calcext:value-type="float">
            <text:p>-3.4937</text:p>
          </table:table-cell>
          <table:table-cell office:value-type="float" office:value="11.7042" calcext:value-type="float">
            <text:p>11.7042</text:p>
          </table:table-cell>
          <table:table-cell office:value-type="float" office:value="-8.4122" calcext:value-type="float">
            <text:p>-8.4122</text:p>
          </table:table-cell>
          <table:table-cell office:value-type="float" office:value="2.2805" calcext:value-type="float">
            <text:p>2.280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5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5</text:p>
          </table:table-cell>
          <table:table-cell office:value-type="string" calcext:value-type="string">
            <text:p>S5-2</text:p>
          </table:table-cell>
          <table:table-cell office:value-type="string" calcext:value-type="string">
            <text:p>S5(-2)</text:p>
          </table:table-cell>
          <table:table-cell office:value-type="string" calcext:value-type="string">
            <text:p>S5-2</text:p>
          </table:table-cell>
          <table:table-cell office:value-type="string" calcext:value-type="string">
            <text:p>S(5)-(2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3.Jul.87</text:p>
          </table:table-cell>
          <table:table-cell office:value-type="float" office:value="15700" calcext:value-type="float">
            <text:p>15700</text:p>
          </table:table-cell>
          <table:table-cell office:value-type="float" office:value="5100" calcext:value-type="float">
            <text:p>5100</text:p>
          </table:table-cell>
          <table:table-cell office:value-type="float" office:value="33.6" calcext:value-type="float">
            <text:p>33.6</text:p>
          </table:table-cell>
          <table:table-cell office:value-type="float" office:value="9.1107" calcext:value-type="float">
            <text:p>9.1107</text:p>
          </table:table-cell>
          <table:table-cell office:value-type="float" office:value="14.4645" calcext:value-type="float">
            <text:p>14.4645</text:p>
          </table:table-cell>
          <table:table-cell office:value-type="float" office:value="0.0649" calcext:value-type="float">
            <text:p>0.0649</text:p>
          </table:table-cell>
          <table:table-cell office:value-type="float" office:value="-3.377" calcext:value-type="float">
            <text:p>-3.377</text:p>
          </table:table-cell>
          <table:table-cell office:value-type="float" office:value="5.5361" calcext:value-type="float">
            <text:p>5.5361</text:p>
          </table:table-cell>
          <table:table-cell office:value-type="float" office:value="-11.9159" calcext:value-type="float">
            <text:p>-11.9159</text:p>
          </table:table-cell>
          <table:table-cell office:value-type="float" office:value="2.7051" calcext:value-type="float">
            <text:p>2.70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5)O(6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6</text:p>
          </table:table-cell>
          <table:table-cell office:value-type="string" calcext:value-type="string">
            <text:p>S5O6-2</text:p>
          </table:table-cell>
          <table:table-cell office:value-type="string" calcext:value-type="string">
            <text:p>S5O6(-2)</text:p>
          </table:table-cell>
          <table:table-cell office:value-type="string" calcext:value-type="string">
            <text:p>S5O6-2</text:p>
          </table:table-cell>
          <table:table-cell office:value-type="string" calcext:value-type="string">
            <text:p>S(5)O(6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29000" calcext:value-type="float">
            <text:p>-229000</text:p>
          </table:table-cell>
          <table:table-cell office:value-type="float" office:value="-281000" calcext:value-type="float">
            <text:p>-281000</text:p>
          </table:table-cell>
          <table:table-cell office:value-type="float" office:value="40" calcext:value-type="float">
            <text:p>40</text:p>
          </table:table-cell>
          <table:table-cell office:value-type="float" office:value="8.8725" calcext:value-type="float">
            <text:p>8.8725</text:p>
          </table:table-cell>
          <table:table-cell office:value-type="float" office:value="13.8806" calcext:value-type="float">
            <text:p>13.8806</text:p>
          </table:table-cell>
          <table:table-cell office:value-type="float" office:value="0.2986" calcext:value-type="float">
            <text:p>0.2986</text:p>
          </table:table-cell>
          <table:table-cell office:value-type="float" office:value="-3.3527" calcext:value-type="float">
            <text:p>-3.3527</text:p>
          </table:table-cell>
          <table:table-cell office:value-type="float" office:value="7.1576" calcext:value-type="float">
            <text:p>7.1576</text:p>
          </table:table-cell>
          <table:table-cell office:value-type="float" office:value="-11.0399" calcext:value-type="float">
            <text:p>-11.0399</text:p>
          </table:table-cell>
          <table:table-cell office:value-type="float" office:value="2.6076" calcext:value-type="float">
            <text:p>2.60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i(1)F(6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94</text:p>
          </table:table-cell>
          <table:table-cell office:value-type="string" calcext:value-type="string">
            <text:p>SiF6-2</text:p>
          </table:table-cell>
          <table:table-cell office:value-type="string" calcext:value-type="string">
            <text:p>SiF6(-2)</text:p>
          </table:table-cell>
          <table:table-cell office:value-type="string" calcext:value-type="string">
            <text:p>SiF6-2</text:p>
          </table:table-cell>
          <table:table-cell office:value-type="string" calcext:value-type="string">
            <text:p>Si(1)F(6)-(2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16.Feb.88</text:p>
          </table:table-cell>
          <table:table-cell office:value-type="float" office:value="-525700" calcext:value-type="float">
            <text:p>-525700</text:p>
          </table:table-cell>
          <table:table-cell office:value-type="float" office:value="-571000" calcext:value-type="float">
            <text:p>-571000</text:p>
          </table:table-cell>
          <table:table-cell office:value-type="float" office:value="29.2" calcext:value-type="float">
            <text:p>29.2</text:p>
          </table:table-cell>
          <table:table-cell office:value-type="float" office:value="8.5311" calcext:value-type="float">
            <text:p>8.5311</text:p>
          </table:table-cell>
          <table:table-cell office:value-type="float" office:value="13.0492" calcext:value-type="float">
            <text:p>13.0492</text:p>
          </table:table-cell>
          <table:table-cell office:value-type="float" office:value="0.6211" calcext:value-type="float">
            <text:p>0.6211</text:p>
          </table:table-cell>
          <table:table-cell office:value-type="float" office:value="-3.3185" calcext:value-type="float">
            <text:p>-3.3185</text:p>
          </table:table-cell>
          <table:table-cell office:value-type="float" office:value="4.097" calcext:value-type="float">
            <text:p>4.097</text:p>
          </table:table-cell>
          <table:table-cell office:value-type="float" office:value="-12.6289" calcext:value-type="float">
            <text:p>-12.6289</text:p>
          </table:table-cell>
          <table:table-cell office:value-type="float" office:value="2.7716" calcext:value-type="float">
            <text:p>2.77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i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95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O2(0)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(1)O(2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13.Jan.89</text:p>
          </table:table-cell>
          <table:table-cell office:value-type="float" office:value="-199190" calcext:value-type="float">
            <text:p>-199190</text:p>
          </table:table-cell>
          <table:table-cell office:value-type="float" office:value="-209775" calcext:value-type="float">
            <text:p>-209775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office:value-type="float" office:value="-2.7" calcext:value-type="float">
            <text:p>-2.7</text:p>
          </table:table-cell>
          <table:table-cell office:value-type="float" office:value="29.1" calcext:value-type="float">
            <text:p>29.1</text:p>
          </table:table-cell>
          <table:table-cell office:value-type="float" office:value="-51.2" calcext:value-type="float">
            <text:p>-51.2</text:p>
          </table:table-cell>
          <table:table-cell office:value-type="float" office:value="0.1291" calcext:value-type="float">
            <text:p>0.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(1)O(3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52</text:p>
          </table:table-cell>
          <table:table-cell office:value-type="string" calcext:value-type="string">
            <text:p>HSiO3- <text:s/></text:p>
          </table:table-cell>
          <table:table-cell office:value-type="string" calcext:value-type="string">
            <text:p>HSiO3(-)</text:p>
          </table:table-cell>
          <table:table-cell office:value-type="string" calcext:value-type="string">
            <text:p>HSiO3- <text:s/></text:p>
          </table:table-cell>
          <table:table-cell office:value-type="string" calcext:value-type="string">
            <text:p>H(1)Si(1)O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242801" calcext:value-type="float">
            <text:p>-242801</text:p>
          </table:table-cell>
          <table:table-cell office:value-type="float" office:value="-273872" calcext:value-type="float">
            <text:p>-273872</text:p>
          </table:table-cell>
          <table:table-cell office:value-type="float" office:value="5" calcext:value-type="float">
            <text:p>5</text:p>
          </table:table-cell>
          <table:table-cell office:value-type="float" office:value="2.9735" calcext:value-type="float">
            <text:p>2.9735</text:p>
          </table:table-cell>
          <table:table-cell office:value-type="float" office:value="-0.5158" calcext:value-type="float">
            <text:p>-0.5158</text:p>
          </table:table-cell>
          <table:table-cell office:value-type="float" office:value="5.9467" calcext:value-type="float">
            <text:p>5.9467</text:p>
          </table:table-cell>
          <table:table-cell office:value-type="float" office:value="-2.7575" calcext:value-type="float">
            <text:p>-2.7575</text:p>
          </table:table-cell>
          <table:table-cell office:value-type="float" office:value="8.1489" calcext:value-type="float">
            <text:p>8.1489</text:p>
          </table:table-cell>
          <table:table-cell office:value-type="float" office:value="-7.3123" calcext:value-type="float">
            <text:p>-7.3123</text:p>
          </table:table-cell>
          <table:table-cell office:value-type="float" office:value="1.5511" calcext:value-type="float">
            <text:p>1.55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s(1)O(2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22</text:p>
          </table:table-cell>
          <table:table-cell table:number-columns-repeated="3" office:value-type="string" calcext:value-type="string">
            <text:p>AsO2-</text:p>
          </table:table-cell>
          <table:table-cell office:value-type="string" calcext:value-type="string">
            <text:p>As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83650" calcext:value-type="float">
            <text:p>-83650</text:p>
          </table:table-cell>
          <table:table-cell office:value-type="float" office:value="-102540" calcext:value-type="float">
            <text:p>-102540</text:p>
          </table:table-cell>
          <table:table-cell office:value-type="float" office:value="9.7" calcext:value-type="float">
            <text:p>9.7</text:p>
          </table:table-cell>
          <table:table-cell office:value-type="float" office:value="3.2101" calcext:value-type="float">
            <text:p>3.2101</text:p>
          </table:table-cell>
          <table:table-cell office:value-type="float" office:value="0.0554" calcext:value-type="float">
            <text:p>0.0554</text:p>
          </table:table-cell>
          <table:table-cell office:value-type="float" office:value="5.7305" calcext:value-type="float">
            <text:p>5.7305</text:p>
          </table:table-cell>
          <table:table-cell office:value-type="float" office:value="-2.7812" calcext:value-type="float">
            <text:p>-2.7812</text:p>
          </table:table-cell>
          <table:table-cell office:value-type="float" office:value="3.4104" calcext:value-type="float">
            <text:p>3.4104</text:p>
          </table:table-cell>
          <table:table-cell office:value-type="float" office:value="-8.7381" calcext:value-type="float">
            <text:p>-8.7381</text:p>
          </table:table-cell>
          <table:table-cell office:value-type="float" office:value="1.482" calcext:value-type="float">
            <text:p>1.48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s(1)O(2)H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23</text:p>
          </table:table-cell>
          <table:table-cell office:value-type="string" calcext:value-type="string">
            <text:p>HAsO2(AQ)</text:p>
          </table:table-cell>
          <table:table-cell office:value-type="string" calcext:value-type="string">
            <text:p>HAsO2</text:p>
          </table:table-cell>
          <table:table-cell office:value-type="string" calcext:value-type="string">
            <text:p>HAsO2(AQ)</text:p>
          </table:table-cell>
          <table:table-cell office:value-type="string" calcext:value-type="string">
            <text:p>H(1)As(1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96240" calcext:value-type="float">
            <text:p>-96240</text:p>
          </table:table-cell>
          <table:table-cell office:value-type="float" office:value="-109110" calcext:value-type="float">
            <text:p>-109110</text:p>
          </table:table-cell>
          <table:table-cell office:value-type="float" office:value="30.1" calcext:value-type="float">
            <text:p>30.1</text:p>
          </table:table-cell>
          <table:table-cell office:value-type="float" office:value="5.5984" calcext:value-type="float">
            <text:p>5.5984</text:p>
          </table:table-cell>
          <table:table-cell office:value-type="float" office:value="5.8913" calcext:value-type="float">
            <text:p>5.8913</text:p>
          </table:table-cell>
          <table:table-cell office:value-type="float" office:value="3.428" calcext:value-type="float">
            <text:p>3.428</text:p>
          </table:table-cell>
          <table:table-cell office:value-type="float" office:value="-3.0224" calcext:value-type="float">
            <text:p>-3.0224</text:p>
          </table:table-cell>
          <table:table-cell office:value-type="float" office:value="6.799" calcext:value-type="float">
            <text:p>6.799</text:p>
          </table:table-cell>
          <table:table-cell office:value-type="float" office:value="-2.4438" calcext:value-type="float">
            <text:p>-2.4438</text:p>
          </table:table-cell>
          <table:table-cell office:value-type="float" office:value="-0.1158" calcext:value-type="float">
            <text:p>-0.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(1)O(3)H(2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221</text:p>
          </table:table-cell>
          <table:table-cell office:value-type="string" calcext:value-type="string">
            <text:p>H2AsO3- </text:p>
          </table:table-cell>
          <table:table-cell office:value-type="string" calcext:value-type="string">
            <text:p>H2AsO3(-)</text:p>
          </table:table-cell>
          <table:table-cell office:value-type="string" calcext:value-type="string">
            <text:p>H2AsO3- </text:p>
          </table:table-cell>
          <table:table-cell office:value-type="string" calcext:value-type="string">
            <text:p>H(2)As(1)O(3)-(1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3.Jul.87</text:p>
          </table:table-cell>
          <table:table-cell office:value-type="float" office:value="-140330" calcext:value-type="float">
            <text:p>-140330</text:p>
          </table:table-cell>
          <table:table-cell office:value-type="float" office:value="-170840" calcext:value-type="float">
            <text:p>-170840</text:p>
          </table:table-cell>
          <table:table-cell office:value-type="float" office:value="26.4" calcext:value-type="float">
            <text:p>26.4</text:p>
          </table:table-cell>
          <table:table-cell office:value-type="float" office:value="5.7934" calcext:value-type="float">
            <text:p>5.7934</text:p>
          </table:table-cell>
          <table:table-cell office:value-type="float" office:value="6.3646" calcext:value-type="float">
            <text:p>6.3646</text:p>
          </table:table-cell>
          <table:table-cell office:value-type="float" office:value="3.2485" calcext:value-type="float">
            <text:p>3.2485</text:p>
          </table:table-cell>
          <table:table-cell office:value-type="float" office:value="-3.0421" calcext:value-type="float">
            <text:p>-3.0421</text:p>
          </table:table-cell>
          <table:table-cell office:value-type="float" office:value="15.8032" calcext:value-type="float">
            <text:p>15.8032</text:p>
          </table:table-cell>
          <table:table-cell office:value-type="float" office:value="-3.6253" calcext:value-type="float">
            <text:p>-3.6253</text:p>
          </table:table-cell>
          <table:table-cell office:value-type="float" office:value="1.2305" calcext:value-type="float">
            <text:p>1.23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s(1)O(4)-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20</text:p>
          </table:table-cell>
          <table:table-cell table:number-columns-repeated="3" office:value-type="string" calcext:value-type="string">
            <text:p>AsO4-3</text:p>
          </table:table-cell>
          <table:table-cell office:value-type="string" calcext:value-type="string">
            <text:p>As(1)O(4)-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54970" calcext:value-type="float">
            <text:p>-154970</text:p>
          </table:table-cell>
          <table:table-cell office:value-type="float" office:value="-212270" calcext:value-type="float">
            <text:p>-212270</text:p>
          </table:table-cell>
          <table:table-cell office:value-type="float" office:value="-38.9" calcext:value-type="float">
            <text:p>-38.9</text:p>
          </table:table-cell>
          <table:table-cell office:value-type="float" office:value="1.0308" calcext:value-type="float">
            <text:p>1.0308</text:p>
          </table:table-cell>
          <table:table-cell office:value-type="float" office:value="-5.2609" calcext:value-type="float">
            <text:p>-5.2609</text:p>
          </table:table-cell>
          <table:table-cell office:value-type="float" office:value="7.8091" calcext:value-type="float">
            <text:p>7.8091</text:p>
          </table:table-cell>
          <table:table-cell office:value-type="float" office:value="-2.5614" calcext:value-type="float">
            <text:p>-2.5614</text:p>
          </table:table-cell>
          <table:table-cell office:value-type="float" office:value="-12.1352" calcext:value-type="float">
            <text:p>-12.1352</text:p>
          </table:table-cell>
          <table:table-cell office:value-type="float" office:value="-26.6841" calcext:value-type="float">
            <text:p>-26.6841</text:p>
          </table:table-cell>
          <table:table-cell office:value-type="float" office:value="5.399" calcext:value-type="float">
            <text:p>5.39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As(1)O(4)H(1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230</text:p>
          </table:table-cell>
          <table:table-cell office:value-type="string" calcext:value-type="string">
            <text:p>HAsO4-2 </text:p>
          </table:table-cell>
          <table:table-cell office:value-type="string" calcext:value-type="string">
            <text:p>HAsO4(-2)</text:p>
          </table:table-cell>
          <table:table-cell office:value-type="string" calcext:value-type="string">
            <text:p>HAsO4-2 </text:p>
          </table:table-cell>
          <table:table-cell office:value-type="string" calcext:value-type="string">
            <text:p>H(1)As(1)O(4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70790" calcext:value-type="float">
            <text:p>-170790</text:p>
          </table:table-cell>
          <table:table-cell office:value-type="float" office:value="-216620" calcext:value-type="float">
            <text:p>-216620</text:p>
          </table:table-cell>
          <table:table-cell office:value-type="float" office:value="-0.4" calcext:value-type="float">
            <text:p>-0.4</text:p>
          </table:table-cell>
          <table:table-cell office:value-type="float" office:value="4.3994" calcext:value-type="float">
            <text:p>4.3994</text:p>
          </table:table-cell>
          <table:table-cell office:value-type="float" office:value="2.9611" calcext:value-type="float">
            <text:p>2.9611</text:p>
          </table:table-cell>
          <table:table-cell office:value-type="float" office:value="4.5853" calcext:value-type="float">
            <text:p>4.5853</text:p>
          </table:table-cell>
          <table:table-cell office:value-type="float" office:value="-2.9013" calcext:value-type="float">
            <text:p>-2.9013</text:p>
          </table:table-cell>
          <table:table-cell office:value-type="float" office:value="7.9908" calcext:value-type="float">
            <text:p>7.9908</text:p>
          </table:table-cell>
          <table:table-cell office:value-type="float" office:value="-12.7102" calcext:value-type="float">
            <text:p>-12.7102</text:p>
          </table:table-cell>
          <table:table-cell office:value-type="float" office:value="3.2197" calcext:value-type="float">
            <text:p>3.219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As(1)O(4)H(2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222</text:p>
          </table:table-cell>
          <table:table-cell office:value-type="string" calcext:value-type="string">
            <text:p>H2AsO4- </text:p>
          </table:table-cell>
          <table:table-cell office:value-type="string" calcext:value-type="string">
            <text:p>H2AsO4(-)</text:p>
          </table:table-cell>
          <table:table-cell office:value-type="string" calcext:value-type="string">
            <text:p>H2AsO4- </text:p>
          </table:table-cell>
          <table:table-cell office:value-type="string" calcext:value-type="string">
            <text:p>H(2)As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80010" calcext:value-type="float">
            <text:p>-180010</text:p>
          </table:table-cell>
          <table:table-cell office:value-type="float" office:value="-217390" calcext:value-type="float">
            <text:p>-217390</text:p>
          </table:table-cell>
          <table:table-cell office:value-type="float" office:value="28" calcext:value-type="float">
            <text:p>28</text:p>
          </table:table-cell>
          <table:table-cell office:value-type="float" office:value="6.7429" calcext:value-type="float">
            <text:p>6.7429</text:p>
          </table:table-cell>
          <table:table-cell office:value-type="float" office:value="8.6835" calcext:value-type="float">
            <text:p>8.6835</text:p>
          </table:table-cell>
          <table:table-cell office:value-type="float" office:value="2.3351" calcext:value-type="float">
            <text:p>2.3351</text:p>
          </table:table-cell>
          <table:table-cell office:value-type="float" office:value="-3.1379" calcext:value-type="float">
            <text:p>-3.1379</text:p>
          </table:table-cell>
          <table:table-cell office:value-type="float" office:value="16.9206" calcext:value-type="float">
            <text:p>16.9206</text:p>
          </table:table-cell>
          <table:table-cell office:value-type="float" office:value="-3.1567" calcext:value-type="float">
            <text:p>-3.1567</text:p>
          </table:table-cell>
          <table:table-cell office:value-type="float" office:value="1.2055" calcext:value-type="float">
            <text:p>1.205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s(1)O(4)H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21</text:p>
          </table:table-cell>
          <table:table-cell office:value-type="string" calcext:value-type="string">
            <text:p>H3AsO4(AQ)</text:p>
          </table:table-cell>
          <table:table-cell office:value-type="string" calcext:value-type="string">
            <text:p>H3AsO4</text:p>
          </table:table-cell>
          <table:table-cell office:value-type="string" calcext:value-type="string">
            <text:p>H3AsO4(AQ)</text:p>
          </table:table-cell>
          <table:table-cell office:value-type="string" calcext:value-type="string">
            <text:p>H(3)As(1)O(4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83100" calcext:value-type="float">
            <text:p>-183100</text:p>
          </table:table-cell>
          <table:table-cell office:value-type="float" office:value="-215700" calcext:value-type="float">
            <text:p>-215700</text:p>
          </table:table-cell>
          <table:table-cell office:value-type="float" office:value="44" calcext:value-type="float">
            <text:p>44</text:p>
          </table:table-cell>
          <table:table-cell office:value-type="float" office:value="7.9357" calcext:value-type="float">
            <text:p>7.9357</text:p>
          </table:table-cell>
          <table:table-cell office:value-type="float" office:value="11.5925" calcext:value-type="float">
            <text:p>11.5925</text:p>
          </table:table-cell>
          <table:table-cell office:value-type="float" office:value="1.199" calcext:value-type="float">
            <text:p>1.199</text:p>
          </table:table-cell>
          <table:table-cell office:value-type="float" office:value="-3.2581" calcext:value-type="float">
            <text:p>-3.2581</text:p>
          </table:table-cell>
          <table:table-cell office:value-type="float" office:value="18.2805" calcext:value-type="float">
            <text:p>18.2805</text:p>
          </table:table-cell>
          <table:table-cell office:value-type="float" office:value="2.2209" calcext:value-type="float">
            <text:p>2.2209</text:p>
          </table:table-cell>
          <table:table-cell office:value-type="float" office:value="-0.3263" calcext:value-type="float">
            <text:p>-0.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87</text:p>
          </table:table-cell>
          <table:table-cell office:value-type="string" calcext:value-type="string">
            <text:p>Ba+2 <text:s text:c="3"/></text:p>
          </table:table-cell>
          <table:table-cell office:value-type="string" calcext:value-type="string">
            <text:p>Ba(+2) <text:s/></text:p>
          </table:table-cell>
          <table:table-cell office:value-type="string" calcext:value-type="string">
            <text:p>Ba+2 <text:s text:c="3"/></text:p>
          </table:table-cell>
          <table:table-cell office:value-type="string" calcext:value-type="string">
            <text:p>Ba(1)+(2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34030" calcext:value-type="float">
            <text:p>-134030</text:p>
          </table:table-cell>
          <table:table-cell office:value-type="float" office:value="-128500" calcext:value-type="float">
            <text:p>-128500</text:p>
          </table:table-cell>
          <table:table-cell office:value-type="float" office:value="2.3" calcext:value-type="float">
            <text:p>2.3</text:p>
          </table:table-cell>
          <table:table-cell office:value-type="float" office:value="2.7383" calcext:value-type="float">
            <text:p>2.7383</text:p>
          </table:table-cell>
          <table:table-cell office:value-type="float" office:value="-10.0565" calcext:value-type="float">
            <text:p>-10.056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2.3633" calcext:value-type="float">
            <text:p>-2.3633</text:p>
          </table:table-cell>
          <table:table-cell office:value-type="float" office:value="3.8" calcext:value-type="float">
            <text:p>3.8</text:p>
          </table:table-cell>
          <table:table-cell office:value-type="float" office:value="-3.45" calcext:value-type="float">
            <text:p>-3.45</text:p>
          </table:table-cell>
          <table:table-cell office:value-type="float" office:value="0.985" calcext:value-type="float">
            <text:p>0.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85</text:p>
          </table:table-cell>
          <table:table-cell office:value-type="string" calcext:value-type="string">
            <text:p>BaCO3(AQ)</text:p>
          </table:table-cell>
          <table:table-cell office:value-type="string" calcext:value-type="string">
            <text:p>Ba(CO3)(0)</text:p>
          </table:table-cell>
          <table:table-cell office:value-type="string" calcext:value-type="string">
            <text:p>BaCO3(aq)</text:p>
          </table:table-cell>
          <table:table-cell office:value-type="string" calcext:value-type="string">
            <text:p>Ba(1)C(1)O(3)+(0)</text:p>
          </table:table-cell>
          <table:table-cell office:value-type="string" calcext:value-type="string">
            <text:p>ref:5</text:p>
          </table:table-cell>
          <table:table-cell table:style-name="ce2" office:value-type="string" calcext:value-type="string">
            <text:p>JAN.91 <text:s text:c="2"/></text:p>
          </table:table-cell>
          <table:table-cell office:value-type="float" office:value="-263830" calcext:value-type="float">
            <text:p>-263830</text:p>
          </table:table-cell>
          <table:table-cell office:value-type="float" office:value="-285850" calcext:value-type="float">
            <text:p>-285850</text:p>
          </table:table-cell>
          <table:table-cell office:value-type="float" office:value="16" calcext:value-type="float">
            <text:p>16</text:p>
          </table:table-cell>
          <table:table-cell office:value-type="float" office:value="0.313" calcext:value-type="float">
            <text:p>0.313</text:p>
          </table:table-cell>
          <table:table-cell office:value-type="float" office:value="-7.018" calcext:value-type="float">
            <text:p>-7.018</text:p>
          </table:table-cell>
          <table:table-cell office:value-type="float" office:value="8.509" calcext:value-type="float">
            <text:p>8.509</text:p>
          </table:table-cell>
          <table:table-cell office:value-type="float" office:value="-2.489" calcext:value-type="float">
            <text:p>-2.489</text:p>
          </table:table-cell>
          <table:table-cell office:value-type="float" office:value="-14.578" calcext:value-type="float">
            <text:p>-14.578</text:p>
          </table:table-cell>
          <table:table-cell office:value-type="float" office:value="-10.123" calcext:value-type="float">
            <text:p>-10.123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1</text:p>
          </table:table-cell>
          <table:table-cell office:value-type="string" calcext:value-type="string">
            <text:p>BaCO3(AQ)</text:p>
          </table:table-cell>
          <table:table-cell office:value-type="string" calcext:value-type="string">
            <text:p>BaCO3(0)</text:p>
          </table:table-cell>
          <table:table-cell office:value-type="string" calcext:value-type="string">
            <text:p>BaCO3(aq)</text:p>
          </table:table-cell>
          <table:table-cell office:value-type="string" calcext:value-type="string">
            <text:p>Ba(1)C(1)O(3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63830" calcext:value-type="float">
            <text:p>-263830</text:p>
          </table:table-cell>
          <table:table-cell office:value-type="float" office:value="-285850" calcext:value-type="float">
            <text:p>-285850</text:p>
          </table:table-cell>
          <table:table-cell office:value-type="float" office:value="16" calcext:value-type="float">
            <text:p>16</text:p>
          </table:table-cell>
          <table:table-cell office:value-type="float" office:value="0.1361" calcext:value-type="float">
            <text:p>0.1361</text:p>
          </table:table-cell>
          <table:table-cell office:value-type="float" office:value="-7.4461" calcext:value-type="float">
            <text:p>-7.4461</text:p>
          </table:table-cell>
          <table:table-cell office:value-type="float" office:value="8.6697" calcext:value-type="float">
            <text:p>8.6697</text:p>
          </table:table-cell>
          <table:table-cell office:value-type="float" office:value="-2.4711" calcext:value-type="float">
            <text:p>-2.4711</text:p>
          </table:table-cell>
          <table:table-cell office:value-type="float" office:value="-14.344" calcext:value-type="float">
            <text:p>-14.344</text:p>
          </table:table-cell>
          <table:table-cell office:value-type="float" office:value="-10.0418" calcext:value-type="float">
            <text:p>-10.0418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(1)C(1)O(3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86</text:p>
          </table:table-cell>
          <table:table-cell office:value-type="string" calcext:value-type="string">
            <text:p>BaHCO3+ </text:p>
          </table:table-cell>
          <table:table-cell office:value-type="string" calcext:value-type="string">
            <text:p>Ba(HCO3)(+1)</text:p>
          </table:table-cell>
          <table:table-cell office:value-type="string" calcext:value-type="string">
            <text:p>BaHCO3+ <text:s/></text:p>
          </table:table-cell>
          <table:table-cell office:value-type="string" calcext:value-type="string">
            <text:p>Ba(1)H(1)C(1)O(3)+(1)</text:p>
          </table:table-cell>
          <table:table-cell office:value-type="string" calcext:value-type="string">
            <text:p>ref:G7A</text:p>
          </table:table-cell>
          <table:table-cell table:style-name="ce2" office:value-type="string" calcext:value-type="string">
            <text:p>NOV.92 <text:s text:c="2"/></text:p>
          </table:table-cell>
          <table:table-cell office:value-type="float" office:value="-275700" calcext:value-type="float">
            <text:p>-275700</text:p>
          </table:table-cell>
          <table:table-cell office:value-type="float" office:value="-294350" calcext:value-type="float">
            <text:p>-294350</text:p>
          </table:table-cell>
          <table:table-cell office:value-type="float" office:value="46.83" calcext:value-type="float">
            <text:p>46.83</text:p>
          </table:table-cell>
          <table:table-cell office:value-type="float" office:value="7.882" calcext:value-type="float">
            <text:p>7.882</text:p>
          </table:table-cell>
          <table:table-cell office:value-type="float" office:value="11.464" calcext:value-type="float">
            <text:p>11.464</text:p>
          </table:table-cell>
          <table:table-cell office:value-type="float" office:value="1.244" calcext:value-type="float">
            <text:p>1.244</text:p>
          </table:table-cell>
          <table:table-cell office:value-type="float" office:value="-3.253" calcext:value-type="float">
            <text:p>-3.253</text:p>
          </table:table-cell>
          <table:table-cell office:value-type="float" office:value="26.273" calcext:value-type="float">
            <text:p>26.273</text:p>
          </table:table-cell>
          <table:table-cell office:value-type="float" office:value="4.46" calcext:value-type="float">
            <text:p>4.46</text:p>
          </table:table-cell>
          <table:table-cell office:value-type="float" office:value="-0.158" calcext:value-type="float">
            <text:p>-0.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88</text:p>
          </table:table-cell>
          <table:table-cell office:value-type="string" calcext:value-type="string">
            <text:p>BaCl+ <text:s text:c="2"/></text:p>
          </table:table-cell>
          <table:table-cell office:value-type="string" calcext:value-type="string">
            <text:p>BaCl(+) </text:p>
          </table:table-cell>
          <table:table-cell office:value-type="string" calcext:value-type="string">
            <text:p>BaCl+ <text:s text:c="2"/></text:p>
          </table:table-cell>
          <table:table-cell office:value-type="string" calcext:value-type="string">
            <text:p>Ba(1)Cl(1)+(1) <text:s text:c="2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64730" calcext:value-type="float">
            <text:p>-164730</text:p>
          </table:table-cell>
          <table:table-cell office:value-type="float" office:value="-165323" calcext:value-type="float">
            <text:p>-165323</text:p>
          </table:table-cell>
          <table:table-cell office:value-type="float" office:value="24" calcext:value-type="float">
            <text:p>24</text:p>
          </table:table-cell>
          <table:table-cell office:value-type="float" office:value="3.4534" calcext:value-type="float">
            <text:p>3.4534</text:p>
          </table:table-cell>
          <table:table-cell office:value-type="float" office:value="0.6537" calcext:value-type="float">
            <text:p>0.6537</text:p>
          </table:table-cell>
          <table:table-cell office:value-type="float" office:value="5.4861" calcext:value-type="float">
            <text:p>5.4861</text:p>
          </table:table-cell>
          <table:table-cell office:value-type="float" office:value="-2.806" calcext:value-type="float">
            <text:p>-2.806</text:p>
          </table:table-cell>
          <table:table-cell office:value-type="float" office:value="11.8213" calcext:value-type="float">
            <text:p>11.8213</text:p>
          </table:table-cell>
          <table:table-cell office:value-type="float" office:value="-1.6759" calcext:value-type="float">
            <text:p>-1.6759</text:p>
          </table:table-cell>
          <table:table-cell office:value-type="float" office:value="0.1895" calcext:value-type="float">
            <text:p>0.1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89</text:p>
          </table:table-cell>
          <table:table-cell office:value-type="string" calcext:value-type="string">
            <text:p>BaF+ <text:s text:c="3"/></text:p>
          </table:table-cell>
          <table:table-cell office:value-type="string" calcext:value-type="string">
            <text:p>BaF(+) <text:s/></text:p>
          </table:table-cell>
          <table:table-cell office:value-type="string" calcext:value-type="string">
            <text:p>BaF+ <text:s text:c="3"/></text:p>
          </table:table-cell>
          <table:table-cell office:value-type="string" calcext:value-type="string">
            <text:p>Ba(1)F(1)+(1) <text:s text:c="3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01120" calcext:value-type="float">
            <text:p>-201120</text:p>
          </table:table-cell>
          <table:table-cell office:value-type="float" office:value="-206510" calcext:value-type="float">
            <text:p>-206510</text:p>
          </table:table-cell>
          <table:table-cell office:value-type="float" office:value="5.5" calcext:value-type="float">
            <text:p>5.5</text:p>
          </table:table-cell>
          <table:table-cell office:value-type="float" office:value="0.9652" calcext:value-type="float">
            <text:p>0.9652</text:p>
          </table:table-cell>
          <table:table-cell office:value-type="float" office:value="-5.4218" calcext:value-type="float">
            <text:p>-5.4218</text:p>
          </table:table-cell>
          <table:table-cell office:value-type="float" office:value="7.874" calcext:value-type="float">
            <text:p>7.874</text:p>
          </table:table-cell>
          <table:table-cell office:value-type="float" office:value="-2.5548" calcext:value-type="float">
            <text:p>-2.5548</text:p>
          </table:table-cell>
          <table:table-cell office:value-type="float" office:value="16.7505" calcext:value-type="float">
            <text:p>16.7505</text:p>
          </table:table-cell>
          <table:table-cell office:value-type="float" office:value="-0.8529" calcext:value-type="float">
            <text:p>-0.8529</text:p>
          </table:table-cell>
          <table:table-cell office:value-type="float" office:value="0.4675" calcext:value-type="float">
            <text:p>0.4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32</text:p>
          </table:table-cell>
          <table:table-cell office:value-type="string" calcext:value-type="string">
            <text:p>BaF+</text:p>
          </table:table-cell>
          <table:table-cell office:value-type="string" calcext:value-type="string">
            <text:p>BaF(1)</text:p>
          </table:table-cell>
          <table:table-cell office:value-type="string" calcext:value-type="string">
            <text:p>BaF+</text:p>
          </table:table-cell>
          <table:table-cell office:value-type="string" calcext:value-type="string">
            <text:p>Ba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201807" calcext:value-type="float">
            <text:p>-201807</text:p>
          </table:table-cell>
          <table:table-cell office:value-type="float" office:value="-206931" calcext:value-type="float">
            <text:p>-206931</text:p>
          </table:table-cell>
          <table:table-cell office:value-type="float" office:value="6.38" calcext:value-type="float">
            <text:p>6.38</text:p>
          </table:table-cell>
          <table:table-cell office:value-type="float" office:value="0.916" calcext:value-type="float">
            <text:p>0.916</text:p>
          </table:table-cell>
          <table:table-cell office:value-type="float" office:value="-5.542" calcext:value-type="float">
            <text:p>-5.542</text:p>
          </table:table-cell>
          <table:table-cell office:value-type="float" office:value="7.9213" calcext:value-type="float">
            <text:p>7.9213</text:p>
          </table:table-cell>
          <table:table-cell office:value-type="float" office:value="-2.5498" calcext:value-type="float">
            <text:p>-2.5498</text:p>
          </table:table-cell>
          <table:table-cell office:value-type="float" office:value="16.7731" calcext:value-type="float">
            <text:p>16.7731</text:p>
          </table:table-cell>
          <table:table-cell office:value-type="float" office:value="-0.8065" calcext:value-type="float">
            <text:p>-0.8065</text:p>
          </table:table-cell>
          <table:table-cell office:value-type="float" office:value="0.4555" calcext:value-type="float">
            <text:p>0.4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90</text:p>
          </table:table-cell>
          <table:table-cell office:value-type="string" calcext:value-type="string">
            <text:p>BaOH+ <text:s text:c="2"/></text:p>
          </table:table-cell>
          <table:table-cell office:value-type="string" calcext:value-type="string">
            <text:p>BaOH(+) </text:p>
          </table:table-cell>
          <table:table-cell office:value-type="string" calcext:value-type="string">
            <text:p>BaOH+ <text:s text:c="2"/></text:p>
          </table:table-cell>
          <table:table-cell office:value-type="string" calcext:value-type="string">
            <text:p>Ba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72300" calcext:value-type="float">
            <text:p>-172300</text:p>
          </table:table-cell>
          <table:table-cell office:value-type="float" office:value="-175900" calcext:value-type="float">
            <text:p>-175900</text:p>
          </table:table-cell>
          <table:table-cell office:value-type="float" office:value="27.5" calcext:value-type="float">
            <text:p>27.5</text:p>
          </table:table-cell>
          <table:table-cell office:value-type="float" office:value="3.07" calcext:value-type="float">
            <text:p>3.07</text:p>
          </table:table-cell>
          <table:table-cell office:value-type="float" office:value="-0.2825" calcext:value-type="float">
            <text:p>-0.2825</text:p>
          </table:table-cell>
          <table:table-cell office:value-type="float" office:value="5.8541" calcext:value-type="float">
            <text:p>5.8541</text:p>
          </table:table-cell>
          <table:table-cell office:value-type="float" office:value="-2.7672" calcext:value-type="float">
            <text:p>-2.7672</text:p>
          </table:table-cell>
          <table:table-cell office:value-type="float" office:value="-5.7064" calcext:value-type="float">
            <text:p>-5.7064</text:p>
          </table:table-cell>
          <table:table-cell office:value-type="float" office:value="-7.5974" calcext:value-type="float">
            <text:p>-7.5974</text:p>
          </table:table-cell>
          <table:table-cell office:value-type="float" office:value="0.1362" calcext:value-type="float">
            <text:p>0.1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37</text:p>
          </table:table-cell>
          <table:table-cell table:number-columns-repeated="3" office:value-type="string" calcext:value-type="string">
            <text:p>Cr+2</text:p>
          </table:table-cell>
          <table:table-cell office:value-type="string" calcext:value-type="string">
            <text:p>Cr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39400" calcext:value-type="float">
            <text:p>-39400</text:p>
          </table:table-cell>
          <table:table-cell office:value-type="float" office:value="-39000" calcext:value-type="float">
            <text:p>-39000</text:p>
          </table:table-cell>
          <table:table-cell office:value-type="float" office:value="-24.2" calcext:value-type="float">
            <text:p>-24.2</text:p>
          </table:table-cell>
          <table:table-cell office:value-type="float" office:value="-0.8036" calcext:value-type="float">
            <text:p>-0.8036</text:p>
          </table:table-cell>
          <table:table-cell office:value-type="float" office:value="-9.74" calcext:value-type="float">
            <text:p>-9.74</text:p>
          </table:table-cell>
          <table:table-cell office:value-type="float" office:value="9.5688" calcext:value-type="float">
            <text:p>9.5688</text:p>
          </table:table-cell>
          <table:table-cell office:value-type="float" office:value="-2.3762" calcext:value-type="float">
            <text:p>-2.3762</text:p>
          </table:table-cell>
          <table:table-cell office:value-type="float" office:value="15.0502" calcext:value-type="float">
            <text:p>15.0502</text:p>
          </table:table-cell>
          <table:table-cell office:value-type="float" office:value="-4.5215" calcext:value-type="float">
            <text:p>-4.5215</text:p>
          </table:table-cell>
          <table:table-cell office:value-type="float" office:value="1.4287" calcext:value-type="float">
            <text:p>1.4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(1)+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38</text:p>
          </table:table-cell>
          <table:table-cell table:number-columns-repeated="3" office:value-type="string" calcext:value-type="string">
            <text:p>Cr+3</text:p>
          </table:table-cell>
          <table:table-cell office:value-type="string" calcext:value-type="string">
            <text:p>Cr(1)+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49300" calcext:value-type="float">
            <text:p>-49300</text:p>
          </table:table-cell>
          <table:table-cell office:value-type="float" office:value="-60000" calcext:value-type="float">
            <text:p>-60000</text:p>
          </table:table-cell>
          <table:table-cell office:value-type="float" office:value="-77" calcext:value-type="float">
            <text:p>-77</text:p>
          </table:table-cell>
          <table:table-cell office:value-type="float" office:value="-2.7824" calcext:value-type="float">
            <text:p>-2.7824</text:p>
          </table:table-cell>
          <table:table-cell office:value-type="float" office:value="-14.5709" calcext:value-type="float">
            <text:p>-14.5709</text:p>
          </table:table-cell>
          <table:table-cell office:value-type="float" office:value="11.4661" calcext:value-type="float">
            <text:p>11.4661</text:p>
          </table:table-cell>
          <table:table-cell office:value-type="float" office:value="-2.1765" calcext:value-type="float">
            <text:p>-2.1765</text:p>
          </table:table-cell>
          <table:table-cell office:value-type="float" office:value="17.9914" calcext:value-type="float">
            <text:p>17.9914</text:p>
          </table:table-cell>
          <table:table-cell office:value-type="float" office:value="-7.6992" calcext:value-type="float">
            <text:p>-7.6992</text:p>
          </table:table-cell>
          <table:table-cell office:value-type="float" office:value="2.7403" calcext:value-type="float">
            <text:p>2.74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(1)O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40</text:p>
          </table:table-cell>
          <table:table-cell table:number-columns-repeated="3" office:value-type="string" calcext:value-type="string">
            <text:p>CrO+</text:p>
          </table:table-cell>
          <table:table-cell office:value-type="string" calcext:value-type="string">
            <text:p>Cr(1)O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92800" calcext:value-type="float">
            <text:p>-92800</text:p>
          </table:table-cell>
          <table:table-cell office:value-type="float" office:value="-105000" calcext:value-type="float">
            <text:p>-105000</text:p>
          </table:table-cell>
          <table:table-cell office:value-type="float" office:value="-26.3" calcext:value-type="float">
            <text:p>-26.3</text:p>
          </table:table-cell>
          <table:table-cell office:value-type="float" office:value="-1.1728" calcext:value-type="float">
            <text:p>-1.1728</text:p>
          </table:table-cell>
          <table:table-cell office:value-type="float" office:value="-10.6385" calcext:value-type="float">
            <text:p>-10.6385</text:p>
          </table:table-cell>
          <table:table-cell office:value-type="float" office:value="9.9161" calcext:value-type="float">
            <text:p>9.9161</text:p>
          </table:table-cell>
          <table:table-cell office:value-type="float" office:value="-2.3391" calcext:value-type="float">
            <text:p>-2.3391</text:p>
          </table:table-cell>
          <table:table-cell office:value-type="float" office:value="-3.1901" calcext:value-type="float">
            <text:p>-3.1901</text:p>
          </table:table-cell>
          <table:table-cell office:value-type="float" office:value="-9.3085" calcext:value-type="float">
            <text:p>-9.3085</text:p>
          </table:table-cell>
          <table:table-cell office:value-type="float" office:value="0.9437" calcext:value-type="float">
            <text:p>0.9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(1)O(1)H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39</text:p>
          </table:table-cell>
          <table:table-cell table:number-columns-repeated="3" office:value-type="string" calcext:value-type="string">
            <text:p>CrOH+2</text:p>
          </table:table-cell>
          <table:table-cell office:value-type="string" calcext:value-type="string">
            <text:p>Cr(1)O(1)H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00500" calcext:value-type="float">
            <text:p>-100500</text:p>
          </table:table-cell>
          <table:table-cell office:value-type="float" office:value="-118600" calcext:value-type="float">
            <text:p>-118600</text:p>
          </table:table-cell>
          <table:table-cell office:value-type="float" office:value="-46.1" calcext:value-type="float">
            <text:p>-46.1</text:p>
          </table:table-cell>
          <table:table-cell office:value-type="float" office:value="-2.6482" calcext:value-type="float">
            <text:p>-2.6482</text:p>
          </table:table-cell>
          <table:table-cell office:value-type="float" office:value="-14.2423" calcext:value-type="float">
            <text:p>-14.2423</text:p>
          </table:table-cell>
          <table:table-cell office:value-type="float" office:value="11.3347" calcext:value-type="float">
            <text:p>11.3347</text:p>
          </table:table-cell>
          <table:table-cell office:value-type="float" office:value="-2.1901" calcext:value-type="float">
            <text:p>-2.1901</text:p>
          </table:table-cell>
          <table:table-cell office:value-type="float" office:value="31.4127" calcext:value-type="float">
            <text:p>31.4127</text:p>
          </table:table-cell>
          <table:table-cell office:value-type="float" office:value="0.1024" calcext:value-type="float">
            <text:p>0.1024</text:p>
          </table:table-cell>
          <table:table-cell office:value-type="float" office:value="1.7607" calcext:value-type="float">
            <text:p>1.7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(1)O(2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42</text:p>
          </table:table-cell>
          <table:table-cell table:number-columns-repeated="3" office:value-type="string" calcext:value-type="string">
            <text:p>CrO2-</text:p>
          </table:table-cell>
          <table:table-cell office:value-type="string" calcext:value-type="string">
            <text:p>Cr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25300" calcext:value-type="float">
            <text:p>-125300</text:p>
          </table:table-cell>
          <table:table-cell office:value-type="float" office:value="-148300" calcext:value-type="float">
            <text:p>-148300</text:p>
          </table:table-cell>
          <table:table-cell office:value-type="float" office:value="-6.7" calcext:value-type="float">
            <text:p>-6.7</text:p>
          </table:table-cell>
          <table:table-cell office:value-type="float" office:value="1.2013" calcext:value-type="float">
            <text:p>1.2013</text:p>
          </table:table-cell>
          <table:table-cell office:value-type="float" office:value="-4.8403" calcext:value-type="float">
            <text:p>-4.8403</text:p>
          </table:table-cell>
          <table:table-cell office:value-type="float" office:value="7.635" calcext:value-type="float">
            <text:p>7.635</text:p>
          </table:table-cell>
          <table:table-cell office:value-type="float" office:value="-2.5788" calcext:value-type="float">
            <text:p>-2.5788</text:p>
          </table:table-cell>
          <table:table-cell office:value-type="float" office:value="10.0021" calcext:value-type="float">
            <text:p>10.0021</text:p>
          </table:table-cell>
          <table:table-cell office:value-type="float" office:value="-7.2511" calcext:value-type="float">
            <text:p>-7.2511</text:p>
          </table:table-cell>
          <table:table-cell office:value-type="float" office:value="1.7331" calcext:value-type="float">
            <text:p>1.73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r(1)O(2)H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41</text:p>
          </table:table-cell>
          <table:table-cell office:value-type="string" calcext:value-type="string">
            <text:p>HCrO2(AQ)</text:p>
          </table:table-cell>
          <table:table-cell office:value-type="string" calcext:value-type="string">
            <text:p>HCrO2(0)</text:p>
          </table:table-cell>
          <table:table-cell office:value-type="string" calcext:value-type="string">
            <text:p>HCrO2(AQ)</text:p>
          </table:table-cell>
          <table:table-cell office:value-type="string" calcext:value-type="string">
            <text:p>H(1)Cr(1)O(2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38100" calcext:value-type="float">
            <text:p>-138100</text:p>
          </table:table-cell>
          <table:table-cell office:value-type="float" office:value="-157300" calcext:value-type="float">
            <text:p>-157300</text:p>
          </table:table-cell>
          <table:table-cell office:value-type="float" office:value="6" calcext:value-type="float">
            <text:p>6</text:p>
          </table:table-cell>
          <table:table-cell office:value-type="float" office:value="1.5359" calcext:value-type="float">
            <text:p>1.5359</text:p>
          </table:table-cell>
          <table:table-cell office:value-type="float" office:value="-4.0259" calcext:value-type="float">
            <text:p>-4.0259</text:p>
          </table:table-cell>
          <table:table-cell office:value-type="float" office:value="7.3211" calcext:value-type="float">
            <text:p>7.3211</text:p>
          </table:table-cell>
          <table:table-cell office:value-type="float" office:value="-2.6125" calcext:value-type="float">
            <text:p>-2.6125</text:p>
          </table:table-cell>
          <table:table-cell office:value-type="float" office:value="-16.2043" calcext:value-type="float">
            <text:p>-16.2043</text:p>
          </table:table-cell>
          <table:table-cell office:value-type="float" office:value="-10.714" calcext:value-type="float">
            <text:p>-10.71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(1)O(4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40</text:p>
          </table:table-cell>
          <table:table-cell office:value-type="string" calcext:value-type="string">
            <text:p>CrO4-2 <text:s/></text:p>
          </table:table-cell>
          <table:table-cell office:value-type="string" calcext:value-type="string">
            <text:p>CrO4(-2)</text:p>
          </table:table-cell>
          <table:table-cell office:value-type="string" calcext:value-type="string">
            <text:p>CrO4-2 <text:s/></text:p>
          </table:table-cell>
          <table:table-cell office:value-type="string" calcext:value-type="string">
            <text:p>Cr(1)O(4)-(2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74800" calcext:value-type="float">
            <text:p>-174800</text:p>
          </table:table-cell>
          <table:table-cell office:value-type="float" office:value="-210930" calcext:value-type="float">
            <text:p>-210930</text:p>
          </table:table-cell>
          <table:table-cell office:value-type="float" office:value="13.8" calcext:value-type="float">
            <text:p>13.8</text:p>
          </table:table-cell>
          <table:table-cell office:value-type="float" office:value="5.4891" calcext:value-type="float">
            <text:p>5.4891</text:p>
          </table:table-cell>
          <table:table-cell office:value-type="float" office:value="5.6223" calcext:value-type="float">
            <text:p>5.6223</text:p>
          </table:table-cell>
          <table:table-cell office:value-type="float" office:value="3.5382" calcext:value-type="float">
            <text:p>3.5382</text:p>
          </table:table-cell>
          <table:table-cell office:value-type="float" office:value="-3.0113" calcext:value-type="float">
            <text:p>-3.0113</text:p>
          </table:table-cell>
          <table:table-cell office:value-type="float" office:value="-2.8608" calcext:value-type="float">
            <text:p>-2.8608</text:p>
          </table:table-cell>
          <table:table-cell office:value-type="float" office:value="-15.7861" calcext:value-type="float">
            <text:p>-15.7861</text:p>
          </table:table-cell>
          <table:table-cell office:value-type="float" office:value="3.0024" calcext:value-type="float">
            <text:p>3.00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r(1)O(4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232</text:p>
          </table:table-cell>
          <table:table-cell office:value-type="string" calcext:value-type="string">
            <text:p>HCrO4- <text:s/></text:p>
          </table:table-cell>
          <table:table-cell office:value-type="string" calcext:value-type="string">
            <text:p>HCrO4(-)</text:p>
          </table:table-cell>
          <table:table-cell office:value-type="string" calcext:value-type="string">
            <text:p>HCrO4- <text:s/></text:p>
          </table:table-cell>
          <table:table-cell office:value-type="string" calcext:value-type="string">
            <text:p>H(1)Cr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83700" calcext:value-type="float">
            <text:p>-183700</text:p>
          </table:table-cell>
          <table:table-cell office:value-type="float" office:value="-210000" calcext:value-type="float">
            <text:p>-210000</text:p>
          </table:table-cell>
          <table:table-cell office:value-type="float" office:value="46.6" calcext:value-type="float">
            <text:p>46.6</text:p>
          </table:table-cell>
          <table:table-cell office:value-type="float" office:value="8.2211" calcext:value-type="float">
            <text:p>8.2211</text:p>
          </table:table-cell>
          <table:table-cell office:value-type="float" office:value="12.2925" calcext:value-type="float">
            <text:p>12.2925</text:p>
          </table:table-cell>
          <table:table-cell office:value-type="float" office:value="0.9174" calcext:value-type="float">
            <text:p>0.9174</text:p>
          </table:table-cell>
          <table:table-cell office:value-type="float" office:value="-3.2871" calcext:value-type="float">
            <text:p>-3.2871</text:p>
          </table:table-cell>
          <table:table-cell office:value-type="float" office:value="15.5492" calcext:value-type="float">
            <text:p>15.5492</text:p>
          </table:table-cell>
          <table:table-cell office:value-type="float" office:value="-2.729" calcext:value-type="float">
            <text:p>-2.729</text:p>
          </table:table-cell>
          <table:table-cell office:value-type="float" office:value="0.923" calcext:value-type="float">
            <text:p>0.9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r(2)O(7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39</text:p>
          </table:table-cell>
          <table:table-cell office:value-type="string" calcext:value-type="string">
            <text:p>Cr2O7-2 </text:p>
          </table:table-cell>
          <table:table-cell office:value-type="string" calcext:value-type="string">
            <text:p>Cr2O7(-2)</text:p>
          </table:table-cell>
          <table:table-cell office:value-type="string" calcext:value-type="string">
            <text:p>Cr2O7-2 </text:p>
          </table:table-cell>
          <table:table-cell office:value-type="string" calcext:value-type="string">
            <text:p>Cr(2)O(7)-(2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312970" calcext:value-type="float">
            <text:p>-312970</text:p>
          </table:table-cell>
          <table:table-cell office:value-type="float" office:value="-355370" calcext:value-type="float">
            <text:p>-355370</text:p>
          </table:table-cell>
          <table:table-cell office:value-type="float" office:value="72" calcext:value-type="float">
            <text:p>72</text:p>
          </table:table-cell>
          <table:table-cell office:value-type="float" office:value="12.4303" calcext:value-type="float">
            <text:p>12.4303</text:p>
          </table:table-cell>
          <table:table-cell office:value-type="float" office:value="22.568" calcext:value-type="float">
            <text:p>22.568</text:p>
          </table:table-cell>
          <table:table-cell office:value-type="float" office:value="-3.1161" calcext:value-type="float">
            <text:p>-3.1161</text:p>
          </table:table-cell>
          <table:table-cell office:value-type="float" office:value="-3.7119" calcext:value-type="float">
            <text:p>-3.7119</text:p>
          </table:table-cell>
          <table:table-cell office:value-type="float" office:value="8.658" calcext:value-type="float">
            <text:p>8.658</text:p>
          </table:table-cell>
          <table:table-cell office:value-type="float" office:value="-8.9622" calcext:value-type="float">
            <text:p>-8.9622</text:p>
          </table:table-cell>
          <table:table-cell office:value-type="float" office:value="2.1216" calcext:value-type="float">
            <text:p>2.12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u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46</text:p>
          </table:table-cell>
          <table:table-cell office:value-type="string" calcext:value-type="string">
            <text:p>Cu+ <text:s text:c="4"/></text:p>
          </table:table-cell>
          <table:table-cell office:value-type="string" calcext:value-type="string">
            <text:p>Cu(+) <text:s text:c="2"/></text:p>
          </table:table-cell>
          <table:table-cell office:value-type="string" calcext:value-type="string">
            <text:p>Cu+ <text:s text:c="4"/></text:p>
          </table:table-cell>
          <table:table-cell office:value-type="string" calcext:value-type="string">
            <text:p>Cu(1)+(1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11950" calcext:value-type="float">
            <text:p>11950</text:p>
          </table:table-cell>
          <table:table-cell office:value-type="float" office:value="17132" calcext:value-type="float">
            <text:p>17132</text:p>
          </table:table-cell>
          <table:table-cell office:value-type="float" office:value="9.7" calcext:value-type="float">
            <text:p>9.7</text:p>
          </table:table-cell>
          <table:table-cell office:value-type="float" office:value="0.807" calcext:value-type="float">
            <text:p>0.807</text:p>
          </table:table-cell>
          <table:table-cell office:value-type="float" office:value="-5.804" calcext:value-type="float">
            <text:p>-5.804</text:p>
          </table:table-cell>
          <table:table-cell office:value-type="float" office:value="8.0165" calcext:value-type="float">
            <text:p>8.0165</text:p>
          </table:table-cell>
          <table:table-cell office:value-type="float" office:value="-2.539" calcext:value-type="float">
            <text:p>-2.539</text:p>
          </table:table-cell>
          <table:table-cell office:value-type="float" office:value="17.9233" calcext:value-type="float">
            <text:p>17.9233</text:p>
          </table:table-cell>
          <table:table-cell office:value-type="float" office:value="-0.2438" calcext:value-type="float">
            <text:p>-0.2438</text:p>
          </table:table-cell>
          <table:table-cell office:value-type="float" office:value="0.4046" calcext:value-type="float">
            <text:p>0.4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47</text:p>
          </table:table-cell>
          <table:table-cell office:value-type="string" calcext:value-type="string">
            <text:p>Cu+2 <text:s text:c="3"/></text:p>
          </table:table-cell>
          <table:table-cell office:value-type="string" calcext:value-type="string">
            <text:p>Cu(+2) <text:s/></text:p>
          </table:table-cell>
          <table:table-cell office:value-type="string" calcext:value-type="string">
            <text:p>Cu+2 <text:s text:c="3"/></text:p>
          </table:table-cell>
          <table:table-cell office:value-type="string" calcext:value-type="string">
            <text:p>Cu(1)+(2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15675" calcext:value-type="float">
            <text:p>15675</text:p>
          </table:table-cell>
          <table:table-cell office:value-type="float" office:value="15700" calcext:value-type="float">
            <text:p>15700</text:p>
          </table:table-cell>
          <table:table-cell office:value-type="float" office:value="-23.2" calcext:value-type="float">
            <text:p>-23.2</text:p>
          </table:table-cell>
          <table:table-cell office:value-type="float" office:value="-1.1021" calcext:value-type="float">
            <text:p>-1.1021</text:p>
          </table:table-cell>
          <table:table-cell office:value-type="float" office:value="-10.4726" calcext:value-type="float">
            <text:p>-10.4726</text:p>
          </table:table-cell>
          <table:table-cell office:value-type="float" office:value="9.8662" calcext:value-type="float">
            <text:p>9.8662</text:p>
          </table:table-cell>
          <table:table-cell office:value-type="float" office:value="-2.3461" calcext:value-type="float">
            <text:p>-2.3461</text:p>
          </table:table-cell>
          <table:table-cell office:value-type="float" office:value="20.3" calcext:value-type="float">
            <text:p>20.3</text:p>
          </table:table-cell>
          <table:table-cell office:value-type="float" office:value="-4.39" calcext:value-type="float">
            <text:p>-4.39</text:p>
          </table:table-cell>
          <table:table-cell office:value-type="float" office:value="1.4769" calcext:value-type="float">
            <text:p>1.4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(1)Cl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6</text:p>
          </table:table-cell>
          <table:table-cell office:value-type="string" calcext:value-type="string">
            <text:p>CuCl(AQ)</text:p>
          </table:table-cell>
          <table:table-cell office:value-type="string" calcext:value-type="string">
            <text:p>CuCl(0)</text:p>
          </table:table-cell>
          <table:table-cell office:value-type="string" calcext:value-type="string">
            <text:p>CuCl(aq)</text:p>
          </table:table-cell>
          <table:table-cell office:value-type="string" calcext:value-type="string">
            <text:p>Cu(1)Cl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2608" calcext:value-type="float">
            <text:p>-22608</text:p>
          </table:table-cell>
          <table:table-cell office:value-type="float" office:value="-26338" calcext:value-type="float">
            <text:p>-26338</text:p>
          </table:table-cell>
          <table:table-cell office:value-type="float" office:value="22.06" calcext:value-type="float">
            <text:p>22.06</text:p>
          </table:table-cell>
          <table:table-cell office:value-type="float" office:value="4.1084" calcext:value-type="float">
            <text:p>4.1084</text:p>
          </table:table-cell>
          <table:table-cell office:value-type="float" office:value="2.253" calcext:value-type="float">
            <text:p>2.253</text:p>
          </table:table-cell>
          <table:table-cell office:value-type="float" office:value="4.8575" calcext:value-type="float">
            <text:p>4.8575</text:p>
          </table:table-cell>
          <table:table-cell office:value-type="float" office:value="-2.8721" calcext:value-type="float">
            <text:p>-2.8721</text:p>
          </table:table-cell>
          <table:table-cell office:value-type="float" office:value="17.3292" calcext:value-type="float">
            <text:p>17.3292</text:p>
          </table:table-cell>
          <table:table-cell office:value-type="float" office:value="0.967" calcext:value-type="float">
            <text:p>0.967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9</text:p>
          </table:table-cell>
          <table:table-cell office:value-type="string" calcext:value-type="string">
            <text:p>CuCl+</text:p>
          </table:table-cell>
          <table:table-cell office:value-type="string" calcext:value-type="string">
            <text:p>CuCl(1)</text:p>
          </table:table-cell>
          <table:table-cell office:value-type="string" calcext:value-type="string">
            <text:p>CuCl+</text:p>
          </table:table-cell>
          <table:table-cell office:value-type="string" calcext:value-type="string">
            <text:p>Cu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6250" calcext:value-type="float">
            <text:p>-16250</text:p>
          </table:table-cell>
          <table:table-cell office:value-type="float" office:value="-23847" calcext:value-type="float">
            <text:p>-23847</text:p>
          </table:table-cell>
          <table:table-cell office:value-type="float" office:value="-6.51" calcext:value-type="float">
            <text:p>-6.51</text:p>
          </table:table-cell>
          <table:table-cell office:value-type="float" office:value="1.748" calcext:value-type="float">
            <text:p>1.748</text:p>
          </table:table-cell>
          <table:table-cell office:value-type="float" office:value="-3.5103" calcext:value-type="float">
            <text:p>-3.5103</text:p>
          </table:table-cell>
          <table:table-cell office:value-type="float" office:value="7.1228" calcext:value-type="float">
            <text:p>7.1228</text:p>
          </table:table-cell>
          <table:table-cell office:value-type="float" office:value="-2.6338" calcext:value-type="float">
            <text:p>-2.6338</text:p>
          </table:table-cell>
          <table:table-cell office:value-type="float" office:value="29.356" calcext:value-type="float">
            <text:p>29.356</text:p>
          </table:table-cell>
          <table:table-cell office:value-type="float" office:value="2.953" calcext:value-type="float">
            <text:p>2.953</text:p>
          </table:table-cell>
          <table:table-cell office:value-type="float" office:value="0.6472" calcext:value-type="float">
            <text:p>0.6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(1)Cl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00</text:p>
          </table:table-cell>
          <table:table-cell office:value-type="string" calcext:value-type="string">
            <text:p>CuCl2(AQ)</text:p>
          </table:table-cell>
          <table:table-cell office:value-type="string" calcext:value-type="string">
            <text:p>CuCl2(0)</text:p>
          </table:table-cell>
          <table:table-cell office:value-type="string" calcext:value-type="string">
            <text:p>CuCl2(aq)</text:p>
          </table:table-cell>
          <table:table-cell office:value-type="string" calcext:value-type="string">
            <text:p>Cu(1)Cl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46142" calcext:value-type="float">
            <text:p>-46142</text:p>
          </table:table-cell>
          <table:table-cell office:value-type="float" office:value="-64160" calcext:value-type="float">
            <text:p>-64160</text:p>
          </table:table-cell>
          <table:table-cell office:value-type="float" office:value="0.78" calcext:value-type="float">
            <text:p>0.78</text:p>
          </table:table-cell>
          <table:table-cell office:value-type="float" office:value="5.0806" calcext:value-type="float">
            <text:p>5.0806</text:p>
          </table:table-cell>
          <table:table-cell office:value-type="float" office:value="4.627" calcext:value-type="float">
            <text:p>4.627</text:p>
          </table:table-cell>
          <table:table-cell office:value-type="float" office:value="3.9244" calcext:value-type="float">
            <text:p>3.9244</text:p>
          </table:table-cell>
          <table:table-cell office:value-type="float" office:value="-2.9702" calcext:value-type="float">
            <text:p>-2.9702</text:p>
          </table:table-cell>
          <table:table-cell office:value-type="float" office:value="37.5948" calcext:value-type="float">
            <text:p>37.5948</text:p>
          </table:table-cell>
          <table:table-cell office:value-type="float" office:value="8.0108" calcext:value-type="float">
            <text:p>8.0108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(1)Cl(2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CuCl2-</text:p>
          </table:table-cell>
          <table:table-cell office:value-type="string" calcext:value-type="string">
            <text:p>CuCl2(-1)</text:p>
          </table:table-cell>
          <table:table-cell office:value-type="string" calcext:value-type="string">
            <text:p>CuCl2-</text:p>
          </table:table-cell>
          <table:table-cell office:value-type="string" calcext:value-type="string">
            <text:p>Cu(1)Cl(2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58038" calcext:value-type="float">
            <text:p>-58038</text:p>
          </table:table-cell>
          <table:table-cell office:value-type="float" office:value="-72903" calcext:value-type="float">
            <text:p>-72903</text:p>
          </table:table-cell>
          <table:table-cell office:value-type="float" office:value="26.96" calcext:value-type="float">
            <text:p>26.96</text:p>
          </table:table-cell>
          <table:table-cell office:value-type="float" office:value="8.3943" calcext:value-type="float">
            <text:p>8.3943</text:p>
          </table:table-cell>
          <table:table-cell office:value-type="float" office:value="12.7182" calcext:value-type="float">
            <text:p>12.7182</text:p>
          </table:table-cell>
          <table:table-cell office:value-type="float" office:value="0.7442" calcext:value-type="float">
            <text:p>0.7442</text:p>
          </table:table-cell>
          <table:table-cell office:value-type="float" office:value="-3.3047" calcext:value-type="float">
            <text:p>-3.3047</text:p>
          </table:table-cell>
          <table:table-cell office:value-type="float" office:value="36.7555" calcext:value-type="float">
            <text:p>36.7555</text:p>
          </table:table-cell>
          <table:table-cell office:value-type="float" office:value="3.6846" calcext:value-type="float">
            <text:p>3.6846</text:p>
          </table:table-cell>
          <table:table-cell office:value-type="float" office:value="1.2219" calcext:value-type="float">
            <text:p>1.22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u(1)Cl(3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01</text:p>
          </table:table-cell>
          <table:table-cell office:value-type="string" calcext:value-type="string">
            <text:p>CuCl3-</text:p>
          </table:table-cell>
          <table:table-cell office:value-type="string" calcext:value-type="string">
            <text:p>CuCl3(-1)</text:p>
          </table:table-cell>
          <table:table-cell office:value-type="string" calcext:value-type="string">
            <text:p>CuCl3-</text:p>
          </table:table-cell>
          <table:table-cell office:value-type="string" calcext:value-type="string">
            <text:p>Cu(1)Cl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75338" calcext:value-type="float">
            <text:p>-75338</text:p>
          </table:table-cell>
          <table:table-cell office:value-type="float" office:value="-106846" calcext:value-type="float">
            <text:p>-106846</text:p>
          </table:table-cell>
          <table:table-cell office:value-type="float" office:value="-2.21" calcext:value-type="float">
            <text:p>-2.21</text:p>
          </table:table-cell>
          <table:table-cell office:value-type="float" office:value="9.6259" calcext:value-type="float">
            <text:p>9.6259</text:p>
          </table:table-cell>
          <table:table-cell office:value-type="float" office:value="15.7252" calcext:value-type="float">
            <text:p>15.7252</text:p>
          </table:table-cell>
          <table:table-cell office:value-type="float" office:value="-0.4377" calcext:value-type="float">
            <text:p>-0.4377</text:p>
          </table:table-cell>
          <table:table-cell office:value-type="float" office:value="-3.429" calcext:value-type="float">
            <text:p>-3.429</text:p>
          </table:table-cell>
          <table:table-cell office:value-type="float" office:value="63.8881" calcext:value-type="float">
            <text:p>63.8881</text:p>
          </table:table-cell>
          <table:table-cell office:value-type="float" office:value="11.7108" calcext:value-type="float">
            <text:p>11.7108</text:p>
          </table:table-cell>
          <table:table-cell office:value-type="float" office:value="1.6605" calcext:value-type="float">
            <text:p>1.66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u(1)Cl(3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8</text:p>
          </table:table-cell>
          <table:table-cell office:value-type="string" calcext:value-type="string">
            <text:p>CuCl3-2</text:p>
          </table:table-cell>
          <table:table-cell office:value-type="string" calcext:value-type="string">
            <text:p>CuCl3(-2)</text:p>
          </table:table-cell>
          <table:table-cell office:value-type="string" calcext:value-type="string">
            <text:p>CuCl3-2</text:p>
          </table:table-cell>
          <table:table-cell office:value-type="string" calcext:value-type="string">
            <text:p>Cu(1)Cl(3)-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89963" calcext:value-type="float">
            <text:p>-89963</text:p>
          </table:table-cell>
          <table:table-cell office:value-type="float" office:value="-118524" calcext:value-type="float">
            <text:p>-118524</text:p>
          </table:table-cell>
          <table:table-cell office:value-type="float" office:value="23.28" calcext:value-type="float">
            <text:p>23.28</text:p>
          </table:table-cell>
          <table:table-cell office:value-type="float" office:value="13.2482" calcext:value-type="float">
            <text:p>13.2482</text:p>
          </table:table-cell>
          <table:table-cell office:value-type="float" office:value="24.57" calcext:value-type="float">
            <text:p>24.57</text:p>
          </table:table-cell>
          <table:table-cell office:value-type="float" office:value="-3.914" calcext:value-type="float">
            <text:p>-3.914</text:p>
          </table:table-cell>
          <table:table-cell office:value-type="float" office:value="-3.7947" calcext:value-type="float">
            <text:p>-3.7947</text:p>
          </table:table-cell>
          <table:table-cell office:value-type="float" office:value="63.9808" calcext:value-type="float">
            <text:p>63.9808</text:p>
          </table:table-cell>
          <table:table-cell office:value-type="float" office:value="7.9089" calcext:value-type="float">
            <text:p>7.9089</text:p>
          </table:table-cell>
          <table:table-cell office:value-type="float" office:value="2.8579" calcext:value-type="float">
            <text:p>2.857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u(1)Cl(4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02</text:p>
          </table:table-cell>
          <table:table-cell office:value-type="string" calcext:value-type="string">
            <text:p>CuCl4-2</text:p>
          </table:table-cell>
          <table:table-cell office:value-type="string" calcext:value-type="string">
            <text:p>CuCl4(-2)</text:p>
          </table:table-cell>
          <table:table-cell office:value-type="string" calcext:value-type="string">
            <text:p>CuCl4-2</text:p>
          </table:table-cell>
          <table:table-cell office:value-type="string" calcext:value-type="string">
            <text:p>Cu(1)Cl(4)-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03579" calcext:value-type="float">
            <text:p>-103579</text:p>
          </table:table-cell>
          <table:table-cell office:value-type="float" office:value="-152534" calcext:value-type="float">
            <text:p>-152534</text:p>
          </table:table-cell>
          <table:table-cell office:value-type="float" office:value="-18.48" calcext:value-type="float">
            <text:p>-18.48</text:p>
          </table:table-cell>
          <table:table-cell office:value-type="float" office:value="14.6696" calcext:value-type="float">
            <text:p>14.6696</text:p>
          </table:table-cell>
          <table:table-cell office:value-type="float" office:value="28.0407" calcext:value-type="float">
            <text:p>28.0407</text:p>
          </table:table-cell>
          <table:table-cell office:value-type="float" office:value="-5.2782" calcext:value-type="float">
            <text:p>-5.2782</text:p>
          </table:table-cell>
          <table:table-cell office:value-type="float" office:value="-3.9382" calcext:value-type="float">
            <text:p>-3.9382</text:p>
          </table:table-cell>
          <table:table-cell office:value-type="float" office:value="87.5037" calcext:value-type="float">
            <text:p>87.5037</text:p>
          </table:table-cell>
          <table:table-cell office:value-type="float" office:value="14.0532" calcext:value-type="float">
            <text:p>14.0532</text:p>
          </table:table-cell>
          <table:table-cell office:value-type="float" office:value="3.4923" calcext:value-type="float">
            <text:p>3.49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u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27</text:p>
          </table:table-cell>
          <table:table-cell office:value-type="string" calcext:value-type="string">
            <text:p>CuF+</text:p>
          </table:table-cell>
          <table:table-cell office:value-type="string" calcext:value-type="string">
            <text:p>CuF(1)</text:p>
          </table:table-cell>
          <table:table-cell office:value-type="string" calcext:value-type="string">
            <text:p>CuF+</text:p>
          </table:table-cell>
          <table:table-cell office:value-type="string" calcext:value-type="string">
            <text:p>Cu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53739" calcext:value-type="float">
            <text:p>-53739</text:p>
          </table:table-cell>
          <table:table-cell office:value-type="float" office:value="-64285" calcext:value-type="float">
            <text:p>-64285</text:p>
          </table:table-cell>
          <table:table-cell office:value-type="float" office:value="-18.84" calcext:value-type="float">
            <text:p>-18.84</text:p>
          </table:table-cell>
          <table:table-cell office:value-type="float" office:value="-0.8164" calcext:value-type="float">
            <text:p>-0.8164</text:p>
          </table:table-cell>
          <table:table-cell office:value-type="float" office:value="-9.7719" calcext:value-type="float">
            <text:p>-9.7719</text:p>
          </table:table-cell>
          <table:table-cell office:value-type="float" office:value="9.5838" calcext:value-type="float">
            <text:p>9.5838</text:p>
          </table:table-cell>
          <table:table-cell office:value-type="float" office:value="-2.375" calcext:value-type="float">
            <text:p>-2.375</text:p>
          </table:table-cell>
          <table:table-cell office:value-type="float" office:value="33.5733" calcext:value-type="float">
            <text:p>33.5733</text:p>
          </table:table-cell>
          <table:table-cell office:value-type="float" office:value="3.8226" calcext:value-type="float">
            <text:p>3.8226</text:p>
          </table:table-cell>
          <table:table-cell office:value-type="float" office:value="0.8334" calcext:value-type="float">
            <text:p>0.8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49</text:p>
          </table:table-cell>
          <table:table-cell office:value-type="string" calcext:value-type="string">
            <text:p>CuO(AQ) </text:p>
          </table:table-cell>
          <table:table-cell office:value-type="string" calcext:value-type="string">
            <text:p>CuO(0) <text:s/></text:p>
          </table:table-cell>
          <table:table-cell office:value-type="string" calcext:value-type="string">
            <text:p>CuO(AQ) </text:p>
          </table:table-cell>
          <table:table-cell office:value-type="string" calcext:value-type="string">
            <text:p>Cu(1)O(1)+(0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0800" calcext:value-type="float">
            <text:p>-20800</text:p>
          </table:table-cell>
          <table:table-cell office:value-type="float" office:value="-34200" calcext:value-type="float">
            <text:p>-34200</text:p>
          </table:table-cell>
          <table:table-cell office:value-type="float" office:value="-12.4" calcext:value-type="float">
            <text:p>-12.4</text:p>
          </table:table-cell>
          <table:table-cell office:value-type="float" office:value="-0.3937" calcext:value-type="float">
            <text:p>-0.3937</text:p>
          </table:table-cell>
          <table:table-cell office:value-type="float" office:value="-8.736" calcext:value-type="float">
            <text:p>-8.736</text:p>
          </table:table-cell>
          <table:table-cell office:value-type="float" office:value="9.1675" calcext:value-type="float">
            <text:p>9.1675</text:p>
          </table:table-cell>
          <table:table-cell office:value-type="float" office:value="-2.4178" calcext:value-type="float">
            <text:p>-2.4178</text:p>
          </table:table-cell>
          <table:table-cell office:value-type="float" office:value="12.149" calcext:value-type="float">
            <text:p>12.149</text:p>
          </table:table-cell>
          <table:table-cell office:value-type="float" office:value="-3.3197" calcext:value-type="float">
            <text:p>-3.3197</text:p>
          </table:table-cell>
          <table:table-cell office:value-type="float" office:value="0.7384" calcext:value-type="float">
            <text:p>0.7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48</text:p>
          </table:table-cell>
          <table:table-cell office:value-type="string" calcext:value-type="string">
            <text:p>CuOH+ <text:s text:c="2"/></text:p>
          </table:table-cell>
          <table:table-cell office:value-type="string" calcext:value-type="string">
            <text:p>CuOH(+1)</text:p>
          </table:table-cell>
          <table:table-cell office:value-type="string" calcext:value-type="string">
            <text:p>CuOH+ <text:s text:c="2"/></text:p>
          </table:table-cell>
          <table:table-cell office:value-type="string" calcext:value-type="string">
            <text:p>Cu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30200" calcext:value-type="float">
            <text:p>-30200</text:p>
          </table:table-cell>
          <table:table-cell office:value-type="float" office:value="-41700" calcext:value-type="float">
            <text:p>-41700</text:p>
          </table:table-cell>
          <table:table-cell office:value-type="float" office:value="-6.1" calcext:value-type="float">
            <text:p>-6.1</text:p>
          </table:table-cell>
          <table:table-cell office:value-type="float" office:value="-0.0277" calcext:value-type="float">
            <text:p>-0.0277</text:p>
          </table:table-cell>
          <table:table-cell office:value-type="float" office:value="-7.8416" calcext:value-type="float">
            <text:p>-7.8416</text:p>
          </table:table-cell>
          <table:table-cell office:value-type="float" office:value="8.8142" calcext:value-type="float">
            <text:p>8.8142</text:p>
          </table:table-cell>
          <table:table-cell office:value-type="float" office:value="-2.4547" calcext:value-type="float">
            <text:p>-2.4547</text:p>
          </table:table-cell>
          <table:table-cell office:value-type="float" office:value="21.5062" calcext:value-type="float">
            <text:p>21.506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6472" calcext:value-type="float">
            <text:p>0.6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(1)O(2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51</text:p>
          </table:table-cell>
          <table:table-cell office:value-type="string" calcext:value-type="string">
            <text:p>CuO2-2 <text:s/></text:p>
          </table:table-cell>
          <table:table-cell office:value-type="string" calcext:value-type="string">
            <text:p>CuO2(-2)</text:p>
          </table:table-cell>
          <table:table-cell office:value-type="string" calcext:value-type="string">
            <text:p>CuO2-2 <text:s/></text:p>
          </table:table-cell>
          <table:table-cell office:value-type="string" calcext:value-type="string">
            <text:p>Cu(1)O(2)-(2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41200" calcext:value-type="float">
            <text:p>-41200</text:p>
          </table:table-cell>
          <table:table-cell office:value-type="float" office:value="-74400" calcext:value-type="float">
            <text:p>-74400</text:p>
          </table:table-cell>
          <table:table-cell office:value-type="float" office:value="-23.1" calcext:value-type="float">
            <text:p>-23.1</text:p>
          </table:table-cell>
          <table:table-cell office:value-type="float" office:value="0.6024" calcext:value-type="float">
            <text:p>0.6024</text:p>
          </table:table-cell>
          <table:table-cell office:value-type="float" office:value="-6.3038" calcext:value-type="float">
            <text:p>-6.3038</text:p>
          </table:table-cell>
          <table:table-cell office:value-type="float" office:value="8.2129" calcext:value-type="float">
            <text:p>8.2129</text:p>
          </table:table-cell>
          <table:table-cell office:value-type="float" office:value="-2.5183" calcext:value-type="float">
            <text:p>-2.5183</text:p>
          </table:table-cell>
          <table:table-cell office:value-type="float" office:value="7.6532" calcext:value-type="float">
            <text:p>7.6532</text:p>
          </table:table-cell>
          <table:table-cell office:value-type="float" office:value="-13.9325" calcext:value-type="float">
            <text:p>-13.9325</text:p>
          </table:table-cell>
          <table:table-cell office:value-type="float" office:value="3.5647" calcext:value-type="float">
            <text:p>3.564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u(1)O(2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50</text:p>
          </table:table-cell>
          <table:table-cell office:value-type="string" calcext:value-type="string">
            <text:p>HCuO2- <text:s/></text:p>
          </table:table-cell>
          <table:table-cell office:value-type="string" calcext:value-type="string">
            <text:p>HCuO2(-1)</text:p>
          </table:table-cell>
          <table:table-cell office:value-type="string" calcext:value-type="string">
            <text:p>HCuO2- <text:s/></text:p>
          </table:table-cell>
          <table:table-cell office:value-type="string" calcext:value-type="string">
            <text:p>H(1)Cu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60100" calcext:value-type="float">
            <text:p>-60100</text:p>
          </table:table-cell>
          <table:table-cell office:value-type="float" office:value="-86300" calcext:value-type="float">
            <text:p>-86300</text:p>
          </table:table-cell>
          <table:table-cell office:value-type="float" office:value="0.3" calcext:value-type="float">
            <text:p>0.3</text:p>
          </table:table-cell>
          <table:table-cell office:value-type="float" office:value="1.3202" calcext:value-type="float">
            <text:p>1.3202</text:p>
          </table:table-cell>
          <table:table-cell office:value-type="float" office:value="-4.5527" calcext:value-type="float">
            <text:p>-4.5527</text:p>
          </table:table-cell>
          <table:table-cell office:value-type="float" office:value="7.5282" calcext:value-type="float">
            <text:p>7.5282</text:p>
          </table:table-cell>
          <table:table-cell office:value-type="float" office:value="-2.5907" calcext:value-type="float">
            <text:p>-2.5907</text:p>
          </table:table-cell>
          <table:table-cell office:value-type="float" office:value="-3.2749" calcext:value-type="float">
            <text:p>-3.2749</text:p>
          </table:table-cell>
          <table:table-cell office:value-type="float" office:value="-8.0659" calcext:value-type="float">
            <text:p>-8.0659</text:p>
          </table:table-cell>
          <table:table-cell office:value-type="float" office:value="0.5464" calcext:value-type="float">
            <text:p>0.54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n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06</text:p>
          </table:table-cell>
          <table:table-cell office:value-type="string" calcext:value-type="string">
            <text:p>Mn+2</text:p>
          </table:table-cell>
          <table:table-cell office:value-type="string" calcext:value-type="string">
            <text:p>Mn(+2)</text:p>
          </table:table-cell>
          <table:table-cell office:value-type="string" calcext:value-type="string">
            <text:p>Mn+2</text:p>
          </table:table-cell>
          <table:table-cell office:value-type="string" calcext:value-type="string">
            <text:p>Mn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55100" calcext:value-type="float">
            <text:p>-55100</text:p>
          </table:table-cell>
          <table:table-cell office:value-type="float" office:value="-52900" calcext:value-type="float">
            <text:p>-52900</text:p>
          </table:table-cell>
          <table:table-cell office:value-type="float" office:value="-16.2" calcext:value-type="float">
            <text:p>-16.2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-8.004" calcext:value-type="float">
            <text:p>-8.004</text:p>
          </table:table-cell>
          <table:table-cell office:value-type="float" office:value="8.84" calcext:value-type="float">
            <text:p>8.84</text:p>
          </table:table-cell>
          <table:table-cell office:value-type="float" office:value="-2.448" calcext:value-type="float">
            <text:p>-2.448</text:p>
          </table:table-cell>
          <table:table-cell office:value-type="float" office:value="16.6672" calcext:value-type="float">
            <text:p>16.6672</text:p>
          </table:table-cell>
          <table:table-cell office:value-type="float" office:value="-3.8697" calcext:value-type="float">
            <text:p>-3.8697</text:p>
          </table:table-cell>
          <table:table-cell office:value-type="float" office:value="1.4006" calcext:value-type="float">
            <text:p>1.4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n(1)+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07</text:p>
          </table:table-cell>
          <table:table-cell office:value-type="string" calcext:value-type="string">
            <text:p>Mn+3</text:p>
          </table:table-cell>
          <table:table-cell office:value-type="string" calcext:value-type="string">
            <text:p>Mn(+3)</text:p>
          </table:table-cell>
          <table:table-cell office:value-type="string" calcext:value-type="string">
            <text:p>Mn+3</text:p>
          </table:table-cell>
          <table:table-cell office:value-type="string" calcext:value-type="string">
            <text:p>Mn(1)+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0300" calcext:value-type="float">
            <text:p>-20300</text:p>
          </table:table-cell>
          <table:table-cell office:value-type="float" office:value="-30700" calcext:value-type="float">
            <text:p>-30700</text:p>
          </table:table-cell>
          <table:table-cell office:value-type="float" office:value="-74" calcext:value-type="float">
            <text:p>-74</text:p>
          </table:table-cell>
          <table:table-cell office:value-type="float" office:value="-2.932" calcext:value-type="float">
            <text:p>-2.932</text:p>
          </table:table-cell>
          <table:table-cell office:value-type="float" office:value="-14.934" calcext:value-type="float">
            <text:p>-14.934</text:p>
          </table:table-cell>
          <table:table-cell office:value-type="float" office:value="11.6041" calcext:value-type="float">
            <text:p>11.6041</text:p>
          </table:table-cell>
          <table:table-cell office:value-type="float" office:value="-2.1615" calcext:value-type="float">
            <text:p>-2.1615</text:p>
          </table:table-cell>
          <table:table-cell office:value-type="float" office:value="16.0611" calcext:value-type="float">
            <text:p>16.0611</text:p>
          </table:table-cell>
          <table:table-cell office:value-type="float" office:value="-8.2492" calcext:value-type="float">
            <text:p>-8.2492</text:p>
          </table:table-cell>
          <table:table-cell office:value-type="float" office:value="2.7025" calcext:value-type="float">
            <text:p>2.7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n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08</text:p>
          </table:table-cell>
          <table:table-cell office:value-type="string" calcext:value-type="string">
            <text:p>MnCl+</text:p>
          </table:table-cell>
          <table:table-cell office:value-type="string" calcext:value-type="string">
            <text:p>MnCl(+)</text:p>
          </table:table-cell>
          <table:table-cell office:value-type="string" calcext:value-type="string">
            <text:p>MnCl+</text:p>
          </table:table-cell>
          <table:table-cell office:value-type="string" calcext:value-type="string">
            <text:p>Mn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86290" calcext:value-type="float">
            <text:p>-86290</text:p>
          </table:table-cell>
          <table:table-cell office:value-type="float" office:value="-88280" calcext:value-type="float">
            <text:p>-88280</text:p>
          </table:table-cell>
          <table:table-cell office:value-type="float" office:value="12" calcext:value-type="float">
            <text:p>12</text:p>
          </table:table-cell>
          <table:table-cell office:value-type="float" office:value="2.8119" calcext:value-type="float">
            <text:p>2.8119</text:p>
          </table:table-cell>
          <table:table-cell office:value-type="float" office:value="-0.9126" calcext:value-type="float">
            <text:p>-0.9126</text:p>
          </table:table-cell>
          <table:table-cell office:value-type="float" office:value="6.1017" calcext:value-type="float">
            <text:p>6.1017</text:p>
          </table:table-cell>
          <table:table-cell office:value-type="float" office:value="-2.7412" calcext:value-type="float">
            <text:p>-2.7412</text:p>
          </table:table-cell>
          <table:table-cell office:value-type="float" office:value="24.2838" calcext:value-type="float">
            <text:p>24.2838</text:p>
          </table:table-cell>
          <table:table-cell office:value-type="float" office:value="2.0824" calcext:value-type="float">
            <text:p>2.0824</text:p>
          </table:table-cell>
          <table:table-cell office:value-type="float" office:value="0.3686" calcext:value-type="float">
            <text:p>0.3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22</text:p>
          </table:table-cell>
          <table:table-cell office:value-type="string" calcext:value-type="string">
            <text:p>MnF+</text:p>
          </table:table-cell>
          <table:table-cell office:value-type="string" calcext:value-type="string">
            <text:p>MnF(1)</text:p>
          </table:table-cell>
          <table:table-cell office:value-type="string" calcext:value-type="string">
            <text:p>MnF+</text:p>
          </table:table-cell>
          <table:table-cell office:value-type="string" calcext:value-type="string">
            <text:p>Mn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123641" calcext:value-type="float">
            <text:p>-123641</text:p>
          </table:table-cell>
          <table:table-cell office:value-type="float" office:value="-132454" calcext:value-type="float">
            <text:p>-132454</text:p>
          </table:table-cell>
          <table:table-cell office:value-type="float" office:value="-13.3" calcext:value-type="float">
            <text:p>-13.3</text:p>
          </table:table-cell>
          <table:table-cell office:value-type="float" office:value="0.3136" calcext:value-type="float">
            <text:p>0.3136</text:p>
          </table:table-cell>
          <table:table-cell office:value-type="float" office:value="-7.0128" calcext:value-type="float">
            <text:p>-7.0128</text:p>
          </table:table-cell>
          <table:table-cell office:value-type="float" office:value="8.4994" calcext:value-type="float">
            <text:p>8.4994</text:p>
          </table:table-cell>
          <table:table-cell office:value-type="float" office:value="-2.489" calcext:value-type="float">
            <text:p>-2.489</text:p>
          </table:table-cell>
          <table:table-cell office:value-type="float" office:value="30.284" calcext:value-type="float">
            <text:p>30.284</text:p>
          </table:table-cell>
          <table:table-cell office:value-type="float" office:value="2.9518" calcext:value-type="float">
            <text:p>2.9518</text:p>
          </table:table-cell>
          <table:table-cell office:value-type="float" office:value="0.7483" calcext:value-type="float">
            <text:p>0.7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0</text:p>
          </table:table-cell>
          <table:table-cell office:value-type="string" calcext:value-type="string">
            <text:p>MnO(AQ)</text:p>
          </table:table-cell>
          <table:table-cell office:value-type="string" calcext:value-type="string">
            <text:p>MnO(+0)</text:p>
          </table:table-cell>
          <table:table-cell office:value-type="string" calcext:value-type="string">
            <text:p>MnO(AQ)</text:p>
          </table:table-cell>
          <table:table-cell office:value-type="string" calcext:value-type="string">
            <text:p>Mn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1500" calcext:value-type="float">
            <text:p>-81500</text:p>
          </table:table-cell>
          <table:table-cell office:value-type="float" office:value="-99100" calcext:value-type="float">
            <text:p>-99100</text:p>
          </table:table-cell>
          <table:table-cell office:value-type="float" office:value="-2.5" calcext:value-type="float">
            <text:p>-2.5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-7.8656" calcext:value-type="float">
            <text:p>-7.8656</text:p>
          </table:table-cell>
          <table:table-cell office:value-type="float" office:value="8.8229" calcext:value-type="float">
            <text:p>8.8229</text:p>
          </table:table-cell>
          <table:table-cell office:value-type="float" office:value="-2.4537" calcext:value-type="float">
            <text:p>-2.4537</text:p>
          </table:table-cell>
          <table:table-cell office:value-type="float" office:value="-1.5528" calcext:value-type="float">
            <text:p>-1.5528</text:p>
          </table:table-cell>
          <table:table-cell office:value-type="float" office:value="-5.6215" calcext:value-type="float">
            <text:p>-5.621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09</text:p>
          </table:table-cell>
          <table:table-cell office:value-type="string" calcext:value-type="string">
            <text:p>MnOH+</text:p>
          </table:table-cell>
          <table:table-cell office:value-type="string" calcext:value-type="string">
            <text:p>MnOH(+1)</text:p>
          </table:table-cell>
          <table:table-cell office:value-type="string" calcext:value-type="string">
            <text:p>MnOH+</text:p>
          </table:table-cell>
          <table:table-cell office:value-type="string" calcext:value-type="string">
            <text:p>Mn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97300" calcext:value-type="float">
            <text:p>-97300</text:p>
          </table:table-cell>
          <table:table-cell office:value-type="float" office:value="-106800" calcext:value-type="float">
            <text:p>-106800</text:p>
          </table:table-cell>
          <table:table-cell office:value-type="float" office:value="0.3" calcext:value-type="float">
            <text:p>0.3</text:p>
          </table:table-cell>
          <table:table-cell office:value-type="float" office:value="0.3213" calcext:value-type="float">
            <text:p>0.3213</text:p>
          </table:table-cell>
          <table:table-cell office:value-type="float" office:value="-6.9901" calcext:value-type="float">
            <text:p>-6.9901</text:p>
          </table:table-cell>
          <table:table-cell office:value-type="float" office:value="8.4821" calcext:value-type="float">
            <text:p>8.4821</text:p>
          </table:table-cell>
          <table:table-cell office:value-type="float" office:value="-2.4899" calcext:value-type="float">
            <text:p>-2.4899</text:p>
          </table:table-cell>
          <table:table-cell office:value-type="float" office:value="16.2994" calcext:value-type="float">
            <text:p>16.2994</text:p>
          </table:table-cell>
          <table:table-cell office:value-type="float" office:value="-1.2623" calcext:value-type="float">
            <text:p>-1.2623</text:p>
          </table:table-cell>
          <table:table-cell office:value-type="float" office:value="0.5464" calcext:value-type="float">
            <text:p>0.5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(1)O(2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2</text:p>
          </table:table-cell>
          <table:table-cell office:value-type="string" calcext:value-type="string">
            <text:p>MnO2-2</text:p>
          </table:table-cell>
          <table:table-cell office:value-type="string" calcext:value-type="string">
            <text:p>MnO2(-2)</text:p>
          </table:table-cell>
          <table:table-cell office:value-type="string" calcext:value-type="string">
            <text:p>MnO2-2</text:p>
          </table:table-cell>
          <table:table-cell office:value-type="string" calcext:value-type="string">
            <text:p>Mn(1)O(2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02600" calcext:value-type="float">
            <text:p>-102600</text:p>
          </table:table-cell>
          <table:table-cell office:value-type="float" office:value="-133300" calcext:value-type="float">
            <text:p>-133300</text:p>
          </table:table-cell>
          <table:table-cell office:value-type="float" office:value="-15.2" calcext:value-type="float">
            <text:p>-15.2</text:p>
          </table:table-cell>
          <table:table-cell office:value-type="float" office:value="1.1489" calcext:value-type="float">
            <text:p>1.1489</text:p>
          </table:table-cell>
          <table:table-cell office:value-type="float" office:value="-4.9713" calcext:value-type="float">
            <text:p>-4.9713</text:p>
          </table:table-cell>
          <table:table-cell office:value-type="float" office:value="7.6937" calcext:value-type="float">
            <text:p>7.6937</text:p>
          </table:table-cell>
          <table:table-cell office:value-type="float" office:value="-2.5734" calcext:value-type="float">
            <text:p>-2.5734</text:p>
          </table:table-cell>
          <table:table-cell office:value-type="float" office:value="-4.0375" calcext:value-type="float">
            <text:p>-4.0375</text:p>
          </table:table-cell>
          <table:table-cell office:value-type="float" office:value="-17.5991" calcext:value-type="float">
            <text:p>-17.5991</text:p>
          </table:table-cell>
          <table:table-cell office:value-type="float" office:value="3.4408" calcext:value-type="float">
            <text:p>3.440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n(1)O(2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1</text:p>
          </table:table-cell>
          <table:table-cell office:value-type="string" calcext:value-type="string">
            <text:p>HMnO2-</text:p>
          </table:table-cell>
          <table:table-cell office:value-type="string" calcext:value-type="string">
            <text:p>HMnO2(-1)</text:p>
          </table:table-cell>
          <table:table-cell office:value-type="string" calcext:value-type="string">
            <text:p>HMnO2-</text:p>
          </table:table-cell>
          <table:table-cell office:value-type="string" calcext:value-type="string">
            <text:p>H(1)Mn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21000" calcext:value-type="float">
            <text:p>-121000</text:p>
          </table:table-cell>
          <table:table-cell office:value-type="float" office:value="-149900" calcext:value-type="float">
            <text:p>-149900</text:p>
          </table:table-cell>
          <table:table-cell office:value-type="float" office:value="-9.1" calcext:value-type="float">
            <text:p>-9.1</text:p>
          </table:table-cell>
          <table:table-cell office:value-type="float" office:value="1.0354" calcext:value-type="float">
            <text:p>1.0354</text:p>
          </table:table-cell>
          <table:table-cell office:value-type="float" office:value="-5.248" calcext:value-type="float">
            <text:p>-5.248</text:p>
          </table:table-cell>
          <table:table-cell office:value-type="float" office:value="7.8003" calcext:value-type="float">
            <text:p>7.8003</text:p>
          </table:table-cell>
          <table:table-cell office:value-type="float" office:value="-2.5619" calcext:value-type="float">
            <text:p>-2.5619</text:p>
          </table:table-cell>
          <table:table-cell office:value-type="float" office:value="20.5255" calcext:value-type="float">
            <text:p>20.5255</text:p>
          </table:table-cell>
          <table:table-cell office:value-type="float" office:value="-3.7067" calcext:value-type="float">
            <text:p>-3.7067</text:p>
          </table:table-cell>
          <table:table-cell office:value-type="float" office:value="1.7685" calcext:value-type="float">
            <text:p>1.76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n(1)O(4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3</text:p>
          </table:table-cell>
          <table:table-cell office:value-type="string" calcext:value-type="string">
            <text:p>MnO4-</text:p>
          </table:table-cell>
          <table:table-cell office:value-type="string" calcext:value-type="string">
            <text:p>MnO4(-)</text:p>
          </table:table-cell>
          <table:table-cell office:value-type="string" calcext:value-type="string">
            <text:p>MnO4-</text:p>
          </table:table-cell>
          <table:table-cell office:value-type="string" calcext:value-type="string">
            <text:p>Mn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07600" calcext:value-type="float">
            <text:p>-107600</text:p>
          </table:table-cell>
          <table:table-cell office:value-type="float" office:value="-129900" calcext:value-type="float">
            <text:p>-129900</text:p>
          </table:table-cell>
          <table:table-cell office:value-type="float" office:value="46.5" calcext:value-type="float">
            <text:p>46.5</text:p>
          </table:table-cell>
          <table:table-cell office:value-type="float" office:value="7.8248" calcext:value-type="float">
            <text:p>7.8248</text:p>
          </table:table-cell>
          <table:table-cell office:value-type="float" office:value="11.3277" calcext:value-type="float">
            <text:p>11.3277</text:p>
          </table:table-cell>
          <table:table-cell office:value-type="float" office:value="1.2912" calcext:value-type="float">
            <text:p>1.2912</text:p>
          </table:table-cell>
          <table:table-cell office:value-type="float" office:value="-3.2472" calcext:value-type="float">
            <text:p>-3.2472</text:p>
          </table:table-cell>
          <table:table-cell office:value-type="float" office:value="13.6317" calcext:value-type="float">
            <text:p>13.6317</text:p>
          </table:table-cell>
          <table:table-cell office:value-type="float" office:value="-3.4012" calcext:value-type="float">
            <text:p>-3.4012</text:p>
          </table:table-cell>
          <table:table-cell office:value-type="float" office:value="0.9248" calcext:value-type="float">
            <text:p>0.92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n(1)O(4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4</text:p>
          </table:table-cell>
          <table:table-cell office:value-type="string" calcext:value-type="string">
            <text:p>MnO4-2</text:p>
          </table:table-cell>
          <table:table-cell office:value-type="string" calcext:value-type="string">
            <text:p>MnO4(-2)</text:p>
          </table:table-cell>
          <table:table-cell office:value-type="string" calcext:value-type="string">
            <text:p>MnO4-2</text:p>
          </table:table-cell>
          <table:table-cell office:value-type="string" calcext:value-type="string">
            <text:p>Mn(1)O(4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20400" calcext:value-type="float">
            <text:p>-120400</text:p>
          </table:table-cell>
          <table:table-cell office:value-type="float" office:value="-156600" calcext:value-type="float">
            <text:p>-156600</text:p>
          </table:table-cell>
          <table:table-cell office:value-type="float" office:value="15.5" calcext:value-type="float">
            <text:p>15.5</text:p>
          </table:table-cell>
          <table:table-cell office:value-type="float" office:value="5.6596" calcext:value-type="float">
            <text:p>5.6596</text:p>
          </table:table-cell>
          <table:table-cell office:value-type="float" office:value="6.0368" calcext:value-type="float">
            <text:p>6.0368</text:p>
          </table:table-cell>
          <table:table-cell office:value-type="float" office:value="3.3786" calcext:value-type="float">
            <text:p>3.3786</text:p>
          </table:table-cell>
          <table:table-cell office:value-type="float" office:value="-3.0285" calcext:value-type="float">
            <text:p>-3.0285</text:p>
          </table:table-cell>
          <table:table-cell office:value-type="float" office:value="-5.291" calcext:value-type="float">
            <text:p>-5.291</text:p>
          </table:table-cell>
          <table:table-cell office:value-type="float" office:value="-16.5602" calcext:value-type="float">
            <text:p>-16.5602</text:p>
          </table:table-cell>
          <table:table-cell office:value-type="float" office:value="2.9803" calcext:value-type="float">
            <text:p>2.980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n(1)S(1)O(4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5</text:p>
          </table:table-cell>
          <table:table-cell office:value-type="string" calcext:value-type="string">
            <text:p>MnSO4(AQ)</text:p>
          </table:table-cell>
          <table:table-cell office:value-type="string" calcext:value-type="string">
            <text:p>MnSO4(0)</text:p>
          </table:table-cell>
          <table:table-cell office:value-type="string" calcext:value-type="string">
            <text:p>MnSO4(aq)</text:p>
          </table:table-cell>
          <table:table-cell office:value-type="string" calcext:value-type="string">
            <text:p>Mn(1)S(1)O(4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35640" calcext:value-type="float">
            <text:p>-235640</text:p>
          </table:table-cell>
          <table:table-cell office:value-type="float" office:value="-266750" calcext:value-type="float">
            <text:p>-266750</text:p>
          </table:table-cell>
          <table:table-cell office:value-type="float" office:value="5" calcext:value-type="float">
            <text:p>5</text:p>
          </table:table-cell>
          <table:table-cell office:value-type="float" office:value="2.1354" calcext:value-type="float">
            <text:p>2.1354</text:p>
          </table:table-cell>
          <table:table-cell office:value-type="float" office:value="-2.5645" calcext:value-type="float">
            <text:p>-2.5645</text:p>
          </table:table-cell>
          <table:table-cell office:value-type="float" office:value="6.751" calcext:value-type="float">
            <text:p>6.751</text:p>
          </table:table-cell>
          <table:table-cell office:value-type="float" office:value="-2.6729" calcext:value-type="float">
            <text:p>-2.6729</text:p>
          </table:table-cell>
          <table:table-cell office:value-type="float" office:value="-6.2564" calcext:value-type="float">
            <text:p>-6.2564</text:p>
          </table:table-cell>
          <table:table-cell office:value-type="float" office:value="-7.2308" calcext:value-type="float">
            <text:p>-7.2308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48</text:p>
          </table:table-cell>
          <table:table-cell office:value-type="string" calcext:value-type="string">
            <text:p>Ni+2</text:p>
          </table:table-cell>
          <table:table-cell office:value-type="string" calcext:value-type="string">
            <text:p>Ni(+2)</text:p>
          </table:table-cell>
          <table:table-cell office:value-type="string" calcext:value-type="string">
            <text:p>Ni+2</text:p>
          </table:table-cell>
          <table:table-cell office:value-type="string" calcext:value-type="string">
            <text:p>Ni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0900" calcext:value-type="float">
            <text:p>-10900</text:p>
          </table:table-cell>
          <table:table-cell office:value-type="float" office:value="-12900" calcext:value-type="float">
            <text:p>-12900</text:p>
          </table:table-cell>
          <table:table-cell office:value-type="float" office:value="-30.8" calcext:value-type="float">
            <text:p>-30.8</text:p>
          </table:table-cell>
          <table:table-cell office:value-type="float" office:value="-1.6942" calcext:value-type="float">
            <text:p>-1.6942</text:p>
          </table:table-cell>
          <table:table-cell office:value-type="float" office:value="-11.9181" calcext:value-type="float">
            <text:p>-11.9181</text:p>
          </table:table-cell>
          <table:table-cell office:value-type="float" office:value="10.4344" calcext:value-type="float">
            <text:p>10.4344</text:p>
          </table:table-cell>
          <table:table-cell office:value-type="float" office:value="-2.2863" calcext:value-type="float">
            <text:p>-2.2863</text:p>
          </table:table-cell>
          <table:table-cell office:value-type="float" office:value="13.1905" calcext:value-type="float">
            <text:p>13.1905</text:p>
          </table:table-cell>
          <table:table-cell office:value-type="float" office:value="-5.4179" calcext:value-type="float">
            <text:p>-5.4179</text:p>
          </table:table-cell>
          <table:table-cell office:value-type="float" office:value="1.5067" calcext:value-type="float">
            <text:p>1.5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49</text:p>
          </table:table-cell>
          <table:table-cell office:value-type="string" calcext:value-type="string">
            <text:p>NiCl+</text:p>
          </table:table-cell>
          <table:table-cell office:value-type="string" calcext:value-type="string">
            <text:p>NiCl(+)</text:p>
          </table:table-cell>
          <table:table-cell office:value-type="string" calcext:value-type="string">
            <text:p>NiCl+</text:p>
          </table:table-cell>
          <table:table-cell office:value-type="string" calcext:value-type="string">
            <text:p>Ni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.97</text:p>
          </table:table-cell>
          <table:table-cell office:value-type="float" office:value="-40920" calcext:value-type="float">
            <text:p>-40920</text:p>
          </table:table-cell>
          <table:table-cell office:value-type="float" office:value="-51400" calcext:value-type="float">
            <text:p>-51400</text:p>
          </table:table-cell>
          <table:table-cell office:value-type="float" office:value="-17" calcext:value-type="float">
            <text:p>-17</text:p>
          </table:table-cell>
          <table:table-cell office:value-type="float" office:value="1.1319" calcext:value-type="float">
            <text:p>1.1319</text:p>
          </table:table-cell>
          <table:table-cell office:value-type="float" office:value="-5.0147" calcext:value-type="float">
            <text:p>-5.0147</text:p>
          </table:table-cell>
          <table:table-cell office:value-type="float" office:value="7.714" calcext:value-type="float">
            <text:p>7.714</text:p>
          </table:table-cell>
          <table:table-cell office:value-type="float" office:value="-2.5716" calcext:value-type="float">
            <text:p>-2.5716</text:p>
          </table:table-cell>
          <table:table-cell office:value-type="float" office:value="18.3863" calcext:value-type="float">
            <text:p>18.3863</text:p>
          </table:table-cell>
          <table:table-cell office:value-type="float" office:value="-1.3846" calcext:value-type="float">
            <text:p>-1.3846</text:p>
          </table:table-cell>
          <table:table-cell office:value-type="float" office:value="0.8111" calcext:value-type="float">
            <text:p>0.8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26</text:p>
          </table:table-cell>
          <table:table-cell office:value-type="string" calcext:value-type="string">
            <text:p>NiF+</text:p>
          </table:table-cell>
          <table:table-cell office:value-type="string" calcext:value-type="string">
            <text:p>NiF(1)</text:p>
          </table:table-cell>
          <table:table-cell office:value-type="string" calcext:value-type="string">
            <text:p>NiF+</text:p>
          </table:table-cell>
          <table:table-cell office:value-type="string" calcext:value-type="string">
            <text:p>Ni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79768" calcext:value-type="float">
            <text:p>-79768</text:p>
          </table:table-cell>
          <table:table-cell office:value-type="float" office:value="-92315" calcext:value-type="float">
            <text:p>-92315</text:p>
          </table:table-cell>
          <table:table-cell office:value-type="float" office:value="-26.36" calcext:value-type="float">
            <text:p>-26.36</text:p>
          </table:table-cell>
          <table:table-cell office:value-type="float" office:value="-1.4455" calcext:value-type="float">
            <text:p>-1.4455</text:p>
          </table:table-cell>
          <table:table-cell office:value-type="float" office:value="-11.308" calcext:value-type="float">
            <text:p>-11.308</text:p>
          </table:table-cell>
          <table:table-cell office:value-type="float" office:value="10.1875" calcext:value-type="float">
            <text:p>10.1875</text:p>
          </table:table-cell>
          <table:table-cell office:value-type="float" office:value="-2.3115" calcext:value-type="float">
            <text:p>-2.3115</text:p>
          </table:table-cell>
          <table:table-cell office:value-type="float" office:value="22.317" calcext:value-type="float">
            <text:p>22.317</text:p>
          </table:table-cell>
          <table:table-cell office:value-type="float" office:value="-0.4857" calcext:value-type="float">
            <text:p>-0.4857</text:p>
          </table:table-cell>
          <table:table-cell office:value-type="float" office:value="0.957" calcext:value-type="float">
            <text:p>0.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51</text:p>
          </table:table-cell>
          <table:table-cell office:value-type="string" calcext:value-type="string">
            <text:p>NiO(AQ)</text:p>
          </table:table-cell>
          <table:table-cell office:value-type="string" calcext:value-type="string">
            <text:p>NiO(0)</text:p>
          </table:table-cell>
          <table:table-cell office:value-type="string" calcext:value-type="string">
            <text:p>NiO(AQ)</text:p>
          </table:table-cell>
          <table:table-cell office:value-type="string" calcext:value-type="string">
            <text:p>Ni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39340" calcext:value-type="float">
            <text:p>-39340</text:p>
          </table:table-cell>
          <table:table-cell office:value-type="float" office:value="-56230" calcext:value-type="float">
            <text:p>-56230</text:p>
          </table:table-cell>
          <table:table-cell office:value-type="float" office:value="25" calcext:value-type="float">
            <text:p>25</text:p>
          </table:table-cell>
          <table:table-cell office:value-type="float" office:value="-1.4334" calcext:value-type="float">
            <text:p>-1.4334</text:p>
          </table:table-cell>
          <table:table-cell office:value-type="float" office:value="-11.2786" calcext:value-type="float">
            <text:p>-11.2786</text:p>
          </table:table-cell>
          <table:table-cell office:value-type="float" office:value="10.1751" calcext:value-type="float">
            <text:p>10.1751</text:p>
          </table:table-cell>
          <table:table-cell office:value-type="float" office:value="-2.3126" calcext:value-type="float">
            <text:p>-2.3126</text:p>
          </table:table-cell>
          <table:table-cell office:value-type="float" office:value="11.7507" calcext:value-type="float">
            <text:p>11.7507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50</text:p>
          </table:table-cell>
          <table:table-cell office:value-type="string" calcext:value-type="string">
            <text:p>NiOH+</text:p>
          </table:table-cell>
          <table:table-cell office:value-type="string" calcext:value-type="string">
            <text:p>NiOH(+)</text:p>
          </table:table-cell>
          <table:table-cell office:value-type="string" calcext:value-type="string">
            <text:p>NiOH+</text:p>
          </table:table-cell>
          <table:table-cell office:value-type="string" calcext:value-type="string">
            <text:p>Ni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52850" calcext:value-type="float">
            <text:p>-52850</text:p>
          </table:table-cell>
          <table:table-cell office:value-type="float" office:value="-67650" calcext:value-type="float">
            <text:p>-67650</text:p>
          </table:table-cell>
          <table:table-cell office:value-type="float" office:value="-18" calcext:value-type="float">
            <text:p>-18</text:p>
          </table:table-cell>
          <table:table-cell office:value-type="float" office:value="-0.7075" calcext:value-type="float">
            <text:p>-0.7075</text:p>
          </table:table-cell>
          <table:table-cell office:value-type="float" office:value="-9.5051" calcext:value-type="float">
            <text:p>-9.5051</text:p>
          </table:table-cell>
          <table:table-cell office:value-type="float" office:value="9.476" calcext:value-type="float">
            <text:p>9.476</text:p>
          </table:table-cell>
          <table:table-cell office:value-type="float" office:value="-2.386" calcext:value-type="float">
            <text:p>-2.386</text:p>
          </table:table-cell>
          <table:table-cell office:value-type="float" office:value="31.9091" calcext:value-type="float">
            <text:p>31.9091</text:p>
          </table:table-cell>
          <table:table-cell office:value-type="float" office:value="3.2801" calcext:value-type="float">
            <text:p>3.2801</text:p>
          </table:table-cell>
          <table:table-cell office:value-type="float" office:value="0.8222" calcext:value-type="float">
            <text:p>0.8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(1)O(2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53</text:p>
          </table:table-cell>
          <table:table-cell office:value-type="string" calcext:value-type="string">
            <text:p>NiO2-2</text:p>
          </table:table-cell>
          <table:table-cell office:value-type="string" calcext:value-type="string">
            <text:p>NiO2(-2)</text:p>
          </table:table-cell>
          <table:table-cell office:value-type="string" calcext:value-type="string">
            <text:p>NiO2-2</text:p>
          </table:table-cell>
          <table:table-cell office:value-type="string" calcext:value-type="string">
            <text:p>Ni(1)O(2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64200" calcext:value-type="float">
            <text:p>-64200</text:p>
          </table:table-cell>
          <table:table-cell office:value-type="float" office:value="-101800" calcext:value-type="float">
            <text:p>-101800</text:p>
          </table:table-cell>
          <table:table-cell office:value-type="float" office:value="-38.9" calcext:value-type="float">
            <text:p>-38.9</text:p>
          </table:table-cell>
          <table:table-cell office:value-type="float" office:value="-0.4814" calcext:value-type="float">
            <text:p>-0.4814</text:p>
          </table:table-cell>
          <table:table-cell office:value-type="float" office:value="-8.9493" calcext:value-type="float">
            <text:p>-8.9493</text:p>
          </table:table-cell>
          <table:table-cell office:value-type="float" office:value="9.2495" calcext:value-type="float">
            <text:p>9.2495</text:p>
          </table:table-cell>
          <table:table-cell office:value-type="float" office:value="-2.4089" calcext:value-type="float">
            <text:p>-2.4089</text:p>
          </table:table-cell>
          <table:table-cell office:value-type="float" office:value="30.9114" calcext:value-type="float">
            <text:p>30.9114</text:p>
          </table:table-cell>
          <table:table-cell office:value-type="float" office:value="-6.5993" calcext:value-type="float">
            <text:p>-6.5993</text:p>
          </table:table-cell>
          <table:table-cell office:value-type="float" office:value="3.7992" calcext:value-type="float">
            <text:p>3.799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i(1)O(2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52</text:p>
          </table:table-cell>
          <table:table-cell office:value-type="string" calcext:value-type="string">
            <text:p>HNiO2-</text:p>
          </table:table-cell>
          <table:table-cell office:value-type="string" calcext:value-type="string">
            <text:p>HNiO2(-1)</text:p>
          </table:table-cell>
          <table:table-cell office:value-type="string" calcext:value-type="string">
            <text:p>HNiO2-</text:p>
          </table:table-cell>
          <table:table-cell office:value-type="string" calcext:value-type="string">
            <text:p>H(1)Ni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1980" calcext:value-type="float">
            <text:p>-81980</text:p>
          </table:table-cell>
          <table:table-cell office:value-type="float" office:value="-118760" calcext:value-type="float">
            <text:p>-118760</text:p>
          </table:table-cell>
          <table:table-cell office:value-type="float" office:value="-36" calcext:value-type="float">
            <text:p>-36</text:p>
          </table:table-cell>
          <table:table-cell office:value-type="float" office:value="-0.8143" calcext:value-type="float">
            <text:p>-0.8143</text:p>
          </table:table-cell>
          <table:table-cell office:value-type="float" office:value="-9.7619" calcext:value-type="float">
            <text:p>-9.7619</text:p>
          </table:table-cell>
          <table:table-cell office:value-type="float" office:value="9.5688" calcext:value-type="float">
            <text:p>9.5688</text:p>
          </table:table-cell>
          <table:table-cell office:value-type="float" office:value="-2.3753" calcext:value-type="float">
            <text:p>-2.3753</text:p>
          </table:table-cell>
          <table:table-cell office:value-type="float" office:value="54.2564" calcext:value-type="float">
            <text:p>54.2564</text:p>
          </table:table-cell>
          <table:table-cell office:value-type="float" office:value="6.743" calcext:value-type="float">
            <text:p>6.743</text:p>
          </table:table-cell>
          <table:table-cell office:value-type="float" office:value="2.1664" calcext:value-type="float">
            <text:p>2.16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b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78</text:p>
          </table:table-cell>
          <table:table-cell office:value-type="string" calcext:value-type="string">
            <text:p>Pb+2</text:p>
          </table:table-cell>
          <table:table-cell office:value-type="string" calcext:value-type="string">
            <text:p>Pb(+2)</text:p>
          </table:table-cell>
          <table:table-cell office:value-type="string" calcext:value-type="string">
            <text:p>Pb+2</text:p>
          </table:table-cell>
          <table:table-cell office:value-type="string" calcext:value-type="string">
            <text:p>Pb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5710" calcext:value-type="float">
            <text:p>-5710</text:p>
          </table:table-cell>
          <table:table-cell office:value-type="float" office:value="220" calcext:value-type="float">
            <text:p>220</text:p>
          </table:table-cell>
          <table:table-cell office:value-type="float" office:value="4.2" calcext:value-type="float">
            <text:p>4.2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7.7939" calcext:value-type="float">
            <text:p>-7.7939</text:p>
          </table:table-cell>
          <table:table-cell office:value-type="float" office:value="8.8134" calcext:value-type="float">
            <text:p>8.8134</text:p>
          </table:table-cell>
          <table:table-cell office:value-type="float" office:value="-2.4568" calcext:value-type="float">
            <text:p>-2.4568</text:p>
          </table:table-cell>
          <table:table-cell office:value-type="float" office:value="8.6624" calcext:value-type="float">
            <text:p>8.6624</text:p>
          </table:table-cell>
          <table:table-cell office:value-type="float" office:value="-5.6216" calcext:value-type="float">
            <text:p>-5.6216</text:p>
          </table:table-cell>
          <table:table-cell office:value-type="float" office:value="1.0788" calcext:value-type="float">
            <text:p>1.0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b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79</text:p>
          </table:table-cell>
          <table:table-cell office:value-type="string" calcext:value-type="string">
            <text:p>PbCl+</text:p>
          </table:table-cell>
          <table:table-cell office:value-type="string" calcext:value-type="string">
            <text:p>PbCl(+)</text:p>
          </table:table-cell>
          <table:table-cell office:value-type="string" calcext:value-type="string">
            <text:p>PbCl+</text:p>
          </table:table-cell>
          <table:table-cell office:value-type="string" calcext:value-type="string">
            <text:p>Pb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.97</text:p>
          </table:table-cell>
          <table:table-cell office:value-type="float" office:value="-39050" calcext:value-type="float">
            <text:p>-39050</text:p>
          </table:table-cell>
          <table:table-cell office:value-type="float" office:value="-38630" calcext:value-type="float">
            <text:p>-38630</text:p>
          </table:table-cell>
          <table:table-cell office:value-type="float" office:value="28" calcext:value-type="float">
            <text:p>28</text:p>
          </table:table-cell>
          <table:table-cell office:value-type="float" office:value="2.9756" calcext:value-type="float">
            <text:p>2.9756</text:p>
          </table:table-cell>
          <table:table-cell office:value-type="float" office:value="-0.513" calcext:value-type="float">
            <text:p>-0.513</text:p>
          </table:table-cell>
          <table:table-cell office:value-type="float" office:value="5.9446" calcext:value-type="float">
            <text:p>5.9446</text:p>
          </table:table-cell>
          <table:table-cell office:value-type="float" office:value="-2.7577" calcext:value-type="float">
            <text:p>-2.7577</text:p>
          </table:table-cell>
          <table:table-cell office:value-type="float" office:value="10.2182" calcext:value-type="float">
            <text:p>10.2182</text:p>
          </table:table-cell>
          <table:table-cell office:value-type="float" office:value="-2.0364" calcext:value-type="float">
            <text:p>-2.0364</text:p>
          </table:table-cell>
          <table:table-cell office:value-type="float" office:value="0.1281" calcext:value-type="float">
            <text:p>0.1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(1)Cl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0</text:p>
          </table:table-cell>
          <table:table-cell office:value-type="string" calcext:value-type="string">
            <text:p>PbCl2(AQ)</text:p>
          </table:table-cell>
          <table:table-cell office:value-type="string" calcext:value-type="string">
            <text:p>PbCl2(0)</text:p>
          </table:table-cell>
          <table:table-cell office:value-type="string" calcext:value-type="string">
            <text:p>PbCl2(aq)</text:p>
          </table:table-cell>
          <table:table-cell office:value-type="string" calcext:value-type="string">
            <text:p>Pb(1)Cl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.97</text:p>
          </table:table-cell>
          <table:table-cell office:value-type="float" office:value="-71200" calcext:value-type="float">
            <text:p>-71200</text:p>
          </table:table-cell>
          <table:table-cell office:value-type="float" office:value="-77700" calcext:value-type="float">
            <text:p>-77700</text:p>
          </table:table-cell>
          <table:table-cell office:value-type="float" office:value="47" calcext:value-type="float">
            <text:p>47</text:p>
          </table:table-cell>
          <table:table-cell office:value-type="float" office:value="6.6429" calcext:value-type="float">
            <text:p>6.6429</text:p>
          </table:table-cell>
          <table:table-cell office:value-type="float" office:value="8.4416" calcext:value-type="float">
            <text:p>8.4416</text:p>
          </table:table-cell>
          <table:table-cell office:value-type="float" office:value="2.4251" calcext:value-type="float">
            <text:p>2.4251</text:p>
          </table:table-cell>
          <table:table-cell office:value-type="float" office:value="-3.1279" calcext:value-type="float">
            <text:p>-3.1279</text:p>
          </table:table-cell>
          <table:table-cell office:value-type="float" office:value="6.9886" calcext:value-type="float">
            <text:p>6.9886</text:p>
          </table:table-cell>
          <table:table-cell office:value-type="float" office:value="-2.6272" calcext:value-type="float">
            <text:p>-2.6272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(1)Cl(3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1</text:p>
          </table:table-cell>
          <table:table-cell office:value-type="string" calcext:value-type="string">
            <text:p>PbCl3-</text:p>
          </table:table-cell>
          <table:table-cell office:value-type="string" calcext:value-type="string">
            <text:p>PbCl3(-)</text:p>
          </table:table-cell>
          <table:table-cell office:value-type="string" calcext:value-type="string">
            <text:p>PbCl3-</text:p>
          </table:table-cell>
          <table:table-cell office:value-type="string" calcext:value-type="string">
            <text:p>Pb(1)Cl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.97</text:p>
          </table:table-cell>
          <table:table-cell office:value-type="float" office:value="-102150" calcext:value-type="float">
            <text:p>-102150</text:p>
          </table:table-cell>
          <table:table-cell office:value-type="float" office:value="-117700" calcext:value-type="float">
            <text:p>-117700</text:p>
          </table:table-cell>
          <table:table-cell office:value-type="float" office:value="59" calcext:value-type="float">
            <text:p>59</text:p>
          </table:table-cell>
          <table:table-cell office:value-type="float" office:value="11.0547" calcext:value-type="float">
            <text:p>11.0547</text:p>
          </table:table-cell>
          <table:table-cell office:value-type="float" office:value="19.2141" calcext:value-type="float">
            <text:p>19.2141</text:p>
          </table:table-cell>
          <table:table-cell office:value-type="float" office:value="-1.8089" calcext:value-type="float">
            <text:p>-1.8089</text:p>
          </table:table-cell>
          <table:table-cell office:value-type="float" office:value="-3.5733" calcext:value-type="float">
            <text:p>-3.5733</text:p>
          </table:table-cell>
          <table:table-cell office:value-type="float" office:value="5.9698" calcext:value-type="float">
            <text:p>5.9698</text:p>
          </table:table-cell>
          <table:table-cell office:value-type="float" office:value="-5.4586" calcext:value-type="float">
            <text:p>-5.4586</text:p>
          </table:table-cell>
          <table:table-cell office:value-type="float" office:value="0.7356" calcext:value-type="float">
            <text:p>0.73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b(1)Cl(4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2</text:p>
          </table:table-cell>
          <table:table-cell office:value-type="string" calcext:value-type="string">
            <text:p>PbCl4-2</text:p>
          </table:table-cell>
          <table:table-cell office:value-type="string" calcext:value-type="string">
            <text:p>PbCl4(-2)</text:p>
          </table:table-cell>
          <table:table-cell office:value-type="string" calcext:value-type="string">
            <text:p>PbCl4-2</text:p>
          </table:table-cell>
          <table:table-cell office:value-type="string" calcext:value-type="string">
            <text:p>Pb(1)Cl(4)-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33177" calcext:value-type="float">
            <text:p>-133177</text:p>
          </table:table-cell>
          <table:table-cell office:value-type="float" office:value="-159209" calcext:value-type="float">
            <text:p>-159209</text:p>
          </table:table-cell>
          <table:table-cell office:value-type="float" office:value="66" calcext:value-type="float">
            <text:p>66</text:p>
          </table:table-cell>
          <table:table-cell office:value-type="float" office:value="16.1777" calcext:value-type="float">
            <text:p>16.1777</text:p>
          </table:table-cell>
          <table:table-cell office:value-type="float" office:value="31.723" calcext:value-type="float">
            <text:p>31.723</text:p>
          </table:table-cell>
          <table:table-cell office:value-type="float" office:value="-6.7255" calcext:value-type="float">
            <text:p>-6.7255</text:p>
          </table:table-cell>
          <table:table-cell office:value-type="float" office:value="-4.0904" calcext:value-type="float">
            <text:p>-4.0904</text:p>
          </table:table-cell>
          <table:table-cell office:value-type="float" office:value="5.9335" calcext:value-type="float">
            <text:p>5.9335</text:p>
          </table:table-cell>
          <table:table-cell office:value-type="float" office:value="-10.2007" calcext:value-type="float">
            <text:p>-10.2007</text:p>
          </table:table-cell>
          <table:table-cell office:value-type="float" office:value="2.2126" calcext:value-type="float">
            <text:p>2.212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b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36</text:p>
          </table:table-cell>
          <table:table-cell office:value-type="string" calcext:value-type="string">
            <text:p>PbF+</text:p>
          </table:table-cell>
          <table:table-cell office:value-type="string" calcext:value-type="string">
            <text:p>PbF(1)</text:p>
          </table:table-cell>
          <table:table-cell office:value-type="string" calcext:value-type="string">
            <text:p>PbF+</text:p>
          </table:table-cell>
          <table:table-cell office:value-type="string" calcext:value-type="string">
            <text:p>Pb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75860" calcext:value-type="float">
            <text:p>-75860</text:p>
          </table:table-cell>
          <table:table-cell office:value-type="float" office:value="-80591" calcext:value-type="float">
            <text:p>-80591</text:p>
          </table:table-cell>
          <table:table-cell office:value-type="float" office:value="8.26" calcext:value-type="float">
            <text:p>8.26</text:p>
          </table:table-cell>
          <table:table-cell office:value-type="float" office:value="0.4488" calcext:value-type="float">
            <text:p>0.4488</text:p>
          </table:table-cell>
          <table:table-cell office:value-type="float" office:value="-6.6827" calcext:value-type="float">
            <text:p>-6.6827</text:p>
          </table:table-cell>
          <table:table-cell office:value-type="float" office:value="8.3696" calcext:value-type="float">
            <text:p>8.3696</text:p>
          </table:table-cell>
          <table:table-cell office:value-type="float" office:value="-2.5027" calcext:value-type="float">
            <text:p>-2.5027</text:p>
          </table:table-cell>
          <table:table-cell office:value-type="float" office:value="15.9794" calcext:value-type="float">
            <text:p>15.9794</text:p>
          </table:table-cell>
          <table:table-cell office:value-type="float" office:value="-0.9898" calcext:value-type="float">
            <text:p>-0.9898</text:p>
          </table:table-cell>
          <table:table-cell office:value-type="float" office:value="0.4266" calcext:value-type="float">
            <text:p>0.4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(1)F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37</text:p>
          </table:table-cell>
          <table:table-cell office:value-type="string" calcext:value-type="string">
            <text:p>PbF2(AQ)</text:p>
          </table:table-cell>
          <table:table-cell office:value-type="string" calcext:value-type="string">
            <text:p>PbF2(0)</text:p>
          </table:table-cell>
          <table:table-cell office:value-type="string" calcext:value-type="string">
            <text:p>PbF2(aq)</text:p>
          </table:table-cell>
          <table:table-cell office:value-type="string" calcext:value-type="string">
            <text:p>Pb(1)F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145056" calcext:value-type="float">
            <text:p>-145056</text:p>
          </table:table-cell>
          <table:table-cell office:value-type="float" office:value="-162783" calcext:value-type="float">
            <text:p>-162783</text:p>
          </table:table-cell>
          <table:table-cell office:value-type="float" office:value="4.48" calcext:value-type="float">
            <text:p>4.48</text:p>
          </table:table-cell>
          <table:table-cell office:value-type="float" office:value="1.0888" calcext:value-type="float">
            <text:p>1.0888</text:p>
          </table:table-cell>
          <table:table-cell office:value-type="float" office:value="-5.1199" calcext:value-type="float">
            <text:p>-5.1199</text:p>
          </table:table-cell>
          <table:table-cell office:value-type="float" office:value="7.7554" calcext:value-type="float">
            <text:p>7.7554</text:p>
          </table:table-cell>
          <table:table-cell office:value-type="float" office:value="-2.5673" calcext:value-type="float">
            <text:p>-2.5673</text:p>
          </table:table-cell>
          <table:table-cell office:value-type="float" office:value="16.5543" calcext:value-type="float">
            <text:p>16.5543</text:p>
          </table:table-cell>
          <table:table-cell office:value-type="float" office:value="0.6976" calcext:value-type="float">
            <text:p>0.6976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4</text:p>
          </table:table-cell>
          <table:table-cell office:value-type="string" calcext:value-type="string">
            <text:p>PbO(AQ)</text:p>
          </table:table-cell>
          <table:table-cell office:value-type="string" calcext:value-type="string">
            <text:p>PbO(0)</text:p>
          </table:table-cell>
          <table:table-cell office:value-type="string" calcext:value-type="string">
            <text:p>PbO(AQ)</text:p>
          </table:table-cell>
          <table:table-cell office:value-type="string" calcext:value-type="string">
            <text:p>Pb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39350" calcext:value-type="float">
            <text:p>-39350</text:p>
          </table:table-cell>
          <table:table-cell office:value-type="float" office:value="-44700" calcext:value-type="float">
            <text:p>-44700</text:p>
          </table:table-cell>
          <table:table-cell office:value-type="float" office:value="22" calcext:value-type="float">
            <text:p>22</text:p>
          </table:table-cell>
          <table:table-cell office:value-type="float" office:value="2.8906" calcext:value-type="float">
            <text:p>2.8906</text:p>
          </table:table-cell>
          <table:table-cell office:value-type="float" office:value="-0.7236" calcext:value-type="float">
            <text:p>-0.7236</text:p>
          </table:table-cell>
          <table:table-cell office:value-type="float" office:value="6.0351" calcext:value-type="float">
            <text:p>6.0351</text:p>
          </table:table-cell>
          <table:table-cell office:value-type="float" office:value="-2.749" calcext:value-type="float">
            <text:p>-2.749</text:p>
          </table:table-cell>
          <table:table-cell office:value-type="float" office:value="-18.7244" calcext:value-type="float">
            <text:p>-18.7244</text:p>
          </table:table-cell>
          <table:table-cell office:value-type="float" office:value="-11.5899" calcext:value-type="float">
            <text:p>-11.5899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3</text:p>
          </table:table-cell>
          <table:table-cell office:value-type="string" calcext:value-type="string">
            <text:p>PbOH+</text:p>
          </table:table-cell>
          <table:table-cell office:value-type="string" calcext:value-type="string">
            <text:p>PbOH(+)</text:p>
          </table:table-cell>
          <table:table-cell office:value-type="string" calcext:value-type="string">
            <text:p>PbOH+</text:p>
          </table:table-cell>
          <table:table-cell office:value-type="string" calcext:value-type="string">
            <text:p>Pb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53950" calcext:value-type="float">
            <text:p>-53950</text:p>
          </table:table-cell>
          <table:table-cell office:value-type="float" office:value="-68900" calcext:value-type="float">
            <text:p>-68900</text:p>
          </table:table-cell>
          <table:table-cell office:value-type="float" office:value="-10" calcext:value-type="float">
            <text:p>-10</text:p>
          </table:table-cell>
          <table:table-cell office:value-type="float" office:value="2.4669" calcext:value-type="float">
            <text:p>2.4669</text:p>
          </table:table-cell>
          <table:table-cell office:value-type="float" office:value="-1.76" calcext:value-type="float">
            <text:p>-1.76</text:p>
          </table:table-cell>
          <table:table-cell office:value-type="float" office:value="6.4461" calcext:value-type="float">
            <text:p>6.4461</text:p>
          </table:table-cell>
          <table:table-cell office:value-type="float" office:value="-2.7061" calcext:value-type="float">
            <text:p>-2.7061</text:p>
          </table:table-cell>
          <table:table-cell office:value-type="float" office:value="0.897" calcext:value-type="float">
            <text:p>0.897</text:p>
          </table:table-cell>
          <table:table-cell office:value-type="float" office:value="-7.1085" calcext:value-type="float">
            <text:p>-7.1085</text:p>
          </table:table-cell>
          <table:table-cell office:value-type="float" office:value="0.7003" calcext:value-type="float">
            <text:p>0.7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(1)O(2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5</text:p>
          </table:table-cell>
          <table:table-cell office:value-type="string" calcext:value-type="string">
            <text:p>HPbO2-</text:p>
          </table:table-cell>
          <table:table-cell office:value-type="string" calcext:value-type="string">
            <text:p>HPbO2(-1)</text:p>
          </table:table-cell>
          <table:table-cell office:value-type="string" calcext:value-type="string">
            <text:p>HPbO2-</text:p>
          </table:table-cell>
          <table:table-cell office:value-type="string" calcext:value-type="string">
            <text:p>H(1)Pb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1000" calcext:value-type="float">
            <text:p>-81000</text:p>
          </table:table-cell>
          <table:table-cell office:value-type="float" office:value="-104200" calcext:value-type="float">
            <text:p>-104200</text:p>
          </table:table-cell>
          <table:table-cell office:value-type="float" office:value="18" calcext:value-type="float">
            <text:p>18</text:p>
          </table:table-cell>
          <table:table-cell office:value-type="float" office:value="4.4403" calcext:value-type="float">
            <text:p>4.4403</text:p>
          </table:table-cell>
          <table:table-cell office:value-type="float" office:value="3.0599" calcext:value-type="float">
            <text:p>3.0599</text:p>
          </table:table-cell>
          <table:table-cell office:value-type="float" office:value="4.5482" calcext:value-type="float">
            <text:p>4.5482</text:p>
          </table:table-cell>
          <table:table-cell office:value-type="float" office:value="-2.9054" calcext:value-type="float">
            <text:p>-2.9054</text:p>
          </table:table-cell>
          <table:table-cell office:value-type="float" office:value="-22.36" calcext:value-type="float">
            <text:p>-22.36</text:p>
          </table:table-cell>
          <table:table-cell office:value-type="float" office:value="-17.2935" calcext:value-type="float">
            <text:p>-17.2935</text:p>
          </table:table-cell>
          <table:table-cell office:value-type="float" office:value="1.3566" calcext:value-type="float">
            <text:p>1.35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b(1)S(2)H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40</text:p>
          </table:table-cell>
          <table:table-cell office:value-type="string" calcext:value-type="string">
            <text:p>Pb(HS)2(AQ)</text:p>
          </table:table-cell>
          <table:table-cell office:value-type="string" calcext:value-type="string">
            <text:p>Pb(HS)2(0)</text:p>
          </table:table-cell>
          <table:table-cell office:value-type="string" calcext:value-type="string">
            <text:p>Pb(HS)2(aq)</text:p>
          </table:table-cell>
          <table:table-cell office:value-type="string" calcext:value-type="string">
            <text:p>Pb(1)H(2)S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20058" calcext:value-type="float">
            <text:p>-20058</text:p>
          </table:table-cell>
          <table:table-cell office:value-type="float" office:value="-22851" calcext:value-type="float">
            <text:p>-22851</text:p>
          </table:table-cell>
          <table:table-cell office:value-type="float" office:value="52.56" calcext:value-type="float">
            <text:p>52.56</text:p>
          </table:table-cell>
          <table:table-cell office:value-type="float" office:value="7.4825" calcext:value-type="float">
            <text:p>7.4825</text:p>
          </table:table-cell>
          <table:table-cell office:value-type="float" office:value="10.4917" calcext:value-type="float">
            <text:p>10.4917</text:p>
          </table:table-cell>
          <table:table-cell office:value-type="float" office:value="1.6193" calcext:value-type="float">
            <text:p>1.6193</text:p>
          </table:table-cell>
          <table:table-cell office:value-type="float" office:value="-3.2127" calcext:value-type="float">
            <text:p>-3.2127</text:p>
          </table:table-cell>
          <table:table-cell office:value-type="float" office:value="28.5025" calcext:value-type="float">
            <text:p>28.5025</text:p>
          </table:table-cell>
          <table:table-cell office:value-type="float" office:value="4.8505" calcext:value-type="float">
            <text:p>4.8505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(1)S(3)H(3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41</text:p>
          </table:table-cell>
          <table:table-cell office:value-type="string" calcext:value-type="string">
            <text:p>Pb(HS)3-</text:p>
          </table:table-cell>
          <table:table-cell office:value-type="string" calcext:value-type="string">
            <text:p>Pb(HS)3(-1)</text:p>
          </table:table-cell>
          <table:table-cell office:value-type="string" calcext:value-type="string">
            <text:p>Pb(HS)3-</text:p>
          </table:table-cell>
          <table:table-cell office:value-type="string" calcext:value-type="string">
            <text:p>Pb(1)H(3)S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18971" calcext:value-type="float">
            <text:p>-18971</text:p>
          </table:table-cell>
          <table:table-cell office:value-type="float" office:value="-28704" calcext:value-type="float">
            <text:p>-28704</text:p>
          </table:table-cell>
          <table:table-cell office:value-type="float" office:value="68.08" calcext:value-type="float">
            <text:p>68.08</text:p>
          </table:table-cell>
          <table:table-cell office:value-type="float" office:value="12.3397" calcext:value-type="float">
            <text:p>12.3397</text:p>
          </table:table-cell>
          <table:table-cell office:value-type="float" office:value="22.3518" calcext:value-type="float">
            <text:p>22.3518</text:p>
          </table:table-cell>
          <table:table-cell office:value-type="float" office:value="-3.0422" calcext:value-type="float">
            <text:p>-3.0422</text:p>
          </table:table-cell>
          <table:table-cell office:value-type="float" office:value="-3.703" calcext:value-type="float">
            <text:p>-3.703</text:p>
          </table:table-cell>
          <table:table-cell office:value-type="float" office:value="39.6902" calcext:value-type="float">
            <text:p>39.6902</text:p>
          </table:table-cell>
          <table:table-cell office:value-type="float" office:value="6.7025" calcext:value-type="float">
            <text:p>6.7025</text:p>
          </table:table-cell>
          <table:table-cell office:value-type="float" office:value="0.598" calcext:value-type="float">
            <text:p>0.5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r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5</text:p>
          </table:table-cell>
          <table:table-cell office:value-type="string" calcext:value-type="string">
            <text:p>Sr+2</text:p>
          </table:table-cell>
          <table:table-cell office:value-type="string" calcext:value-type="string">
            <text:p>Sr(+2)</text:p>
          </table:table-cell>
          <table:table-cell office:value-type="string" calcext:value-type="string">
            <text:p>Sr+2</text:p>
          </table:table-cell>
          <table:table-cell office:value-type="string" calcext:value-type="string">
            <text:p>Sr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34760" calcext:value-type="float">
            <text:p>-134760</text:p>
          </table:table-cell>
          <table:table-cell office:value-type="float" office:value="-131670" calcext:value-type="float">
            <text:p>-131670</text:p>
          </table:table-cell>
          <table:table-cell office:value-type="float" office:value="-7.53" calcext:value-type="float">
            <text:p>-7.53</text:p>
          </table:table-cell>
          <table:table-cell office:value-type="float" office:value="0.7071" calcext:value-type="float">
            <text:p>0.7071</text:p>
          </table:table-cell>
          <table:table-cell office:value-type="float" office:value="-10.1508" calcext:value-type="float">
            <text:p>-10.1508</text:p>
          </table:table-cell>
          <table:table-cell office:value-type="float" office:value="7.0027" calcext:value-type="float">
            <text:p>7.0027</text:p>
          </table:table-cell>
          <table:table-cell office:value-type="float" office:value="-2.3594" calcext:value-type="float">
            <text:p>-2.3594</text:p>
          </table:table-cell>
          <table:table-cell office:value-type="float" office:value="10.7452" calcext:value-type="float">
            <text:p>10.7452</text:p>
          </table:table-cell>
          <table:table-cell office:value-type="float" office:value="-5.0818" calcext:value-type="float">
            <text:p>-5.0818</text:p>
          </table:table-cell>
          <table:table-cell office:value-type="float" office:value="1.1363" calcext:value-type="float">
            <text:p>1.1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3</text:p>
          </table:table-cell>
          <table:table-cell office:value-type="string" calcext:value-type="string">
            <text:p>Sr(CO3)(AQ)</text:p>
          </table:table-cell>
          <table:table-cell office:value-type="string" calcext:value-type="string">
            <text:p>Sr(CO3)(0)</text:p>
          </table:table-cell>
          <table:table-cell office:value-type="string" calcext:value-type="string">
            <text:p>Sr(CO3)(aq)</text:p>
          </table:table-cell>
          <table:table-cell office:value-type="string" calcext:value-type="string">
            <text:p>Sr(1)C(1)O(3)+(0)</text:p>
          </table:table-cell>
          <table:table-cell office:value-type="string" calcext:value-type="string">
            <text:p>ref:5</text:p>
          </table:table-cell>
          <table:table-cell table:style-name="ce2" office:value-type="string" calcext:value-type="string">
            <text:p>JAN.91</text:p>
          </table:table-cell>
          <table:table-cell office:value-type="float" office:value="-264860" calcext:value-type="float">
            <text:p>-264860</text:p>
          </table:table-cell>
          <table:table-cell office:value-type="float" office:value="-288620" calcext:value-type="float">
            <text:p>-288620</text:p>
          </table:table-cell>
          <table:table-cell office:value-type="float" office:value="8.5" calcext:value-type="float">
            <text:p>8.5</text:p>
          </table:table-cell>
          <table:table-cell office:value-type="float" office:value="-0.149" calcext:value-type="float">
            <text:p>-0.149</text:p>
          </table:table-cell>
          <table:table-cell office:value-type="float" office:value="-8.144" calcext:value-type="float">
            <text:p>-8.144</text:p>
          </table:table-cell>
          <table:table-cell office:value-type="float" office:value="8.951" calcext:value-type="float">
            <text:p>8.951</text:p>
          </table:table-cell>
          <table:table-cell office:value-type="float" office:value="-2.442" calcext:value-type="float">
            <text:p>-2.442</text:p>
          </table:table-cell>
          <table:table-cell office:value-type="float" office:value="-13.26" calcext:value-type="float">
            <text:p>-13.26</text:p>
          </table:table-cell>
          <table:table-cell office:value-type="float" office:value="-9.665" calcext:value-type="float">
            <text:p>-9.665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0</text:p>
          </table:table-cell>
          <table:table-cell office:value-type="string" calcext:value-type="string">
            <text:p>SrCO3(AQ)</text:p>
          </table:table-cell>
          <table:table-cell office:value-type="string" calcext:value-type="string">
            <text:p>SrCO3(0)</text:p>
          </table:table-cell>
          <table:table-cell office:value-type="string" calcext:value-type="string">
            <text:p>SrCO3(aq)</text:p>
          </table:table-cell>
          <table:table-cell office:value-type="string" calcext:value-type="string">
            <text:p>Sr(1)C(1)O(3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64860" calcext:value-type="float">
            <text:p>-264860</text:p>
          </table:table-cell>
          <table:table-cell office:value-type="float" office:value="-288620" calcext:value-type="float">
            <text:p>-288620</text:p>
          </table:table-cell>
          <table:table-cell office:value-type="float" office:value="8.5" calcext:value-type="float">
            <text:p>8.5</text:p>
          </table:table-cell>
          <table:table-cell office:value-type="float" office:value="-0.3332" calcext:value-type="float">
            <text:p>-0.3332</text:p>
          </table:table-cell>
          <table:table-cell office:value-type="float" office:value="-8.5922" calcext:value-type="float">
            <text:p>-8.5922</text:p>
          </table:table-cell>
          <table:table-cell office:value-type="float" office:value="9.1201" calcext:value-type="float">
            <text:p>9.1201</text:p>
          </table:table-cell>
          <table:table-cell office:value-type="float" office:value="-2.4237" calcext:value-type="float">
            <text:p>-2.4237</text:p>
          </table:table-cell>
          <table:table-cell office:value-type="float" office:value="-12.9961" calcext:value-type="float">
            <text:p>-12.9961</text:p>
          </table:table-cell>
          <table:table-cell office:value-type="float" office:value="-9.5733" calcext:value-type="float">
            <text:p>-9.5733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(1)C(1)O(3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4</text:p>
          </table:table-cell>
          <table:table-cell office:value-type="string" calcext:value-type="string">
            <text:p>Sr(HCO3)+</text:p>
          </table:table-cell>
          <table:table-cell table:number-columns-repeated="2" office:value-type="string" calcext:value-type="string">
            <text:p>Sr(HCO3)(+1)</text:p>
          </table:table-cell>
          <table:table-cell office:value-type="string" calcext:value-type="string">
            <text:p>Sr(1)H(1)C(1)O(3)+(1)</text:p>
          </table:table-cell>
          <table:table-cell office:value-type="string" calcext:value-type="string">
            <text:p>ref:G7A</text:p>
          </table:table-cell>
          <table:table-cell table:style-name="ce2" office:value-type="string" calcext:value-type="string">
            <text:p>NOV.92</text:p>
          </table:table-cell>
          <table:table-cell office:value-type="float" office:value="-276720" calcext:value-type="float">
            <text:p>-276720</text:p>
          </table:table-cell>
          <table:table-cell office:value-type="float" office:value="-291688" calcext:value-type="float">
            <text:p>-291688</text:p>
          </table:table-cell>
          <table:table-cell office:value-type="float" office:value="38" calcext:value-type="float">
            <text:p>38</text:p>
          </table:table-cell>
          <table:table-cell office:value-type="float" office:value="3.694" calcext:value-type="float">
            <text:p>3.694</text:p>
          </table:table-cell>
          <table:table-cell office:value-type="float" office:value="1.237" calcext:value-type="float">
            <text:p>1.237</text:p>
          </table:table-cell>
          <table:table-cell office:value-type="float" office:value="5.264" calcext:value-type="float">
            <text:p>5.264</text:p>
          </table:table-cell>
          <table:table-cell office:value-type="float" office:value="-2.83" calcext:value-type="float">
            <text:p>-2.83</text:p>
          </table:table-cell>
          <table:table-cell office:value-type="float" office:value="35.345" calcext:value-type="float">
            <text:p>35.345</text:p>
          </table:table-cell>
          <table:table-cell office:value-type="float" office:value="7.181" calcext:value-type="float">
            <text:p>7.181</text:p>
          </table:table-cell>
          <table:table-cell office:value-type="float" office:value="-0.023" calcext:value-type="float">
            <text:p>-0.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6</text:p>
          </table:table-cell>
          <table:table-cell office:value-type="string" calcext:value-type="string">
            <text:p>SrCl+</text:p>
          </table:table-cell>
          <table:table-cell office:value-type="string" calcext:value-type="string">
            <text:p>SrCl(+)</text:p>
          </table:table-cell>
          <table:table-cell office:value-type="string" calcext:value-type="string">
            <text:p>SrCl+</text:p>
          </table:table-cell>
          <table:table-cell office:value-type="string" calcext:value-type="string">
            <text:p>Sr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65800" calcext:value-type="float">
            <text:p>-165800</text:p>
          </table:table-cell>
          <table:table-cell office:value-type="float" office:value="-169790" calcext:value-type="float">
            <text:p>-169790</text:p>
          </table:table-cell>
          <table:table-cell office:value-type="float" office:value="11" calcext:value-type="float">
            <text:p>11</text:p>
          </table:table-cell>
          <table:table-cell office:value-type="float" office:value="2.7719" calcext:value-type="float">
            <text:p>2.7719</text:p>
          </table:table-cell>
          <table:table-cell office:value-type="float" office:value="-1.0104" calcext:value-type="float">
            <text:p>-1.0104</text:p>
          </table:table-cell>
          <table:table-cell office:value-type="float" office:value="6.1402" calcext:value-type="float">
            <text:p>6.1402</text:p>
          </table:table-cell>
          <table:table-cell office:value-type="float" office:value="-2.7372" calcext:value-type="float">
            <text:p>-2.7372</text:p>
          </table:table-cell>
          <table:table-cell office:value-type="float" office:value="16.6402" calcext:value-type="float">
            <text:p>16.6402</text:p>
          </table:table-cell>
          <table:table-cell office:value-type="float" office:value="-0.6227" calcext:value-type="float">
            <text:p>-0.6227</text:p>
          </table:table-cell>
          <table:table-cell office:value-type="float" office:value="0.3837" calcext:value-type="float">
            <text:p>0.3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7</text:p>
          </table:table-cell>
          <table:table-cell office:value-type="string" calcext:value-type="string">
            <text:p>SrF+</text:p>
          </table:table-cell>
          <table:table-cell office:value-type="string" calcext:value-type="string">
            <text:p>SrF(+)</text:p>
          </table:table-cell>
          <table:table-cell office:value-type="string" calcext:value-type="string">
            <text:p>SrF+</text:p>
          </table:table-cell>
          <table:table-cell office:value-type="string" calcext:value-type="string">
            <text:p>Sr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02290" calcext:value-type="float">
            <text:p>-202290</text:p>
          </table:table-cell>
          <table:table-cell office:value-type="float" office:value="-210670" calcext:value-type="float">
            <text:p>-210670</text:p>
          </table:table-cell>
          <table:table-cell office:value-type="float" office:value="-6.2" calcext:value-type="float">
            <text:p>-6.2</text:p>
          </table:table-cell>
          <table:table-cell office:value-type="float" office:value="0.2336" calcext:value-type="float">
            <text:p>0.2336</text:p>
          </table:table-cell>
          <table:table-cell office:value-type="float" office:value="-7.2081" calcext:value-type="float">
            <text:p>-7.2081</text:p>
          </table:table-cell>
          <table:table-cell office:value-type="float" office:value="8.5761" calcext:value-type="float">
            <text:p>8.5761</text:p>
          </table:table-cell>
          <table:table-cell office:value-type="float" office:value="-2.481" calcext:value-type="float">
            <text:p>-2.481</text:p>
          </table:table-cell>
          <table:table-cell office:value-type="float" office:value="21.5706" calcext:value-type="float">
            <text:p>21.5706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6472" calcext:value-type="float">
            <text:p>0.6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8</text:p>
          </table:table-cell>
          <table:table-cell office:value-type="string" calcext:value-type="string">
            <text:p>SrOH+</text:p>
          </table:table-cell>
          <table:table-cell office:value-type="string" calcext:value-type="string">
            <text:p>SrOH(+)</text:p>
          </table:table-cell>
          <table:table-cell office:value-type="string" calcext:value-type="string">
            <text:p>SrOH+</text:p>
          </table:table-cell>
          <table:table-cell office:value-type="string" calcext:value-type="string">
            <text:p>Sr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73300" calcext:value-type="float">
            <text:p>-173300</text:p>
          </table:table-cell>
          <table:table-cell office:value-type="float" office:value="-180000" calcext:value-type="float">
            <text:p>-180000</text:p>
          </table:table-cell>
          <table:table-cell office:value-type="float" office:value="14.6" calcext:value-type="float">
            <text:p>14.6</text:p>
          </table:table-cell>
          <table:table-cell office:value-type="float" office:value="2.862" calcext:value-type="float">
            <text:p>2.862</text:p>
          </table:table-cell>
          <table:table-cell office:value-type="float" office:value="-0.7922" calcext:value-type="float">
            <text:p>-0.7922</text:p>
          </table:table-cell>
          <table:table-cell office:value-type="float" office:value="6.0586" calcext:value-type="float">
            <text:p>6.0586</text:p>
          </table:table-cell>
          <table:table-cell office:value-type="float" office:value="-2.7462" calcext:value-type="float">
            <text:p>-2.7462</text:p>
          </table:table-cell>
          <table:table-cell office:value-type="float" office:value="4.7576" calcext:value-type="float">
            <text:p>4.7576</text:p>
          </table:table-cell>
          <table:table-cell office:value-type="float" office:value="-4.5826" calcext:value-type="float">
            <text:p>-4.5826</text:p>
          </table:table-cell>
          <table:table-cell office:value-type="float" office:value="0.3306" calcext:value-type="float">
            <text:p>0.3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n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2</text:p>
          </table:table-cell>
          <table:table-cell office:value-type="string" calcext:value-type="string">
            <text:p>Zn+2</text:p>
          </table:table-cell>
          <table:table-cell office:value-type="string" calcext:value-type="string">
            <text:p>Zn(+2)</text:p>
          </table:table-cell>
          <table:table-cell office:value-type="string" calcext:value-type="string">
            <text:p>Zn+2</text:p>
          </table:table-cell>
          <table:table-cell office:value-type="string" calcext:value-type="string">
            <text:p>Zn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35200" calcext:value-type="float">
            <text:p>-35200</text:p>
          </table:table-cell>
          <table:table-cell office:value-type="float" office:value="-36660" calcext:value-type="float">
            <text:p>-36660</text:p>
          </table:table-cell>
          <table:table-cell office:value-type="float" office:value="-26.2" calcext:value-type="float">
            <text:p>-26.2</text:p>
          </table:table-cell>
          <table:table-cell office:value-type="float" office:value="-1.0676" calcext:value-type="float">
            <text:p>-1.0676</text:p>
          </table:table-cell>
          <table:table-cell office:value-type="float" office:value="-8.929" calcext:value-type="float">
            <text:p>-8.929</text:p>
          </table:table-cell>
          <table:table-cell office:value-type="float" office:value="6.1282" calcext:value-type="float">
            <text:p>6.1282</text:p>
          </table:table-cell>
          <table:table-cell office:value-type="float" office:value="-2.4098" calcext:value-type="float">
            <text:p>-2.4098</text:p>
          </table:table-cell>
          <table:table-cell office:value-type="float" office:value="18.74" calcext:value-type="float">
            <text:p>18.74</text:p>
          </table:table-cell>
          <table:table-cell office:value-type="float" office:value="-5.37" calcext:value-type="float">
            <text:p>-5.37</text:p>
          </table:table-cell>
          <table:table-cell office:value-type="float" office:value="1.4574" calcext:value-type="float">
            <text:p>1.4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n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3</text:p>
          </table:table-cell>
          <table:table-cell office:value-type="string" calcext:value-type="string">
            <text:p>ZnCl+</text:p>
          </table:table-cell>
          <table:table-cell office:value-type="string" calcext:value-type="string">
            <text:p>ZnCl(+)</text:p>
          </table:table-cell>
          <table:table-cell office:value-type="string" calcext:value-type="string">
            <text:p>ZnCl+</text:p>
          </table:table-cell>
          <table:table-cell office:value-type="string" calcext:value-type="string">
            <text:p>Zn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t.97</text:p>
          </table:table-cell>
          <table:table-cell office:value-type="float" office:value="-66850" calcext:value-type="float">
            <text:p>-66850</text:p>
          </table:table-cell>
          <table:table-cell office:value-type="float" office:value="-66240" calcext:value-type="float">
            <text:p>-66240</text:p>
          </table:table-cell>
          <table:table-cell office:value-type="float" office:value="23" calcext:value-type="float">
            <text:p>23</text:p>
          </table:table-cell>
          <table:table-cell office:value-type="float" office:value="1.6583" calcext:value-type="float">
            <text:p>1.6583</text:p>
          </table:table-cell>
          <table:table-cell office:value-type="float" office:value="-3.7293" calcext:value-type="float">
            <text:p>-3.7293</text:p>
          </table:table-cell>
          <table:table-cell office:value-type="float" office:value="7.2088" calcext:value-type="float">
            <text:p>7.2088</text:p>
          </table:table-cell>
          <table:table-cell office:value-type="float" office:value="-2.6248" calcext:value-type="float">
            <text:p>-2.6248</text:p>
          </table:table-cell>
          <table:table-cell office:value-type="float" office:value="19.6947" calcext:value-type="float">
            <text:p>19.6947</text:p>
          </table:table-cell>
          <table:table-cell office:value-type="float" office:value="1.0191" calcext:value-type="float">
            <text:p>1.0191</text:p>
          </table:table-cell>
          <table:table-cell office:value-type="float" office:value="0.2025" calcext:value-type="float">
            <text:p>0.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n(1)Cl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4</text:p>
          </table:table-cell>
          <table:table-cell office:value-type="string" calcext:value-type="string">
            <text:p>ZnCl2(AQ)</text:p>
          </table:table-cell>
          <table:table-cell office:value-type="string" calcext:value-type="string">
            <text:p>ZnCl2(0)</text:p>
          </table:table-cell>
          <table:table-cell office:value-type="string" calcext:value-type="string">
            <text:p>ZnCl2(aq)</text:p>
          </table:table-cell>
          <table:table-cell office:value-type="string" calcext:value-type="string">
            <text:p>Zn(1)Cl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t.97</text:p>
          </table:table-cell>
          <table:table-cell office:value-type="float" office:value="-98300" calcext:value-type="float">
            <text:p>-98300</text:p>
          </table:table-cell>
          <table:table-cell office:value-type="float" office:value="-109080" calcext:value-type="float">
            <text:p>-109080</text:p>
          </table:table-cell>
          <table:table-cell office:value-type="float" office:value="27.03" calcext:value-type="float">
            <text:p>27.03</text:p>
          </table:table-cell>
          <table:table-cell office:value-type="float" office:value="5.1486" calcext:value-type="float">
            <text:p>5.1486</text:p>
          </table:table-cell>
          <table:table-cell office:value-type="float" office:value="4.7929" calcext:value-type="float">
            <text:p>4.7929</text:p>
          </table:table-cell>
          <table:table-cell office:value-type="float" office:value="3.8592" calcext:value-type="float">
            <text:p>3.8592</text:p>
          </table:table-cell>
          <table:table-cell office:value-type="float" office:value="-2.9771" calcext:value-type="float">
            <text:p>-2.9771</text:p>
          </table:table-cell>
          <table:table-cell office:value-type="float" office:value="26.1528" calcext:value-type="float">
            <text:p>26.1528</text:p>
          </table:table-cell>
          <table:table-cell office:value-type="float" office:value="4.0338" calcext:value-type="float">
            <text:p>4.0338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n(1)Cl(3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5</text:p>
          </table:table-cell>
          <table:table-cell office:value-type="string" calcext:value-type="string">
            <text:p>ZnCl3-</text:p>
          </table:table-cell>
          <table:table-cell office:value-type="string" calcext:value-type="string">
            <text:p>ZnCl3(-)</text:p>
          </table:table-cell>
          <table:table-cell office:value-type="string" calcext:value-type="string">
            <text:p>ZnCl3-</text:p>
          </table:table-cell>
          <table:table-cell office:value-type="string" calcext:value-type="string">
            <text:p>Zn(1)Cl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29310" calcext:value-type="float">
            <text:p>-129310</text:p>
          </table:table-cell>
          <table:table-cell office:value-type="float" office:value="-151060" calcext:value-type="float">
            <text:p>-151060</text:p>
          </table:table-cell>
          <table:table-cell office:value-type="float" office:value="25" calcext:value-type="float">
            <text:p>25</text:p>
          </table:table-cell>
          <table:table-cell office:value-type="float" office:value="9.5636" calcext:value-type="float">
            <text:p>9.5636</text:p>
          </table:table-cell>
          <table:table-cell office:value-type="float" office:value="15.5732" calcext:value-type="float">
            <text:p>15.5732</text:p>
          </table:table-cell>
          <table:table-cell office:value-type="float" office:value="-0.3779" calcext:value-type="float">
            <text:p>-0.3779</text:p>
          </table:table-cell>
          <table:table-cell office:value-type="float" office:value="-3.4227" calcext:value-type="float">
            <text:p>-3.4227</text:p>
          </table:table-cell>
          <table:table-cell office:value-type="float" office:value="42.2912" calcext:value-type="float">
            <text:p>42.2912</text:p>
          </table:table-cell>
          <table:table-cell office:value-type="float" office:value="5.5147" calcext:value-type="float">
            <text:p>5.5147</text:p>
          </table:table-cell>
          <table:table-cell office:value-type="float" office:value="1.2513" calcext:value-type="float">
            <text:p>1.25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Zn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28</text:p>
          </table:table-cell>
          <table:table-cell office:value-type="string" calcext:value-type="string">
            <text:p>ZnF+</text:p>
          </table:table-cell>
          <table:table-cell office:value-type="string" calcext:value-type="string">
            <text:p>ZnF(1)</text:p>
          </table:table-cell>
          <table:table-cell office:value-type="string" calcext:value-type="string">
            <text:p>ZnF+</text:p>
          </table:table-cell>
          <table:table-cell office:value-type="string" calcext:value-type="string">
            <text:p>Zn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104109" calcext:value-type="float">
            <text:p>-104109</text:p>
          </table:table-cell>
          <table:table-cell office:value-type="float" office:value="-116131" calcext:value-type="float">
            <text:p>-116131</text:p>
          </table:table-cell>
          <table:table-cell office:value-type="float" office:value="-21.81" calcext:value-type="float">
            <text:p>-21.81</text:p>
          </table:table-cell>
          <table:table-cell office:value-type="float" office:value="-0.7395" calcext:value-type="float">
            <text:p>-0.7395</text:p>
          </table:table-cell>
          <table:table-cell office:value-type="float" office:value="-9.5843" calcext:value-type="float">
            <text:p>-9.5843</text:p>
          </table:table-cell>
          <table:table-cell office:value-type="float" office:value="9.5101" calcext:value-type="float">
            <text:p>9.5101</text:p>
          </table:table-cell>
          <table:table-cell office:value-type="float" office:value="-2.3827" calcext:value-type="float">
            <text:p>-2.3827</text:p>
          </table:table-cell>
          <table:table-cell office:value-type="float" office:value="28.5991" calcext:value-type="float">
            <text:p>28.5991</text:p>
          </table:table-cell>
          <table:table-cell office:value-type="float" office:value="1.9435" calcext:value-type="float">
            <text:p>1.9435</text:p>
          </table:table-cell>
          <table:table-cell office:value-type="float" office:value="0.8803" calcext:value-type="float">
            <text:p>0.8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n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7</text:p>
          </table:table-cell>
          <table:table-cell office:value-type="string" calcext:value-type="string">
            <text:p>ZnO(AQ)</text:p>
          </table:table-cell>
          <table:table-cell office:value-type="string" calcext:value-type="string">
            <text:p>ZnO(0)</text:p>
          </table:table-cell>
          <table:table-cell office:value-type="string" calcext:value-type="string">
            <text:p>ZnO(AQ)</text:p>
          </table:table-cell>
          <table:table-cell office:value-type="string" calcext:value-type="string">
            <text:p>Zn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67420" calcext:value-type="float">
            <text:p>-67420</text:p>
          </table:table-cell>
          <table:table-cell office:value-type="float" office:value="-78290" calcext:value-type="float">
            <text:p>-78290</text:p>
          </table:table-cell>
          <table:table-cell office:value-type="float" office:value="-2" calcext:value-type="float">
            <text:p>-2</text:p>
          </table:table-cell>
          <table:table-cell office:value-type="float" office:value="-1.2418" calcext:value-type="float">
            <text:p>-1.2418</text:p>
          </table:table-cell>
          <table:table-cell office:value-type="float" office:value="-10.8072" calcext:value-type="float">
            <text:p>-10.8072</text:p>
          </table:table-cell>
          <table:table-cell office:value-type="float" office:value="9.9819" calcext:value-type="float">
            <text:p>9.9819</text:p>
          </table:table-cell>
          <table:table-cell office:value-type="float" office:value="-2.3321" calcext:value-type="float">
            <text:p>-2.3321</text:p>
          </table:table-cell>
          <table:table-cell office:value-type="float" office:value="0.0295" calcext:value-type="float">
            <text:p>0.0295</text:p>
          </table:table-cell>
          <table:table-cell office:value-type="float" office:value="-5.0715" calcext:value-type="float">
            <text:p>-5.071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n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6</text:p>
          </table:table-cell>
          <table:table-cell office:value-type="string" calcext:value-type="string">
            <text:p>ZnOH+</text:p>
          </table:table-cell>
          <table:table-cell office:value-type="string" calcext:value-type="string">
            <text:p>ZnOH(+1)</text:p>
          </table:table-cell>
          <table:table-cell office:value-type="string" calcext:value-type="string">
            <text:p>ZnOH+</text:p>
          </table:table-cell>
          <table:table-cell office:value-type="string" calcext:value-type="string">
            <text:p>Zn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81190" calcext:value-type="float">
            <text:p>-81190</text:p>
          </table:table-cell>
          <table:table-cell office:value-type="float" office:value="-86990" calcext:value-type="float">
            <text:p>-86990</text:p>
          </table:table-cell>
          <table:table-cell office:value-type="float" office:value="15" calcext:value-type="float">
            <text:p>15</text:p>
          </table:table-cell>
          <table:table-cell office:value-type="float" office:value="1.1499" calcext:value-type="float">
            <text:p>1.1499</text:p>
          </table:table-cell>
          <table:table-cell office:value-type="float" office:value="-4.9677" calcext:value-type="float">
            <text:p>-4.9677</text:p>
          </table:table-cell>
          <table:table-cell office:value-type="float" office:value="7.6896" calcext:value-type="float">
            <text:p>7.6896</text:p>
          </table:table-cell>
          <table:table-cell office:value-type="float" office:value="-2.5735" calcext:value-type="float">
            <text:p>-2.5735</text:p>
          </table:table-cell>
          <table:table-cell office:value-type="float" office:value="15.0306" calcext:value-type="float">
            <text:p>15.0306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n(1)O(2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9</text:p>
          </table:table-cell>
          <table:table-cell office:value-type="string" calcext:value-type="string">
            <text:p>ZnO2-2</text:p>
          </table:table-cell>
          <table:table-cell office:value-type="string" calcext:value-type="string">
            <text:p>ZnO2(-2)</text:p>
          </table:table-cell>
          <table:table-cell office:value-type="string" calcext:value-type="string">
            <text:p>ZnO2-2</text:p>
          </table:table-cell>
          <table:table-cell office:value-type="string" calcext:value-type="string">
            <text:p>Zn(1)O(2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93290" calcext:value-type="float">
            <text:p>-93290</text:p>
          </table:table-cell>
          <table:table-cell office:value-type="float" office:value="-132100" calcext:value-type="float">
            <text:p>-132100</text:p>
          </table:table-cell>
          <table:table-cell office:value-type="float" office:value="-40" calcext:value-type="float">
            <text:p>-40</text:p>
          </table:table-cell>
          <table:table-cell office:value-type="float" office:value="-0.5559" calcext:value-type="float">
            <text:p>-0.5559</text:p>
          </table:table-cell>
          <table:table-cell office:value-type="float" office:value="-9.1347" calcext:value-type="float">
            <text:p>-9.1347</text:p>
          </table:table-cell>
          <table:table-cell office:value-type="float" office:value="9.3301" calcext:value-type="float">
            <text:p>9.3301</text:p>
          </table:table-cell>
          <table:table-cell office:value-type="float" office:value="-2.4013" calcext:value-type="float">
            <text:p>-2.4013</text:p>
          </table:table-cell>
          <table:table-cell office:value-type="float" office:value="32.5837" calcext:value-type="float">
            <text:p>32.5837</text:p>
          </table:table-cell>
          <table:table-cell office:value-type="float" office:value="-6.09" calcext:value-type="float">
            <text:p>-6.09</text:p>
          </table:table-cell>
          <table:table-cell office:value-type="float" office:value="3.8216" calcext:value-type="float">
            <text:p>3.82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Zn(1)O(2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8</text:p>
          </table:table-cell>
          <table:table-cell office:value-type="string" calcext:value-type="string">
            <text:p>HZnO2-</text:p>
          </table:table-cell>
          <table:table-cell office:value-type="string" calcext:value-type="string">
            <text:p>HZnO2(-1)</text:p>
          </table:table-cell>
          <table:table-cell office:value-type="string" calcext:value-type="string">
            <text:p>HZnO2-</text:p>
          </table:table-cell>
          <table:table-cell office:value-type="string" calcext:value-type="string">
            <text:p>H(1)Zn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110720" calcext:value-type="float">
            <text:p>-110720</text:p>
          </table:table-cell>
          <table:table-cell office:value-type="float" office:value="-142370" calcext:value-type="float">
            <text:p>-142370</text:p>
          </table:table-cell>
          <table:table-cell office:value-type="float" office:value="-16" calcext:value-type="float">
            <text:p>-16</text:p>
          </table:table-cell>
          <table:table-cell office:value-type="float" office:value="0.5623" calcext:value-type="float">
            <text:p>0.5623</text:p>
          </table:table-cell>
          <table:table-cell office:value-type="float" office:value="-6.4047" calcext:value-type="float">
            <text:p>-6.4047</text:p>
          </table:table-cell>
          <table:table-cell office:value-type="float" office:value="8.2588" calcext:value-type="float">
            <text:p>8.2588</text:p>
          </table:table-cell>
          <table:table-cell office:value-type="float" office:value="-2.5141" calcext:value-type="float">
            <text:p>-2.5141</text:p>
          </table:table-cell>
          <table:table-cell office:value-type="float" office:value="35.0874" calcext:value-type="float">
            <text:p>35.0874</text:p>
          </table:table-cell>
          <table:table-cell office:value-type="float" office:value="1.0394" calcext:value-type="float">
            <text:p>1.0394</text:p>
          </table:table-cell>
          <table:table-cell office:value-type="float" office:value="1.8669" calcext:value-type="float">
            <text:p>1.866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(1)F(4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81</text:p>
          </table:table-cell>
          <table:table-cell office:value-type="string" calcext:value-type="string">
            <text:p>BF4- <text:s text:c="3"/></text:p>
          </table:table-cell>
          <table:table-cell office:value-type="string" calcext:value-type="string">
            <text:p>BF4(-) <text:s/></text:p>
          </table:table-cell>
          <table:table-cell office:value-type="string" calcext:value-type="string">
            <text:p>BF4- <text:s text:c="3"/></text:p>
          </table:table-cell>
          <table:table-cell office:value-type="string" calcext:value-type="string">
            <text:p>B(1)F(4)-(1) <text:s text:c="4"/>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16.Feb.88</text:p>
          </table:table-cell>
          <table:table-cell office:value-type="float" office:value="-355400" calcext:value-type="float">
            <text:p>-355400</text:p>
          </table:table-cell>
          <table:table-cell office:value-type="float" office:value="-376400" calcext:value-type="float">
            <text:p>-376400</text:p>
          </table:table-cell>
          <table:table-cell office:value-type="float" office:value="43" calcext:value-type="float">
            <text:p>43</text:p>
          </table:table-cell>
          <table:table-cell office:value-type="float" office:value="7.9796" calcext:value-type="float">
            <text:p>7.9796</text:p>
          </table:table-cell>
          <table:table-cell office:value-type="float" office:value="11.7027" calcext:value-type="float">
            <text:p>11.7027</text:p>
          </table:table-cell>
          <table:table-cell office:value-type="float" office:value="1.1504" calcext:value-type="float">
            <text:p>1.1504</text:p>
          </table:table-cell>
          <table:table-cell office:value-type="float" office:value="-3.2628" calcext:value-type="float">
            <text:p>-3.2628</text:p>
          </table:table-cell>
          <table:table-cell office:value-type="float" office:value="11.8941" calcext:value-type="float">
            <text:p>11.8941</text:p>
          </table:table-cell>
          <table:table-cell office:value-type="float" office:value="-4.1753" calcext:value-type="float">
            <text:p>-4.1753</text:p>
          </table:table-cell>
          <table:table-cell office:value-type="float" office:value="0.9779" calcext:value-type="float">
            <text:p>0.977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(1)O(2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82</text:p>
          </table:table-cell>
          <table:table-cell office:value-type="string" calcext:value-type="string">
            <text:p>BO2- <text:s text:c="3"/></text:p>
          </table:table-cell>
          <table:table-cell office:value-type="string" calcext:value-type="string">
            <text:p>BO2(-) <text:s/></text:p>
          </table:table-cell>
          <table:table-cell office:value-type="string" calcext:value-type="string">
            <text:p>BO2- <text:s text:c="3"/></text:p>
          </table:table-cell>
          <table:table-cell office:value-type="string" calcext:value-type="string">
            <text:p>B(1)O(2)-(1) <text:s text:c="4"/></text:p>
          </table:table-cell>
          <table:table-cell office:value-type="string" calcext:value-type="string">
            <text:p>ref:G6</text:p>
          </table:table-cell>
          <table:table-cell office:value-type="string" calcext:value-type="string">
            <text:p>06.Nov.97</text:p>
          </table:table-cell>
          <table:table-cell office:value-type="float" office:value="-162240" calcext:value-type="float">
            <text:p>-162240</text:p>
          </table:table-cell>
          <table:table-cell office:value-type="float" office:value="-184600" calcext:value-type="float">
            <text:p>-184600</text:p>
          </table:table-cell>
          <table:table-cell office:value-type="float" office:value="-8.9" calcext:value-type="float">
            <text:p>-8.9</text:p>
          </table:table-cell>
          <table:table-cell office:value-type="float" office:value="-2.2428" calcext:value-type="float">
            <text:p>-2.2428</text:p>
          </table:table-cell>
          <table:table-cell office:value-type="float" office:value="-6.2065" calcext:value-type="float">
            <text:p>-6.2065</text:p>
          </table:table-cell>
          <table:table-cell office:value-type="float" office:value="-6.3216" calcext:value-type="float">
            <text:p>-6.3216</text:p>
          </table:table-cell>
          <table:table-cell office:value-type="float" office:value="-2.5224" calcext:value-type="float">
            <text:p>-2.5224</text:p>
          </table:table-cell>
          <table:table-cell office:value-type="float" office:value="-1.6521" calcext:value-type="float">
            <text:p>-1.6521</text:p>
          </table:table-cell>
          <table:table-cell office:value-type="float" office:value="-11.3863" calcext:value-type="float">
            <text:p>-11.3863</text:p>
          </table:table-cell>
          <table:table-cell office:value-type="float" office:value="1.7595" calcext:value-type="float">
            <text:p>1.75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(1)O(3)H(3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77</text:p>
          </table:table-cell>
          <table:table-cell office:value-type="string" calcext:value-type="string">
            <text:p>B(OH)3(AQ)</text:p>
          </table:table-cell>
          <table:table-cell table:number-columns-repeated="2" office:value-type="string" calcext:value-type="string">
            <text:p>B(OH)3(aq)</text:p>
          </table:table-cell>
          <table:table-cell office:value-type="string" calcext:value-type="string">
            <text:p>B(1)O(3)H(3)+(0) 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13.Jul.87</text:p>
          </table:table-cell>
          <table:table-cell office:value-type="float" office:value="-231540" calcext:value-type="float">
            <text:p>-231540</text:p>
          </table:table-cell>
          <table:table-cell office:value-type="float" office:value="-256820" calcext:value-type="float">
            <text:p>-256820</text:p>
          </table:table-cell>
          <table:table-cell office:value-type="float" office:value="37" calcext:value-type="float">
            <text:p>37</text:p>
          </table:table-cell>
          <table:table-cell office:value-type="float" office:value="7.0643" calcext:value-type="float">
            <text:p>7.0643</text:p>
          </table:table-cell>
          <table:table-cell office:value-type="float" office:value="8.8547" calcext:value-type="float">
            <text:p>8.8547</text:p>
          </table:table-cell>
          <table:table-cell office:value-type="float" office:value="3.5844" calcext:value-type="float">
            <text:p>3.5844</text:p>
          </table:table-cell>
          <table:table-cell office:value-type="float" office:value="-3.1451" calcext:value-type="float">
            <text:p>-3.1451</text:p>
          </table:table-cell>
          <table:table-cell office:value-type="float" office:value="11.3568" calcext:value-type="float">
            <text:p>11.3568</text:p>
          </table:table-cell>
          <table:table-cell office:value-type="float" office:value="-0.5902" calcext:value-type="float">
            <text:p>-0.5902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96</text:p>
          </table:table-cell>
          <table:table-cell office:value-type="string" calcext:value-type="string">
            <text:p>Br- <text:s text:c="4"/></text:p>
          </table:table-cell>
          <table:table-cell office:value-type="string" calcext:value-type="string">
            <text:p>Br(-) <text:s text:c="2"/></text:p>
          </table:table-cell>
          <table:table-cell office:value-type="string" calcext:value-type="string">
            <text:p>Br- <text:s text:c="4"/></text:p>
          </table:table-cell>
          <table:table-cell office:value-type="string" calcext:value-type="string">
            <text:p>Br(1)-(1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24870" calcext:value-type="float">
            <text:p>-24870</text:p>
          </table:table-cell>
          <table:table-cell office:value-type="float" office:value="-29040" calcext:value-type="float">
            <text:p>-29040</text:p>
          </table:table-cell>
          <table:table-cell office:value-type="float" office:value="19.8" calcext:value-type="float">
            <text:p>19.8</text:p>
          </table:table-cell>
          <table:table-cell office:value-type="float" office:value="5.269" calcext:value-type="float">
            <text:p>5.269</text:p>
          </table:table-cell>
          <table:table-cell office:value-type="float" office:value="6.594" calcext:value-type="float">
            <text:p>6.594</text:p>
          </table:table-cell>
          <table:table-cell office:value-type="float" office:value="4.745" calcext:value-type="float">
            <text:p>4.745</text:p>
          </table:table-cell>
          <table:table-cell office:value-type="float" office:value="-3.143" calcext:value-type="float">
            <text:p>-3.143</text:p>
          </table:table-cell>
          <table:table-cell office:value-type="float" office:value="-3.8" calcext:value-type="float">
            <text:p>-3.8</text:p>
          </table:table-cell>
          <table:table-cell office:value-type="float" office:value="-6.811" calcext:value-type="float">
            <text:p>-6.811</text:p>
          </table:table-cell>
          <table:table-cell office:value-type="float" office:value="1.3858" calcext:value-type="float">
            <text:p>1.385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(1)O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99</text:p>
          </table:table-cell>
          <table:table-cell office:value-type="string" calcext:value-type="string">
            <text:p>BrO- <text:s text:c="3"/></text:p>
          </table:table-cell>
          <table:table-cell office:value-type="string" calcext:value-type="string">
            <text:p>BrO(-) <text:s/></text:p>
          </table:table-cell>
          <table:table-cell office:value-type="string" calcext:value-type="string">
            <text:p>BrO- <text:s text:c="3"/></text:p>
          </table:table-cell>
          <table:table-cell office:value-type="string" calcext:value-type="string">
            <text:p>Br(1)O(1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000" calcext:value-type="float">
            <text:p>-8000</text:p>
          </table:table-cell>
          <table:table-cell office:value-type="float" office:value="-22500" calcext:value-type="float">
            <text:p>-22500</text:p>
          </table:table-cell>
          <table:table-cell office:value-type="float" office:value="9.7" calcext:value-type="float">
            <text:p>9.7</text:p>
          </table:table-cell>
          <table:table-cell office:value-type="float" office:value="2.3206" calcext:value-type="float">
            <text:p>2.3206</text:p>
          </table:table-cell>
          <table:table-cell office:value-type="float" office:value="-2.1131" calcext:value-type="float">
            <text:p>-2.1131</text:p>
          </table:table-cell>
          <table:table-cell office:value-type="float" office:value="6.5758" calcext:value-type="float">
            <text:p>6.5758</text:p>
          </table:table-cell>
          <table:table-cell office:value-type="float" office:value="-2.6915" calcext:value-type="float">
            <text:p>-2.6915</text:p>
          </table:table-cell>
          <table:table-cell office:value-type="float" office:value="3.4104" calcext:value-type="float">
            <text:p>3.4104</text:p>
          </table:table-cell>
          <table:table-cell office:value-type="float" office:value="-8.7381" calcext:value-type="float">
            <text:p>-8.7381</text:p>
          </table:table-cell>
          <table:table-cell office:value-type="float" office:value="1.482" calcext:value-type="float">
            <text:p>1.48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(1)O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BrO3- <text:s text:c="2"/></text:p>
          </table:table-cell>
          <table:table-cell office:value-type="string" calcext:value-type="string">
            <text:p>BrO3(-) </text:p>
          </table:table-cell>
          <table:table-cell office:value-type="string" calcext:value-type="string">
            <text:p>BrO3- <text:s text:c="2"/></text:p>
          </table:table-cell>
          <table:table-cell office:value-type="string" calcext:value-type="string">
            <text:p>Br(1)O(3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4450" calcext:value-type="float">
            <text:p>4450</text:p>
          </table:table-cell>
          <table:table-cell office:value-type="float" office:value="-16030" calcext:value-type="float">
            <text:p>-16030</text:p>
          </table:table-cell>
          <table:table-cell office:value-type="float" office:value="38.65" calcext:value-type="float">
            <text:p>38.65</text:p>
          </table:table-cell>
          <table:table-cell office:value-type="float" office:value="6.9617" calcext:value-type="float">
            <text:p>6.9617</text:p>
          </table:table-cell>
          <table:table-cell office:value-type="float" office:value="9.2173" calcext:value-type="float">
            <text:p>9.2173</text:p>
          </table:table-cell>
          <table:table-cell office:value-type="float" office:value="2.1272" calcext:value-type="float">
            <text:p>2.1272</text:p>
          </table:table-cell>
          <table:table-cell office:value-type="float" office:value="-3.16" calcext:value-type="float">
            <text:p>-3.16</text:p>
          </table:table-cell>
          <table:table-cell office:value-type="float" office:value="3.7059" calcext:value-type="float">
            <text:p>3.7059</text:p>
          </table:table-cell>
          <table:table-cell office:value-type="float" office:value="-7.2308" calcext:value-type="float">
            <text:p>-7.2308</text:p>
          </table:table-cell>
          <table:table-cell office:value-type="float" office:value="1.0433" calcext:value-type="float">
            <text:p>1.04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(1)O(4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01</text:p>
          </table:table-cell>
          <table:table-cell office:value-type="string" calcext:value-type="string">
            <text:p>BrO4- <text:s text:c="2"/></text:p>
          </table:table-cell>
          <table:table-cell office:value-type="string" calcext:value-type="string">
            <text:p>BrO4(-) </text:p>
          </table:table-cell>
          <table:table-cell office:value-type="string" calcext:value-type="string">
            <text:p>BrO4- <text:s text:c="2"/></text:p>
          </table:table-cell>
          <table:table-cell office:value-type="string" calcext:value-type="string">
            <text:p>Br(1)O(4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28200" calcext:value-type="float">
            <text:p>28200</text:p>
          </table:table-cell>
          <table:table-cell office:value-type="float" office:value="3100" calcext:value-type="float">
            <text:p>3100</text:p>
          </table:table-cell>
          <table:table-cell office:value-type="float" office:value="47.6" calcext:value-type="float">
            <text:p>47.6</text:p>
          </table:table-cell>
          <table:table-cell office:value-type="float" office:value="8.7361" calcext:value-type="float">
            <text:p>8.7361</text:p>
          </table:table-cell>
          <table:table-cell office:value-type="float" office:value="13.5515" calcext:value-type="float">
            <text:p>13.5515</text:p>
          </table:table-cell>
          <table:table-cell office:value-type="float" office:value="0.42" calcext:value-type="float">
            <text:p>0.42</text:p>
          </table:table-cell>
          <table:table-cell office:value-type="float" office:value="-3.3391" calcext:value-type="float">
            <text:p>-3.3391</text:p>
          </table:table-cell>
          <table:table-cell office:value-type="float" office:value="11.4884" calcext:value-type="float">
            <text:p>11.4884</text:p>
          </table:table-cell>
          <table:table-cell office:value-type="float" office:value="-4.0937" calcext:value-type="float">
            <text:p>-4.0937</text:p>
          </table:table-cell>
          <table:table-cell office:value-type="float" office:value="0.9085" calcext:value-type="float">
            <text:p>0.90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97</text:p>
          </table:table-cell>
          <table:table-cell office:value-type="string" calcext:value-type="string">
            <text:p>Br3- <text:s text:c="3"/></text:p>
          </table:table-cell>
          <table:table-cell office:value-type="string" calcext:value-type="string">
            <text:p>Br3(-) <text:s/></text:p>
          </table:table-cell>
          <table:table-cell office:value-type="string" calcext:value-type="string">
            <text:p>Br3- <text:s text:c="3"/></text:p>
          </table:table-cell>
          <table:table-cell office:value-type="string" calcext:value-type="string">
            <text:p>Br(3)-(1) <text:s text:c="7"/>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12.Jul.87</text:p>
          </table:table-cell>
          <table:table-cell office:value-type="float" office:value="-25590" calcext:value-type="float">
            <text:p>-25590</text:p>
          </table:table-cell>
          <table:table-cell office:value-type="float" office:value="-31170" calcext:value-type="float">
            <text:p>-31170</text:p>
          </table:table-cell>
          <table:table-cell office:value-type="float" office:value="51.5" calcext:value-type="float">
            <text:p>51.5</text:p>
          </table:table-cell>
          <table:table-cell office:value-type="float" office:value="9.0992" calcext:value-type="float">
            <text:p>9.0992</text:p>
          </table:table-cell>
          <table:table-cell office:value-type="float" office:value="14.4364" calcext:value-type="float">
            <text:p>14.4364</text:p>
          </table:table-cell>
          <table:table-cell office:value-type="float" office:value="0.0759" calcext:value-type="float">
            <text:p>0.0759</text:p>
          </table:table-cell>
          <table:table-cell office:value-type="float" office:value="-3.3758" calcext:value-type="float">
            <text:p>-3.3758</text:p>
          </table:table-cell>
          <table:table-cell office:value-type="float" office:value="17.2705" calcext:value-type="float">
            <text:p>17.2705</text:p>
          </table:table-cell>
          <table:table-cell office:value-type="float" office:value="-1.8939" calcext:value-type="float">
            <text:p>-1.8939</text:p>
          </table:table-cell>
          <table:table-cell office:value-type="float" office:value="0.849" calcext:value-type="float">
            <text:p>0.8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d(1)+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16</text:p>
          </table:table-cell>
          <table:table-cell office:value-type="string" calcext:value-type="string">
            <text:p>Cd+2 <text:s text:c="3"/></text:p>
          </table:table-cell>
          <table:table-cell office:value-type="string" calcext:value-type="string">
            <text:p>Cd(+2) <text:s/></text:p>
          </table:table-cell>
          <table:table-cell office:value-type="string" calcext:value-type="string">
            <text:p>Cd+2 <text:s text:c="3"/></text:p>
          </table:table-cell>
          <table:table-cell office:value-type="string" calcext:value-type="string">
            <text:p>Cd(1)+(2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8560" calcext:value-type="float">
            <text:p>-18560</text:p>
          </table:table-cell>
          <table:table-cell office:value-type="float" office:value="-18140" calcext:value-type="float">
            <text:p>-18140</text:p>
          </table:table-cell>
          <table:table-cell office:value-type="float" office:value="-17.4" calcext:value-type="float">
            <text:p>-17.4</text:p>
          </table:table-cell>
          <table:table-cell office:value-type="float" office:value="0.0537" calcext:value-type="float">
            <text:p>0.0537</text:p>
          </table:table-cell>
          <table:table-cell office:value-type="float" office:value="-10.708" calcext:value-type="float">
            <text:p>-10.708</text:p>
          </table:table-cell>
          <table:table-cell office:value-type="float" office:value="16.5176" calcext:value-type="float">
            <text:p>16.5176</text:p>
          </table:table-cell>
          <table:table-cell office:value-type="float" office:value="-2.3363" calcext:value-type="float">
            <text:p>-2.3363</text:p>
          </table:table-cell>
          <table:table-cell office:value-type="float" office:value="15.6573" calcext:value-type="float">
            <text:p>15.6573</text:p>
          </table:table-cell>
          <table:table-cell office:value-type="float" office:value="-3.7476" calcext:value-type="float">
            <text:p>-3.7476</text:p>
          </table:table-cell>
          <table:table-cell office:value-type="float" office:value="1.2528" calcext:value-type="float">
            <text:p>1.2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(1)Cl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03</text:p>
          </table:table-cell>
          <table:table-cell office:value-type="string" calcext:value-type="string">
            <text:p>CdCl+</text:p>
          </table:table-cell>
          <table:table-cell office:value-type="string" calcext:value-type="string">
            <text:p>CdCl(1)</text:p>
          </table:table-cell>
          <table:table-cell office:value-type="string" calcext:value-type="string">
            <text:p>CdCl+</text:p>
          </table:table-cell>
          <table:table-cell office:value-type="string" calcext:value-type="string">
            <text:p>Cd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52627" calcext:value-type="float">
            <text:p>-52627</text:p>
          </table:table-cell>
          <table:table-cell office:value-type="float" office:value="-59392" calcext:value-type="float">
            <text:p>-59392</text:p>
          </table:table-cell>
          <table:table-cell office:value-type="float" office:value="0.75" calcext:value-type="float">
            <text:p>0.75</text:p>
          </table:table-cell>
          <table:table-cell office:value-type="float" office:value="3.099" calcext:value-type="float">
            <text:p>3.099</text:p>
          </table:table-cell>
          <table:table-cell office:value-type="float" office:value="-0.2116" calcext:value-type="float">
            <text:p>-0.2116</text:p>
          </table:table-cell>
          <table:table-cell office:value-type="float" office:value="5.8262" calcext:value-type="float">
            <text:p>5.8262</text:p>
          </table:table-cell>
          <table:table-cell office:value-type="float" office:value="-2.7702" calcext:value-type="float">
            <text:p>-2.7702</text:p>
          </table:table-cell>
          <table:table-cell office:value-type="float" office:value="26.6485" calcext:value-type="float">
            <text:p>26.6485</text:p>
          </table:table-cell>
          <table:table-cell office:value-type="float" office:value="2.3572" calcext:value-type="float">
            <text:p>2.3572</text:p>
          </table:table-cell>
          <table:table-cell office:value-type="float" office:value="0.5394" calcext:value-type="float">
            <text:p>0.5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(1)Cl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04</text:p>
          </table:table-cell>
          <table:table-cell office:value-type="string" calcext:value-type="string">
            <text:p>CdCl2(AQ)</text:p>
          </table:table-cell>
          <table:table-cell office:value-type="string" calcext:value-type="string">
            <text:p>CdCl2(0)</text:p>
          </table:table-cell>
          <table:table-cell office:value-type="string" calcext:value-type="string">
            <text:p>CdCl2(aq)</text:p>
          </table:table-cell>
          <table:table-cell office:value-type="string" calcext:value-type="string">
            <text:p>Cd(1)Cl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84851" calcext:value-type="float">
            <text:p>-84851</text:p>
          </table:table-cell>
          <table:table-cell office:value-type="float" office:value="-101362" calcext:value-type="float">
            <text:p>-101362</text:p>
          </table:table-cell>
          <table:table-cell office:value-type="float" office:value="10.31" calcext:value-type="float">
            <text:p>10.31</text:p>
          </table:table-cell>
          <table:table-cell office:value-type="float" office:value="6.6265" calcext:value-type="float">
            <text:p>6.6265</text:p>
          </table:table-cell>
          <table:table-cell office:value-type="float" office:value="8.4016" calcext:value-type="float">
            <text:p>8.4016</text:p>
          </table:table-cell>
          <table:table-cell office:value-type="float" office:value="2.4408" calcext:value-type="float">
            <text:p>2.4408</text:p>
          </table:table-cell>
          <table:table-cell office:value-type="float" office:value="-3.1263" calcext:value-type="float">
            <text:p>-3.1263</text:p>
          </table:table-cell>
          <table:table-cell office:value-type="float" office:value="34.2501" calcext:value-type="float">
            <text:p>34.2501</text:p>
          </table:table-cell>
          <table:table-cell office:value-type="float" office:value="6.8482" calcext:value-type="float">
            <text:p>6.8482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(1)Cl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05</text:p>
          </table:table-cell>
          <table:table-cell office:value-type="string" calcext:value-type="string">
            <text:p>CdCl3-</text:p>
          </table:table-cell>
          <table:table-cell office:value-type="string" calcext:value-type="string">
            <text:p>CdCl3(-1)</text:p>
          </table:table-cell>
          <table:table-cell office:value-type="string" calcext:value-type="string">
            <text:p>CdCl3-</text:p>
          </table:table-cell>
          <table:table-cell office:value-type="string" calcext:value-type="string">
            <text:p>Cd(1)Cl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15971" calcext:value-type="float">
            <text:p>-115971</text:p>
          </table:table-cell>
          <table:table-cell office:value-type="float" office:value="-144916" calcext:value-type="float">
            <text:p>-144916</text:p>
          </table:table-cell>
          <table:table-cell office:value-type="float" office:value="10.86" calcext:value-type="float">
            <text:p>10.86</text:p>
          </table:table-cell>
          <table:table-cell office:value-type="float" office:value="11.2826" calcext:value-type="float">
            <text:p>11.2826</text:p>
          </table:table-cell>
          <table:table-cell office:value-type="float" office:value="19.7705" calcext:value-type="float">
            <text:p>19.7705</text:p>
          </table:table-cell>
          <table:table-cell office:value-type="float" office:value="-2.0276" calcext:value-type="float">
            <text:p>-2.0276</text:p>
          </table:table-cell>
          <table:table-cell office:value-type="float" office:value="-3.5963" calcext:value-type="float">
            <text:p>-3.5963</text:p>
          </table:table-cell>
          <table:table-cell office:value-type="float" office:value="56.4451" calcext:value-type="float">
            <text:p>56.4451</text:p>
          </table:table-cell>
          <table:table-cell office:value-type="float" office:value="9.7459" calcext:value-type="float">
            <text:p>9.7459</text:p>
          </table:table-cell>
          <table:table-cell office:value-type="float" office:value="1.4662" calcext:value-type="float">
            <text:p>1.46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d(1)Cl(4)-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06</text:p>
          </table:table-cell>
          <table:table-cell office:value-type="string" calcext:value-type="string">
            <text:p>CdCl4-2</text:p>
          </table:table-cell>
          <table:table-cell office:value-type="string" calcext:value-type="string">
            <text:p>CdCl4(-2)</text:p>
          </table:table-cell>
          <table:table-cell office:value-type="string" calcext:value-type="string">
            <text:p>CdCl4-2</text:p>
          </table:table-cell>
          <table:table-cell office:value-type="string" calcext:value-type="string">
            <text:p>Cd(1)Cl(4)-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46081" calcext:value-type="float">
            <text:p>-146081</text:p>
          </table:table-cell>
          <table:table-cell office:value-type="float" office:value="-190793" calcext:value-type="float">
            <text:p>-190793</text:p>
          </table:table-cell>
          <table:table-cell office:value-type="float" office:value="0.23" calcext:value-type="float">
            <text:p>0.23</text:p>
          </table:table-cell>
          <table:table-cell office:value-type="float" office:value="16.4919" calcext:value-type="float">
            <text:p>16.4919</text:p>
          </table:table-cell>
          <table:table-cell office:value-type="float" office:value="32.4903" calcext:value-type="float">
            <text:p>32.4903</text:p>
          </table:table-cell>
          <table:table-cell office:value-type="float" office:value="-7.0271" calcext:value-type="float">
            <text:p>-7.0271</text:p>
          </table:table-cell>
          <table:table-cell office:value-type="float" office:value="-4.1221" calcext:value-type="float">
            <text:p>-4.1221</text:p>
          </table:table-cell>
          <table:table-cell office:value-type="float" office:value="76.2256" calcext:value-type="float">
            <text:p>76.2256</text:p>
          </table:table-cell>
          <table:table-cell office:value-type="float" office:value="11.0502" calcext:value-type="float">
            <text:p>11.0502</text:p>
          </table:table-cell>
          <table:table-cell office:value-type="float" office:value="3.206" calcext:value-type="float">
            <text:p>3.20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d(1)F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30</text:p>
          </table:table-cell>
          <table:table-cell office:value-type="string" calcext:value-type="string">
            <text:p>CdF+</text:p>
          </table:table-cell>
          <table:table-cell office:value-type="string" calcext:value-type="string">
            <text:p>CdF(1)</text:p>
          </table:table-cell>
          <table:table-cell office:value-type="string" calcext:value-type="string">
            <text:p>CdF+</text:p>
          </table:table-cell>
          <table:table-cell office:value-type="string" calcext:value-type="string">
            <text:p>Cd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87373" calcext:value-type="float">
            <text:p>-87373</text:p>
          </table:table-cell>
          <table:table-cell office:value-type="float" office:value="-97544" calcext:value-type="float">
            <text:p>-97544</text:p>
          </table:table-cell>
          <table:table-cell office:value-type="float" office:value="-13.11" calcext:value-type="float">
            <text:p>-13.11</text:p>
          </table:table-cell>
          <table:table-cell office:value-type="float" office:value="0.5423" calcext:value-type="float">
            <text:p>0.5423</text:p>
          </table:table-cell>
          <table:table-cell office:value-type="float" office:value="-6.4544" calcext:value-type="float">
            <text:p>-6.4544</text:p>
          </table:table-cell>
          <table:table-cell office:value-type="float" office:value="8.2799" calcext:value-type="float">
            <text:p>8.2799</text:p>
          </table:table-cell>
          <table:table-cell office:value-type="float" office:value="-2.5121" calcext:value-type="float">
            <text:p>-2.5121</text:p>
          </table:table-cell>
          <table:table-cell office:value-type="float" office:value="31.0752" calcext:value-type="float">
            <text:p>31.0752</text:p>
          </table:table-cell>
          <table:table-cell office:value-type="float" office:value="3.2268" calcext:value-type="float">
            <text:p>3.2268</text:p>
          </table:table-cell>
          <table:table-cell office:value-type="float" office:value="0.7483" calcext:value-type="float">
            <text:p>0.7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(1)F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31</text:p>
          </table:table-cell>
          <table:table-cell office:value-type="string" calcext:value-type="string">
            <text:p>CdF2(AQ)</text:p>
          </table:table-cell>
          <table:table-cell office:value-type="string" calcext:value-type="string">
            <text:p>CdF2(0)</text:p>
          </table:table-cell>
          <table:table-cell office:value-type="string" calcext:value-type="string">
            <text:p>CdF2(aq)</text:p>
          </table:table-cell>
          <table:table-cell office:value-type="string" calcext:value-type="string">
            <text:p>Cd(1)F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155164" calcext:value-type="float">
            <text:p>-155164</text:p>
          </table:table-cell>
          <table:table-cell office:value-type="float" office:value="-180369" calcext:value-type="float">
            <text:p>-180369</text:p>
          </table:table-cell>
          <table:table-cell office:value-type="float" office:value="-23.72" calcext:value-type="float">
            <text:p>-23.72</text:p>
          </table:table-cell>
          <table:table-cell office:value-type="float" office:value="1.0718" calcext:value-type="float">
            <text:p>1.0718</text:p>
          </table:table-cell>
          <table:table-cell office:value-type="float" office:value="-5.1614" calcext:value-type="float">
            <text:p>-5.1614</text:p>
          </table:table-cell>
          <table:table-cell office:value-type="float" office:value="7.7717" calcext:value-type="float">
            <text:p>7.7717</text:p>
          </table:table-cell>
          <table:table-cell office:value-type="float" office:value="-2.5656" calcext:value-type="float">
            <text:p>-2.5656</text:p>
          </table:table-cell>
          <table:table-cell office:value-type="float" office:value="40.2242" calcext:value-type="float">
            <text:p>40.2242</text:p>
          </table:table-cell>
          <table:table-cell office:value-type="float" office:value="8.9247" calcext:value-type="float">
            <text:p>8.9247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(1)O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18</text:p>
          </table:table-cell>
          <table:table-cell office:value-type="string" calcext:value-type="string">
            <text:p>CdO(AQ) </text:p>
          </table:table-cell>
          <table:table-cell office:value-type="string" calcext:value-type="string">
            <text:p>CdO(0) <text:s/></text:p>
          </table:table-cell>
          <table:table-cell office:value-type="string" calcext:value-type="string">
            <text:p>CdO(AQ) </text:p>
          </table:table-cell>
          <table:table-cell office:value-type="string" calcext:value-type="string">
            <text:p>Cd(1)O(1)+(0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47500" calcext:value-type="float">
            <text:p>-47500</text:p>
          </table:table-cell>
          <table:table-cell office:value-type="float" office:value="-59750" calcext:value-type="float">
            <text:p>-59750</text:p>
          </table:table-cell>
          <table:table-cell office:value-type="float" office:value="-4.2" calcext:value-type="float">
            <text:p>-4.2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-8.1341" calcext:value-type="float">
            <text:p>-8.1341</text:p>
          </table:table-cell>
          <table:table-cell office:value-type="float" office:value="8.9312" calcext:value-type="float">
            <text:p>8.9312</text:p>
          </table:table-cell>
          <table:table-cell office:value-type="float" office:value="-2.4426" calcext:value-type="float">
            <text:p>-2.4426</text:p>
          </table:table-cell>
          <table:table-cell office:value-type="float" office:value="-0.3806" calcext:value-type="float">
            <text:p>-0.3806</text:p>
          </table:table-cell>
          <table:table-cell office:value-type="float" office:value="-5.2141" calcext:value-type="float">
            <text:p>-5.214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(1)O(1)H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17</text:p>
          </table:table-cell>
          <table:table-cell office:value-type="string" calcext:value-type="string">
            <text:p>CdOH+ <text:s text:c="2"/></text:p>
          </table:table-cell>
          <table:table-cell office:value-type="string" calcext:value-type="string">
            <text:p>CdOH(+1)</text:p>
          </table:table-cell>
          <table:table-cell office:value-type="string" calcext:value-type="string">
            <text:p>CdOH+ <text:s text:c="2"/></text:p>
          </table:table-cell>
          <table:table-cell office:value-type="string" calcext:value-type="string">
            <text:p>Cd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61500" calcext:value-type="float">
            <text:p>-61500</text:p>
          </table:table-cell>
          <table:table-cell office:value-type="float" office:value="-73400" calcext:value-type="float">
            <text:p>-73400</text:p>
          </table:table-cell>
          <table:table-cell office:value-type="float" office:value="-2.9" calcext:value-type="float">
            <text:p>-2.9</text:p>
          </table:table-cell>
          <table:table-cell office:value-type="float" office:value="0.1473" calcext:value-type="float">
            <text:p>0.1473</text:p>
          </table:table-cell>
          <table:table-cell office:value-type="float" office:value="-7.4141" calcext:value-type="float">
            <text:p>-7.4141</text:p>
          </table:table-cell>
          <table:table-cell office:value-type="float" office:value="8.6471" calcext:value-type="float">
            <text:p>8.6471</text:p>
          </table:table-cell>
          <table:table-cell office:value-type="float" office:value="-2.4724" calcext:value-type="float">
            <text:p>-2.4724</text:p>
          </table:table-cell>
          <table:table-cell office:value-type="float" office:value="18.8886" calcext:value-type="float">
            <text:p>18.8886</text:p>
          </table:table-cell>
          <table:table-cell office:value-type="float" office:value="-0.529" calcext:value-type="float">
            <text:p>-0.529</text:p>
          </table:table-cell>
          <table:table-cell office:value-type="float" office:value="0.5985" calcext:value-type="float">
            <text:p>0.5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(1)O(2)-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20</text:p>
          </table:table-cell>
          <table:table-cell office:value-type="string" calcext:value-type="string">
            <text:p>CdO2-2 <text:s/></text:p>
          </table:table-cell>
          <table:table-cell office:value-type="string" calcext:value-type="string">
            <text:p>CdO2(-2)</text:p>
          </table:table-cell>
          <table:table-cell office:value-type="string" calcext:value-type="string">
            <text:p>CdO2-2 <text:s/></text:p>
          </table:table-cell>
          <table:table-cell office:value-type="string" calcext:value-type="string">
            <text:p>Cd(1)O(2)-(2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67300" calcext:value-type="float">
            <text:p>-67300</text:p>
          </table:table-cell>
          <table:table-cell office:value-type="float" office:value="-101000" calcext:value-type="float">
            <text:p>-101000</text:p>
          </table:table-cell>
          <table:table-cell office:value-type="float" office:value="-20.3" calcext:value-type="float">
            <text:p>-20.3</text:p>
          </table:table-cell>
          <table:table-cell office:value-type="float" office:value="0.7922" calcext:value-type="float">
            <text:p>0.7922</text:p>
          </table:table-cell>
          <table:table-cell office:value-type="float" office:value="-5.8401" calcext:value-type="float">
            <text:p>-5.8401</text:p>
          </table:table-cell>
          <table:table-cell office:value-type="float" office:value="8.0303" calcext:value-type="float">
            <text:p>8.0303</text:p>
          </table:table-cell>
          <table:table-cell office:value-type="float" office:value="-2.5375" calcext:value-type="float">
            <text:p>-2.5375</text:p>
          </table:table-cell>
          <table:table-cell office:value-type="float" office:value="3.481" calcext:value-type="float">
            <text:p>3.481</text:p>
          </table:table-cell>
          <table:table-cell office:value-type="float" office:value="-15.2361" calcext:value-type="float">
            <text:p>-15.2361</text:p>
          </table:table-cell>
          <table:table-cell office:value-type="float" office:value="3.519" calcext:value-type="float">
            <text:p>3.5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(1)Br(1)O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98</text:p>
          </table:table-cell>
          <table:table-cell office:value-type="string" calcext:value-type="string">
            <text:p>HBrO(AQ)</text:p>
          </table:table-cell>
          <table:table-cell office:value-type="string" calcext:value-type="string">
            <text:p>HBrO(0) </text:p>
          </table:table-cell>
          <table:table-cell office:value-type="string" calcext:value-type="string">
            <text:p>HBrO(AQ)</text:p>
          </table:table-cell>
          <table:table-cell office:value-type="string" calcext:value-type="string">
            <text:p>H(1)Br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9700" calcext:value-type="float">
            <text:p>-19700</text:p>
          </table:table-cell>
          <table:table-cell office:value-type="float" office:value="-27000" calcext:value-type="float">
            <text:p>-27000</text:p>
          </table:table-cell>
          <table:table-cell office:value-type="float" office:value="33.8" calcext:value-type="float">
            <text:p>33.8</text:p>
          </table:table-cell>
          <table:table-cell office:value-type="float" office:value="5.5795" calcext:value-type="float">
            <text:p>5.5795</text:p>
          </table:table-cell>
          <table:table-cell office:value-type="float" office:value="5.841" calcext:value-type="float">
            <text:p>5.841</text:p>
          </table:table-cell>
          <table:table-cell office:value-type="float" office:value="3.4565" calcext:value-type="float">
            <text:p>3.4565</text:p>
          </table:table-cell>
          <table:table-cell office:value-type="float" office:value="-3.0204" calcext:value-type="float">
            <text:p>-3.0204</text:p>
          </table:table-cell>
          <table:table-cell office:value-type="float" office:value="9.8576" calcext:value-type="float">
            <text:p>9.8576</text:p>
          </table:table-cell>
          <table:table-cell office:value-type="float" office:value="-1.2012" calcext:value-type="float">
            <text:p>-1.2012</text:p>
          </table:table-cell>
          <table:table-cell office:value-type="float" office:value="-0.1719" calcext:value-type="float">
            <text:p>-0.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(1)Cd(1)O(2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19</text:p>
          </table:table-cell>
          <table:table-cell office:value-type="string" calcext:value-type="string">
            <text:p>HCdO2- <text:s/></text:p>
          </table:table-cell>
          <table:table-cell office:value-type="string" calcext:value-type="string">
            <text:p>HCdO2(-1)</text:p>
          </table:table-cell>
          <table:table-cell office:value-type="string" calcext:value-type="string">
            <text:p>HCdO2- <text:s/></text:p>
          </table:table-cell>
          <table:table-cell office:value-type="string" calcext:value-type="string">
            <text:p>H(1)Cd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86500" calcext:value-type="float">
            <text:p>-86500</text:p>
          </table:table-cell>
          <table:table-cell office:value-type="float" office:value="-117400" calcext:value-type="float">
            <text:p>-117400</text:p>
          </table:table-cell>
          <table:table-cell office:value-type="float" office:value="-10.9" calcext:value-type="float">
            <text:p>-10.9</text:p>
          </table:table-cell>
          <table:table-cell office:value-type="float" office:value="0.908" calcext:value-type="float">
            <text:p>0.908</text:p>
          </table:table-cell>
          <table:table-cell office:value-type="float" office:value="-5.557" calcext:value-type="float">
            <text:p>-5.557</text:p>
          </table:table-cell>
          <table:table-cell office:value-type="float" office:value="7.9176" calcext:value-type="float">
            <text:p>7.9176</text:p>
          </table:table-cell>
          <table:table-cell office:value-type="float" office:value="-2.5492" calcext:value-type="float">
            <text:p>-2.5492</text:p>
          </table:table-cell>
          <table:table-cell office:value-type="float" office:value="23.2446" calcext:value-type="float">
            <text:p>23.2446</text:p>
          </table:table-cell>
          <table:table-cell office:value-type="float" office:value="-2.8512" calcext:value-type="float">
            <text:p>-2.8512</text:p>
          </table:table-cell>
          <table:table-cell office:value-type="float" office:value="1.7965" calcext:value-type="float">
            <text:p>1.796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(1)I(1)O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5</text:p>
          </table:table-cell>
          <table:table-cell office:value-type="string" calcext:value-type="string">
            <text:p>HIO(AQ) </text:p>
          </table:table-cell>
          <table:table-cell office:value-type="string" calcext:value-type="string">
            <text:p>HIO(0) <text:s/></text:p>
          </table:table-cell>
          <table:table-cell office:value-type="string" calcext:value-type="string">
            <text:p>HIO(AQ) </text:p>
          </table:table-cell>
          <table:table-cell office:value-type="string" calcext:value-type="string">
            <text:p>H(1)I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3700" calcext:value-type="float">
            <text:p>-23700</text:p>
          </table:table-cell>
          <table:table-cell office:value-type="float" office:value="-33000" calcext:value-type="float">
            <text:p>-33000</text:p>
          </table:table-cell>
          <table:table-cell office:value-type="float" office:value="22.8" calcext:value-type="float">
            <text:p>22.8</text:p>
          </table:table-cell>
          <table:table-cell office:value-type="float" office:value="3.8979" calcext:value-type="float">
            <text:p>3.8979</text:p>
          </table:table-cell>
          <table:table-cell office:value-type="float" office:value="1.7354" calcext:value-type="float">
            <text:p>1.7354</text:p>
          </table:table-cell>
          <table:table-cell office:value-type="float" office:value="5.0694" calcext:value-type="float">
            <text:p>5.0694</text:p>
          </table:table-cell>
          <table:table-cell office:value-type="float" office:value="-2.8506" calcext:value-type="float">
            <text:p>-2.8506</text:p>
          </table:table-cell>
          <table:table-cell office:value-type="float" office:value="0.726" calcext:value-type="float">
            <text:p>0.726</text:p>
          </table:table-cell>
          <table:table-cell office:value-type="float" office:value="-4.9085" calcext:value-type="float">
            <text:p>-4.9085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(1)I(1)O(3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733</text:p>
          </table:table-cell>
          <table:table-cell office:value-type="string" calcext:value-type="string">
            <text:p>HIO3(AQ)</text:p>
          </table:table-cell>
          <table:table-cell office:value-type="string" calcext:value-type="string">
            <text:p>HIO3</text:p>
          </table:table-cell>
          <table:table-cell office:value-type="string" calcext:value-type="string">
            <text:p>HIO3(AQ)</text:p>
          </table:table-cell>
          <table:table-cell office:value-type="string" calcext:value-type="string">
            <text:p>H(1)I(1)O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31700" calcext:value-type="float">
            <text:p>-31700</text:p>
          </table:table-cell>
          <table:table-cell office:value-type="float" office:value="-50500" calcext:value-type="float">
            <text:p>-50500</text:p>
          </table:table-cell>
          <table:table-cell office:value-type="float" office:value="39.9" calcext:value-type="float">
            <text:p>39.9</text:p>
          </table:table-cell>
          <table:table-cell office:value-type="float" office:value="6.8346" calcext:value-type="float">
            <text:p>6.8346</text:p>
          </table:table-cell>
          <table:table-cell office:value-type="float" office:value="8.905" calcext:value-type="float">
            <text:p>8.905</text:p>
          </table:table-cell>
          <table:table-cell office:value-type="float" office:value="2.253" calcext:value-type="float">
            <text:p>2.253</text:p>
          </table:table-cell>
          <table:table-cell office:value-type="float" office:value="-3.147" calcext:value-type="float">
            <text:p>-3.147</text:p>
          </table:table-cell>
          <table:table-cell office:value-type="float" office:value="14.8674" calcext:value-type="float">
            <text:p>14.8674</text:p>
          </table:table-cell>
          <table:table-cell office:value-type="float" office:value="0.8357" calcext:value-type="float">
            <text:p>0.8357</text:p>
          </table:table-cell>
          <table:table-cell office:value-type="float" office:value="-0.2642" calcext:value-type="float">
            <text:p>-0.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3</text:p>
          </table:table-cell>
          <table:table-cell office:value-type="string" calcext:value-type="string">
            <text:p>I- <text:s text:c="5"/></text:p>
          </table:table-cell>
          <table:table-cell office:value-type="string" calcext:value-type="string">
            <text:p>I(-) <text:s text:c="3"/></text:p>
          </table:table-cell>
          <table:table-cell office:value-type="string" calcext:value-type="string">
            <text:p>I- <text:s text:c="5"/></text:p>
          </table:table-cell>
          <table:table-cell office:value-type="string" calcext:value-type="string">
            <text:p>I(1)-(1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2410" calcext:value-type="float">
            <text:p>-12410</text:p>
          </table:table-cell>
          <table:table-cell office:value-type="float" office:value="-13600" calcext:value-type="float">
            <text:p>-13600</text:p>
          </table:table-cell>
          <table:table-cell office:value-type="float" office:value="25.5" calcext:value-type="float">
            <text:p>25.5</text:p>
          </table:table-cell>
          <table:table-cell office:value-type="float" office:value="7.7623" calcext:value-type="float">
            <text:p>7.7623</text:p>
          </table:table-cell>
          <table:table-cell office:value-type="float" office:value="8.2762" calcext:value-type="float">
            <text:p>8.2762</text:p>
          </table:table-cell>
          <table:table-cell office:value-type="float" office:value="1.4609" calcext:value-type="float">
            <text:p>1.4609</text:p>
          </table:table-cell>
          <table:table-cell office:value-type="float" office:value="-3.1211" calcext:value-type="float">
            <text:p>-3.1211</text:p>
          </table:table-cell>
          <table:table-cell office:value-type="float" office:value="-6.27" calcext:value-type="float">
            <text:p>-6.27</text:p>
          </table:table-cell>
          <table:table-cell office:value-type="float" office:value="-4.944" calcext:value-type="float">
            <text:p>-4.944</text:p>
          </table:table-cell>
          <table:table-cell office:value-type="float" office:value="1.2934" calcext:value-type="float">
            <text:p>1.29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(1)O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6</text:p>
          </table:table-cell>
          <table:table-cell office:value-type="string" calcext:value-type="string">
            <text:p>IO- <text:s text:c="4"/></text:p>
          </table:table-cell>
          <table:table-cell office:value-type="string" calcext:value-type="string">
            <text:p>IO(-) <text:s text:c="2"/></text:p>
          </table:table-cell>
          <table:table-cell office:value-type="string" calcext:value-type="string">
            <text:p>IO- <text:s text:c="4"/></text:p>
          </table:table-cell>
          <table:table-cell office:value-type="string" calcext:value-type="string">
            <text:p>I(1)O(1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9200" calcext:value-type="float">
            <text:p>-9200</text:p>
          </table:table-cell>
          <table:table-cell office:value-type="float" office:value="-25700" calcext:value-type="float">
            <text:p>-25700</text:p>
          </table:table-cell>
          <table:table-cell office:value-type="float" office:value="-1.4" calcext:value-type="float">
            <text:p>-1.4</text:p>
          </table:table-cell>
          <table:table-cell office:value-type="float" office:value="0.6131" calcext:value-type="float">
            <text:p>0.6131</text:p>
          </table:table-cell>
          <table:table-cell office:value-type="float" office:value="-6.2757" calcext:value-type="float">
            <text:p>-6.2757</text:p>
          </table:table-cell>
          <table:table-cell office:value-type="float" office:value="8.1983" calcext:value-type="float">
            <text:p>8.1983</text:p>
          </table:table-cell>
          <table:table-cell office:value-type="float" office:value="-2.5195" calcext:value-type="float">
            <text:p>-2.5195</text:p>
          </table:table-cell>
          <table:table-cell office:value-type="float" office:value="1.1172" calcext:value-type="float">
            <text:p>1.1172</text:p>
          </table:table-cell>
          <table:table-cell office:value-type="float" office:value="-10.0825" calcext:value-type="float">
            <text:p>-10.0825</text:p>
          </table:table-cell>
          <table:table-cell office:value-type="float" office:value="1.653" calcext:value-type="float">
            <text:p>1.6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(1)O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7</text:p>
          </table:table-cell>
          <table:table-cell office:value-type="string" calcext:value-type="string">
            <text:p>IO3- <text:s text:c="3"/></text:p>
          </table:table-cell>
          <table:table-cell office:value-type="string" calcext:value-type="string">
            <text:p>IO3(-) <text:s/></text:p>
          </table:table-cell>
          <table:table-cell office:value-type="string" calcext:value-type="string">
            <text:p>IO3- <text:s text:c="3"/></text:p>
          </table:table-cell>
          <table:table-cell office:value-type="string" calcext:value-type="string">
            <text:p>I(1)O(3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30600" calcext:value-type="float">
            <text:p>-30600</text:p>
          </table:table-cell>
          <table:table-cell office:value-type="float" office:value="-52900" calcext:value-type="float">
            <text:p>-52900</text:p>
          </table:table-cell>
          <table:table-cell office:value-type="float" office:value="28.3" calcext:value-type="float">
            <text:p>28.3</text:p>
          </table:table-cell>
          <table:table-cell office:value-type="float" office:value="5.7148" calcext:value-type="float">
            <text:p>5.7148</text:p>
          </table:table-cell>
          <table:table-cell office:value-type="float" office:value="6.1725" calcext:value-type="float">
            <text:p>6.1725</text:p>
          </table:table-cell>
          <table:table-cell office:value-type="float" office:value="3.324" calcext:value-type="float">
            <text:p>3.324</text:p>
          </table:table-cell>
          <table:table-cell office:value-type="float" office:value="-3.0342" calcext:value-type="float">
            <text:p>-3.0342</text:p>
          </table:table-cell>
          <table:table-cell office:value-type="float" office:value="7.7293" calcext:value-type="float">
            <text:p>7.7293</text:p>
          </table:table-cell>
          <table:table-cell office:value-type="float" office:value="-6.3345" calcext:value-type="float">
            <text:p>-6.3345</text:p>
          </table:table-cell>
          <table:table-cell office:value-type="float" office:value="1.2002" calcext:value-type="float">
            <text:p>1.20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(1)O(4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8</text:p>
          </table:table-cell>
          <table:table-cell office:value-type="string" calcext:value-type="string">
            <text:p>IO4-</text:p>
          </table:table-cell>
          <table:table-cell office:value-type="string" calcext:value-type="string">
            <text:p>IO4(-)</text:p>
          </table:table-cell>
          <table:table-cell office:value-type="string" calcext:value-type="string">
            <text:p>IO4-</text:p>
          </table:table-cell>
          <table:table-cell office:value-type="string" calcext:value-type="string">
            <text:p>I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4000" calcext:value-type="float">
            <text:p>-14000</text:p>
          </table:table-cell>
          <table:table-cell office:value-type="float" office:value="-36200" calcext:value-type="float">
            <text:p>-36200</text:p>
          </table:table-cell>
          <table:table-cell office:value-type="float" office:value="53" calcext:value-type="float">
            <text:p>53</text:p>
          </table:table-cell>
          <table:table-cell office:value-type="float" office:value="9.2831" calcext:value-type="float">
            <text:p>9.2831</text:p>
          </table:table-cell>
          <table:table-cell office:value-type="float" office:value="14.8827" calcext:value-type="float">
            <text:p>14.8827</text:p>
          </table:table-cell>
          <table:table-cell office:value-type="float" office:value="-0.0933" calcext:value-type="float">
            <text:p>-0.0933</text:p>
          </table:table-cell>
          <table:table-cell office:value-type="float" office:value="-3.3942" calcext:value-type="float">
            <text:p>-3.3942</text:p>
          </table:table-cell>
          <table:table-cell office:value-type="float" office:value="12.6081" calcext:value-type="float">
            <text:p>12.6081</text:p>
          </table:table-cell>
          <table:table-cell office:value-type="float" office:value="-3.4419" calcext:value-type="float">
            <text:p>-3.4419</text:p>
          </table:table-cell>
          <table:table-cell office:value-type="float" office:value="0.8264" calcext:value-type="float">
            <text:p>0.82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4</text:p>
          </table:table-cell>
          <table:table-cell office:value-type="string" calcext:value-type="string">
            <text:p>I3- <text:s text:c="4"/></text:p>
          </table:table-cell>
          <table:table-cell office:value-type="string" calcext:value-type="string">
            <text:p>I3(-) <text:s text:c="2"/></text:p>
          </table:table-cell>
          <table:table-cell office:value-type="string" calcext:value-type="string">
            <text:p>I3- <text:s text:c="4"/></text:p>
          </table:table-cell>
          <table:table-cell office:value-type="string" calcext:value-type="string">
            <text:p>I(3)-(1) <text:s text:c="7"/>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12.Jul.87</text:p>
          </table:table-cell>
          <table:table-cell table:number-columns-repeated="2" office:value-type="float" office:value="-12300" calcext:value-type="float">
            <text:p>-12300</text:p>
          </table:table-cell>
          <table:table-cell office:value-type="float" office:value="57.2" calcext:value-type="float">
            <text:p>57.2</text:p>
          </table:table-cell>
          <table:table-cell office:value-type="float" office:value="9.85" calcext:value-type="float">
            <text:p>9.85</text:p>
          </table:table-cell>
          <table:table-cell office:value-type="float" office:value="16.2697" calcext:value-type="float">
            <text:p>16.2697</text:p>
          </table:table-cell>
          <table:table-cell office:value-type="float" office:value="-0.6447" calcext:value-type="float">
            <text:p>-0.6447</text:p>
          </table:table-cell>
          <table:table-cell office:value-type="float" office:value="-3.4516" calcext:value-type="float">
            <text:p>-3.4516</text:p>
          </table:table-cell>
          <table:table-cell office:value-type="float" office:value="20.8712" calcext:value-type="float">
            <text:p>20.8712</text:p>
          </table:table-cell>
          <table:table-cell office:value-type="float" office:value="-0.3661" calcext:value-type="float">
            <text:p>-0.3661</text:p>
          </table:table-cell>
          <table:table-cell office:value-type="float" office:value="0.7628" calcext:value-type="float">
            <text:p>0.762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(1)Br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76</text:p>
          </table:table-cell>
          <table:table-cell office:value-type="string" calcext:value-type="string">
            <text:p>KBr(AQ)</text:p>
          </table:table-cell>
          <table:table-cell office:value-type="string" calcext:value-type="string">
            <text:p>KBr(0)</text:p>
          </table:table-cell>
          <table:table-cell office:value-type="string" calcext:value-type="string">
            <text:p>KBr(aq)</text:p>
          </table:table-cell>
          <table:table-cell office:value-type="string" calcext:value-type="string">
            <text:p>K(1)Br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90010" calcext:value-type="float">
            <text:p>-90010</text:p>
          </table:table-cell>
          <table:table-cell office:value-type="float" office:value="-86320" calcext:value-type="float">
            <text:p>-86320</text:p>
          </table:table-cell>
          <table:table-cell office:value-type="float" office:value="47.5" calcext:value-type="float">
            <text:p>47.5</text:p>
          </table:table-cell>
          <table:table-cell office:value-type="float" office:value="8.058" calcext:value-type="float">
            <text:p>8.058</text:p>
          </table:table-cell>
          <table:table-cell office:value-type="float" office:value="11.897" calcext:value-type="float">
            <text:p>11.897</text:p>
          </table:table-cell>
          <table:table-cell office:value-type="float" office:value="1.067" calcext:value-type="float">
            <text:p>1.067</text:p>
          </table:table-cell>
          <table:table-cell office:value-type="float" office:value="-3.2708" calcext:value-type="float">
            <text:p>-3.2708</text:p>
          </table:table-cell>
          <table:table-cell office:value-type="float" office:value="1.4496" calcext:value-type="float">
            <text:p>1.4496</text:p>
          </table:table-cell>
          <table:table-cell office:value-type="float" office:value="-4.658" calcext:value-type="float">
            <text:p>-4.658</text:p>
          </table:table-cell>
          <table:table-cell office:value-type="float" office:value="-0.005" calcext:value-type="float">
            <text:p>-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1)I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79</text:p>
          </table:table-cell>
          <table:table-cell office:value-type="string" calcext:value-type="string">
            <text:p>KI(AQ)</text:p>
          </table:table-cell>
          <table:table-cell office:value-type="string" calcext:value-type="string">
            <text:p>KI(0)</text:p>
          </table:table-cell>
          <table:table-cell office:value-type="string" calcext:value-type="string">
            <text:p>KI(aq)</text:p>
          </table:table-cell>
          <table:table-cell office:value-type="string" calcext:value-type="string">
            <text:p>K(1)I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77740" calcext:value-type="float">
            <text:p>-77740</text:p>
          </table:table-cell>
          <table:table-cell office:value-type="float" office:value="-71829" calcext:value-type="float">
            <text:p>-71829</text:p>
          </table:table-cell>
          <table:table-cell office:value-type="float" office:value="49.2" calcext:value-type="float">
            <text:p>49.2</text:p>
          </table:table-cell>
          <table:table-cell office:value-type="float" office:value="9.8369" calcext:value-type="float">
            <text:p>9.8369</text:p>
          </table:table-cell>
          <table:table-cell office:value-type="float" office:value="16.2406" calcext:value-type="float">
            <text:p>16.2406</text:p>
          </table:table-cell>
          <table:table-cell office:value-type="float" office:value="-0.6402" calcext:value-type="float">
            <text:p>-0.6402</text:p>
          </table:table-cell>
          <table:table-cell office:value-type="float" office:value="-3.4503" calcext:value-type="float">
            <text:p>-3.4503</text:p>
          </table:table-cell>
          <table:table-cell office:value-type="float" office:value="2.7214" calcext:value-type="float">
            <text:p>2.7214</text:p>
          </table:table-cell>
          <table:table-cell office:value-type="float" office:value="-4.216" calcext:value-type="float">
            <text:p>-4.216</text:p>
          </table:table-cell>
          <table:table-cell office:value-type="float" office:value="-0.005" calcext:value-type="float">
            <text:p>-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87</text:p>
          </table:table-cell>
          <table:table-cell office:value-type="string" calcext:value-type="string">
            <text:p>Li+</text:p>
          </table:table-cell>
          <table:table-cell office:value-type="string" calcext:value-type="string">
            <text:p>Li(+)</text:p>
          </table:table-cell>
          <table:table-cell office:value-type="string" calcext:value-type="string">
            <text:p>Li+</text:p>
          </table:table-cell>
          <table:table-cell office:value-type="string" calcext:value-type="string">
            <text:p>Li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69933" calcext:value-type="float">
            <text:p>-69933</text:p>
          </table:table-cell>
          <table:table-cell office:value-type="float" office:value="-66552" calcext:value-type="float">
            <text:p>-66552</text:p>
          </table:table-cell>
          <table:table-cell office:value-type="float" office:value="2.7" calcext:value-type="float">
            <text:p>2.7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-0.069" calcext:value-type="float">
            <text:p>-0.069</text:p>
          </table:table-cell>
          <table:table-cell office:value-type="float" office:value="11.58" calcext:value-type="float">
            <text:p>11.58</text:p>
          </table:table-cell>
          <table:table-cell office:value-type="float" office:value="-2.7761" calcext:value-type="float">
            <text:p>-2.7761</text:p>
          </table:table-cell>
          <table:table-cell office:value-type="float" office:value="19.2" calcext:value-type="float">
            <text:p>19.2</text:p>
          </table:table-cell>
          <table:table-cell office:value-type="float" office:value="-0.24" calcext:value-type="float">
            <text:p>-0.24</text:p>
          </table:table-cell>
          <table:table-cell office:value-type="float" office:value="0.4862" calcext:value-type="float">
            <text:p>0.4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(1)Cl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88</text:p>
          </table:table-cell>
          <table:table-cell office:value-type="string" calcext:value-type="string">
            <text:p>LiCl(AQ)</text:p>
          </table:table-cell>
          <table:table-cell office:value-type="string" calcext:value-type="string">
            <text:p>LiCl(0)</text:p>
          </table:table-cell>
          <table:table-cell office:value-type="string" calcext:value-type="string">
            <text:p>LiCl(aq)</text:p>
          </table:table-cell>
          <table:table-cell office:value-type="string" calcext:value-type="string">
            <text:p>Li(1)Cl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99250" calcext:value-type="float">
            <text:p>-99250</text:p>
          </table:table-cell>
          <table:table-cell office:value-type="float" office:value="-105680" calcext:value-type="float">
            <text:p>-105680</text:p>
          </table:table-cell>
          <table:table-cell office:value-type="float" office:value="13.14" calcext:value-type="float">
            <text:p>13.14</text:p>
          </table:table-cell>
          <table:table-cell office:value-type="float" office:value="5.5837" calcext:value-type="float">
            <text:p>5.5837</text:p>
          </table:table-cell>
          <table:table-cell office:value-type="float" office:value="5.8554" calcext:value-type="float">
            <text:p>5.8554</text:p>
          </table:table-cell>
          <table:table-cell office:value-type="float" office:value="3.4416" calcext:value-type="float">
            <text:p>3.4416</text:p>
          </table:table-cell>
          <table:table-cell office:value-type="float" office:value="-3.021" calcext:value-type="float">
            <text:p>-3.021</text:p>
          </table:table-cell>
          <table:table-cell office:value-type="float" office:value="17.7136" calcext:value-type="float">
            <text:p>17.7136</text:p>
          </table:table-cell>
          <table:table-cell office:value-type="float" office:value="1.1006" calcext:value-type="float">
            <text:p>1.1006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(1)O(1)H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89</text:p>
          </table:table-cell>
          <table:table-cell office:value-type="string" calcext:value-type="string">
            <text:p>LiOH(AQ)</text:p>
          </table:table-cell>
          <table:table-cell office:value-type="string" calcext:value-type="string">
            <text:p>LiOH(0)</text:p>
          </table:table-cell>
          <table:table-cell office:value-type="string" calcext:value-type="string">
            <text:p>LiOH(aq)</text:p>
          </table:table-cell>
          <table:table-cell office:value-type="string" calcext:value-type="string">
            <text:p>Li(1)O(1)H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08000" calcext:value-type="float">
            <text:p>-108000</text:p>
          </table:table-cell>
          <table:table-cell office:value-type="float" office:value="-121500" calcext:value-type="float">
            <text:p>-121500</text:p>
          </table:table-cell>
          <table:table-cell office:value-type="float" office:value="1.9" calcext:value-type="float">
            <text:p>1.9</text:p>
          </table:table-cell>
          <table:table-cell office:value-type="float" office:value="2.2749" calcext:value-type="float">
            <text:p>2.2749</text:p>
          </table:table-cell>
          <table:table-cell office:value-type="float" office:value="-2.2242" calcext:value-type="float">
            <text:p>-2.2242</text:p>
          </table:table-cell>
          <table:table-cell office:value-type="float" office:value="6.6181" calcext:value-type="float">
            <text:p>6.6181</text:p>
          </table:table-cell>
          <table:table-cell office:value-type="float" office:value="-2.687" calcext:value-type="float">
            <text:p>-2.687</text:p>
          </table:table-cell>
          <table:table-cell office:value-type="float" office:value="9.8752" calcext:value-type="float">
            <text:p>9.8752</text:p>
          </table:table-cell>
          <table:table-cell office:value-type="float" office:value="-1.6493" calcext:value-type="float">
            <text:p>-1.6493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Br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338</text:p>
          </table:table-cell>
          <table:table-cell office:value-type="string" calcext:value-type="string">
            <text:p>NaBr(AQ)</text:p>
          </table:table-cell>
          <table:table-cell office:value-type="string" calcext:value-type="string">
            <text:p>NaBr(0)</text:p>
          </table:table-cell>
          <table:table-cell office:value-type="string" calcext:value-type="string">
            <text:p>NaBr(aq)</text:p>
          </table:table-cell>
          <table:table-cell office:value-type="string" calcext:value-type="string">
            <text:p>Na(1)Br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85610" calcext:value-type="float">
            <text:p>-85610</text:p>
          </table:table-cell>
          <table:table-cell office:value-type="float" office:value="-84830" calcext:value-type="float">
            <text:p>-84830</text:p>
          </table:table-cell>
          <table:table-cell office:value-type="float" office:value="34.1" calcext:value-type="float">
            <text:p>34.1</text:p>
          </table:table-cell>
          <table:table-cell office:value-type="float" office:value="6.1257" calcext:value-type="float">
            <text:p>6.1257</text:p>
          </table:table-cell>
          <table:table-cell office:value-type="float" office:value="7.1789" calcext:value-type="float">
            <text:p>7.1789</text:p>
          </table:table-cell>
          <table:table-cell office:value-type="float" office:value="2.9214" calcext:value-type="float">
            <text:p>2.9214</text:p>
          </table:table-cell>
          <table:table-cell office:value-type="float" office:value="-3.0757" calcext:value-type="float">
            <text:p>-3.0757</text:p>
          </table:table-cell>
          <table:table-cell office:value-type="float" office:value="10.1926" calcext:value-type="float">
            <text:p>10.1926</text:p>
          </table:table-cell>
          <table:table-cell office:value-type="float" office:value="-1.4111" calcext:value-type="float">
            <text:p>-1.4111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I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342</text:p>
          </table:table-cell>
          <table:table-cell office:value-type="string" calcext:value-type="string">
            <text:p>NaI(AQ)</text:p>
          </table:table-cell>
          <table:table-cell office:value-type="string" calcext:value-type="string">
            <text:p>NaI(0)</text:p>
          </table:table-cell>
          <table:table-cell office:value-type="string" calcext:value-type="string">
            <text:p>NaI(aq)</text:p>
          </table:table-cell>
          <table:table-cell office:value-type="string" calcext:value-type="string">
            <text:p>Na(1)I(1)+(0)</text:p>
          </table:table-cell>
          <table:table-cell office:value-type="string" calcext:value-type="string">
            <text:p>ref:5</text:p>
          </table:table-cell>
          <table:table-cell table:style-name="ce2" office:value-type="string" calcext:value-type="string">
            <text:p>JAN.91</text:p>
          </table:table-cell>
          <table:table-cell office:value-type="float" office:value="-72900" calcext:value-type="float">
            <text:p>-72900</text:p>
          </table:table-cell>
          <table:table-cell office:value-type="float" office:value="-69101" calcext:value-type="float">
            <text:p>-69101</text:p>
          </table:table-cell>
          <table:table-cell office:value-type="float" office:value="37.7" calcext:value-type="float">
            <text:p>37.7</text:p>
          </table:table-cell>
          <table:table-cell office:value-type="float" office:value="7.6488" calcext:value-type="float">
            <text:p>7.6488</text:p>
          </table:table-cell>
          <table:table-cell office:value-type="float" office:value="10.8979" calcext:value-type="float">
            <text:p>10.8979</text:p>
          </table:table-cell>
          <table:table-cell office:value-type="float" office:value="1.4597" calcext:value-type="float">
            <text:p>1.4597</text:p>
          </table:table-cell>
          <table:table-cell office:value-type="float" office:value="-3.2295" calcext:value-type="float">
            <text:p>-3.2295</text:p>
          </table:table-cell>
          <table:table-cell office:value-type="float" office:value="12.1001" calcext:value-type="float">
            <text:p>12.1001</text:p>
          </table:table-cell>
          <table:table-cell office:value-type="float" office:value="-0.969" calcext:value-type="float">
            <text:p>-0.96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(1)+(3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530</text:p>
          </table:table-cell>
          <table:table-cell table:number-columns-repeated="3" office:value-type="string" calcext:value-type="string">
            <text:p>U+3</text:p>
          </table:table-cell>
          <table:table-cell office:value-type="string" calcext:value-type="string">
            <text:p>U(1)+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13550" calcext:value-type="float">
            <text:p>-113550</text:p>
          </table:table-cell>
          <table:table-cell office:value-type="float" office:value="-116900" calcext:value-type="float">
            <text:p>-116900</text:p>
          </table:table-cell>
          <table:table-cell office:value-type="float" office:value="-46.1" calcext:value-type="float">
            <text:p>-46.1</text:p>
          </table:table-cell>
          <table:table-cell office:value-type="float" office:value="-2.8438" calcext:value-type="float">
            <text:p>-2.8438</text:p>
          </table:table-cell>
          <table:table-cell office:value-type="float" office:value="-14.722" calcext:value-type="float">
            <text:p>-14.722</text:p>
          </table:table-cell>
          <table:table-cell office:value-type="float" office:value="11.528" calcext:value-type="float">
            <text:p>11.528</text:p>
          </table:table-cell>
          <table:table-cell office:value-type="float" office:value="-2.1703" calcext:value-type="float">
            <text:p>-2.1703</text:p>
          </table:table-cell>
          <table:table-cell office:value-type="float" office:value="5.7945" calcext:value-type="float">
            <text:p>5.7945</text:p>
          </table:table-cell>
          <table:table-cell office:value-type="float" office:value="-10.4492" calcext:value-type="float">
            <text:p>-10.4492</text:p>
          </table:table-cell>
          <table:table-cell office:value-type="float" office:value="2.2752" calcext:value-type="float">
            <text:p>2.2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(1)+(4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531</text:p>
          </table:table-cell>
          <table:table-cell table:number-columns-repeated="3" office:value-type="string" calcext:value-type="string">
            <text:p>U+4</text:p>
          </table:table-cell>
          <table:table-cell office:value-type="string" calcext:value-type="string">
            <text:p>U(1)+(4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8.MAY.94</text:p>
          </table:table-cell>
          <table:table-cell office:value-type="float" office:value="-126650" calcext:value-type="float">
            <text:p>-126650</text:p>
          </table:table-cell>
          <table:table-cell office:value-type="float" office:value="-141300" calcext:value-type="float">
            <text:p>-141300</text:p>
          </table:table-cell>
          <table:table-cell office:value-type="float" office:value="-99.6" calcext:value-type="float">
            <text:p>-99.6</text:p>
          </table:table-cell>
          <table:table-cell office:value-type="float" office:value="-4.2836" calcext:value-type="float">
            <text:p>-4.2836</text:p>
          </table:table-cell>
          <table:table-cell office:value-type="float" office:value="-18.2319" calcext:value-type="float">
            <text:p>-18.2319</text:p>
          </table:table-cell>
          <table:table-cell office:value-type="float" office:value="12.8955" calcext:value-type="float">
            <text:p>12.8955</text:p>
          </table:table-cell>
          <table:table-cell office:value-type="float" office:value="-2.0252" calcext:value-type="float">
            <text:p>-2.0252</text:p>
          </table:table-cell>
          <table:table-cell office:value-type="float" office:value="40.2193" calcext:value-type="float">
            <text:p>40.2193</text:p>
          </table:table-cell>
          <table:table-cell office:value-type="float" office:value="-2.9938" calcext:value-type="float">
            <text:p>-2.9938</text:p>
          </table:table-cell>
          <table:table-cell office:value-type="float" office:value="3.6835" calcext:value-type="float">
            <text:p>3.68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(1)O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89</text:p>
          </table:table-cell>
          <table:table-cell table:number-columns-repeated="3" office:value-type="string" calcext:value-type="string">
            <text:p>UO+</text:p>
          </table:table-cell>
          <table:table-cell office:value-type="string" calcext:value-type="string">
            <text:p>U(1)O(1)+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152900" calcext:value-type="float">
            <text:p>-152900</text:p>
          </table:table-cell>
          <table:table-cell office:value-type="float" office:value="-153900" calcext:value-type="float">
            <text:p>-153900</text:p>
          </table:table-cell>
          <table:table-cell office:value-type="float" office:value="17.5" calcext:value-type="float">
            <text:p>17.5</text:p>
          </table:table-cell>
          <table:table-cell office:value-type="float" office:value="2.9158" calcext:value-type="float">
            <text:p>2.9158</text:p>
          </table:table-cell>
          <table:table-cell office:value-type="float" office:value="-0.6648" calcext:value-type="float">
            <text:p>-0.6648</text:p>
          </table:table-cell>
          <table:table-cell office:value-type="float" office:value="6.0168" calcext:value-type="float">
            <text:p>6.0168</text:p>
          </table:table-cell>
          <table:table-cell office:value-type="float" office:value="-2.7514" calcext:value-type="float">
            <text:p>-2.7514</text:p>
          </table:table-cell>
          <table:table-cell office:value-type="float" office:value="-38.0715" calcext:value-type="float">
            <text:p>-38.0715</text:p>
          </table:table-cell>
          <table:table-cell office:value-type="float" office:value="-19.3305" calcext:value-type="float">
            <text:p>-19.3305</text:p>
          </table:table-cell>
          <table:table-cell office:value-type="float" office:value="0.2873" calcext:value-type="float">
            <text:p>0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(1)O(1)+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2</text:p>
          </table:table-cell>
          <table:table-cell table:number-columns-repeated="3" office:value-type="string" calcext:value-type="string">
            <text:p>UO+2</text:p>
          </table:table-cell>
          <table:table-cell office:value-type="string" calcext:value-type="string">
            <text:p>U(1)O(1)+(2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180600" calcext:value-type="float">
            <text:p>-180600</text:p>
          </table:table-cell>
          <table:table-cell office:value-type="float" office:value="-198400" calcext:value-type="float">
            <text:p>-198400</text:p>
          </table:table-cell>
          <table:table-cell office:value-type="float" office:value="-33.4" calcext:value-type="float">
            <text:p>-33.4</text:p>
          </table:table-cell>
          <table:table-cell office:value-type="float" office:value="0.7898" calcext:value-type="float">
            <text:p>0.7898</text:p>
          </table:table-cell>
          <table:table-cell office:value-type="float" office:value="-5.8463" calcext:value-type="float">
            <text:p>-5.8463</text:p>
          </table:table-cell>
          <table:table-cell office:value-type="float" office:value="8.0337" calcext:value-type="float">
            <text:p>8.0337</text:p>
          </table:table-cell>
          <table:table-cell office:value-type="float" office:value="-2.5372" calcext:value-type="float">
            <text:p>-2.5372</text:p>
          </table:table-cell>
          <table:table-cell office:value-type="float" office:value="7.3127" calcext:value-type="float">
            <text:p>7.3127</text:p>
          </table:table-cell>
          <table:table-cell office:value-type="float" office:value="-7.6585" calcext:value-type="float">
            <text:p>-7.6585</text:p>
          </table:table-cell>
          <table:table-cell office:value-type="float" office:value="1.5684" calcext:value-type="float">
            <text:p>1.5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(1)O(1)H(1)+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88</text:p>
          </table:table-cell>
          <table:table-cell office:value-type="string" calcext:value-type="string">
            <text:p>UOH+2</text:p>
          </table:table-cell>
          <table:table-cell table:number-columns-repeated="2" office:value-type="string" calcext:value-type="string">
            <text:p>U(OH)+2</text:p>
          </table:table-cell>
          <table:table-cell office:value-type="string" calcext:value-type="string">
            <text:p>U(1)O(1)H(1)+(2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161800" calcext:value-type="float">
            <text:p>-161800</text:p>
          </table:table-cell>
          <table:table-cell office:value-type="float" office:value="-167700" calcext:value-type="float">
            <text:p>-167700</text:p>
          </table:table-cell>
          <table:table-cell office:value-type="float" office:value="1.2" calcext:value-type="float">
            <text:p>1.2</text:p>
          </table:table-cell>
          <table:table-cell office:value-type="float" office:value="2.8136" calcext:value-type="float">
            <text:p>2.8136</text:p>
          </table:table-cell>
          <table:table-cell office:value-type="float" office:value="-0.9087" calcext:value-type="float">
            <text:p>-0.9087</text:p>
          </table:table-cell>
          <table:table-cell office:value-type="float" office:value="6.1004" calcext:value-type="float">
            <text:p>6.1004</text:p>
          </table:table-cell>
          <table:table-cell office:value-type="float" office:value="-2.7413" calcext:value-type="float">
            <text:p>-2.7413</text:p>
          </table:table-cell>
          <table:table-cell office:value-type="float" office:value="-6.8963" calcext:value-type="float">
            <text:p>-6.8963</text:p>
          </table:table-cell>
          <table:table-cell office:value-type="float" office:value="-10.8973" calcext:value-type="float">
            <text:p>-10.8973</text:p>
          </table:table-cell>
          <table:table-cell office:value-type="float" office:value="1.0376" calcext:value-type="float">
            <text:p>1.0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(1)O(1)H(1)+(3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1</text:p>
          </table:table-cell>
          <table:table-cell table:number-columns-repeated="3" office:value-type="string" calcext:value-type="string">
            <text:p>U(OH)+3</text:p>
          </table:table-cell>
          <table:table-cell office:value-type="string" calcext:value-type="string">
            <text:p>U(1)O(1)H(1)+(3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182600" calcext:value-type="float">
            <text:p>-182600</text:p>
          </table:table-cell>
          <table:table-cell office:value-type="float" office:value="-198400" calcext:value-type="float">
            <text:p>-198400</text:p>
          </table:table-cell>
          <table:table-cell office:value-type="float" office:value="-47.8" calcext:value-type="float">
            <text:p>-47.8</text:p>
          </table:table-cell>
          <table:table-cell office:value-type="float" office:value="2.1611" calcext:value-type="float">
            <text:p>2.1611</text:p>
          </table:table-cell>
          <table:table-cell office:value-type="float" office:value="-2.5064" calcext:value-type="float">
            <text:p>-2.5064</text:p>
          </table:table-cell>
          <table:table-cell office:value-type="float" office:value="6.739" calcext:value-type="float">
            <text:p>6.739</text:p>
          </table:table-cell>
          <table:table-cell office:value-type="float" office:value="-2.6753" calcext:value-type="float">
            <text:p>-2.6753</text:p>
          </table:table-cell>
          <table:table-cell office:value-type="float" office:value="37.5484" calcext:value-type="float">
            <text:p>37.5484</text:p>
          </table:table-cell>
          <table:table-cell office:value-type="float" office:value="0.4894" calcext:value-type="float">
            <text:p>0.4894</text:p>
          </table:table-cell>
          <table:table-cell office:value-type="float" office:value="2.3058" calcext:value-type="float">
            <text:p>2.3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(1)O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4</text:p>
          </table:table-cell>
          <table:table-cell office:value-type="string" calcext:value-type="string">
            <text:p>UO2(AQ)</text:p>
          </table:table-cell>
          <table:table-cell table:number-columns-repeated="2" office:value-type="string" calcext:value-type="string">
            <text:p>UO2(aq)</text:p>
          </table:table-cell>
          <table:table-cell office:value-type="string" calcext:value-type="string">
            <text:p>U(1)O(2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28.MAr.94</text:p>
          </table:table-cell>
          <table:table-cell office:value-type="float" office:value="-233800" calcext:value-type="float">
            <text:p>-233800</text:p>
          </table:table-cell>
          <table:table-cell office:value-type="float" office:value="-259700" calcext:value-type="float">
            <text:p>-259700</text:p>
          </table:table-cell>
          <table:table-cell office:value-type="float" office:value="-26" calcext:value-type="float">
            <text:p>-26</text:p>
          </table:table-cell>
          <table:table-cell office:value-type="float" office:value="2.4664" calcext:value-type="float">
            <text:p>2.4664</text:p>
          </table:table-cell>
          <table:table-cell office:value-type="float" office:value="-1.7587" calcext:value-type="float">
            <text:p>-1.7587</text:p>
          </table:table-cell>
          <table:table-cell office:value-type="float" office:value="6.4404" calcext:value-type="float">
            <text:p>6.4404</text:p>
          </table:table-cell>
          <table:table-cell office:value-type="float" office:value="-2.7062" calcext:value-type="float">
            <text:p>-2.7062</text:p>
          </table:table-cell>
          <table:table-cell office:value-type="float" office:value="17.084" calcext:value-type="float">
            <text:p>17.084</text:p>
          </table:table-cell>
          <table:table-cell office:value-type="float" office:value="0.8561" calcext:value-type="float">
            <text:p>0.856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(1)O(2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532</text:p>
          </table:table-cell>
          <table:table-cell table:number-columns-repeated="3" office:value-type="string" calcext:value-type="string">
            <text:p>UO2+</text:p>
          </table:table-cell>
          <table:table-cell office:value-type="string" calcext:value-type="string">
            <text:p>U(1)O(2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8.MAY.94</text:p>
          </table:table-cell>
          <table:table-cell office:value-type="float" office:value="-229690" calcext:value-type="float">
            <text:p>-229690</text:p>
          </table:table-cell>
          <table:table-cell office:value-type="float" office:value="-245000" calcext:value-type="float">
            <text:p>-245000</text:p>
          </table:table-cell>
          <table:table-cell office:value-type="float" office:value="-6" calcext:value-type="float">
            <text:p>-6</text:p>
          </table:table-cell>
          <table:table-cell office:value-type="float" office:value="3.3767" calcext:value-type="float">
            <text:p>3.3767</text:p>
          </table:table-cell>
          <table:table-cell office:value-type="float" office:value="0.4614" calcext:value-type="float">
            <text:p>0.4614</text:p>
          </table:table-cell>
          <table:table-cell office:value-type="float" office:value="5.5725" calcext:value-type="float">
            <text:p>5.5725</text:p>
          </table:table-cell>
          <table:table-cell office:value-type="float" office:value="-2.798" calcext:value-type="float">
            <text:p>-2.798</text:p>
          </table:table-cell>
          <table:table-cell office:value-type="float" office:value="-0.9002" calcext:value-type="float">
            <text:p>-0.9002</text:p>
          </table:table-cell>
          <table:table-cell office:value-type="float" office:value="-7.5363" calcext:value-type="float">
            <text:p>-7.5363</text:p>
          </table:table-cell>
          <table:table-cell office:value-type="float" office:value="0.6388" calcext:value-type="float">
            <text:p>0.6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(1)O(2)+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533</text:p>
          </table:table-cell>
          <table:table-cell table:number-columns-repeated="3" office:value-type="string" calcext:value-type="string">
            <text:p>UO2+2</text:p>
          </table:table-cell>
          <table:table-cell office:value-type="string" calcext:value-type="string">
            <text:p>U(1)O(2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227680" calcext:value-type="float">
            <text:p>-227680</text:p>
          </table:table-cell>
          <table:table-cell office:value-type="float" office:value="-243550" calcext:value-type="float">
            <text:p>-243550</text:p>
          </table:table-cell>
          <table:table-cell office:value-type="float" office:value="-23.5" calcext:value-type="float">
            <text:p>-23.5</text:p>
          </table:table-cell>
          <table:table-cell office:value-type="float" office:value="3.0256" calcext:value-type="float">
            <text:p>3.0256</text:p>
          </table:table-cell>
          <table:table-cell office:value-type="float" office:value="-4.1084" calcext:value-type="float">
            <text:p>-4.1084</text:p>
          </table:table-cell>
          <table:table-cell office:value-type="float" office:value="15.3326" calcext:value-type="float">
            <text:p>15.3326</text:p>
          </table:table-cell>
          <table:table-cell office:value-type="float" office:value="-2.6091" calcext:value-type="float">
            <text:p>-2.6091</text:p>
          </table:table-cell>
          <table:table-cell office:value-type="float" office:value="21.07" calcext:value-type="float">
            <text:p>21.07</text:p>
          </table:table-cell>
          <table:table-cell office:value-type="float" office:value="0.43" calcext:value-type="float">
            <text:p>0.43</text:p>
          </table:table-cell>
          <table:table-cell office:value-type="float" office:value="1.4099" calcext:value-type="float">
            <text:p>1.40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(1)O(2)H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0</text:p>
          </table:table-cell>
          <table:table-cell office:value-type="string" calcext:value-type="string">
            <text:p>HUO2(AQ)</text:p>
          </table:table-cell>
          <table:table-cell table:number-columns-repeated="2" office:value-type="string" calcext:value-type="string">
            <text:p>HUO2(aq)</text:p>
          </table:table-cell>
          <table:table-cell office:value-type="string" calcext:value-type="string">
            <text:p>U(1)O(2)H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198000" calcext:value-type="float">
            <text:p>-198000</text:p>
          </table:table-cell>
          <table:table-cell office:value-type="float" office:value="-205100" calcext:value-type="float">
            <text:p>-205100</text:p>
          </table:table-cell>
          <table:table-cell office:value-type="float" office:value="52.9" calcext:value-type="float">
            <text:p>52.9</text:p>
          </table:table-cell>
          <table:table-cell office:value-type="float" office:value="5.1622" calcext:value-type="float">
            <text:p>5.1622</text:p>
          </table:table-cell>
          <table:table-cell office:value-type="float" office:value="4.8252" calcext:value-type="float">
            <text:p>4.8252</text:p>
          </table:table-cell>
          <table:table-cell office:value-type="float" office:value="3.8489" calcext:value-type="float">
            <text:p>3.8489</text:p>
          </table:table-cell>
          <table:table-cell office:value-type="float" office:value="-2.9784" calcext:value-type="float">
            <text:p>-2.9784</text:p>
          </table:table-cell>
          <table:table-cell office:value-type="float" office:value="-78.8543" calcext:value-type="float">
            <text:p>-78.8543</text:p>
          </table:table-cell>
          <table:table-cell office:value-type="float" office:value="-32.4895" calcext:value-type="float">
            <text:p>-32.489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(1)O(2)H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3</text:p>
          </table:table-cell>
          <table:table-cell table:number-columns-repeated="3" office:value-type="string" calcext:value-type="string">
            <text:p>HUO2+</text:p>
          </table:table-cell>
          <table:table-cell office:value-type="string" calcext:value-type="string">
            <text:p>U(1)O(2)H(1)+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33200" calcext:value-type="float">
            <text:p>-233200</text:p>
          </table:table-cell>
          <table:table-cell office:value-type="float" office:value="-254800" calcext:value-type="float">
            <text:p>-254800</text:p>
          </table:table-cell>
          <table:table-cell office:value-type="float" office:value="-11.4" calcext:value-type="float">
            <text:p>-11.4</text:p>
          </table:table-cell>
          <table:table-cell office:value-type="float" office:value="3.2291" calcext:value-type="float">
            <text:p>3.2291</text:p>
          </table:table-cell>
          <table:table-cell office:value-type="float" office:value="0.1055" calcext:value-type="float">
            <text:p>0.1055</text:p>
          </table:table-cell>
          <table:table-cell office:value-type="float" office:value="5.7039" calcext:value-type="float">
            <text:p>5.7039</text:p>
          </table:table-cell>
          <table:table-cell office:value-type="float" office:value="-2.7833" calcext:value-type="float">
            <text:p>-2.7833</text:p>
          </table:table-cell>
          <table:table-cell office:value-type="float" office:value="14.0517" calcext:value-type="float">
            <text:p>14.0517</text:p>
          </table:table-cell>
          <table:table-cell office:value-type="float" office:value="-2.6271" calcext:value-type="float">
            <text:p>-2.6271</text:p>
          </table:table-cell>
          <table:table-cell office:value-type="float" office:value="0.7287" calcext:value-type="float">
            <text:p>0.7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(1)O(3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9</text:p>
          </table:table-cell>
          <table:table-cell table:number-columns-repeated="3" office:value-type="string" calcext:value-type="string">
            <text:p>UO3(AQ)</text:p>
          </table:table-cell>
          <table:table-cell office:value-type="string" calcext:value-type="string">
            <text:p>U(1)O(3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70300" calcext:value-type="float">
            <text:p>-270300</text:p>
          </table:table-cell>
          <table:table-cell office:value-type="float" office:value="-299600" calcext:value-type="float">
            <text:p>-299600</text:p>
          </table:table-cell>
          <table:table-cell office:value-type="float" office:value="-12.9" calcext:value-type="float">
            <text:p>-12.9</text:p>
          </table:table-cell>
          <table:table-cell office:value-type="float" office:value="3.7801" calcext:value-type="float">
            <text:p>3.7801</text:p>
          </table:table-cell>
          <table:table-cell office:value-type="float" office:value="1.4512" calcext:value-type="float">
            <text:p>1.4512</text:p>
          </table:table-cell>
          <table:table-cell office:value-type="float" office:value="5.1736" calcext:value-type="float">
            <text:p>5.1736</text:p>
          </table:table-cell>
          <table:table-cell office:value-type="float" office:value="-2.8389" calcext:value-type="float">
            <text:p>-2.8389</text:p>
          </table:table-cell>
          <table:table-cell office:value-type="float" office:value="5.4213" calcext:value-type="float">
            <text:p>5.4213</text:p>
          </table:table-cell>
          <table:table-cell office:value-type="float" office:value="-3.1975" calcext:value-type="float">
            <text:p>-3.197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(1)O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7</text:p>
          </table:table-cell>
          <table:table-cell table:number-columns-repeated="3" office:value-type="string" calcext:value-type="string">
            <text:p>UO3-</text:p>
          </table:table-cell>
          <table:table-cell office:value-type="string" calcext:value-type="string">
            <text:p>U(1)O(3)-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36600" calcext:value-type="float">
            <text:p>-236600</text:p>
          </table:table-cell>
          <table:table-cell office:value-type="float" office:value="-272600" calcext:value-type="float">
            <text:p>-272600</text:p>
          </table:table-cell>
          <table:table-cell office:value-type="float" office:value="-19.5" calcext:value-type="float">
            <text:p>-19.5</text:p>
          </table:table-cell>
          <table:table-cell office:value-type="float" office:value="4.1388" calcext:value-type="float">
            <text:p>4.1388</text:p>
          </table:table-cell>
          <table:table-cell office:value-type="float" office:value="2.3272" calcext:value-type="float">
            <text:p>2.3272</text:p>
          </table:table-cell>
          <table:table-cell office:value-type="float" office:value="4.8294" calcext:value-type="float">
            <text:p>4.8294</text:p>
          </table:table-cell>
          <table:table-cell office:value-type="float" office:value="-2.8751" calcext:value-type="float">
            <text:p>-2.8751</text:p>
          </table:table-cell>
          <table:table-cell office:value-type="float" office:value="27.8024" calcext:value-type="float">
            <text:p>27.8024</text:p>
          </table:table-cell>
          <table:table-cell office:value-type="float" office:value="-1.6697" calcext:value-type="float">
            <text:p>-1.6697</text:p>
          </table:table-cell>
          <table:table-cell office:value-type="float" office:value="1.9223" calcext:value-type="float">
            <text:p>1.92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(1)O(3)H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6</text:p>
          </table:table-cell>
          <table:table-cell office:value-type="string" calcext:value-type="string">
            <text:p>UO2OH(AQ)</text:p>
          </table:table-cell>
          <table:table-cell table:number-columns-repeated="2" office:value-type="string" calcext:value-type="string">
            <text:p>UO2OH(aq)</text:p>
          </table:table-cell>
          <table:table-cell office:value-type="string" calcext:value-type="string">
            <text:p>U(1)O(3)H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61600" calcext:value-type="float">
            <text:p>-261600</text:p>
          </table:table-cell>
          <table:table-cell office:value-type="float" office:value="-295900" calcext:value-type="float">
            <text:p>-295900</text:p>
          </table:table-cell>
          <table:table-cell office:value-type="float" office:value="-13.9" calcext:value-type="float">
            <text:p>-13.9</text:p>
          </table:table-cell>
          <table:table-cell office:value-type="float" office:value="3.739" calcext:value-type="float">
            <text:p>3.739</text:p>
          </table:table-cell>
          <table:table-cell office:value-type="float" office:value="1.3467" calcext:value-type="float">
            <text:p>1.3467</text:p>
          </table:table-cell>
          <table:table-cell office:value-type="float" office:value="5.2242" calcext:value-type="float">
            <text:p>5.2242</text:p>
          </table:table-cell>
          <table:table-cell office:value-type="float" office:value="-2.8346" calcext:value-type="float">
            <text:p>-2.8346</text:p>
          </table:table-cell>
          <table:table-cell office:value-type="float" office:value="20.4246" calcext:value-type="float">
            <text:p>20.4246</text:p>
          </table:table-cell>
          <table:table-cell office:value-type="float" office:value="2.0172" calcext:value-type="float">
            <text:p>2.0172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(1)O(3)H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5</text:p>
          </table:table-cell>
          <table:table-cell table:number-columns-repeated="3" office:value-type="string" calcext:value-type="string">
            <text:p>HUO3-</text:p>
          </table:table-cell>
          <table:table-cell office:value-type="string" calcext:value-type="string">
            <text:p>U(1)O(3)H(1)-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74100" calcext:value-type="float">
            <text:p>-274100</text:p>
          </table:table-cell>
          <table:table-cell office:value-type="float" office:value="-321200" calcext:value-type="float">
            <text:p>-321200</text:p>
          </table:table-cell>
          <table:table-cell office:value-type="float" office:value="-41.3" calcext:value-type="float">
            <text:p>-41.3</text:p>
          </table:table-cell>
          <table:table-cell office:value-type="float" office:value="3.1824" calcext:value-type="float">
            <text:p>3.1824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5.7491" calcext:value-type="float">
            <text:p>5.7491</text:p>
          </table:table-cell>
          <table:table-cell office:value-type="float" office:value="-2.7785" calcext:value-type="float">
            <text:p>-2.7785</text:p>
          </table:table-cell>
          <table:table-cell office:value-type="float" office:value="68.04" calcext:value-type="float">
            <text:p>68.04</text:p>
          </table:table-cell>
          <table:table-cell office:value-type="float" office:value="11.2651" calcext:value-type="float">
            <text:p>11.2651</text:p>
          </table:table-cell>
          <table:table-cell office:value-type="float" office:value="2.2503" calcext:value-type="float">
            <text:p>2.25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(1)O(3)H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8</text:p>
          </table:table-cell>
          <table:table-cell table:number-columns-repeated="3" office:value-type="string" calcext:value-type="string">
            <text:p>UO2OH+</text:p>
          </table:table-cell>
          <table:table-cell office:value-type="string" calcext:value-type="string">
            <text:p>U(1)O(3)H(1)+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77250" calcext:value-type="float">
            <text:p>-277250</text:p>
          </table:table-cell>
          <table:table-cell office:value-type="float" office:value="-301550" calcext:value-type="float">
            <text:p>-301550</text:p>
          </table:table-cell>
          <table:table-cell office:value-type="float" office:value="4.1" calcext:value-type="float">
            <text:p>4.1</text:p>
          </table:table-cell>
          <table:table-cell office:value-type="float" office:value="4.764" calcext:value-type="float">
            <text:p>4.764</text:p>
          </table:table-cell>
          <table:table-cell office:value-type="float" office:value="3.8529" calcext:value-type="float">
            <text:p>3.8529</text:p>
          </table:table-cell>
          <table:table-cell office:value-type="float" office:value="4.2318" calcext:value-type="float">
            <text:p>4.2318</text:p>
          </table:table-cell>
          <table:table-cell office:value-type="float" office:value="-2.9382" calcext:value-type="float">
            <text:p>-2.9382</text:p>
          </table:table-cell>
          <table:table-cell office:value-type="float" office:value="13.224" calcext:value-type="float">
            <text:p>13.224</text:p>
          </table:table-cell>
          <table:table-cell office:value-type="float" office:value="-2.1586" calcext:value-type="float">
            <text:p>-2.1586</text:p>
          </table:table-cell>
          <table:table-cell office:value-type="float" office:value="0.4925" calcext:value-type="float">
            <text:p>0.4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(1)O(4)-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701</text:p>
          </table:table-cell>
          <table:table-cell table:number-columns-repeated="3" office:value-type="string" calcext:value-type="string">
            <text:p>UO4-2</text:p>
          </table:table-cell>
          <table:table-cell office:value-type="string" calcext:value-type="string">
            <text:p>U(1)O(4)-(2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96000" calcext:value-type="float">
            <text:p>-296000</text:p>
          </table:table-cell>
          <table:table-cell office:value-type="float" office:value="-346200" calcext:value-type="float">
            <text:p>-346200</text:p>
          </table:table-cell>
          <table:table-cell office:value-type="float" office:value="-27.1" calcext:value-type="float">
            <text:p>-27.1</text:p>
          </table:table-cell>
          <table:table-cell office:value-type="float" office:value="5.0964" calcext:value-type="float">
            <text:p>5.0964</text:p>
          </table:table-cell>
          <table:table-cell office:value-type="float" office:value="4.6606" calcext:value-type="float">
            <text:p>4.6606</text:p>
          </table:table-cell>
          <table:table-cell office:value-type="float" office:value="3.9223" calcext:value-type="float">
            <text:p>3.9223</text:p>
          </table:table-cell>
          <table:table-cell office:value-type="float" office:value="-2.9716" calcext:value-type="float">
            <text:p>-2.9716</text:p>
          </table:table-cell>
          <table:table-cell office:value-type="float" office:value="13.513" calcext:value-type="float">
            <text:p>13.513</text:p>
          </table:table-cell>
          <table:table-cell office:value-type="float" office:value="-12.0788" calcext:value-type="float">
            <text:p>-12.0788</text:p>
          </table:table-cell>
          <table:table-cell office:value-type="float" office:value="3.6219" calcext:value-type="float">
            <text:p>3.62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U(1)O(4)H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700</text:p>
          </table:table-cell>
          <table:table-cell table:number-columns-repeated="3" office:value-type="string" calcext:value-type="string">
            <text:p>HUO4-</text:p>
          </table:table-cell>
          <table:table-cell office:value-type="string" calcext:value-type="string">
            <text:p>U(1)O(4)H(1)-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314800" calcext:value-type="float">
            <text:p>-314800</text:p>
          </table:table-cell>
          <table:table-cell office:value-type="float" office:value="-362900" calcext:value-type="float">
            <text:p>-362900</text:p>
          </table:table-cell>
          <table:table-cell office:value-type="float" office:value="-20.2" calcext:value-type="float">
            <text:p>-20.2</text:p>
          </table:table-cell>
          <table:table-cell office:value-type="float" office:value="4.9364" calcext:value-type="float">
            <text:p>4.9364</text:p>
          </table:table-cell>
          <table:table-cell office:value-type="float" office:value="4.2748" calcext:value-type="float">
            <text:p>4.2748</text:p>
          </table:table-cell>
          <table:table-cell office:value-type="float" office:value="4.0637" calcext:value-type="float">
            <text:p>4.0637</text:p>
          </table:table-cell>
          <table:table-cell office:value-type="float" office:value="-2.9556" calcext:value-type="float">
            <text:p>-2.9556</text:p>
          </table:table-cell>
          <table:table-cell office:value-type="float" office:value="36.9351" calcext:value-type="float">
            <text:p>36.9351</text:p>
          </table:table-cell>
          <table:table-cell office:value-type="float" office:value="1.4672" calcext:value-type="float">
            <text:p>1.4672</text:p>
          </table:table-cell>
          <table:table-cell office:value-type="float" office:value="1.9339" calcext:value-type="float">
            <text:p>1.93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 table:number-rows-repeated="104830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AS_SLOP98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number-columns-repeated="1009" table:default-cell-style-name="Default"/>
        <table:table-row table:style-name="ro1">
          <table:table-cell office:value-type="string" calcext:value-type="string">
            <text:p>!UN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Gf- Hf = <text:s/>cal/m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Sref <text:s text:c="2"/>= <text:s/>cal/mole/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Vref <text:s text:c="2"/>= <text:s/>cm3/m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a=cal/mole/K-*1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b=cal/mole/K/K-*1.0D+3</text:p>
          </table:table-cell>
          <table:table-cell office:value-type="string" calcext:value-type="string">
            <text:p>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c=cal.K/mole-*1.0D-5</text:p>
          </table:table-cell>
          <table:table-cell office:value-type="string" calcext:value-type="string">
            <text:p>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dPdT=bar/K</text:p>
          </table:table-cell>
          <table:table-cell office:value-type="string" calcext:value-type="string">
            <text:p>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 <text:s text:c="6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IES GAS.HKF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 SLOP98</text:p>
          </table:table-cell>
          <table:table-cell office:value-type="string" calcext:value-type="string">
            <text:p>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M000</text:p>
          </table:table-cell>
          <table:table-cell office:value-type="string" calcext:value-type="string">
            <text:p>abrev <text:s text:c="4"/></text:p>
          </table:table-cell>
          <table:table-cell office:value-type="string" calcext:value-type="string">
            <text:p>scform <text:s/></text:p>
          </table:table-cell>
          <table:table-cell office:value-type="string" calcext:value-type="string">
            <text:p>name <text:s text:c="3"/></text:p>
          </table:table-cell>
          <table:table-cell office:value-type="string" calcext:value-type="string">
            <text:p>ecform <text:s/></text:p>
          </table:table-cell>
          <table:table-cell office:value-type="string" calcext:value-type="string">
            <text:p>ref <text:s text:c="4"/></text:p>
          </table:table-cell>
          <table:table-cell office:value-type="string" calcext:value-type="string">
            <text:p>date <text:s text:c="3"/></text:p>
          </table:table-cell>
          <table:table-cell office:value-type="string" calcext:value-type="string">
            <text:p>Gf <text:s text:c="5"/></text:p>
          </table:table-cell>
          <table:table-cell office:value-type="string" calcext:value-type="string">
            <text:p>Hf <text:s text:c="5"/></text:p>
          </table:table-cell>
          <table:table-cell office:value-type="string" calcext:value-type="string">
            <text:p>Sref <text:s text:c="3"/>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b_1</text:p>
          </table:table-cell>
          <table:table-cell office:value-type="string" calcext:value-type="string">
            <text:p>c_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0002</text:p>
          </table:table-cell>
          <table:table-cell office:value-type="string" calcext:value-type="string">
            <text:p>CH4(G) <text:s text:c="3"/></text:p>
          </table:table-cell>
          <table:table-cell office:value-type="string" calcext:value-type="string">
            <text:p>CH4(G) <text:s/></text:p>
          </table:table-cell>
          <table:table-cell office:value-type="string" calcext:value-type="string">
            <text:p>METHANE </text:p>
          </table:table-cell>
          <table:table-cell office:value-type="string" calcext:value-type="string">
            <text:p>C(1)H(4)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15.DEC.87</text:p>
          </table:table-cell>
          <table:table-cell office:value-type="float" office:value="-12122.4" calcext:value-type="float">
            <text:p>-12122.4</text:p>
          </table:table-cell>
          <table:table-cell office:value-type="float" office:value="-17880" calcext:value-type="float">
            <text:p>-17880</text:p>
          </table:table-cell>
          <table:table-cell office:value-type="float" office:value="44.518" calcext:value-type="float">
            <text:p>44.518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office:value-type="float" office:value="11.44" calcext:value-type="float">
            <text:p>11.44</text:p>
          </table:table-cell>
          <table:table-cell office:value-type="float" office:value="-0.46" calcext:value-type="float">
            <text:p>-0.46</text:p>
          </table:table-cell>
          <table:table-cell office:value-type="float" office:value="1500" calcext:value-type="float">
            <text:p>15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07</text:p>
          </table:table-cell>
          <table:table-cell office:value-type="string" calcext:value-type="string">
            <text:p>CO(G) <text:s text:c="4"/></text:p>
          </table:table-cell>
          <table:table-cell office:value-type="string" calcext:value-type="string">
            <text:p>CO(G) <text:s text:c="2"/></text:p>
          </table:table-cell>
          <table:table-cell office:value-type="string" calcext:value-type="string">
            <text:p>CARBON-MONOXIDE</text:p>
          </table:table-cell>
          <table:table-cell office:value-type="string" calcext:value-type="string">
            <text:p>C(1)O(1)</text:p>
          </table:table-cell>
          <table:table-cell office:value-type="string" calcext:value-type="string">
            <text:p>REF:G2 <text:s/></text:p>
          </table:table-cell>
          <table:table-cell office:value-type="string" calcext:value-type="string">
            <text:p>18.MAR.93</text:p>
          </table:table-cell>
          <table:table-cell office:value-type="float" office:value="-32784" calcext:value-type="float">
            <text:p>-32784</text:p>
          </table:table-cell>
          <table:table-cell office:value-type="float" office:value="-26416" calcext:value-type="float">
            <text:p>-26416</text:p>
          </table:table-cell>
          <table:table-cell office:value-type="float" office:value="47.245" calcext:value-type="float">
            <text:p>47.245</text:p>
          </table:table-cell>
          <table:table-cell office:value-type="float" office:value="0" calcext:value-type="float">
            <text:p>0</text:p>
          </table:table-cell>
          <table:table-cell office:value-type="float" office:value="6.79" calcext:value-type="float">
            <text:p>6.79</text:p>
          </table:table-cell>
          <table:table-cell office:value-type="float" office:value="0.98" calcext:value-type="float">
            <text:p>0.98</text:p>
          </table:table-cell>
          <table:table-cell office:value-type="float" office:value="-0.11" calcext:value-type="float">
            <text:p>-0.11</text:p>
          </table:table-cell>
          <table:table-cell office:value-type="float" office:value="5000" calcext:value-type="float">
            <text:p>5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08</text:p>
          </table:table-cell>
          <table:table-cell office:value-type="string" calcext:value-type="string">
            <text:p>CO2(G) <text:s text:c="3"/></text:p>
          </table:table-cell>
          <table:table-cell office:value-type="string" calcext:value-type="string">
            <text:p>CO2(G) <text:s/></text:p>
          </table:table-cell>
          <table:table-cell office:value-type="string" calcext:value-type="string">
            <text:p>CARBON-DIOXIDE</text:p>
          </table:table-cell>
          <table:table-cell office:value-type="string" calcext:value-type="string">
            <text:p>C(1)O(2)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office:value-type="float" office:value="-94254" calcext:value-type="float">
            <text:p>-94254</text:p>
          </table:table-cell>
          <table:table-cell office:value-type="float" office:value="-94051" calcext:value-type="float">
            <text:p>-94051</text:p>
          </table:table-cell>
          <table:table-cell office:value-type="float" office:value="51.085" calcext:value-type="float">
            <text:p>51.085</text:p>
          </table:table-cell>
          <table:table-cell office:value-type="float" office:value="0" calcext:value-type="float">
            <text:p>0</text:p>
          </table:table-cell>
          <table:table-cell office:value-type="float" office:value="10.57" calcext:value-type="float">
            <text:p>10.57</text:p>
          </table:table-cell>
          <table:table-cell office:value-type="float" office:value="2.1" calcext:value-type="float">
            <text:p>2.1</text:p>
          </table:table-cell>
          <table:table-cell office:value-type="float" office:value="-2.06" calcext:value-type="float">
            <text:p>-2.06</text:p>
          </table:table-cell>
          <table:table-cell office:value-type="float" office:value="2500" calcext:value-type="float">
            <text:p>25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10</text:p>
          </table:table-cell>
          <table:table-cell table:number-columns-repeated="2" office:value-type="string" calcext:value-type="string">
            <text:p>H2(G) <text:s text:c="2"/>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(2) <text:s text:c="3"/>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34" calcext:value-type="float">
            <text:p>31.234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office:value-type="float" office:value="0.78" calcext:value-type="float">
            <text:p>0.78</text:p>
          </table:table-cell>
          <table:table-cell office:value-type="float" office:value="0.12" calcext:value-type="float">
            <text:p>0.12</text:p>
          </table:table-cell>
          <table:table-cell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12</text:p>
          </table:table-cell>
          <table:table-cell table:number-columns-repeated="2" office:value-type="string" calcext:value-type="string">
            <text:p>H2S(G) <text:s/></text:p>
          </table:table-cell>
          <table:table-cell office:value-type="string" calcext:value-type="string">
            <text:p>HYDROGEN-SULFID</text:p>
          </table:table-cell>
          <table:table-cell office:value-type="string" calcext:value-type="string">
            <text:p>H(2)S(1)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office:value-type="float" office:value="-8021" calcext:value-type="float">
            <text:p>-8021</text:p>
          </table:table-cell>
          <table:table-cell office:value-type="float" office:value="-4931" calcext:value-type="float">
            <text:p>-4931</text:p>
          </table:table-cell>
          <table:table-cell office:value-type="float" office:value="49.185" calcext:value-type="float">
            <text:p>49.185</text:p>
          </table:table-cell>
          <table:table-cell office:value-type="float" office:value="0" calcext:value-type="float">
            <text:p>0</text:p>
          </table:table-cell>
          <table:table-cell office:value-type="float" office:value="7.81" calcext:value-type="float">
            <text:p>7.81</text:p>
          </table:table-cell>
          <table:table-cell office:value-type="float" office:value="2.96" calcext:value-type="float">
            <text:p>2.96</text:p>
          </table:table-cell>
          <table:table-cell office:value-type="float" office:value="-0.46" calcext:value-type="float">
            <text:p>-0.46</text:p>
          </table:table-cell>
          <table:table-cell office:value-type="float" office:value="2300" calcext:value-type="float">
            <text:p>2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15</text:p>
          </table:table-cell>
          <table:table-cell table:number-columns-repeated="2" office:value-type="string" calcext:value-type="string">
            <text:p>N2(G) <text:s text:c="2"/>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N(2) <text:s text:c="3"/>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96" calcext:value-type="float">
            <text:p>45.796</text:p>
          </table:table-cell>
          <table:table-cell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office:value-type="float" office:value="0.9" calcext:value-type="float">
            <text:p>0.9</text:p>
          </table:table-cell>
          <table:table-cell office:value-type="float" office:value="-0.12" calcext:value-type="float">
            <text:p>-0.12</text:p>
          </table:table-cell>
          <table:table-cell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17</text:p>
          </table:table-cell>
          <table:table-cell table:number-columns-repeated="2" office:value-type="string" calcext:value-type="string">
            <text:p>NH3(G) <text:s/></text:p>
          </table:table-cell>
          <table:table-cell office:value-type="string" calcext:value-type="string">
            <text:p>AMMONIA </text:p>
          </table:table-cell>
          <table:table-cell office:value-type="string" calcext:value-type="string">
            <text:p>N(1)H(3)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6.JUL.89</text:p>
          </table:table-cell>
          <table:table-cell office:value-type="float" office:value="-3932" calcext:value-type="float">
            <text:p>-3932</text:p>
          </table:table-cell>
          <table:table-cell office:value-type="float" office:value="-11021" calcext:value-type="float">
            <text:p>-1102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office:value-type="float" office:value="6" calcext:value-type="float">
            <text:p>6</text:p>
          </table:table-cell>
          <table:table-cell office:value-type="float" office:value="-0.37" calcext:value-type="float">
            <text:p>-0.37</text:p>
          </table:table-cell>
          <table:table-cell office:value-type="float" office:value="1800" calcext:value-type="float">
            <text:p>18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20</text:p>
          </table:table-cell>
          <table:table-cell table:number-columns-repeated="2" office:value-type="string" calcext:value-type="string">
            <text:p>S2(G) <text:s text:c="2"/></text:p>
          </table:table-cell>
          <table:table-cell office:value-type="string" calcext:value-type="string">
            <text:p>SULFUR <text:s/></text:p>
          </table:table-cell>
          <table:table-cell office:value-type="string" calcext:value-type="string">
            <text:p>S(2) <text:s text:c="3"/>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office:value-type="float" office:value="18953" calcext:value-type="float">
            <text:p>18953</text:p>
          </table:table-cell>
          <table:table-cell office:value-type="float" office:value="30681" calcext:value-type="float">
            <text:p>30681</text:p>
          </table:table-cell>
          <table:table-cell office:value-type="float" office:value="54.54" calcext:value-type="float">
            <text:p>54.54</text:p>
          </table:table-cell>
          <table:table-cell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  <table:table-cell office:value-type="float" office:value="0.16" calcext:value-type="float">
            <text:p>0.16</text:p>
          </table:table-cell>
          <table:table-cell office:value-type="float" office:value="-0.9" calcext:value-type="float">
            <text:p>-0.9</text:p>
          </table:table-cell>
          <table:table-cell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21</text:p>
          </table:table-cell>
          <table:table-cell table:number-columns-repeated="2" office:value-type="string" calcext:value-type="string">
            <text:p>SO2(G) <text:s/></text:p>
          </table:table-cell>
          <table:table-cell office:value-type="string" calcext:value-type="string">
            <text:p>SULFUR-DIOXIDE</text:p>
          </table:table-cell>
          <table:table-cell office:value-type="string" calcext:value-type="string">
            <text:p>S(1)O(2)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office:value-type="float" office:value="-71748" calcext:value-type="float">
            <text:p>-71748</text:p>
          </table:table-cell>
          <table:table-cell office:value-type="float" office:value="-70944" calcext:value-type="float">
            <text:p>-70944</text:p>
          </table:table-cell>
          <table:table-cell office:value-type="float" office:value="59.33" calcext:value-type="float">
            <text:p>59.33</text:p>
          </table:table-cell>
          <table:table-cell office:value-type="float" office:value="0" calcext:value-type="float">
            <text:p>0</text:p>
          </table:table-cell>
          <table:table-cell office:value-type="float" office:value="11.04" calcext:value-type="float">
            <text:p>11.04</text:p>
          </table:table-cell>
          <table:table-cell office:value-type="float" office:value="1.88" calcext:value-type="float">
            <text:p>1.88</text:p>
          </table:table-cell>
          <table:table-cell office:value-type="float" office:value="-1.84" calcext:value-type="float">
            <text:p>-1.84</text:p>
          </table:table-cell>
          <table:table-cell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18</text:p>
          </table:table-cell>
          <table:table-cell table:number-columns-repeated="2" office:value-type="string" calcext:value-type="string">
            <text:p>O2(G) <text:s text:c="2"/></text:p>
          </table:table-cell>
          <table:table-cell office:value-type="string" calcext:value-type="string">
            <text:p>OXYGEN <text:s/></text:p>
          </table:table-cell>
          <table:table-cell office:value-type="string" calcext:value-type="string">
            <text:p>O(2) <text:s text:c="3"/>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029" calcext:value-type="float">
            <text:p>49.029</text:p>
          </table:table-cell>
          <table:table-cell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D 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 SPECIES</text:p>
          </table:table-cell>
          <table:table-cell table:number-columns-repeated="1023"/>
        </table:table-row>
      </table:table>
      <table:table table:name="MIN_SLOP98" table:style-name="ta1">
        <table:table-column table:style-name="co29" table:default-cell-style-name="ce1"/>
        <table:table-column table:style-name="co30" table:default-cell-style-name="ce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0" table:number-columns-repeated="2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6" table:default-cell-style-name="Default"/>
        <table:table-column table:style-name="co34" table:number-columns-repeated="2" table:default-cell-style-name="Default"/>
        <table:table-column table:style-name="co36" table:number-columns-repeated="2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4" table:number-columns-repeated="3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34" table:default-cell-style-name="Default"/>
        <table:table-row table:style-name="ro1">
          <table:table-cell table:number-columns-repeated="2"/>
          <table:table-cell office:value-type="string" calcext:value-type="string">
            <text:p>!.Hkf-minerals.from.slop98.dat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.all minerals- inlcuding those with phase transitions !!!complete calculation not implemented yet!!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.(format modified: single line- tab delimited (for easy import / export with spreadsheet)) 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lines beginning with ! are skipped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to desactivate a given species- a ! should be placed at beginning of each line (see example for osumilitE_1)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the program reads the text until it reaches the MINERAL keyword-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then continues reading until keyword END is found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then it could read other blocks (e.g. gas) 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and continue until end of file- which is flagged by ENDINPUT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UNITS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Gf Hf = <text:s/>cal/mole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Sref <text:s text:c="2"/>= <text:s/>cal/mole/K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Vref <text:s text:c="2"/>= <text:s/>cm3/mole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a <text:s text:c="5"/>= <text:s/>cal/mole/K- <text:s text:c="2"/>*1.0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b <text:s text:c="5"/>= <text:s/>cal/mole/K/K- *1.0D+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c <text:s text:c="5"/>= <text:s/>cal.K/mole- <text:s text:c="2"/>*1.0D-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dPdT <text:s text:c="2"/>= <text:s/>bar/K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PECIES MIN.HKF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CODE SLOP98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MINERAL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M046</text:p>
          </table:table-cell>
          <table:table-cell office:value-type="string" calcext:value-type="string">
            <text:p>Dph-14A</text:p>
          </table:table-cell>
          <table:table-cell office:value-type="string" calcext:value-type="string">
            <text:p>DAPHNITE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Gf_Hf_Saccocia_Seyfr</text:p>
          </table:table-cell>
          <table:table-cell office:value-type="float" office:value="-1550482" calcext:value-type="float">
            <text:p>-1550482</text:p>
          </table:table-cell>
          <table:table-cell office:value-type="float" office:value="-1695426" calcext:value-type="float">
            <text:p>-1695426</text:p>
          </table:table-cell>
          <table:table-cell office:value-type="float" office:value="142.5" calcext:value-type="float">
            <text:p>142.5</text:p>
          </table:table-cell>
          <table:table-cell office:value-type="float" office:value="213.42" calcext:value-type="float">
            <text:p>213.42</text:p>
          </table:table-cell>
          <table:table-cell office:value-type="float" office:value="176.21" calcext:value-type="float">
            <text:p>176.21</text:p>
          </table:table-cell>
          <table:table-cell office:value-type="float" office:value="43.76" calcext:value-type="float">
            <text:p>43.76</text:p>
          </table:table-cell>
          <table:table-cell office:value-type="float" office:value="-33.82" calcext:value-type="float">
            <text:p>-33.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1</text:p>
          </table:table-cell>
          <table:table-cell office:value-type="string" calcext:value-type="string">
            <text:p>Ak <text:s text:c="5"/></text:p>
          </table:table-cell>
          <table:table-cell office:value-type="string" calcext:value-type="string">
            <text:p>AKERMANITE</text:p>
          </table:table-cell>
          <table:table-cell office:value-type="string" calcext:value-type="string">
            <text:p>Ca2MgSi2O7</text:p>
          </table:table-cell>
          <table:table-cell office:value-type="string" calcext:value-type="string">
            <text:p>Ca(2)Mg(1)Si(2)O(7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 <text:s text:c="6"/></text:p>
          </table:table-cell>
          <table:table-cell office:value-type="float" office:value="-879362" calcext:value-type="float">
            <text:p>-879362</text:p>
          </table:table-cell>
          <table:table-cell office:value-type="float" office:value="-926497" calcext:value-type="float">
            <text:p>-926497</text:p>
          </table:table-cell>
          <table:table-cell office:value-type="float" office:value="50.03" calcext:value-type="float">
            <text:p>50.03</text:p>
          </table:table-cell>
          <table:table-cell office:value-type="float" office:value="92.81" calcext:value-type="float">
            <text:p>92.81</text:p>
          </table:table-cell>
          <table:table-cell office:value-type="float" office:value="60.09" calcext:value-type="float">
            <text:p>60.09</text:p>
          </table:table-cell>
          <table:table-cell office:value-type="float" office:value="11.4" calcext:value-type="float">
            <text:p>11.4</text:p>
          </table:table-cell>
          <table:table-cell office:value-type="float" office:value="-11.4" calcext:value-type="float">
            <text:p>-11.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2</text:p>
          </table:table-cell>
          <table:table-cell office:value-type="string" calcext:value-type="string">
            <text:p>Alb <text:s text:c="4"/></text:p>
          </table:table-cell>
          <table:table-cell office:value-type="string" calcext:value-type="string">
            <text:p>ALABANDITE</text:p>
          </table:table-cell>
          <table:table-cell office:value-type="string" calcext:value-type="string">
            <text:p>MnS <text:s text:c="4"/></text:p>
          </table:table-cell>
          <table:table-cell office:value-type="string" calcext:value-type="string">
            <text:p>Mn(1)S(1)</text:p>
          </table:table-cell>
          <table:table-cell office:value-type="string" calcext:value-type="string">
            <text:p>ref:1 <text:s text:c="2"/></text:p>
          </table:table-cell>
          <table:table-cell office:value-type="string" calcext:value-type="string">
            <text:p>5.May.78</text:p>
          </table:table-cell>
          <table:table-cell office:value-type="float" office:value="-52178" calcext:value-type="float">
            <text:p>-52178</text:p>
          </table:table-cell>
          <table:table-cell office:value-type="float" office:value="-51000" calcext:value-type="float">
            <text:p>-51000</text:p>
          </table:table-cell>
          <table:table-cell office:value-type="float" office:value="19.2" calcext:value-type="float">
            <text:p>19.2</text:p>
          </table:table-cell>
          <table:table-cell office:value-type="float" office:value="21.46" calcext:value-type="float">
            <text:p>21.46</text:p>
          </table:table-cell>
          <table:table-cell office:value-type="float" office:value="11.4" calcext:value-type="float">
            <text:p>11.4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3</text:p>
          </table:table-cell>
          <table:table-cell office:value-type="string" calcext:value-type="string">
            <text:p>Lo-Ab <text:s text:c="2"/></text:p>
          </table:table-cell>
          <table:table-cell office:value-type="string" calcext:value-type="string">
            <text:p>ALBITE-LOW</text:p>
          </table:table-cell>
          <table:table-cell office:value-type="string" calcext:value-type="string">
            <text:p>Na(AlSi3)O8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6308" calcext:value-type="float">
            <text:p>-886308</text:p>
          </table:table-cell>
          <table:table-cell office:value-type="float" office:value="-939680" calcext:value-type="float">
            <text:p>-939680</text:p>
          </table:table-cell>
          <table:table-cell office:value-type="float" office:value="49.51" calcext:value-type="float">
            <text:p>49.51</text:p>
          </table:table-cell>
          <table:table-cell office:value-type="float" office:value="100.07" calcext:value-type="float">
            <text:p>100.07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!M003</text:p>
          </table:table-cell>
          <table:table-cell office:value-type="string" calcext:value-type="string">
            <text:p>Lo-Ab <text:s text:c="2"/></text:p>
          </table:table-cell>
          <table:table-cell office:value-type="string" calcext:value-type="string">
            <text:p>ALBITE <text:s text:c="3"/></text:p>
          </table:table-cell>
          <table:table-cell office:value-type="string" calcext:value-type="string">
            <text:p>Na(AlSi3)O8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6308" calcext:value-type="float">
            <text:p>-886308</text:p>
          </table:table-cell>
          <table:table-cell office:value-type="float" office:value="-939680" calcext:value-type="float">
            <text:p>-939680</text:p>
          </table:table-cell>
          <table:table-cell office:value-type="float" office:value="49.51" calcext:value-type="float">
            <text:p>49.51</text:p>
          </table:table-cell>
          <table:table-cell office:value-type="float" office:value="100.07" calcext:value-type="float">
            <text:p>100.07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4</text:p>
          </table:table-cell>
          <table:table-cell office:value-type="string" calcext:value-type="string">
            <text:p>Alu <text:s text:c="4"/></text:p>
          </table:table-cell>
          <table:table-cell office:value-type="string" calcext:value-type="string">
            <text:p>ALUNITE </text:p>
          </table:table-cell>
          <table:table-cell office:value-type="string" calcext:value-type="string">
            <text:p>KAl3(OH)6(SO4)2</text:p>
          </table:table-cell>
          <table:table-cell office:value-type="string" calcext:value-type="string">
            <text:p>K(1)Al(3)S(2)O(14)H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113600" calcext:value-type="float">
            <text:p>-1113600</text:p>
          </table:table-cell>
          <table:table-cell office:value-type="float" office:value="-1235600" calcext:value-type="float">
            <text:p>-1235600</text:p>
          </table:table-cell>
          <table:table-cell office:value-type="float" office:value="78.4" calcext:value-type="float">
            <text:p>78.4</text:p>
          </table:table-cell>
          <table:table-cell office:value-type="float" office:value="293.6" calcext:value-type="float">
            <text:p>293.6</text:p>
          </table:table-cell>
          <table:table-cell office:value-type="float" office:value="153.45" calcext:value-type="float">
            <text:p>153.45</text:p>
          </table:table-cell>
          <table:table-cell office:value-type="float" office:value="0" calcext:value-type="float">
            <text:p>0</text:p>
          </table:table-cell>
          <table:table-cell office:value-type="float" office:value="-54.95" calcext:value-type="float">
            <text:p>-54.9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6</text:p>
          </table:table-cell>
          <table:table-cell office:value-type="string" calcext:value-type="string">
            <text:p>Amor-Sl </text:p>
          </table:table-cell>
          <table:table-cell office:value-type="string" calcext:value-type="string">
            <text:p>AMORPH-SILICA</text:p>
          </table:table-cell>
          <table:table-cell office:value-type="string" calcext:value-type="string">
            <text:p>SiO2*NH2O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2892" calcext:value-type="float">
            <text:p>-202892</text:p>
          </table:table-cell>
          <table:table-cell office:value-type="float" office:value="-214568" calcext:value-type="float">
            <text:p>-214568</text:p>
          </table:table-cell>
          <table:table-cell office:value-type="float" office:value="14.34" calcext:value-type="float">
            <text:p>14.34</text:p>
          </table:table-cell>
          <table:table-cell office:value-type="float" office:value="29" calcext:value-type="float">
            <text:p>29</text:p>
          </table:table-cell>
          <table:table-cell office:value-type="float" office:value="5.93" calcext:value-type="float">
            <text:p>5.93</text:p>
          </table:table-cell>
          <table:table-cell office:value-type="float" office:value="47.2" calcext:value-type="float">
            <text:p>47.2</text:p>
          </table:table-cell>
          <table:table-cell office:value-type="float" office:value="-22.78" calcext:value-type="float">
            <text:p>-22.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7</text:p>
          </table:table-cell>
          <table:table-cell office:value-type="string" calcext:value-type="string">
            <text:p>Anl <text:s text:c="4"/></text:p>
          </table:table-cell>
          <table:table-cell office:value-type="string" calcext:value-type="string">
            <text:p>ANALCIME</text:p>
          </table:table-cell>
          <table:table-cell office:value-type="string" calcext:value-type="string">
            <text:p>NaAlSi2O6*H2O</text:p>
          </table:table-cell>
          <table:table-cell office:value-type="string" calcext:value-type="string">
            <text:p>Na(1)Al(1)Si(2)O(7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738098" calcext:value-type="float">
            <text:p>-738098</text:p>
          </table:table-cell>
          <table:table-cell office:value-type="float" office:value="-790193" calcext:value-type="float">
            <text:p>-790193</text:p>
          </table:table-cell>
          <table:table-cell office:value-type="float" office:value="56" calcext:value-type="float">
            <text:p>56</text:p>
          </table:table-cell>
          <table:table-cell office:value-type="float" office:value="97.1" calcext:value-type="float">
            <text:p>97.1</text:p>
          </table:table-cell>
          <table:table-cell office:value-type="float" office:value="53.49" calcext:value-type="float">
            <text:p>53.49</text:p>
          </table:table-cell>
          <table:table-cell office:value-type="float" office:value="24.14" calcext:value-type="float">
            <text:p>24.14</text:p>
          </table:table-cell>
          <table:table-cell office:value-type="float" office:value="-8.88" calcext:value-type="float">
            <text:p>-8.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8</text:p>
          </table:table-cell>
          <table:table-cell office:value-type="string" calcext:value-type="string">
            <text:p>Dhyd-Anl</text:p>
          </table:table-cell>
          <table:table-cell office:value-type="string" calcext:value-type="string">
            <text:p>ANALCIME-DEHYD</text:p>
          </table:table-cell>
          <table:table-cell office:value-type="string" calcext:value-type="string">
            <text:p>NaAlSi2O6</text:p>
          </table:table-cell>
          <table:table-cell office:value-type="string" calcext:value-type="string">
            <text:p>Na(1)Al(1)Si(2)O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74989" calcext:value-type="float">
            <text:p>-674989</text:p>
          </table:table-cell>
          <table:table-cell office:value-type="float" office:value="-714678" calcext:value-type="float">
            <text:p>-714678</text:p>
          </table:table-cell>
          <table:table-cell office:value-type="float" office:value="41.9" calcext:value-type="float">
            <text:p>41.9</text:p>
          </table:table-cell>
          <table:table-cell office:value-type="float" office:value="89.1" calcext:value-type="float">
            <text:p>89.1</text:p>
          </table:table-cell>
          <table:table-cell office:value-type="float" office:value="42.09" calcext:value-type="float">
            <text:p>42.09</text:p>
          </table:table-cell>
          <table:table-cell office:value-type="float" office:value="24.14" calcext:value-type="float">
            <text:p>24.14</text:p>
          </table:table-cell>
          <table:table-cell office:value-type="float" office:value="-8.88" calcext:value-type="float">
            <text:p>-8.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9</text:p>
          </table:table-cell>
          <table:table-cell office:value-type="string" calcext:value-type="string">
            <text:p>And <text:s text:c="4"/></text:p>
          </table:table-cell>
          <table:table-cell office:value-type="string" calcext:value-type="string">
            <text:p>ANDALUS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587" calcext:value-type="float">
            <text:p>-580587</text:p>
          </table:table-cell>
          <table:table-cell office:value-type="float" office:value="-615866" calcext:value-type="float">
            <text:p>-615866</text:p>
          </table:table-cell>
          <table:table-cell office:value-type="float" office:value="22.2" calcext:value-type="float">
            <text:p>22.2</text:p>
          </table:table-cell>
          <table:table-cell office:value-type="float" office:value="51.53" calcext:value-type="float">
            <text:p>51.53</text:p>
          </table:table-cell>
          <table:table-cell office:value-type="float" office:value="41.310833" calcext:value-type="float">
            <text:p>41.310833</text:p>
          </table:table-cell>
          <table:table-cell office:value-type="float" office:value="6.292556" calcext:value-type="float">
            <text:p>6.292556</text:p>
          </table:table-cell>
          <table:table-cell office:value-type="float" office:value="-12.392063" calcext:value-type="float">
            <text:p>-12.39206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0</text:p>
          </table:table-cell>
          <table:table-cell office:value-type="string" calcext:value-type="string">
            <text:p>Adr <text:s text:c="4"/></text:p>
          </table:table-cell>
          <table:table-cell office:value-type="string" calcext:value-type="string">
            <text:p>ANDRADITE</text:p>
          </table:table-cell>
          <table:table-cell office:value-type="string" calcext:value-type="string">
            <text:p>Ca3Fe2Si3O12</text:p>
          </table:table-cell>
          <table:table-cell office:value-type="string" calcext:value-type="string">
            <text:p>Ca(3)Fe(2)Si(3)O(1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296819" calcext:value-type="float">
            <text:p>-1296819</text:p>
          </table:table-cell>
          <table:table-cell office:value-type="float" office:value="-1380345" calcext:value-type="float">
            <text:p>-1380345</text:p>
          </table:table-cell>
          <table:table-cell office:value-type="float" office:value="70.13" calcext:value-type="float">
            <text:p>70.1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15.636" calcext:value-type="float">
            <text:p>15.636</text:p>
          </table:table-cell>
          <table:table-cell office:value-type="float" office:value="-30.889" calcext:value-type="float">
            <text:p>-30.88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1</text:p>
          </table:table-cell>
          <table:table-cell office:value-type="string" calcext:value-type="string">
            <text:p>Ang <text:s text:c="4"/></text:p>
          </table:table-cell>
          <table:table-cell office:value-type="string" calcext:value-type="string">
            <text:p>ANGLESITE</text:p>
          </table:table-cell>
          <table:table-cell office:value-type="string" calcext:value-type="string">
            <text:p>PbSO4</text:p>
          </table:table-cell>
          <table:table-cell office:value-type="string" calcext:value-type="string">
            <text:p>Pb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4353" calcext:value-type="float">
            <text:p>-194353</text:p>
          </table:table-cell>
          <table:table-cell office:value-type="float" office:value="-219870" calcext:value-type="float">
            <text:p>-219870</text:p>
          </table:table-cell>
          <table:table-cell office:value-type="float" office:value="35.51" calcext:value-type="float">
            <text:p>35.51</text:p>
          </table:table-cell>
          <table:table-cell office:value-type="float" office:value="47.95" calcext:value-type="float">
            <text:p>47.95</text:p>
          </table:table-cell>
          <table:table-cell office:value-type="float" office:value="10.96" calcext:value-type="float">
            <text:p>10.96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.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2</text:p>
          </table:table-cell>
          <table:table-cell office:value-type="string" calcext:value-type="string">
            <text:p>Anh <text:s text:c="4"/>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SO4</text:p>
          </table:table-cell>
          <table:table-cell office:value-type="string" calcext:value-type="string">
            <text:p>Ca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15925" calcext:value-type="float">
            <text:p>-315925</text:p>
          </table:table-cell>
          <table:table-cell office:value-type="float" office:value="-342760" calcext:value-type="float">
            <text:p>-342760</text:p>
          </table:table-cell>
          <table:table-cell office:value-type="float" office:value="25.5" calcext:value-type="float">
            <text:p>25.5</text:p>
          </table:table-cell>
          <table:table-cell office:value-type="float" office:value="45.94" calcext:value-type="float">
            <text:p>45.94</text:p>
          </table:table-cell>
          <table:table-cell office:value-type="float" office:value="16.78" calcext:value-type="float">
            <text:p>16.78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3</text:p>
          </table:table-cell>
          <table:table-cell office:value-type="string" calcext:value-type="string">
            <text:p>Ann <text:s text:c="4"/></text:p>
          </table:table-cell>
          <table:table-cell office:value-type="string" calcext:value-type="string">
            <text:p>ANNITE <text:s text:c="2"/></text:p>
          </table:table-cell>
          <table:table-cell office:value-type="string" calcext:value-type="string">
            <text:p>KFe3(AlSi3)O10(OH)2</text:p>
          </table:table-cell>
          <table:table-cell office:value-type="string" calcext:value-type="string">
            <text:p>K(1)Fe(3)Al(1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147156" calcext:value-type="float">
            <text:p>-1147156</text:p>
          </table:table-cell>
          <table:table-cell office:value-type="float" office:value="-1232195" calcext:value-type="float">
            <text:p>-1232195</text:p>
          </table:table-cell>
          <table:table-cell office:value-type="float" office:value="95.2" calcext:value-type="float">
            <text:p>95.2</text:p>
          </table:table-cell>
          <table:table-cell office:value-type="float" office:value="154.32" calcext:value-type="float">
            <text:p>154.32</text:p>
          </table:table-cell>
          <table:table-cell office:value-type="float" office:value="106.43" calcext:value-type="float">
            <text:p>106.43</text:p>
          </table:table-cell>
          <table:table-cell office:value-type="float" office:value="29.77" calcext:value-type="float">
            <text:p>29.77</text:p>
          </table:table-cell>
          <table:table-cell office:value-type="float" office:value="-19.31" calcext:value-type="float">
            <text:p>-19.3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4</text:p>
          </table:table-cell>
          <table:table-cell office:value-type="string" calcext:value-type="string">
            <text:p>An <text:s text:c="5"/></text:p>
          </table:table-cell>
          <table:table-cell office:value-type="string" calcext:value-type="string">
            <text:p>ANORTHITE</text:p>
          </table:table-cell>
          <table:table-cell office:value-type="string" calcext:value-type="string">
            <text:p>Ca(Al2Si2)O8</text:p>
          </table:table-cell>
          <table:table-cell office:value-type="string" calcext:value-type="string">
            <text:p>Ca(1)Al(2)Si(2)O(8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954078" calcext:value-type="float">
            <text:p>-954078</text:p>
          </table:table-cell>
          <table:table-cell office:value-type="float" office:value="-1007552" calcext:value-type="float">
            <text:p>-1007552</text:p>
          </table:table-cell>
          <table:table-cell office:value-type="float" office:value="49.1" calcext:value-type="float">
            <text:p>49.1</text:p>
          </table:table-cell>
          <table:table-cell office:value-type="float" office:value="100.79" calcext:value-type="float">
            <text:p>100.79</text:p>
          </table:table-cell>
          <table:table-cell office:value-type="float" office:value="63.311" calcext:value-type="float">
            <text:p>63.311</text:p>
          </table:table-cell>
          <table:table-cell office:value-type="float" office:value="14.794" calcext:value-type="float">
            <text:p>14.794</text:p>
          </table:table-cell>
          <table:table-cell office:value-type="float" office:value="-15.44" calcext:value-type="float">
            <text:p>-15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5</text:p>
          </table:table-cell>
          <table:table-cell office:value-type="string" calcext:value-type="string">
            <text:p>Arg <text:s text:c="4"/></text:p>
          </table:table-cell>
          <table:table-cell office:value-type="string" calcext:value-type="string">
            <text:p>ARAGONITE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ref:1-18</text:p>
          </table:table-cell>
          <table:table-cell office:value-type="string" calcext:value-type="string">
            <text:p>9.Mar.90</text:p>
          </table:table-cell>
          <table:table-cell office:value-type="float" office:value="-269683" calcext:value-type="float">
            <text:p>-269683</text:p>
          </table:table-cell>
          <table:table-cell office:value-type="float" office:value="-288531" calcext:value-type="float">
            <text:p>-288531</text:p>
          </table:table-cell>
          <table:table-cell office:value-type="float" office:value="21.56" calcext:value-type="float">
            <text:p>21.56</text:p>
          </table:table-cell>
          <table:table-cell office:value-type="float" office:value="34.15" calcext:value-type="float">
            <text:p>34.15</text:p>
          </table:table-cell>
          <table:table-cell office:value-type="float" office:value="20.13" calcext:value-type="float">
            <text:p>20.13</text:p>
          </table:table-cell>
          <table:table-cell office:value-type="float" office:value="10.24" calcext:value-type="float">
            <text:p>10.24</text:p>
          </table:table-cell>
          <table:table-cell office:value-type="float" office:value="-3.34" calcext:value-type="float">
            <text:p>-3.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6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INITE</text:p>
          </table:table-cell>
          <table:table-cell office:value-type="string" calcext:value-type="string">
            <text:p>Mg2(OH)2(CO3)*3H2O</text:p>
          </table:table-cell>
          <table:table-cell office:value-type="string" calcext:value-type="string">
            <text:p>Mg(2)C(1))O(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13915" calcext:value-type="float">
            <text:p>-613915</text:p>
          </table:table-cell>
          <table:table-cell office:value-type="float" office:value="-698043" calcext:value-type="float">
            <text:p>-698043</text:p>
          </table:table-cell>
          <table:table-cell office:value-type="float" office:value="55.67" calcext:value-type="float">
            <text:p>55.67</text:p>
          </table:table-cell>
          <table:table-cell office:value-type="float" office:value="96.9" calcext:value-type="float">
            <text:p>96.9</text:p>
          </table:table-cell>
          <table:table-cell office:value-type="float" office:value="70.87" calcext:value-type="float">
            <text:p>70.87</text:p>
          </table:table-cell>
          <table:table-cell office:value-type="float" office:value="27.66" calcext:value-type="float">
            <text:p>27.66</text:p>
          </table:table-cell>
          <table:table-cell office:value-type="float" office:value="-7.43" calcext:value-type="float">
            <text:p>-7.4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7</text:p>
          </table:table-cell>
          <table:table-cell office:value-type="string" calcext:value-type="string">
            <text:p>Azr</text:p>
          </table:table-cell>
          <table:table-cell office:value-type="string" calcext:value-type="string">
            <text:p>AZURITE</text:p>
          </table:table-cell>
          <table:table-cell office:value-type="string" calcext:value-type="string">
            <text:p>Cu3(OH)2(CO3)2</text:p>
          </table:table-cell>
          <table:table-cell office:value-type="string" calcext:value-type="string">
            <text:p>Cu(3)C(2)O(8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34417" calcext:value-type="float">
            <text:p>-334417</text:p>
          </table:table-cell>
          <table:table-cell office:value-type="float" office:value="-390100" calcext:value-type="float">
            <text:p>-390100</text:p>
          </table:table-cell>
          <table:table-cell office:value-type="float" office:value="66.97" calcext:value-type="float">
            <text:p>66.97</text:p>
          </table:table-cell>
          <table:table-cell office:value-type="float" office:value="91.01" calcext:value-type="float">
            <text:p>91.01</text:p>
          </table:table-cell>
          <table:table-cell office:value-type="float" office:value="36.88" calcext:value-type="float">
            <text:p>36.88</text:p>
          </table:table-cell>
          <table:table-cell office:value-type="float" office:value="77.44" calcext:value-type="float">
            <text:p>77.44</text:p>
          </table:table-cell>
          <table:table-cell office:value-type="float" office:value="-0.92" calcext:value-type="float">
            <text:p>-0.9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8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BARITE</text:p>
          </table:table-cell>
          <table:table-cell office:value-type="string" calcext:value-type="string">
            <text:p>BaSO4</text:p>
          </table:table-cell>
          <table:table-cell office:value-type="string" calcext:value-type="string">
            <text:p>Ba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25563" calcext:value-type="float">
            <text:p>-325563</text:p>
          </table:table-cell>
          <table:table-cell office:value-type="float" office:value="-352100" calcext:value-type="float">
            <text:p>-352100</text:p>
          </table:table-cell>
          <table:table-cell office:value-type="float" office:value="31.6" calcext:value-type="float">
            <text:p>31.6</text:p>
          </table:table-cell>
          <table:table-cell office:value-type="float" office:value="52.1" calcext:value-type="float">
            <text:p>52.1</text:p>
          </table:table-cell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  <table:table-cell office:value-type="float" office:value="-8.43" calcext:value-type="float">
            <text:p>-8.4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0</text:p>
          </table:table-cell>
          <table:table-cell office:value-type="string" calcext:value-type="string">
            <text:p>Bhm</text:p>
          </table:table-cell>
          <table:table-cell office:value-type="string" calcext:value-type="string">
            <text:p>BOEHMITE</text:p>
          </table:table-cell>
          <table:table-cell office:value-type="string" calcext:value-type="string">
            <text:p>AlO(OH)</text:p>
          </table:table-cell>
          <table:table-cell office:value-type="string" calcext:value-type="string">
            <text:p>Al(1)O(2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7250" calcext:value-type="float">
            <text:p>-217250</text:p>
          </table:table-cell>
          <table:table-cell office:value-type="float" office:value="-235078" calcext:value-type="float">
            <text:p>-235078</text:p>
          </table:table-cell>
          <table:table-cell office:value-type="float" office:value="11.58" calcext:value-type="float">
            <text:p>11.58</text:p>
          </table:table-cell>
          <table:table-cell office:value-type="float" office:value="19.535" calcext:value-type="float">
            <text:p>19.535</text:p>
          </table:table-cell>
          <table:table-cell office:value-type="float" office:value="14.435" calcext:value-type="float">
            <text:p>14.43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2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string" calcext:value-type="string">
            <text:p>Mg(1)O(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9646" calcext:value-type="float">
            <text:p>-199646</text:p>
          </table:table-cell>
          <table:table-cell office:value-type="float" office:value="-221390" calcext:value-type="float">
            <text:p>-221390</text:p>
          </table:table-cell>
          <table:table-cell office:value-type="float" office:value="15.09" calcext:value-type="float">
            <text:p>15.09</text:p>
          </table:table-cell>
          <table:table-cell office:value-type="float" office:value="24.63" calcext:value-type="float">
            <text:p>24.63</text:p>
          </table:table-cell>
          <table:table-cell office:value-type="float" office:value="24.147" calcext:value-type="float">
            <text:p>24.147</text:p>
          </table:table-cell>
          <table:table-cell office:value-type="float" office:value="4.0124" calcext:value-type="float">
            <text:p>4.0124</text:p>
          </table:table-cell>
          <table:table-cell office:value-type="float" office:value="-6.11" calcext:value-type="float">
            <text:p>-6.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3</text:p>
          </table:table-cell>
          <table:table-cell office:value-type="string" calcext:value-type="string">
            <text:p>Ca-Al-Px</text:p>
          </table:table-cell>
          <table:table-cell office:value-type="string" calcext:value-type="string">
            <text:p>CA-AL-PYROXENE</text:p>
          </table:table-cell>
          <table:table-cell office:value-type="string" calcext:value-type="string">
            <text:p>CaAl(AlSi)O6</text:p>
          </table:table-cell>
          <table:table-cell office:value-type="string" calcext:value-type="string">
            <text:p>Ca(1)Al(2)Si(1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742067" calcext:value-type="float">
            <text:p>-742067</text:p>
          </table:table-cell>
          <table:table-cell office:value-type="float" office:value="-783793" calcext:value-type="float">
            <text:p>-783793</text:p>
          </table:table-cell>
          <table:table-cell office:value-type="float" office:value="35" calcext:value-type="float">
            <text:p>35</text:p>
          </table:table-cell>
          <table:table-cell office:value-type="float" office:value="63.5" calcext:value-type="float">
            <text:p>63.5</text:p>
          </table:table-cell>
          <table:table-cell office:value-type="float" office:value="54.13" calcext:value-type="float">
            <text:p>54.13</text:p>
          </table:table-cell>
          <table:table-cell office:value-type="float" office:value="6.42" calcext:value-type="float">
            <text:p>6.42</text:p>
          </table:table-cell>
          <table:table-cell office:value-type="float" office:value="-14.9" calcext:value-type="float">
            <text:p>-14.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4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ref:1-18</text:p>
          </table:table-cell>
          <table:table-cell office:value-type="string" calcext:value-type="string">
            <text:p>9.Mar.90</text:p>
          </table:table-cell>
          <table:table-cell office:value-type="float" office:value="-269880" calcext:value-type="float">
            <text:p>-269880</text:p>
          </table:table-cell>
          <table:table-cell office:value-type="float" office:value="-288552" calcext:value-type="float">
            <text:p>-288552</text:p>
          </table:table-cell>
          <table:table-cell office:value-type="float" office:value="22.15" calcext:value-type="float">
            <text:p>22.15</text:p>
          </table:table-cell>
          <table:table-cell office:value-type="float" office:value="36.934" calcext:value-type="float">
            <text:p>36.934</text:p>
          </table:table-cell>
          <table:table-cell office:value-type="float" office:value="24.98" calcext:value-type="float">
            <text:p>24.98</text:p>
          </table:table-cell>
          <table:table-cell office:value-type="float" office:value="5.24" calcext:value-type="float">
            <text:p>5.24</text:p>
          </table:table-cell>
          <table:table-cell office:value-type="float" office:value="-6.2" calcext:value-type="float">
            <text:p>-6.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7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CELESTITE</text:p>
          </table:table-cell>
          <table:table-cell office:value-type="string" calcext:value-type="string">
            <text:p>SrSO4</text:p>
          </table:table-cell>
          <table:table-cell office:value-type="string" calcext:value-type="string">
            <text:p>Sr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20435" calcext:value-type="float">
            <text:p>-320435</text:p>
          </table:table-cell>
          <table:table-cell office:value-type="float" office:value="-347300" calcext:value-type="float">
            <text:p>-347300</text:p>
          </table:table-cell>
          <table:table-cell office:value-type="float" office:value="28" calcext:value-type="float">
            <text:p>28</text:p>
          </table:table-cell>
          <table:table-cell office:value-type="float" office:value="46.25" calcext:value-type="float">
            <text:p>46.25</text:p>
          </table:table-cell>
          <table:table-cell office:value-type="float" office:value="21.8" calcext:value-type="float">
            <text:p>21.8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8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CERUSSITE</text:p>
          </table:table-cell>
          <table:table-cell office:value-type="string" calcext:value-type="string">
            <text:p>PbCO3</text:p>
          </table:table-cell>
          <table:table-cell office:value-type="string" calcext:value-type="string">
            <text:p>Pb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50370" calcext:value-type="float">
            <text:p>-150370</text:p>
          </table:table-cell>
          <table:table-cell office:value-type="float" office:value="-168000" calcext:value-type="float">
            <text:p>-168000</text:p>
          </table:table-cell>
          <table:table-cell office:value-type="float" office:value="31.3" calcext:value-type="float">
            <text:p>31.3</text:p>
          </table:table-cell>
          <table:table-cell office:value-type="float" office:value="40.59" calcext:value-type="float">
            <text:p>40.59</text:p>
          </table:table-cell>
          <table:table-cell office:value-type="float" office:value="12.39" calcext:value-type="float">
            <text:p>12.39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ALCEDONY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4276" calcext:value-type="float">
            <text:p>-204276</text:p>
          </table:table-cell>
          <table:table-cell office:value-type="float" office:value="-217282" calcext:value-type="float">
            <text:p>-217282</text:p>
          </table:table-cell>
          <table:table-cell office:value-type="float" office:value="9.88" calcext:value-type="float">
            <text:p>9.88</text:p>
          </table:table-cell>
          <table:table-cell office:value-type="float" office:value="22.688" calcext:value-type="float">
            <text:p>22.688</text:p>
          </table:table-cell>
          <table:table-cell office:value-type="float" office:value="11.22" calcext:value-type="float">
            <text:p>11.22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3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CHRYSOTILE</text:p>
          </table:table-cell>
          <table:table-cell office:value-type="string" calcext:value-type="string">
            <text:p>Mg3Si2O5(OH)4</text:p>
          </table:table-cell>
          <table:table-cell office:value-type="string" calcext:value-type="string">
            <text:p>Mg(3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64871" calcext:value-type="float">
            <text:p>-964871</text:p>
          </table:table-cell>
          <table:table-cell office:value-type="float" office:value="-1043123" calcext:value-type="float">
            <text:p>-1043123</text:p>
          </table:table-cell>
          <table:table-cell office:value-type="float" office:value="52.9" calcext:value-type="float">
            <text:p>52.9</text:p>
          </table:table-cell>
          <table:table-cell office:value-type="float" office:value="108.5" calcext:value-type="float">
            <text:p>108.5</text:p>
          </table:table-cell>
          <table:table-cell office:value-type="float" office:value="75.82" calcext:value-type="float">
            <text:p>75.82</text:p>
          </table:table-cell>
          <table:table-cell office:value-type="float" office:value="31.6" calcext:value-type="float">
            <text:p>31.6</text:p>
          </table:table-cell>
          <table:table-cell office:value-type="float" office:value="-17.58" calcext:value-type="float">
            <text:p>-17.5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5</text:p>
          </table:table-cell>
          <table:table-cell office:value-type="string" calcext:value-type="string">
            <text:p>14A-Cnc</text:p>
          </table:table-cell>
          <table:table-cell office:value-type="string" calcext:value-type="string">
            <text:p>CLINOCHLORE-14A</text:p>
          </table:table-cell>
          <table:table-cell office:value-type="string" calcext:value-type="string">
            <text:p>Mg5Al(AlSi3)O10(OH)8</text:p>
          </table:table-cell>
          <table:table-cell office:value-type="string" calcext:value-type="string">
            <text:p>Mg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61703" calcext:value-type="float">
            <text:p>-1961703</text:p>
          </table:table-cell>
          <table:table-cell office:value-type="float" office:value="-2116964" calcext:value-type="float">
            <text:p>-2116964</text:p>
          </table:table-cell>
          <table:table-cell office:value-type="float" office:value="111.2" calcext:value-type="float">
            <text:p>111.2</text:p>
          </table:table-cell>
          <table:table-cell office:value-type="float" office:value="207.11" calcext:value-type="float">
            <text:p>207.11</text:p>
          </table:table-cell>
          <table:table-cell office:value-type="float" office:value="166.5" calcext:value-type="float">
            <text:p>166.5</text:p>
          </table:table-cell>
          <table:table-cell office:value-type="float" office:value="42.1" calcext:value-type="float">
            <text:p>42.1</text:p>
          </table:table-cell>
          <table:table-cell office:value-type="float" office:value="-37.47" calcext:value-type="float">
            <text:p>-37.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6</text:p>
          </table:table-cell>
          <table:table-cell office:value-type="string" calcext:value-type="string">
            <text:p>Czo</text:p>
          </table:table-cell>
          <table:table-cell office:value-type="string" calcext:value-type="string">
            <text:p>CLINOZOISITE</text:p>
          </table:table-cell>
          <table:table-cell office:value-type="string" calcext:value-type="string">
            <text:p>Ca2Al3Si3O12(OH)</text:p>
          </table:table-cell>
          <table:table-cell office:value-type="string" calcext:value-type="string">
            <text:p>Ca(2)Al(3)Si(3)O(13)H(1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549240" calcext:value-type="float">
            <text:p>-1549240</text:p>
          </table:table-cell>
          <table:table-cell office:value-type="float" office:value="-1643781" calcext:value-type="float">
            <text:p>-1643781</text:p>
          </table:table-cell>
          <table:table-cell office:value-type="float" office:value="70.64" calcext:value-type="float">
            <text:p>70.64</text:p>
          </table:table-cell>
          <table:table-cell office:value-type="float" office:value="136.2" calcext:value-type="float">
            <text:p>136.2</text:p>
          </table:table-cell>
          <table:table-cell office:value-type="float" office:value="106.118" calcext:value-type="float">
            <text:p>106.118</text:p>
          </table:table-cell>
          <table:table-cell office:value-type="float" office:value="25.214" calcext:value-type="float">
            <text:p>25.214</text:p>
          </table:table-cell>
          <table:table-cell office:value-type="float" office:value="-27.145" calcext:value-type="float">
            <text:p>-27.1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7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OPPER-NATIV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3" calcext:value-type="float">
            <text:p>7.923</text:p>
          </table:table-cell>
          <table:table-cell office:value-type="float" office:value="7.113" calcext:value-type="float">
            <text:p>7.113</text:p>
          </table:table-cell>
          <table:table-cell office:value-type="float" office:value="5.41" calcext:value-type="float">
            <text:p>5.4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8</text:p>
          </table:table-cell>
          <table:table-cell office:value-type="string" calcext:value-type="string">
            <text:p>Crd</text:p>
          </table:table-cell>
          <table:table-cell office:value-type="string" calcext:value-type="string">
            <text:p>CORDIERITE</text:p>
          </table:table-cell>
          <table:table-cell office:value-type="string" calcext:value-type="string">
            <text:p>Mg2Al3(AlSi5)O18</text:p>
          </table:table-cell>
          <table:table-cell office:value-type="string" calcext:value-type="string">
            <text:p>Mg(2)Al(4)Si(5)O(1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61279" calcext:value-type="float">
            <text:p>-2061279</text:p>
          </table:table-cell>
          <table:table-cell office:value-type="float" office:value="-2183199" calcext:value-type="float">
            <text:p>-2183199</text:p>
          </table:table-cell>
          <table:table-cell office:value-type="float" office:value="97.33" calcext:value-type="float">
            <text:p>97.33</text:p>
          </table:table-cell>
          <table:table-cell office:value-type="float" office:value="233.22" calcext:value-type="float">
            <text:p>233.22</text:p>
          </table:table-cell>
          <table:table-cell office:value-type="float" office:value="143.83" calcext:value-type="float">
            <text:p>143.83</text:p>
          </table:table-cell>
          <table:table-cell office:value-type="float" office:value="25.8" calcext:value-type="float">
            <text:p>25.8</text:p>
          </table:table-cell>
          <table:table-cell office:value-type="float" office:value="-38.6" calcext:value-type="float">
            <text:p>-38.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9</text:p>
          </table:table-cell>
          <table:table-cell office:value-type="string" calcext:value-type="string">
            <text:p>Hyd-Crd</text:p>
          </table:table-cell>
          <table:table-cell office:value-type="string" calcext:value-type="string">
            <text:p>CORDIERITE-HYD</text:p>
          </table:table-cell>
          <table:table-cell office:value-type="string" calcext:value-type="string">
            <text:p>Mg2Al3(AlSi5)O18*H20</text:p>
          </table:table-cell>
          <table:table-cell office:value-type="string" calcext:value-type="string">
            <text:p>Mg(2)Al(4)Si(5)O(19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21350" calcext:value-type="float">
            <text:p>-2121350</text:p>
          </table:table-cell>
          <table:table-cell office:value-type="float" office:value="-2255676" calcext:value-type="float">
            <text:p>-2255676</text:p>
          </table:table-cell>
          <table:table-cell office:value-type="float" office:value="111.43" calcext:value-type="float">
            <text:p>111.43</text:p>
          </table:table-cell>
          <table:table-cell office:value-type="float" office:value="241.22" calcext:value-type="float">
            <text:p>241.22</text:p>
          </table:table-cell>
          <table:table-cell office:value-type="float" office:value="155.23" calcext:value-type="float">
            <text:p>155.23</text:p>
          </table:table-cell>
          <table:table-cell office:value-type="float" office:value="25.8" calcext:value-type="float">
            <text:p>25.8</text:p>
          </table:table-cell>
          <table:table-cell office:value-type="float" office:value="-38.6" calcext:value-type="float">
            <text:p>-38.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0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Al(2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74824" calcext:value-type="float">
            <text:p>-374824</text:p>
          </table:table-cell>
          <table:table-cell office:value-type="float" office:value="-397145" calcext:value-type="float">
            <text:p>-397145</text:p>
          </table:table-cell>
          <table:table-cell office:value-type="float" office:value="12.18" calcext:value-type="float">
            <text:p>12.18</text:p>
          </table:table-cell>
          <table:table-cell office:value-type="float" office:value="25.575" calcext:value-type="float">
            <text:p>25.575</text:p>
          </table:table-cell>
          <table:table-cell office:value-type="float" office:value="27.49" calcext:value-type="float">
            <text:p>27.49</text:p>
          </table:table-cell>
          <table:table-cell office:value-type="float" office:value="2.82" calcext:value-type="float">
            <text:p>2.82</text:p>
          </table:table-cell>
          <table:table-cell office:value-type="float" office:value="-8.38" calcext:value-type="float">
            <text:p>-8.3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1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OVELLITE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Cu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2612" calcext:value-type="float">
            <text:p>-12612</text:p>
          </table:table-cell>
          <table:table-cell office:value-type="float" office:value="-12500" calcext:value-type="float">
            <text:p>-12500</text:p>
          </table:table-cell>
          <table:table-cell office:value-type="float" office:value="15.9" calcext:value-type="float">
            <text:p>15.9</text:p>
          </table:table-cell>
          <table:table-cell office:value-type="float" office:value="20.42" calcext:value-type="float">
            <text:p>20.42</text:p>
          </table:table-cell>
          <table:table-cell office:value-type="float" office:value="10.6" calcext:value-type="float">
            <text:p>10.6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2</text:p>
          </table:table-cell>
          <table:table-cell office:value-type="string" calcext:value-type="string">
            <text:p>A-Crs</text:p>
          </table:table-cell>
          <table:table-cell office:value-type="string" calcext:value-type="string">
            <text:p>CRISTOBALITE-ALPH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895" calcext:value-type="float">
            <text:p>-203895</text:p>
          </table:table-cell>
          <table:table-cell office:value-type="float" office:value="-216755" calcext:value-type="float">
            <text:p>-216755</text:p>
          </table:table-cell>
          <table:table-cell office:value-type="float" office:value="10.372" calcext:value-type="float">
            <text:p>10.372</text:p>
          </table:table-cell>
          <table:table-cell office:value-type="float" office:value="25.74" calcext:value-type="float">
            <text:p>25.74</text:p>
          </table:table-cell>
          <table:table-cell office:value-type="float" office:value="13.98" calcext:value-type="float">
            <text:p>13.98</text:p>
          </table:table-cell>
          <table:table-cell office:value-type="float" office:value="3.34" calcext:value-type="float">
            <text:p>3.34</text:p>
          </table:table-cell>
          <table:table-cell office:value-type="float" office:value="-3.81" calcext:value-type="float">
            <text:p>-3.8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3</text:p>
          </table:table-cell>
          <table:table-cell office:value-type="string" calcext:value-type="string">
            <text:p>B-Crs</text:p>
          </table:table-cell>
          <table:table-cell office:value-type="string" calcext:value-type="string">
            <text:p>CRISTOBALITE-BET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290" calcext:value-type="float">
            <text:p>-203290</text:p>
          </table:table-cell>
          <table:table-cell office:value-type="float" office:value="-215675" calcext:value-type="float">
            <text:p>-215675</text:p>
          </table:table-cell>
          <table:table-cell office:value-type="float" office:value="11.963" calcext:value-type="float">
            <text:p>11.963</text:p>
          </table:table-cell>
          <table:table-cell office:value-type="float" office:value="27.38" calcext:value-type="float">
            <text:p>27.38</text:p>
          </table:table-cell>
          <table:table-cell office:value-type="float" office:value="17.39" calcext:value-type="float">
            <text:p>17.39</text:p>
          </table:table-cell>
          <table:table-cell office:value-type="float" office:value="0.31" calcext:value-type="float">
            <text:p>0.31</text:p>
          </table:table-cell>
          <table:table-cell office:value-type="float" office:value="-9.89" calcext:value-type="float">
            <text:p>-9.8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5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CUPRITE</text:p>
          </table:table-cell>
          <table:table-cell office:value-type="string" calcext:value-type="string">
            <text:p>Cu2O</text:p>
          </table:table-cell>
          <table:table-cell office:value-type="string" calcext:value-type="string">
            <text:p>Cu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5384" calcext:value-type="float">
            <text:p>-35384</text:p>
          </table:table-cell>
          <table:table-cell office:value-type="float" office:value="-40830" calcext:value-type="float">
            <text:p>-40830</text:p>
          </table:table-cell>
          <table:table-cell office:value-type="float" office:value="22.08" calcext:value-type="float">
            <text:p>22.08</text:p>
          </table:table-cell>
          <table:table-cell office:value-type="float" office:value="23.437" calcext:value-type="float">
            <text:p>23.437</text:p>
          </table:table-cell>
          <table:table-cell office:value-type="float" office:value="14.08" calcext:value-type="float">
            <text:p>14.08</text:p>
          </table:table-cell>
          <table:table-cell office:value-type="float" office:value="5.88" calcext:value-type="float">
            <text:p>5.88</text:p>
          </table:table-cell>
          <table:table-cell office:value-type="float" office:value="-0.76" calcext:value-type="float">
            <text:p>-0.7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6</text:p>
          </table:table-cell>
          <table:table-cell office:value-type="string" calcext:value-type="string">
            <text:p>Dph-14A</text:p>
          </table:table-cell>
          <table:table-cell office:value-type="string" calcext:value-type="string">
            <text:p>DAPHNITE-14A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Gf_Hf_Saccocia_Seyfr</text:p>
          </table:table-cell>
          <table:table-cell office:value-type="float" office:value="-1550482" calcext:value-type="float">
            <text:p>-1550482</text:p>
          </table:table-cell>
          <table:table-cell office:value-type="float" office:value="-1695426" calcext:value-type="float">
            <text:p>-1695426</text:p>
          </table:table-cell>
          <table:table-cell office:value-type="float" office:value="142.5" calcext:value-type="float">
            <text:p>142.5</text:p>
          </table:table-cell>
          <table:table-cell office:value-type="float" office:value="213.42" calcext:value-type="float">
            <text:p>213.42</text:p>
          </table:table-cell>
          <table:table-cell office:value-type="float" office:value="176.21" calcext:value-type="float">
            <text:p>176.21</text:p>
          </table:table-cell>
          <table:table-cell office:value-type="float" office:value="43.76" calcext:value-type="float">
            <text:p>43.76</text:p>
          </table:table-cell>
          <table:table-cell office:value-type="float" office:value="-33.82" calcext:value-type="float">
            <text:p>-33.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6WOL</text:p>
          </table:table-cell>
          <table:table-cell office:value-type="string" calcext:value-type="string">
            <text:p>Dph-14A</text:p>
          </table:table-cell>
          <table:table-cell office:value-type="string" calcext:value-type="string">
            <text:p>DAPHNITE-14-WOL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78WOL</text:p>
          </table:table-cell>
          <table:table-cell office:value-type="float" office:value="-1548933" calcext:value-type="float">
            <text:p>-1548933</text:p>
          </table:table-cell>
          <table:table-cell office:value-type="float" office:value="-1693041" calcext:value-type="float">
            <text:p>-1693041</text:p>
          </table:table-cell>
          <table:table-cell office:value-type="float" office:value="142.5" calcext:value-type="float">
            <text:p>142.5</text:p>
          </table:table-cell>
          <table:table-cell office:value-type="float" office:value="213.42" calcext:value-type="float">
            <text:p>213.42</text:p>
          </table:table-cell>
          <table:table-cell office:value-type="float" office:value="176.21" calcext:value-type="float">
            <text:p>176.21</text:p>
          </table:table-cell>
          <table:table-cell office:value-type="float" office:value="43.76" calcext:value-type="float">
            <text:p>43.76</text:p>
          </table:table-cell>
          <table:table-cell office:value-type="float" office:value="-33.82" calcext:value-type="float">
            <text:p>-33.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6WOL</text:p>
          </table:table-cell>
          <table:table-cell office:value-type="string" calcext:value-type="string">
            <text:p>Dph-7A</text:p>
          </table:table-cell>
          <table:table-cell office:value-type="string" calcext:value-type="string">
            <text:p>DAPHNITE-7-WOL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78WOL</text:p>
          </table:table-cell>
          <table:table-cell office:value-type="float" office:value="-1544331" calcext:value-type="float">
            <text:p>-1544331</text:p>
          </table:table-cell>
          <table:table-cell office:value-type="float" office:value="-1689512" calcext:value-type="float">
            <text:p>-1689512</text:p>
          </table:table-cell>
          <table:table-cell office:value-type="float" office:value="138.9" calcext:value-type="float">
            <text:p>138.9</text:p>
          </table:table-cell>
          <table:table-cell office:value-type="float" office:value="221.2" calcext:value-type="float">
            <text:p>221.2</text:p>
          </table:table-cell>
          <table:table-cell office:value-type="float" office:value="176.21" calcext:value-type="float">
            <text:p>176.21</text:p>
          </table:table-cell>
          <table:table-cell office:value-type="float" office:value="43.76" calcext:value-type="float">
            <text:p>43.76</text:p>
          </table:table-cell>
          <table:table-cell office:value-type="float" office:value="-33.82" calcext:value-type="float">
            <text:p>-33.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7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DIASPORE</text:p>
          </table:table-cell>
          <table:table-cell office:value-type="string" calcext:value-type="string">
            <text:p>AlO(OH)</text:p>
          </table:table-cell>
          <table:table-cell office:value-type="string" calcext:value-type="string">
            <text:p>Al(1)O(2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8402" calcext:value-type="float">
            <text:p>-218402</text:p>
          </table:table-cell>
          <table:table-cell office:value-type="float" office:value="-237170" calcext:value-type="float">
            <text:p>-237170</text:p>
          </table:table-cell>
          <table:table-cell office:value-type="float" office:value="8.43" calcext:value-type="float">
            <text:p>8.43</text:p>
          </table:table-cell>
          <table:table-cell office:value-type="float" office:value="17.76" calcext:value-type="float">
            <text:p>17.76</text:p>
          </table:table-cell>
          <table:table-cell office:value-type="float" office:value="14.435" calcext:value-type="float">
            <text:p>14.43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9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OPSIDE</text:p>
          </table:table-cell>
          <table:table-cell office:value-type="string" calcext:value-type="string">
            <text:p>CaMg(SiO3)2</text:p>
          </table:table-cell>
          <table:table-cell office:value-type="string" calcext:value-type="string">
            <text:p>Ca(1)Mg(1)Si(2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723780" calcext:value-type="float">
            <text:p>-723780</text:p>
          </table:table-cell>
          <table:table-cell office:value-type="float" office:value="-765378" calcext:value-type="float">
            <text:p>-765378</text:p>
          </table:table-cell>
          <table:table-cell office:value-type="float" office:value="34.2" calcext:value-type="float">
            <text:p>34.2</text:p>
          </table:table-cell>
          <table:table-cell office:value-type="float" office:value="66.09" calcext:value-type="float">
            <text:p>66.09</text:p>
          </table:table-cell>
          <table:table-cell office:value-type="float" office:value="52.87" calcext:value-type="float">
            <text:p>52.87</text:p>
          </table:table-cell>
          <table:table-cell office:value-type="float" office:value="7.84" calcext:value-type="float">
            <text:p>7.84</text:p>
          </table:table-cell>
          <table:table-cell office:value-type="float" office:value="-15.74" calcext:value-type="float">
            <text:p>-15.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!M050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DOLOMITE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517760" calcext:value-type="float">
            <text:p>-517760</text:p>
          </table:table-cell>
          <table:table-cell office:value-type="float" office:value="-556631" calcext:value-type="float">
            <text:p>-556631</text:p>
          </table:table-cell>
          <table:table-cell office:value-type="float" office:value="37.09" calcext:value-type="float">
            <text:p>37.09</text:p>
          </table:table-cell>
          <table:table-cell office:value-type="float" office:value="64.365" calcext:value-type="float">
            <text:p>64.365</text:p>
          </table:table-cell>
          <table:table-cell office:value-type="float" office:value="41.557" calcext:value-type="float">
            <text:p>41.557</text:p>
          </table:table-cell>
          <table:table-cell office:value-type="float" office:value="23.952" calcext:value-type="float">
            <text:p>23.952</text:p>
          </table:table-cell>
          <table:table-cell office:value-type="float" office:value="-9.884" calcext:value-type="float">
            <text:p>-9.8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1</text:p>
          </table:table-cell>
          <table:table-cell office:value-type="string" calcext:value-type="string">
            <text:p>Dis-Dol</text:p>
          </table:table-cell>
          <table:table-cell office:value-type="string" calcext:value-type="string">
            <text:p>DOLOMITE-DIS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515653" calcext:value-type="float">
            <text:p>-515653</text:p>
          </table:table-cell>
          <table:table-cell office:value-type="float" office:value="-553704" calcext:value-type="float">
            <text:p>-553704</text:p>
          </table:table-cell>
          <table:table-cell office:value-type="float" office:value="39.84" calcext:value-type="float">
            <text:p>39.84</text:p>
          </table:table-cell>
          <table:table-cell office:value-type="float" office:value="64.39" calcext:value-type="float">
            <text:p>64.39</text:p>
          </table:table-cell>
          <table:table-cell office:value-type="float" office:value="44.711" calcext:value-type="float">
            <text:p>44.711</text:p>
          </table:table-cell>
          <table:table-cell office:value-type="float" office:value="17.779" calcext:value-type="float">
            <text:p>17.779</text:p>
          </table:table-cell>
          <table:table-cell office:value-type="float" office:value="-10.948" calcext:value-type="float">
            <text:p>-10.9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2</text:p>
          </table:table-cell>
          <table:table-cell office:value-type="string" calcext:value-type="string">
            <text:p>Ord-Dol</text:p>
          </table:table-cell>
          <table:table-cell office:value-type="string" calcext:value-type="string">
            <text:p>DOLOMITE-ORD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517760" calcext:value-type="float">
            <text:p>-517760</text:p>
          </table:table-cell>
          <table:table-cell office:value-type="float" office:value="-556631" calcext:value-type="float">
            <text:p>-556631</text:p>
          </table:table-cell>
          <table:table-cell office:value-type="float" office:value="37.09" calcext:value-type="float">
            <text:p>37.09</text:p>
          </table:table-cell>
          <table:table-cell office:value-type="float" office:value="64.34" calcext:value-type="float">
            <text:p>64.34</text:p>
          </table:table-cell>
          <table:table-cell office:value-type="float" office:value="44.711" calcext:value-type="float">
            <text:p>44.711</text:p>
          </table:table-cell>
          <table:table-cell office:value-type="float" office:value="17.779" calcext:value-type="float">
            <text:p>17.779</text:p>
          </table:table-cell>
          <table:table-cell office:value-type="float" office:value="-10.948" calcext:value-type="float">
            <text:p>-10.9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!M052</text:p>
          </table:table-cell>
          <table:table-cell office:value-type="string" calcext:value-type="string">
            <text:p>Dol-Sed</text:p>
          </table:table-cell>
          <table:table-cell office:value-type="string" calcext:value-type="string">
            <text:p>DOLOMITE-sed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Hyeong</text:p>
          </table:table-cell>
          <table:table-cell office:value-type="string" calcext:value-type="string">
            <text:p>GCA65-3065</text:p>
          </table:table-cell>
          <table:table-cell office:value-type="float" office:value="-516050" calcext:value-type="float">
            <text:p>-516050</text:p>
          </table:table-cell>
          <table:table-cell office:value-type="float" office:value="-554200" calcext:value-type="float">
            <text:p>-554200</text:p>
          </table:table-cell>
          <table:table-cell office:value-type="float" office:value="37.09" calcext:value-type="float">
            <text:p>37.09</text:p>
          </table:table-cell>
          <table:table-cell office:value-type="float" office:value="64.34" calcext:value-type="float">
            <text:p>64.34</text:p>
          </table:table-cell>
          <table:table-cell office:value-type="float" office:value="44.711" calcext:value-type="float">
            <text:p>44.711</text:p>
          </table:table-cell>
          <table:table-cell office:value-type="float" office:value="17.779" calcext:value-type="float">
            <text:p>17.779</text:p>
          </table:table-cell>
          <table:table-cell office:value-type="float" office:value="-10.948" calcext:value-type="float">
            <text:p>-10.9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3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EPIDOTE</text:p>
          </table:table-cell>
          <table:table-cell office:value-type="string" calcext:value-type="string">
            <text:p>Ca2FeAl2Si3O12(OH)</text:p>
          </table:table-cell>
          <table:table-cell office:value-type="string" calcext:value-type="string">
            <text:p>Ca(2)Fe(1)Al(2)Si(3)O(13)H(1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450906" calcext:value-type="float">
            <text:p>-1450906</text:p>
          </table:table-cell>
          <table:table-cell office:value-type="float" office:value="-1543992" calcext:value-type="float">
            <text:p>-1543992</text:p>
          </table:table-cell>
          <table:table-cell office:value-type="float" office:value="75.28" calcext:value-type="float">
            <text:p>75.28</text:p>
          </table:table-cell>
          <table:table-cell office:value-type="float" office:value="139.2" calcext:value-type="float">
            <text:p>139.2</text:p>
          </table:table-cell>
          <table:table-cell office:value-type="float" office:value="117.622" calcext:value-type="float">
            <text:p>117.622</text:p>
          </table:table-cell>
          <table:table-cell office:value-type="float" office:value="12.816" calcext:value-type="float">
            <text:p>12.816</text:p>
          </table:table-cell>
          <table:table-cell office:value-type="float" office:value="-31.864" calcext:value-type="float">
            <text:p>-31.8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4</text:p>
          </table:table-cell>
          <table:table-cell office:value-type="string" calcext:value-type="string">
            <text:p>Ord-Ep</text:p>
          </table:table-cell>
          <table:table-cell office:value-type="string" calcext:value-type="string">
            <text:p>EPIDOTE-ORD</text:p>
          </table:table-cell>
          <table:table-cell office:value-type="string" calcext:value-type="string">
            <text:p>Ca2FeAl2Si3O12(OH)</text:p>
          </table:table-cell>
          <table:table-cell office:value-type="string" calcext:value-type="string">
            <text:p>Ca(2)Fe(1)Al(2)Si(3)O(13)H(1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450906" calcext:value-type="float">
            <text:p>-1450906</text:p>
          </table:table-cell>
          <table:table-cell office:value-type="float" office:value="-1544016" calcext:value-type="float">
            <text:p>-1544016</text:p>
          </table:table-cell>
          <table:table-cell office:value-type="float" office:value="75.2" calcext:value-type="float">
            <text:p>75.2</text:p>
          </table:table-cell>
          <table:table-cell office:value-type="float" office:value="139.2" calcext:value-type="float">
            <text:p>139.2</text:p>
          </table:table-cell>
          <table:table-cell office:value-type="float" office:value="113.78" calcext:value-type="float">
            <text:p>113.78</text:p>
          </table:table-cell>
          <table:table-cell office:value-type="float" office:value="14.69" calcext:value-type="float">
            <text:p>14.69</text:p>
          </table:table-cell>
          <table:table-cell office:value-type="float" office:value="-28.92" calcext:value-type="float">
            <text:p>-28.9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AYALITE</text:p>
          </table:table-cell>
          <table:table-cell office:value-type="string" calcext:value-type="string">
            <text:p>Fe2SiO4</text:p>
          </table:table-cell>
          <table:table-cell office:value-type="string" calcext:value-type="string">
            <text:p>Fe(2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30233" calcext:value-type="float">
            <text:p>-330233</text:p>
          </table:table-cell>
          <table:table-cell office:value-type="float" office:value="-354119" calcext:value-type="float">
            <text:p>-354119</text:p>
          </table:table-cell>
          <table:table-cell office:value-type="float" office:value="35.45" calcext:value-type="float">
            <text:p>35.45</text:p>
          </table:table-cell>
          <table:table-cell office:value-type="float" office:value="46.39" calcext:value-type="float">
            <text:p>46.39</text:p>
          </table:table-cell>
          <table:table-cell office:value-type="float" office:value="36.51" calcext:value-type="float">
            <text:p>36.51</text:p>
          </table:table-cell>
          <table:table-cell office:value-type="float" office:value="9.36" calcext:value-type="float">
            <text:p>9.36</text:p>
          </table:table-cell>
          <table:table-cell office:value-type="float" office:value="-6.7" calcext:value-type="float">
            <text:p>-6.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6</text:p>
          </table:table-cell>
          <table:table-cell office:value-type="string" calcext:value-type="string">
            <text:p>Fe-Prg</text:p>
          </table:table-cell>
          <table:table-cell office:value-type="string" calcext:value-type="string">
            <text:p>FERROPARGASITE</text:p>
          </table:table-cell>
          <table:table-cell office:value-type="string" calcext:value-type="string">
            <text:p>Na(Ca2Fe4Al)(Al2Si6)O22(OH)2</text:p>
          </table:table-cell>
          <table:table-cell office:value-type="string" calcext:value-type="string">
            <text:p>Na(1)Ca(2)Fe(4)Al(3)Si(6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.TMMadde</text:p>
          </table:table-cell>
          <table:table-cell office:value-type="float" office:value="-2526187" calcext:value-type="float">
            <text:p>-2526187</text:p>
          </table:table-cell>
          <table:table-cell office:value-type="float" office:value="-2686900" calcext:value-type="float">
            <text:p>-2686900</text:p>
          </table:table-cell>
          <table:table-cell office:value-type="float" office:value="185.5" calcext:value-type="float">
            <text:p>185.5</text:p>
          </table:table-cell>
          <table:table-cell office:value-type="float" office:value="279.89" calcext:value-type="float">
            <text:p>279.89</text:p>
          </table:table-cell>
          <table:table-cell office:value-type="float" office:value="213.57" calcext:value-type="float">
            <text:p>213.57</text:p>
          </table:table-cell>
          <table:table-cell office:value-type="float" office:value="42.99" calcext:value-type="float">
            <text:p>42.99</text:p>
          </table:table-cell>
          <table:table-cell office:value-type="float" office:value="-47.29" calcext:value-type="float">
            <text:p>-47.2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7</text:p>
          </table:table-cell>
          <table:table-cell office:value-type="string" calcext:value-type="string">
            <text:p>Fe-Tr</text:p>
          </table:table-cell>
          <table:table-cell office:value-type="string" calcext:value-type="string">
            <text:p>FERROTREMOLITE</text:p>
          </table:table-cell>
          <table:table-cell office:value-type="string" calcext:value-type="string">
            <text:p>(Ca2Fe5)Si8O22(OH)2</text:p>
          </table:table-cell>
          <table:table-cell office:value-type="string" calcext:value-type="string">
            <text:p>Ca(2)Fe(5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.TMMadded</text:p>
          </table:table-cell>
          <table:table-cell office:value-type="float" office:value="-2349100" calcext:value-type="float">
            <text:p>-2349100</text:p>
          </table:table-cell>
          <table:table-cell office:value-type="float" office:value="-2511300" calcext:value-type="float">
            <text:p>-2511300</text:p>
          </table:table-cell>
          <table:table-cell office:value-type="float" office:value="163.5" calcext:value-type="float">
            <text:p>163.5</text:p>
          </table:table-cell>
          <table:table-cell office:value-type="float" office:value="282.8" calcext:value-type="float">
            <text:p>282.8</text:p>
          </table:table-cell>
          <table:table-cell office:value-type="float" office:value="197.93" calcext:value-type="float">
            <text:p>197.93</text:p>
          </table:table-cell>
          <table:table-cell office:value-type="float" office:value="58.95" calcext:value-type="float">
            <text:p>58.95</text:p>
          </table:table-cell>
          <table:table-cell office:value-type="float" office:value="-41.17" calcext:value-type="float">
            <text:p>-41.1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8</text:p>
          </table:table-cell>
          <table:table-cell office:value-type="string" calcext:value-type="string">
            <text:p>Frs-Ox</text:p>
          </table:table-cell>
          <table:table-cell office:value-type="string" calcext:value-type="string">
            <text:p>FERROUS-OXIDE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Fe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0097" calcext:value-type="float">
            <text:p>-60097</text:p>
          </table:table-cell>
          <table:table-cell office:value-type="float" office:value="-65020" calcext:value-type="float">
            <text:p>-65020</text:p>
          </table:table-cell>
          <table:table-cell office:value-type="float" office:value="14.52" calcext:value-type="float">
            <text:p>14.52</text:p>
          </table:table-cell>
          <table:table-cell office:value-type="float" office:value="12" calcext:value-type="float">
            <text:p>12</text:p>
          </table:table-cell>
          <table:table-cell office:value-type="float" office:value="12.122" calcext:value-type="float">
            <text:p>12.122</text:p>
          </table:table-cell>
          <table:table-cell office:value-type="float" office:value="2.072" calcext:value-type="float">
            <text:p>2.072</text:p>
          </table:table-cell>
          <table:table-cell office:value-type="float" office:value="-0.75" calcext:value-type="float">
            <text:p>-0.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UORITE</text:p>
          </table:table-cell>
          <table:table-cell office:value-type="string" calcext:value-type="string">
            <text:p>CaF2</text:p>
          </table:table-cell>
          <table:table-cell office:value-type="string" calcext:value-type="string">
            <text:p>Ca(1)F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80493" calcext:value-type="float">
            <text:p>-280493</text:p>
          </table:table-cell>
          <table:table-cell office:value-type="float" office:value="-293000" calcext:value-type="float">
            <text:p>-293000</text:p>
          </table:table-cell>
          <table:table-cell office:value-type="float" office:value="16.39" calcext:value-type="float">
            <text:p>16.39</text:p>
          </table:table-cell>
          <table:table-cell office:value-type="float" office:value="24.542" calcext:value-type="float">
            <text:p>24.542</text:p>
          </table:table-cell>
          <table:table-cell office:value-type="float" office:value="14.3" calcext:value-type="float">
            <text:p>14.3</text:p>
          </table:table-cell>
          <table:table-cell office:value-type="float" office:value="7.28" calcext:value-type="float">
            <text:p>7.28</text:p>
          </table:table-cell>
          <table:table-cell office:value-type="float" office:value="0.47" calcext:value-type="float">
            <text:p>0.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2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ORSTERITE</text:p>
          </table:table-cell>
          <table:table-cell office:value-type="string" calcext:value-type="string">
            <text:p>Mg2SiO4</text:p>
          </table:table-cell>
          <table:table-cell office:value-type="string" calcext:value-type="string">
            <text:p>Mg(2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91564" calcext:value-type="float">
            <text:p>-491564</text:p>
          </table:table-cell>
          <table:table-cell office:value-type="float" office:value="-520000" calcext:value-type="float">
            <text:p>-520000</text:p>
          </table:table-cell>
          <table:table-cell office:value-type="float" office:value="22.75" calcext:value-type="float">
            <text:p>22.75</text:p>
          </table:table-cell>
          <table:table-cell office:value-type="float" office:value="43.79" calcext:value-type="float">
            <text:p>43.79</text:p>
          </table:table-cell>
          <table:table-cell office:value-type="float" office:value="35.81" calcext:value-type="float">
            <text:p>35.81</text:p>
          </table:table-cell>
          <table:table-cell office:value-type="float" office:value="6.54" calcext:value-type="float">
            <text:p>6.54</text:p>
          </table:table-cell>
          <table:table-cell office:value-type="float" office:value="-8.52" calcext:value-type="float">
            <text:p>-8.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3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Pb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3115" calcext:value-type="float">
            <text:p>-23115</text:p>
          </table:table-cell>
          <table:table-cell office:value-type="float" office:value="-23500" calcext:value-type="float">
            <text:p>-23500</text:p>
          </table:table-cell>
          <table:table-cell office:value-type="float" office:value="21.8" calcext:value-type="float">
            <text:p>21.8</text:p>
          </table:table-cell>
          <table:table-cell office:value-type="float" office:value="31.49" calcext:value-type="float">
            <text:p>31.49</text:p>
          </table:table-cell>
          <table:table-cell office:value-type="float" office:value="11.17" calcext:value-type="float">
            <text:p>11.1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4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EHLENITE</text:p>
          </table:table-cell>
          <table:table-cell office:value-type="string" calcext:value-type="string">
            <text:p>Ca2(Al2Si)O7</text:p>
          </table:table-cell>
          <table:table-cell office:value-type="string" calcext:value-type="string">
            <text:p>Ca(2)Al(2)Si(1)O(7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903148" calcext:value-type="float">
            <text:p>-903148</text:p>
          </table:table-cell>
          <table:table-cell office:value-type="float" office:value="-951225" calcext:value-type="float">
            <text:p>-951225</text:p>
          </table:table-cell>
          <table:table-cell office:value-type="float" office:value="48.1" calcext:value-type="float">
            <text:p>48.1</text:p>
          </table:table-cell>
          <table:table-cell office:value-type="float" office:value="90.24" calcext:value-type="float">
            <text:p>90.24</text:p>
          </table:table-cell>
          <table:table-cell office:value-type="float" office:value="63.74" calcext:value-type="float">
            <text:p>63.74</text:p>
          </table:table-cell>
          <table:table-cell office:value-type="float" office:value="8" calcext:value-type="float">
            <text:p>8</text:p>
          </table:table-cell>
          <table:table-cell office:value-type="float" office:value="-15.12" calcext:value-type="float">
            <text:p>-15.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5</text:p>
          </table:table-cell>
          <table:table-cell office:value-type="string" calcext:value-type="string">
            <text:p>Gbs</text:p>
          </table:table-cell>
          <table:table-cell office:value-type="string" calcext:value-type="string">
            <text:p>GIBBSITE</text:p>
          </table:table-cell>
          <table:table-cell office:value-type="string" calcext:value-type="string">
            <text:p>Al(OH)3</text:p>
          </table:table-cell>
          <table:table-cell office:value-type="string" calcext:value-type="string">
            <text:p>Al(1)O(3)H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6168" calcext:value-type="float">
            <text:p>-276168</text:p>
          </table:table-cell>
          <table:table-cell office:value-type="float" office:value="-309065" calcext:value-type="float">
            <text:p>-309065</text:p>
          </table:table-cell>
          <table:table-cell office:value-type="float" office:value="16.75" calcext:value-type="float">
            <text:p>16.75</text:p>
          </table:table-cell>
          <table:table-cell office:value-type="float" office:value="31.956" calcext:value-type="float">
            <text:p>31.956</text:p>
          </table:table-cell>
          <table:table-cell office:value-type="float" office:value="8.65" calcext:value-type="float">
            <text:p>8.65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8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5.298" calcext:value-type="float">
            <text:p>5.298</text:p>
          </table:table-cell>
          <table:table-cell office:value-type="float" office:value="4.03" calcext:value-type="float">
            <text:p>4.03</text:p>
          </table:table-cell>
          <table:table-cell office:value-type="float" office:value="1.14" calcext:value-type="float">
            <text:p>1.14</text:p>
          </table:table-cell>
          <table:table-cell office:value-type="float" office:value="-2.04" calcext:value-type="float">
            <text:p>-2.0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9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REENALITE</text:p>
          </table:table-cell>
          <table:table-cell office:value-type="string" calcext:value-type="string">
            <text:p>Fe3Si2O5(OH)4</text:p>
          </table:table-cell>
          <table:table-cell office:value-type="string" calcext:value-type="string">
            <text:p>Fe(3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.DCS-delG</text:p>
          </table:table-cell>
          <table:table-cell office:value-type="float" office:value="-715340" calcext:value-type="float">
            <text:p>-715340</text:p>
          </table:table-cell>
          <table:table-cell office:value-type="float" office:value="-644110" calcext:value-type="float">
            <text:p>-644110</text:p>
          </table:table-cell>
          <table:table-cell office:value-type="float" office:value="72.6" calcext:value-type="float">
            <text:p>72.6</text:p>
          </table:table-cell>
          <table:table-cell office:value-type="float" office:value="115" calcext:value-type="float">
            <text:p>115</text:p>
          </table:table-cell>
          <table:table-cell office:value-type="float" office:value="81.65" calcext:value-type="float">
            <text:p>81.65</text:p>
          </table:table-cell>
          <table:table-cell office:value-type="float" office:value="32.6" calcext:value-type="float">
            <text:p>32.6</text:p>
          </table:table-cell>
          <table:table-cell office:value-type="float" office:value="-15.39" calcext:value-type="float">
            <text:p>-15.3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0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GROSSULAR</text:p>
          </table:table-cell>
          <table:table-cell office:value-type="string" calcext:value-type="string">
            <text:p>Ca3Al2Si3O12</text:p>
          </table:table-cell>
          <table:table-cell office:value-type="string" calcext:value-type="string">
            <text:p>Ca(3)Al(2)Si(3)O(1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496307" calcext:value-type="float">
            <text:p>-1496307</text:p>
          </table:table-cell>
          <table:table-cell office:value-type="float" office:value="-1582737" calcext:value-type="float">
            <text:p>-1582737</text:p>
          </table:table-cell>
          <table:table-cell office:value-type="float" office:value="60.87" calcext:value-type="float">
            <text:p>60.87</text:p>
          </table:table-cell>
          <table:table-cell office:value-type="float" office:value="125.3" calcext:value-type="float">
            <text:p>125.3</text:p>
          </table:table-cell>
          <table:table-cell office:value-type="float" office:value="104.017" calcext:value-type="float">
            <text:p>104.017</text:p>
          </table:table-cell>
          <table:table-cell office:value-type="float" office:value="17.013" calcext:value-type="float">
            <text:p>17.013</text:p>
          </table:table-cell>
          <table:table-cell office:value-type="float" office:value="-27.318" calcext:value-type="float">
            <text:p>-27.31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2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ALITE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Na(1)Cl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1807" calcext:value-type="float">
            <text:p>-91807</text:p>
          </table:table-cell>
          <table:table-cell office:value-type="float" office:value="-98260" calcext:value-type="float">
            <text:p>-98260</text:p>
          </table:table-cell>
          <table:table-cell office:value-type="float" office:value="17.24" calcext:value-type="float">
            <text:p>17.24</text:p>
          </table:table-cell>
          <table:table-cell office:value-type="float" office:value="27.015" calcext:value-type="float">
            <text:p>27.015</text:p>
          </table:table-cell>
          <table:table-cell office:value-type="float" office:value="10.98" calcext:value-type="float">
            <text:p>10.98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4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EDENBERGITE</text:p>
          </table:table-cell>
          <table:table-cell office:value-type="string" calcext:value-type="string">
            <text:p>CaFe(SiO3)2</text:p>
          </table:table-cell>
          <table:table-cell office:value-type="string" calcext:value-type="string">
            <text:p>Ca(1)Fe(1)Si(2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5.Mar.90</text:p>
          </table:table-cell>
          <table:table-cell office:value-type="float" office:value="-638998" calcext:value-type="float">
            <text:p>-638998</text:p>
          </table:table-cell>
          <table:table-cell office:value-type="float" office:value="-678276" calcext:value-type="float">
            <text:p>-678276</text:p>
          </table:table-cell>
          <table:table-cell office:value-type="float" office:value="40.7" calcext:value-type="float">
            <text:p>40.7</text:p>
          </table:table-cell>
          <table:table-cell office:value-type="float" office:value="68.27" calcext:value-type="float">
            <text:p>68.27</text:p>
          </table:table-cell>
          <table:table-cell office:value-type="float" office:value="54.81" calcext:value-type="float">
            <text:p>54.81</text:p>
          </table:table-cell>
          <table:table-cell office:value-type="float" office:value="8.17" calcext:value-type="float">
            <text:p>8.17</text:p>
          </table:table-cell>
          <table:table-cell office:value-type="float" office:value="-15.01" calcext:value-type="float">
            <text:p>-15.0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5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TITE</text:p>
          </table:table-cell>
          <table:table-cell office:value-type="string" calcext:value-type="string">
            <text:p>CaMg3(CO3)4</text:p>
          </table:table-cell>
          <table:table-cell office:value-type="string" calcext:value-type="string">
            <text:p>Ca(1)Mg(3)C(4)O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004710" calcext:value-type="float">
            <text:p>-1004710</text:p>
          </table:table-cell>
          <table:table-cell office:value-type="float" office:value="-1082600" calcext:value-type="float">
            <text:p>-1082600</text:p>
          </table:table-cell>
          <table:table-cell office:value-type="float" office:value="71.59" calcext:value-type="float">
            <text:p>71.59</text:p>
          </table:table-cell>
          <table:table-cell office:value-type="float" office:value="122.9" calcext:value-type="float">
            <text:p>122.9</text:p>
          </table:table-cell>
          <table:table-cell office:value-type="float" office:value="84.17" calcext:value-type="float">
            <text:p>84.17</text:p>
          </table:table-cell>
          <table:table-cell office:value-type="float" office:value="42.86" calcext:value-type="float">
            <text:p>42.86</text:p>
          </table:table-cell>
          <table:table-cell office:value-type="float" office:value="-20.44" calcext:value-type="float">
            <text:p>-20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6</text:p>
          </table:table-cell>
          <table:table-cell office:value-type="string" calcext:value-type="string">
            <text:p>Hydro-Mgs</text:p>
          </table:table-cell>
          <table:table-cell office:value-type="string" calcext:value-type="string">
            <text:p>HYDROMAGNESITE</text:p>
          </table:table-cell>
          <table:table-cell office:value-type="string" calcext:value-type="string">
            <text:p>Mg5(OH)2(CO3)4*4H20</text:p>
          </table:table-cell>
          <table:table-cell office:value-type="string" calcext:value-type="string">
            <text:p>Mg(5)C(4)O(18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401687" calcext:value-type="float">
            <text:p>-1401687</text:p>
          </table:table-cell>
          <table:table-cell office:value-type="float" office:value="-1557090" calcext:value-type="float">
            <text:p>-1557090</text:p>
          </table:table-cell>
          <table:table-cell office:value-type="float" office:value="129.38" calcext:value-type="float">
            <text:p>129.38</text:p>
          </table:table-cell>
          <table:table-cell office:value-type="float" office:value="208.8" calcext:value-type="float">
            <text:p>208.8</text:p>
          </table:table-cell>
          <table:table-cell office:value-type="float" office:value="141.46" calcext:value-type="float">
            <text:p>141.46</text:p>
          </table:table-cell>
          <table:table-cell office:value-type="float" office:value="65.28" calcext:value-type="float">
            <text:p>65.28</text:p>
          </table:table-cell>
          <table:table-cell office:value-type="float" office:value="-21.67" calcext:value-type="float">
            <text:p>-21.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7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NaAl(SiO3)2</text:p>
          </table:table-cell>
          <table:table-cell office:value-type="string" calcext:value-type="string">
            <text:p>Na(1)Al(1)Si(2)O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79445" calcext:value-type="float">
            <text:p>-679445</text:p>
          </table:table-cell>
          <table:table-cell office:value-type="float" office:value="-722116" calcext:value-type="float">
            <text:p>-722116</text:p>
          </table:table-cell>
          <table:table-cell office:value-type="float" office:value="31.9" calcext:value-type="float">
            <text:p>31.9</text:p>
          </table:table-cell>
          <table:table-cell office:value-type="float" office:value="60.4" calcext:value-type="float">
            <text:p>60.4</text:p>
          </table:table-cell>
          <table:table-cell office:value-type="float" office:value="48.16" calcext:value-type="float">
            <text:p>48.16</text:p>
          </table:table-cell>
          <table:table-cell office:value-type="float" office:value="11.42" calcext:value-type="float">
            <text:p>11.42</text:p>
          </table:table-cell>
          <table:table-cell office:value-type="float" office:value="-11.87" calcext:value-type="float">
            <text:p>-11.8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9</text:p>
          </table:table-cell>
          <table:table-cell office:value-type="string" calcext:value-type="string">
            <text:p>Kln</text:p>
          </table:table-cell>
          <table:table-cell office:value-type="string" calcext:value-type="string">
            <text:p>KAOLINITE</text:p>
          </table:table-cell>
          <table:table-cell office:value-type="string" calcext:value-type="string">
            <text:p>Al2Si2O5(OH)4</text:p>
          </table:table-cell>
          <table:table-cell office:value-type="string" calcext:value-type="string">
            <text:p>Al(2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05614" calcext:value-type="float">
            <text:p>-905614</text:p>
          </table:table-cell>
          <table:table-cell office:value-type="float" office:value="-982221" calcext:value-type="float">
            <text:p>-982221</text:p>
          </table:table-cell>
          <table:table-cell office:value-type="float" office:value="48.53" calcext:value-type="float">
            <text:p>48.53</text:p>
          </table:table-cell>
          <table:table-cell office:value-type="float" office:value="99.52" calcext:value-type="float">
            <text:p>99.52</text:p>
          </table:table-cell>
          <table:table-cell office:value-type="float" office:value="72.77" calcext:value-type="float">
            <text:p>72.77</text:p>
          </table:table-cell>
          <table:table-cell office:value-type="float" office:value="29.2" calcext:value-type="float">
            <text:p>29.2</text:p>
          </table:table-cell>
          <table:table-cell office:value-type="float" office:value="-21.52" calcext:value-type="float">
            <text:p>-21.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8</text:p>
          </table:table-cell>
          <table:table-cell office:value-type="string" calcext:value-type="string">
            <text:p>K-Fs</text:p>
          </table:table-cell>
          <table:table-cell office:value-type="string" calcext:value-type="string">
            <text:p>K-FELDSPAR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5374" calcext:value-type="float">
            <text:p>-895374</text:p>
          </table:table-cell>
          <table:table-cell office:value-type="float" office:value="-949188" calcext:value-type="float">
            <text:p>-949188</text:p>
          </table:table-cell>
          <table:table-cell office:value-type="float" office:value="51.13" calcext:value-type="float">
            <text:p>51.13</text:p>
          </table:table-cell>
          <table:table-cell office:value-type="float" office:value="108.87" calcext:value-type="float">
            <text:p>108.87</text:p>
          </table:table-cell>
          <table:table-cell office:value-type="float" office:value="76.617" calcext:value-type="float">
            <text:p>76.617</text:p>
          </table:table-cell>
          <table:table-cell office:value-type="float" office:value="4.311" calcext:value-type="float">
            <text:p>4.311</text:p>
          </table:table-cell>
          <table:table-cell office:value-type="float" office:value="-29.945" calcext:value-type="float">
            <text:p>-29.9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0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YAN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956" calcext:value-type="float">
            <text:p>-580956</text:p>
          </table:table-cell>
          <table:table-cell office:value-type="float" office:value="-616897" calcext:value-type="float">
            <text:p>-616897</text:p>
          </table:table-cell>
          <table:table-cell office:value-type="float" office:value="20" calcext:value-type="float">
            <text:p>20</text:p>
          </table:table-cell>
          <table:table-cell office:value-type="float" office:value="44.09" calcext:value-type="float">
            <text:p>44.09</text:p>
          </table:table-cell>
          <table:table-cell office:value-type="float" office:value="41.393132" calcext:value-type="float">
            <text:p>41.393132</text:p>
          </table:table-cell>
          <table:table-cell office:value-type="float" office:value="6.816463" calcext:value-type="float">
            <text:p>6.816463</text:p>
          </table:table-cell>
          <table:table-cell office:value-type="float" office:value="-12.882104" calcext:value-type="float">
            <text:p>-12.88210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2</text:p>
          </table:table-cell>
          <table:table-cell office:value-type="string" calcext:value-type="string">
            <text:p>lamt</text:p>
          </table:table-cell>
          <table:table-cell office:value-type="string" calcext:value-type="string">
            <text:p>LAUMONTITE</text:p>
          </table:table-cell>
          <table:table-cell office:value-type="string" calcext:value-type="string">
            <text:p>Ca(Al2Si4)O12*4H2O</text:p>
          </table:table-cell>
          <table:table-cell office:value-type="string" calcext:value-type="string">
            <text:p>Ca(1)Al(2)Si(4)O(16)H(8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596823" calcext:value-type="float">
            <text:p>-1596823</text:p>
          </table:table-cell>
          <table:table-cell office:value-type="float" office:value="-1728664" calcext:value-type="float">
            <text:p>-1728664</text:p>
          </table:table-cell>
          <table:table-cell office:value-type="float" office:value="116.1" calcext:value-type="float">
            <text:p>116.1</text:p>
          </table:table-cell>
          <table:table-cell office:value-type="float" office:value="207.55" calcext:value-type="float">
            <text:p>207.55</text:p>
          </table:table-cell>
          <table:table-cell office:value-type="float" office:value="123.2" calcext:value-type="float">
            <text:p>123.2</text:p>
          </table:table-cell>
          <table:table-cell office:value-type="float" office:value="44.47" calcext:value-type="float">
            <text:p>44.47</text:p>
          </table:table-cell>
          <table:table-cell office:value-type="float" office:value="-16.43" calcext:value-type="float">
            <text:p>-16.4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4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44366" calcext:value-type="float">
            <text:p>-144366</text:p>
          </table:table-cell>
          <table:table-cell office:value-type="float" office:value="-151790" calcext:value-type="float">
            <text:p>-151790</text:p>
          </table:table-cell>
          <table:table-cell office:value-type="float" office:value="9.5" calcext:value-type="float">
            <text:p>9.5</text:p>
          </table:table-cell>
          <table:table-cell office:value-type="float" office:value="16.764" calcext:value-type="float">
            <text:p>16.764</text:p>
          </table:table-cell>
          <table:table-cell office:value-type="float" office:value="11.67" calcext:value-type="float">
            <text:p>11.67</text:p>
          </table:table-cell>
          <table:table-cell office:value-type="float" office:value="1.08" calcext:value-type="float">
            <text:p>1.08</text:p>
          </table:table-cell>
          <table:table-cell office:value-type="float" office:value="-1.56" calcext:value-type="float">
            <text:p>-1.5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42</text:p>
          </table:table-cell>
          <table:table-cell table:number-columns-repeated="2" office:value-type="string" calcext:value-type="string">
            <text:p>LITHARGE</text:p>
          </table:table-cell>
          <table:table-cell office:value-type="string" calcext:value-type="string">
            <text:p>PbO</text:p>
          </table:table-cell>
          <table:table-cell office:value-type="string" calcext:value-type="string">
            <text:p>Pb(1)O(1)</text:p>
          </table:table-cell>
          <table:table-cell office:value-type="string" calcext:value-type="string">
            <text:p>ref:G9A</text:p>
          </table:table-cell>
          <table:table-cell office:value-type="string" calcext:value-type="string">
            <text:p>11.APR.95</text:p>
          </table:table-cell>
          <table:table-cell office:value-type="float" office:value="-45220" calcext:value-type="float">
            <text:p>-45220</text:p>
          </table:table-cell>
          <table:table-cell office:value-type="float" office:value="-52540" calcext:value-type="float">
            <text:p>-52540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1" calcext:value-type="float">
            <text:p>23.91</text:p>
          </table:table-cell>
          <table:table-cell office:value-type="float" office:value="12.193" calcext:value-type="float">
            <text:p>12.193</text:p>
          </table:table-cell>
          <table:table-cell office:value-type="float" office:value="2.455" calcext:value-type="float">
            <text:p>2.455</text:p>
          </table:table-cell>
          <table:table-cell office:value-type="float" office:value="-1.7656" calcext:value-type="float">
            <text:p>-1.765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5</text:p>
          </table:table-cell>
          <table:table-cell office:value-type="string" calcext:value-type="string">
            <text:p>Mgs</text:p>
          </table:table-cell>
          <table:table-cell office:value-type="string" calcext:value-type="string">
            <text:p>MAGNESITE</text:p>
          </table:table-cell>
          <table:table-cell office:value-type="string" calcext:value-type="string">
            <text:p>MgCO3</text:p>
          </table:table-cell>
          <table:table-cell office:value-type="string" calcext:value-type="string">
            <text:p>Mg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5658" calcext:value-type="float">
            <text:p>-245658</text:p>
          </table:table-cell>
          <table:table-cell office:value-type="float" office:value="-265630" calcext:value-type="float">
            <text:p>-265630</text:p>
          </table:table-cell>
          <table:table-cell office:value-type="float" office:value="15.7" calcext:value-type="float">
            <text:p>15.7</text:p>
          </table:table-cell>
          <table:table-cell office:value-type="float" office:value="28.018" calcext:value-type="float">
            <text:p>28.018</text:p>
          </table:table-cell>
          <table:table-cell office:value-type="float" office:value="19.731" calcext:value-type="float">
            <text:p>19.731</text:p>
          </table:table-cell>
          <table:table-cell office:value-type="float" office:value="12.539" calcext:value-type="float">
            <text:p>12.539</text:p>
          </table:table-cell>
          <table:table-cell office:value-type="float" office:value="-4.748" calcext:value-type="float">
            <text:p>-4.7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ACHITE</text:p>
          </table:table-cell>
          <table:table-cell office:value-type="string" calcext:value-type="string">
            <text:p>Cu2(OH)2(CO3)</text:p>
          </table:table-cell>
          <table:table-cell office:value-type="string" calcext:value-type="string">
            <text:p>Cu(2)C(1)O(5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4204" calcext:value-type="float">
            <text:p>-214204</text:p>
          </table:table-cell>
          <table:table-cell office:value-type="float" office:value="-251900" calcext:value-type="float">
            <text:p>-251900</text:p>
          </table:table-cell>
          <table:table-cell office:value-type="float" office:value="44.5" calcext:value-type="float">
            <text:p>44.5</text:p>
          </table:table-cell>
          <table:table-cell office:value-type="float" office:value="54.86" calcext:value-type="float">
            <text:p>54.86</text:p>
          </table:table-cell>
          <table:table-cell office:value-type="float" office:value="27.76" calcext:value-type="float">
            <text:p>27.76</text:p>
          </table:table-cell>
          <table:table-cell office:value-type="float" office:value="43.78" calcext:value-type="float">
            <text:p>43.78</text:p>
          </table:table-cell>
          <table:table-cell office:value-type="float" office:value="-1.34" calcext:value-type="float">
            <text:p>-1.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7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ANGANOSITE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Mn(1)O(1)</text:p>
          </table:table-cell>
          <table:table-cell office:value-type="string" calcext:value-type="string">
            <text:p>ref:1-6</text:p>
          </table:table-cell>
          <table:table-cell office:value-type="string" calcext:value-type="string">
            <text:p>5.May.78</text:p>
          </table:table-cell>
          <table:table-cell office:value-type="float" office:value="-86735" calcext:value-type="float">
            <text:p>-86735</text:p>
          </table:table-cell>
          <table:table-cell office:value-type="float" office:value="-92070" calcext:value-type="float">
            <text:p>-92070</text:p>
          </table:table-cell>
          <table:table-cell office:value-type="float" office:value="14.27" calcext:value-type="float">
            <text:p>14.27</text:p>
          </table:table-cell>
          <table:table-cell office:value-type="float" office:value="13.221" calcext:value-type="float">
            <text:p>13.221</text:p>
          </table:table-cell>
          <table:table-cell office:value-type="float" office:value="11.11" calcext:value-type="float">
            <text:p>11.11</text:p>
          </table:table-cell>
          <table:table-cell office:value-type="float" office:value="1.94" calcext:value-type="float">
            <text:p>1.94</text:p>
          </table:table-cell>
          <table:table-cell office:value-type="float" office:value="-0.88" calcext:value-type="float">
            <text:p>-0.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8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ERWINITE</text:p>
          </table:table-cell>
          <table:table-cell office:value-type="string" calcext:value-type="string">
            <text:p>Ca3Mg(SiO4)2</text:p>
          </table:table-cell>
          <table:table-cell office:value-type="string" calcext:value-type="string">
            <text:p>Ca(3)Mg(1)Si(2)O(8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036526" calcext:value-type="float">
            <text:p>-1036526</text:p>
          </table:table-cell>
          <table:table-cell office:value-type="float" office:value="-1090796" calcext:value-type="float">
            <text:p>-1090796</text:p>
          </table:table-cell>
          <table:table-cell office:value-type="float" office:value="60.5" calcext:value-type="float">
            <text:p>60.5</text:p>
          </table:table-cell>
          <table:table-cell office:value-type="float" office:value="104.4" calcext:value-type="float">
            <text:p>104.4</text:p>
          </table:table-cell>
          <table:table-cell office:value-type="float" office:value="72.97" calcext:value-type="float">
            <text:p>72.97</text:p>
          </table:table-cell>
          <table:table-cell office:value-type="float" office:value="11.96" calcext:value-type="float">
            <text:p>11.96</text:p>
          </table:table-cell>
          <table:table-cell office:value-type="float" office:value="-14.44" calcext:value-type="float">
            <text:p>-14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!M090</text:p>
          </table:table-cell>
          <table:table-cell office:value-type="string" calcext:value-type="string">
            <text:p>Max-Mc</text:p>
          </table:table-cell>
          <table:table-cell office:value-type="string" calcext:value-type="string">
            <text:p>MICROCLINE-MAXIMUM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5374" calcext:value-type="float">
            <text:p>-895374</text:p>
          </table:table-cell>
          <table:table-cell office:value-type="float" office:value="-949188" calcext:value-type="float">
            <text:p>-949188</text:p>
          </table:table-cell>
          <table:table-cell office:value-type="float" office:value="51.13" calcext:value-type="float">
            <text:p>51.13</text:p>
          </table:table-cell>
          <table:table-cell office:value-type="float" office:value="108.741" calcext:value-type="float">
            <text:p>108.741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0</text:p>
          </table:table-cell>
          <table:table-cell office:value-type="string" calcext:value-type="string">
            <text:p>Max-Mc</text:p>
          </table:table-cell>
          <table:table-cell office:value-type="string" calcext:value-type="string">
            <text:p>MICROCLINE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5374" calcext:value-type="float">
            <text:p>-895374</text:p>
          </table:table-cell>
          <table:table-cell office:value-type="float" office:value="-949188" calcext:value-type="float">
            <text:p>-949188</text:p>
          </table:table-cell>
          <table:table-cell office:value-type="float" office:value="51.13" calcext:value-type="float">
            <text:p>51.13</text:p>
          </table:table-cell>
          <table:table-cell office:value-type="float" office:value="108.741" calcext:value-type="float">
            <text:p>108.741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2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MONTICELLITE</text:p>
          </table:table-cell>
          <table:table-cell office:value-type="string" calcext:value-type="string">
            <text:p>CaMgSiO4</text:p>
          </table:table-cell>
          <table:table-cell office:value-type="string" calcext:value-type="string">
            <text:p>Ca(1)Mg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12829" calcext:value-type="float">
            <text:p>-512829</text:p>
          </table:table-cell>
          <table:table-cell office:value-type="float" office:value="-540800" calcext:value-type="float">
            <text:p>-540800</text:p>
          </table:table-cell>
          <table:table-cell office:value-type="float" office:value="26.4" calcext:value-type="float">
            <text:p>26.4</text:p>
          </table:table-cell>
          <table:table-cell office:value-type="float" office:value="51.47" calcext:value-type="float">
            <text:p>51.47</text:p>
          </table:table-cell>
          <table:table-cell office:value-type="float" office:value="36.82" calcext:value-type="float">
            <text:p>36.82</text:p>
          </table:table-cell>
          <table:table-cell office:value-type="float" office:value="5.34" calcext:value-type="float">
            <text:p>5.34</text:p>
          </table:table-cell>
          <table:table-cell office:value-type="float" office:value="-8" calcext:value-type="float">
            <text:p>-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USCOVITE</text:p>
          </table:table-cell>
          <table:table-cell office:value-type="string" calcext:value-type="string">
            <text:p>KAl2(AlSi3)O10(OH)2</text:p>
          </table:table-cell>
          <table:table-cell office:value-type="string" calcext:value-type="string">
            <text:p>K(1)Al(3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36301" calcext:value-type="float">
            <text:p>-1336301</text:p>
          </table:table-cell>
          <table:table-cell office:value-type="float" office:value="-1427408" calcext:value-type="float">
            <text:p>-1427408</text:p>
          </table:table-cell>
          <table:table-cell office:value-type="float" office:value="68.8" calcext:value-type="float">
            <text:p>68.8</text:p>
          </table:table-cell>
          <table:table-cell office:value-type="float" office:value="140.71" calcext:value-type="float">
            <text:p>140.71</text:p>
          </table:table-cell>
          <table:table-cell office:value-type="float" office:value="97.56" calcext:value-type="float">
            <text:p>97.56</text:p>
          </table:table-cell>
          <table:table-cell office:value-type="float" office:value="26.38" calcext:value-type="float">
            <text:p>26.38</text:p>
          </table:table-cell>
          <table:table-cell office:value-type="float" office:value="-25.44" calcext:value-type="float">
            <text:p>-25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PHELINE</text:p>
          </table:table-cell>
          <table:table-cell office:value-type="string" calcext:value-type="string">
            <text:p>Na(AlSi)O4</text:p>
          </table:table-cell>
          <table:table-cell office:value-type="string" calcext:value-type="string">
            <text:p>Na(1)Al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72872" calcext:value-type="float">
            <text:p>-472872</text:p>
          </table:table-cell>
          <table:table-cell office:value-type="float" office:value="-500241" calcext:value-type="float">
            <text:p>-500241</text:p>
          </table:table-cell>
          <table:table-cell office:value-type="float" office:value="29.72" calcext:value-type="float">
            <text:p>29.72</text:p>
          </table:table-cell>
          <table:table-cell office:value-type="float" office:value="54.16" calcext:value-type="float">
            <text:p>54.16</text:p>
          </table:table-cell>
          <table:table-cell office:value-type="float" office:value="35.908062" calcext:value-type="float">
            <text:p>35.908062</text:p>
          </table:table-cell>
          <table:table-cell office:value-type="float" office:value="6.457918" calcext:value-type="float">
            <text:p>6.457918</text:p>
          </table:table-cell>
          <table:table-cell office:value-type="float" office:value="-7.327965" calcext:value-type="float">
            <text:p>-7.32796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6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RAGONITE</text:p>
          </table:table-cell>
          <table:table-cell office:value-type="string" calcext:value-type="string">
            <text:p>NaAl2(AlSi3)O10(OH)2</text:p>
          </table:table-cell>
          <table:table-cell office:value-type="string" calcext:value-type="string">
            <text:p>Na(1)Al(3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26012" calcext:value-type="float">
            <text:p>-1326012</text:p>
          </table:table-cell>
          <table:table-cell office:value-type="float" office:value="-1416963" calcext:value-type="float">
            <text:p>-1416963</text:p>
          </table:table-cell>
          <table:table-cell office:value-type="float" office:value="66.4" calcext:value-type="float">
            <text:p>66.4</text:p>
          </table:table-cell>
          <table:table-cell office:value-type="float" office:value="132.53" calcext:value-type="float">
            <text:p>132.53</text:p>
          </table:table-cell>
          <table:table-cell office:value-type="float" office:value="97.43" calcext:value-type="float">
            <text:p>97.43</text:p>
          </table:table-cell>
          <table:table-cell office:value-type="float" office:value="24.5" calcext:value-type="float">
            <text:p>24.5</text:p>
          </table:table-cell>
          <table:table-cell office:value-type="float" office:value="-26.44" calcext:value-type="float">
            <text:p>-26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7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PARGASITE</text:p>
          </table:table-cell>
          <table:table-cell office:value-type="string" calcext:value-type="string">
            <text:p>Na(Ca2Mg4Al)(Al2Si6)O22(OH)2</text:p>
          </table:table-cell>
          <table:table-cell office:value-type="string" calcext:value-type="string">
            <text:p>Na(1)Ca(2)Mg(4)Al(3)Si(6)O(24)H(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2846728" calcext:value-type="float">
            <text:p>-2846728</text:p>
          </table:table-cell>
          <table:table-cell office:value-type="float" office:value="-3016624" calcext:value-type="float">
            <text:p>-3016624</text:p>
          </table:table-cell>
          <table:table-cell office:value-type="float" office:value="160" calcext:value-type="float">
            <text:p>160</text:p>
          </table:table-cell>
          <table:table-cell office:value-type="float" office:value="273.5" calcext:value-type="float">
            <text:p>273.5</text:p>
          </table:table-cell>
          <table:table-cell office:value-type="float" office:value="205.8" calcext:value-type="float">
            <text:p>205.8</text:p>
          </table:table-cell>
          <table:table-cell office:value-type="float" office:value="41.66" calcext:value-type="float">
            <text:p>41.66</text:p>
          </table:table-cell>
          <table:table-cell office:value-type="float" office:value="-50.21" calcext:value-type="float">
            <text:p>-50.2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ICLASE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Mg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6086" calcext:value-type="float">
            <text:p>-136086</text:p>
          </table:table-cell>
          <table:table-cell office:value-type="float" office:value="-143800" calcext:value-type="float">
            <text:p>-143800</text:p>
          </table:table-cell>
          <table:table-cell office:value-type="float" office:value="6.44" calcext:value-type="float">
            <text:p>6.44</text:p>
          </table:table-cell>
          <table:table-cell office:value-type="float" office:value="11.248" calcext:value-type="float">
            <text:p>11.248</text:p>
          </table:table-cell>
          <table:table-cell office:value-type="float" office:value="10.18" calcext:value-type="float">
            <text:p>10.18</text:p>
          </table:table-cell>
          <table:table-cell office:value-type="float" office:value="1.74" calcext:value-type="float">
            <text:p>1.74</text:p>
          </table:table-cell>
          <table:table-cell office:value-type="float" office:value="-1.48" calcext:value-type="float">
            <text:p>-1.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9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LOGOPITE</text:p>
          </table:table-cell>
          <table:table-cell office:value-type="string" calcext:value-type="string">
            <text:p>KMg3(AlSi3)O10(OH)2</text:p>
          </table:table-cell>
          <table:table-cell office:value-type="string" calcext:value-type="string">
            <text:p>K(1)Mg(3)Al(1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96187" calcext:value-type="float">
            <text:p>-1396187</text:p>
          </table:table-cell>
          <table:table-cell office:value-type="float" office:value="-1488067" calcext:value-type="float">
            <text:p>-1488067</text:p>
          </table:table-cell>
          <table:table-cell office:value-type="float" office:value="76.1" calcext:value-type="float">
            <text:p>76.1</text:p>
          </table:table-cell>
          <table:table-cell office:value-type="float" office:value="149.66" calcext:value-type="float">
            <text:p>149.66</text:p>
          </table:table-cell>
          <table:table-cell office:value-type="float" office:value="100.61" calcext:value-type="float">
            <text:p>100.61</text:p>
          </table:table-cell>
          <table:table-cell office:value-type="float" office:value="28.78" calcext:value-type="float">
            <text:p>28.78</text:p>
          </table:table-cell>
          <table:table-cell office:value-type="float" office:value="-21.5" calcext:value-type="float">
            <text:p>-21.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01</text:p>
          </table:table-cell>
          <table:table-cell office:value-type="string" calcext:value-type="string">
            <text:p>K-Ox</text:p>
          </table:table-cell>
          <table:table-cell office:value-type="string" calcext:value-type="string">
            <text:p>POTASSIUM-OXIDE</text:p>
          </table:table-cell>
          <table:table-cell office:value-type="string" calcext:value-type="string">
            <text:p>K2O</text:p>
          </table:table-cell>
          <table:table-cell office:value-type="string" calcext:value-type="string">
            <text:p>K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77056" calcext:value-type="float">
            <text:p>-77056</text:p>
          </table:table-cell>
          <table:table-cell office:value-type="float" office:value="-86800" calcext:value-type="float">
            <text:p>-86800</text:p>
          </table:table-cell>
          <table:table-cell office:value-type="float" office:value="22.5" calcext:value-type="float">
            <text:p>22.5</text:p>
          </table:table-cell>
          <table:table-cell office:value-type="float" office:value="40.38" calcext:value-type="float">
            <text:p>40.38</text:p>
          </table:table-cell>
          <table:table-cell office:value-type="float" office:value="18.51" calcext:value-type="float">
            <text:p>18.51</text:p>
          </table:table-cell>
          <table:table-cell office:value-type="float" office:value="8.65" calcext:value-type="float">
            <text:p>8.65</text:p>
          </table:table-cell>
          <table:table-cell office:value-type="float" office:value="-0.88" calcext:value-type="float">
            <text:p>-0.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02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YRITE</text:p>
          </table:table-cell>
          <table:table-cell office:value-type="string" calcext:value-type="string">
            <text:p>FeS2</text:p>
          </table:table-cell>
          <table:table-cell office:value-type="string" calcext:value-type="string">
            <text:p>Fe(1)S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8293" calcext:value-type="float">
            <text:p>-38293</text:p>
          </table:table-cell>
          <table:table-cell office:value-type="float" office:value="-41000" calcext:value-type="float">
            <text:p>-41000</text:p>
          </table:table-cell>
          <table:table-cell office:value-type="float" office:value="12.65" calcext:value-type="float">
            <text:p>12.65</text:p>
          </table:table-cell>
          <table:table-cell office:value-type="float" office:value="23.94" calcext:value-type="float">
            <text:p>23.94</text:p>
          </table:table-cell>
          <table:table-cell office:value-type="float" office:value="17.88" calcext:value-type="float">
            <text:p>17.88</text:p>
          </table:table-cell>
          <table:table-cell office:value-type="float" office:value="1.32" calcext:value-type="float">
            <text:p>1.32</text:p>
          </table:table-cell>
          <table:table-cell office:value-type="float" office:value="-3.05" calcext:value-type="float">
            <text:p>-3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03</text:p>
          </table:table-cell>
          <table:table-cell office:value-type="string" calcext:value-type="string">
            <text:p>Prl</text:p>
          </table:table-cell>
          <table:table-cell office:value-type="string" calcext:value-type="string">
            <text:p>PYROPHYLLITE</text:p>
          </table:table-cell>
          <table:table-cell office:value-type="string" calcext:value-type="string">
            <text:p>Al2Si4O10(OH)2</text:p>
          </table:table-cell>
          <table:table-cell office:value-type="string" calcext:value-type="string">
            <text:p>Al(2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255997" calcext:value-type="float">
            <text:p>-1255997</text:p>
          </table:table-cell>
          <table:table-cell office:value-type="float" office:value="-1345313" calcext:value-type="float">
            <text:p>-1345313</text:p>
          </table:table-cell>
          <table:table-cell office:value-type="float" office:value="57.2" calcext:value-type="float">
            <text:p>57.2</text:p>
          </table:table-cell>
          <table:table-cell office:value-type="float" office:value="126.6" calcext:value-type="float">
            <text:p>126.6</text:p>
          </table:table-cell>
          <table:table-cell office:value-type="float" office:value="79.432" calcext:value-type="float">
            <text:p>79.432</text:p>
          </table:table-cell>
          <table:table-cell office:value-type="float" office:value="39.214" calcext:value-type="float">
            <text:p>39.214</text:p>
          </table:table-cell>
          <table:table-cell office:value-type="float" office:value="-17.282" calcext:value-type="float">
            <text:p>-17.2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11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RHODOCHROSITE</text:p>
          </table:table-cell>
          <table:table-cell office:value-type="string" calcext:value-type="string">
            <text:p>MnCO3</text:p>
          </table:table-cell>
          <table:table-cell office:value-type="string" calcext:value-type="string">
            <text:p>Mn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5045" calcext:value-type="float">
            <text:p>-195045</text:p>
          </table:table-cell>
          <table:table-cell office:value-type="float" office:value="-212521" calcext:value-type="float">
            <text:p>-212521</text:p>
          </table:table-cell>
          <table:table-cell office:value-type="float" office:value="23.9" calcext:value-type="float">
            <text:p>23.9</text:p>
          </table:table-cell>
          <table:table-cell office:value-type="float" office:value="31.075" calcext:value-type="float">
            <text:p>31.075</text:p>
          </table:table-cell>
          <table:table-cell office:value-type="float" office:value="21.99" calcext:value-type="float">
            <text:p>21.99</text:p>
          </table:table-cell>
          <table:table-cell office:value-type="float" office:value="9.3" calcext:value-type="float">
            <text:p>9.3</text:p>
          </table:table-cell>
          <table:table-cell office:value-type="float" office:value="-4.69" calcext:value-type="float">
            <text:p>-4.6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15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RUTILE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Ti(1)O(2)</text:p>
          </table:table-cell>
          <table:table-cell office:value-type="string" calcext:value-type="string">
            <text:p>REF:7-9</text:p>
          </table:table-cell>
          <table:table-cell office:value-type="string" calcext:value-type="string">
            <text:p>31.MAR.92</text:p>
          </table:table-cell>
          <table:table-cell office:value-type="float" office:value="-212883" calcext:value-type="float">
            <text:p>-212883</text:p>
          </table:table-cell>
          <table:table-cell office:value-type="float" office:value="-226101" calcext:value-type="float">
            <text:p>-226101</text:p>
          </table:table-cell>
          <table:table-cell office:value-type="float" office:value="12.02" calcext:value-type="float">
            <text:p>12.02</text:p>
          </table:table-cell>
          <table:table-cell office:value-type="float" office:value="18.82" calcext:value-type="float">
            <text:p>18.82</text:p>
          </table:table-cell>
          <table:table-cell office:value-type="float" office:value="15.01442" calcext:value-type="float">
            <text:p>15.01442</text:p>
          </table:table-cell>
          <table:table-cell office:value-type="float" office:value="2.720501" calcext:value-type="float">
            <text:p>2.720501</text:p>
          </table:table-cell>
          <table:table-cell office:value-type="float" office:value="-2.365364" calcext:value-type="float">
            <text:p>-2.3653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!M119</text:p>
          </table:table-cell>
          <table:table-cell office:value-type="string" calcext:value-type="string">
            <text:p>Hi-Sa</text:p>
          </table:table-cell>
          <table:table-cell office:value-type="string" calcext:value-type="string">
            <text:p>SANIDINE-HIGH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3738" calcext:value-type="float">
            <text:p>-893738</text:p>
          </table:table-cell>
          <table:table-cell office:value-type="float" office:value="-946538" calcext:value-type="float">
            <text:p>-946538</text:p>
          </table:table-cell>
          <table:table-cell office:value-type="float" office:value="54.53" calcext:value-type="float">
            <text:p>54.53</text:p>
          </table:table-cell>
          <table:table-cell office:value-type="float" office:value="109.008" calcext:value-type="float">
            <text:p>109.008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19</text:p>
          </table:table-cell>
          <table:table-cell office:value-type="string" calcext:value-type="string">
            <text:p>Hi-Sa</text:p>
          </table:table-cell>
          <table:table-cell office:value-type="string" calcext:value-type="string">
            <text:p>SANIDINE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3738" calcext:value-type="float">
            <text:p>-893738</text:p>
          </table:table-cell>
          <table:table-cell office:value-type="float" office:value="-946538" calcext:value-type="float">
            <text:p>-946538</text:p>
          </table:table-cell>
          <table:table-cell office:value-type="float" office:value="54.53" calcext:value-type="float">
            <text:p>54.53</text:p>
          </table:table-cell>
          <table:table-cell office:value-type="float" office:value="109.008" calcext:value-type="float">
            <text:p>109.008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0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PIOLITE</text:p>
          </table:table-cell>
          <table:table-cell office:value-type="string" calcext:value-type="string">
            <text:p>Mg4Si6O15(OH)2(H2O)2*4H2O</text:p>
          </table:table-cell>
          <table:table-cell office:value-type="string" calcext:value-type="string">
            <text:p>Mg(4)Si(6)O(23)H(1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211192" calcext:value-type="float">
            <text:p>-2211192</text:p>
          </table:table-cell>
          <table:table-cell office:value-type="float" office:value="-2418000" calcext:value-type="float">
            <text:p>-2418000</text:p>
          </table:table-cell>
          <table:table-cell office:value-type="float" office:value="146.6" calcext:value-type="float">
            <text:p>146.6</text:p>
          </table:table-cell>
          <table:table-cell office:value-type="float" office:value="285.6" calcext:value-type="float">
            <text:p>285.6</text:p>
          </table:table-cell>
          <table:table-cell office:value-type="float" office:value="157.92" calcext:value-type="float">
            <text:p>157.92</text:p>
          </table:table-cell>
          <table:table-cell office:value-type="float" office:value="104.3" calcext:value-type="float">
            <text:p>104.3</text:p>
          </table:table-cell>
          <table:table-cell office:value-type="float" office:value="-18.68" calcext:value-type="float">
            <text:p>-18.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IDERITE</text:p>
          </table:table-cell>
          <table:table-cell office:value-type="string" calcext:value-type="string">
            <text:p>FeCO3</text:p>
          </table:table-cell>
          <table:table-cell office:value-type="string" calcext:value-type="string">
            <text:p>Fe(1)C(1)O(3)</text:p>
          </table:table-cell>
          <table:table-cell office:value-type="string" calcext:value-type="string">
            <text:p>ref:1-13</text:p>
          </table:table-cell>
          <table:table-cell office:value-type="string" calcext:value-type="string">
            <text:p>5.May.78</text:p>
          </table:table-cell>
          <table:table-cell office:value-type="float" office:value="-162414" calcext:value-type="float">
            <text:p>-162414</text:p>
          </table:table-cell>
          <table:table-cell office:value-type="float" office:value="-179173" calcext:value-type="float">
            <text:p>-179173</text:p>
          </table:table-cell>
          <table:table-cell office:value-type="float" office:value="25.1" calcext:value-type="float">
            <text:p>25.1</text:p>
          </table:table-cell>
          <table:table-cell office:value-type="float" office:value="29.378" calcext:value-type="float">
            <text:p>29.378</text:p>
          </table:table-cell>
          <table:table-cell office:value-type="float" office:value="11.63" calcext:value-type="float">
            <text:p>11.63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2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LLIMAN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091" calcext:value-type="float">
            <text:p>-580091</text:p>
          </table:table-cell>
          <table:table-cell office:value-type="float" office:value="-615099" calcext:value-type="float">
            <text:p>-615099</text:p>
          </table:table-cell>
          <table:table-cell office:value-type="float" office:value="23.13" calcext:value-type="float">
            <text:p>23.13</text:p>
          </table:table-cell>
          <table:table-cell office:value-type="float" office:value="49.9" calcext:value-type="float">
            <text:p>49.9</text:p>
          </table:table-cell>
          <table:table-cell office:value-type="float" office:value="40.023988" calcext:value-type="float">
            <text:p>40.023988</text:p>
          </table:table-cell>
          <table:table-cell office:value-type="float" office:value="7.390511" calcext:value-type="float">
            <text:p>7.390511</text:p>
          </table:table-cell>
          <table:table-cell office:value-type="float" office:value="-11.674053" calcext:value-type="float">
            <text:p>-11.67405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4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MITHSONITE</text:p>
          </table:table-cell>
          <table:table-cell office:value-type="string" calcext:value-type="string">
            <text:p>ZnCO3</text:p>
          </table:table-cell>
          <table:table-cell office:value-type="string" calcext:value-type="string">
            <text:p>Zn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74850" calcext:value-type="float">
            <text:p>-174850</text:p>
          </table:table-cell>
          <table:table-cell office:value-type="float" office:value="-194260" calcext:value-type="float">
            <text:p>-194260</text:p>
          </table:table-cell>
          <table:table-cell office:value-type="float" office:value="19.7" calcext:value-type="float">
            <text:p>19.7</text:p>
          </table:table-cell>
          <table:table-cell office:value-type="float" office:value="28.275" calcext:value-type="float">
            <text:p>28.275</text:p>
          </table:table-cell>
          <table:table-cell office:value-type="float" office:value="9.3" calcext:value-type="float">
            <text:p>9.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5</text:p>
          </table:table-cell>
          <table:table-cell office:value-type="string" calcext:value-type="string">
            <text:p>Na-Ox</text:p>
          </table:table-cell>
          <table:table-cell office:value-type="string" calcext:value-type="string">
            <text:p>SODIUM-OXIDE</text:p>
          </table:table-cell>
          <table:table-cell office:value-type="string" calcext:value-type="string">
            <text:p>Na2O</text:p>
          </table:table-cell>
          <table:table-cell office:value-type="string" calcext:value-type="string">
            <text:p>Na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883" calcext:value-type="float">
            <text:p>-89883</text:p>
          </table:table-cell>
          <table:table-cell office:value-type="float" office:value="-99140" calcext:value-type="float">
            <text:p>-99140</text:p>
          </table:table-cell>
          <table:table-cell office:value-type="float" office:value="17.935" calcext:value-type="float">
            <text:p>17.935</text:p>
          </table:table-cell>
          <table:table-cell office:value-type="float" office:value="25" calcext:value-type="float">
            <text:p>25</text:p>
          </table:table-cell>
          <table:table-cell office:value-type="float" office:value="18.25" calcext:value-type="float">
            <text:p>18.25</text:p>
          </table:table-cell>
          <table:table-cell office:value-type="float" office:value="4.89" calcext:value-type="float">
            <text:p>4.89</text:p>
          </table:table-cell>
          <table:table-cell office:value-type="float" office:value="-2.89" calcext:value-type="float">
            <text:p>-2.8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6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Zn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7947" calcext:value-type="float">
            <text:p>-47947</text:p>
          </table:table-cell>
          <table:table-cell office:value-type="float" office:value="-49000" calcext:value-type="float">
            <text:p>-49000</text:p>
          </table:table-cell>
          <table:table-cell office:value-type="float" office:value="14.019" calcext:value-type="float">
            <text:p>14.019</text:p>
          </table:table-cell>
          <table:table-cell office:value-type="float" office:value="23.83" calcext:value-type="float">
            <text:p>23.83</text:p>
          </table:table-cell>
          <table:table-cell office:value-type="float" office:value="11.77" calcext:value-type="float">
            <text:p>11.77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7</text:p>
          </table:table-cell>
          <table:table-cell office:value-type="string" calcext:value-type="string">
            <text:p>Spn</text:p>
          </table:table-cell>
          <table:table-cell office:value-type="string" calcext:value-type="string">
            <text:p>SPINEL</text:p>
          </table:table-cell>
          <table:table-cell office:value-type="string" calcext:value-type="string">
            <text:p>MgAl2O4</text:p>
          </table:table-cell>
          <table:table-cell office:value-type="string" calcext:value-type="string">
            <text:p>Mg(1)Al(2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17006" calcext:value-type="float">
            <text:p>-517006</text:p>
          </table:table-cell>
          <table:table-cell office:value-type="float" office:value="-546847" calcext:value-type="float">
            <text:p>-546847</text:p>
          </table:table-cell>
          <table:table-cell office:value-type="float" office:value="19.27" calcext:value-type="float">
            <text:p>19.27</text:p>
          </table:table-cell>
          <table:table-cell office:value-type="float" office:value="39.71" calcext:value-type="float">
            <text:p>39.71</text:p>
          </table:table-cell>
          <table:table-cell office:value-type="float" office:value="36.772808" calcext:value-type="float">
            <text:p>36.772808</text:p>
          </table:table-cell>
          <table:table-cell office:value-type="float" office:value="6.415456" calcext:value-type="float">
            <text:p>6.415456</text:p>
          </table:table-cell>
          <table:table-cell office:value-type="float" office:value="-9.708792" calcext:value-type="float">
            <text:p>-9.70879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9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ONTIANITE</text:p>
          </table:table-cell>
          <table:table-cell office:value-type="string" calcext:value-type="string">
            <text:p>SrCO3</text:p>
          </table:table-cell>
          <table:table-cell office:value-type="string" calcext:value-type="string">
            <text:p>Sr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5470" calcext:value-type="float">
            <text:p>-275470</text:p>
          </table:table-cell>
          <table:table-cell office:value-type="float" office:value="-294600" calcext:value-type="float">
            <text:p>-294600</text:p>
          </table:table-cell>
          <table:table-cell office:value-type="float" office:value="23.2" calcext:value-type="float">
            <text:p>23.2</text:p>
          </table:table-cell>
          <table:table-cell office:value-type="float" office:value="39.01" calcext:value-type="float">
            <text:p>39.01</text:p>
          </table:table-cell>
          <table:table-cell office:value-type="float" office:value="23.52" calcext:value-type="float">
            <text:p>23.52</text:p>
          </table:table-cell>
          <table:table-cell office:value-type="float" office:value="6.32" calcext:value-type="float">
            <text:p>6.32</text:p>
          </table:table-cell>
          <table:table-cell office:value-type="float" office:value="-5.08" calcext:value-type="float">
            <text:p>-5.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LVITE</text:p>
          </table:table-cell>
          <table:table-cell office:value-type="string" calcext:value-type="string">
            <text:p>KCl</text:p>
          </table:table-cell>
          <table:table-cell office:value-type="string" calcext:value-type="string">
            <text:p>K(1)Cl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7735" calcext:value-type="float">
            <text:p>-97735</text:p>
          </table:table-cell>
          <table:table-cell office:value-type="float" office:value="-104370" calcext:value-type="float">
            <text:p>-104370</text:p>
          </table:table-cell>
          <table:table-cell office:value-type="float" office:value="19.73" calcext:value-type="float">
            <text:p>19.73</text:p>
          </table:table-cell>
          <table:table-cell office:value-type="float" office:value="37.524" calcext:value-type="float">
            <text:p>37.524</text:p>
          </table:table-cell>
          <table:table-cell office:value-type="float" office:value="9.89" calcext:value-type="float">
            <text:p>9.89</text:p>
          </table:table-cell>
          <table:table-cell office:value-type="float" office:value="5.2" calcext:value-type="float">
            <text:p>5.2</text:p>
          </table:table-cell>
          <table:table-cell office:value-type="float" office:value="0.77" calcext:value-type="float">
            <text:p>0.7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1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TALC</text:p>
          </table:table-cell>
          <table:table-cell office:value-type="string" calcext:value-type="string">
            <text:p>Mg3Si4O10(OH)2</text:p>
          </table:table-cell>
          <table:table-cell office:value-type="string" calcext:value-type="string">
            <text:p>Mg(3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20188" calcext:value-type="float">
            <text:p>-1320188</text:p>
          </table:table-cell>
          <table:table-cell office:value-type="float" office:value="-1410920" calcext:value-type="float">
            <text:p>-1410920</text:p>
          </table:table-cell>
          <table:table-cell office:value-type="float" office:value="62.34" calcext:value-type="float">
            <text:p>62.34</text:p>
          </table:table-cell>
          <table:table-cell office:value-type="float" office:value="136.25" calcext:value-type="float">
            <text:p>136.25</text:p>
          </table:table-cell>
          <table:table-cell office:value-type="float" office:value="82.482" calcext:value-type="float">
            <text:p>82.482</text:p>
          </table:table-cell>
          <table:table-cell office:value-type="float" office:value="41.614" calcext:value-type="float">
            <text:p>41.614</text:p>
          </table:table-cell>
          <table:table-cell office:value-type="float" office:value="-13.342" calcext:value-type="float">
            <text:p>-13.34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2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ORITE</text:p>
          </table:table-cell>
          <table:table-cell office:value-type="string" calcext:value-type="string">
            <text:p>CuO</text:p>
          </table:table-cell>
          <table:table-cell office:value-type="string" calcext:value-type="string">
            <text:p>Cu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0568" calcext:value-type="float">
            <text:p>-30568</text:p>
          </table:table-cell>
          <table:table-cell office:value-type="float" office:value="-37200" calcext:value-type="float">
            <text:p>-37200</text:p>
          </table:table-cell>
          <table:table-cell office:value-type="float" office:value="10.18" calcext:value-type="float">
            <text:p>10.18</text:p>
          </table:table-cell>
          <table:table-cell office:value-type="float" office:value="12.22" calcext:value-type="float">
            <text:p>12.22</text:p>
          </table:table-cell>
          <table:table-cell office:value-type="float" office:value="11.53" calcext:value-type="float">
            <text:p>11.53</text:p>
          </table:table-cell>
          <table:table-cell office:value-type="float" office:value="1.88" calcext:value-type="float">
            <text:p>1.88</text:p>
          </table:table-cell>
          <table:table-cell office:value-type="float" office:value="-1.76" calcext:value-type="float">
            <text:p>-1.7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3</text:p>
          </table:table-cell>
          <table:table-cell office:value-type="string" calcext:value-type="string">
            <text:p>Ti-SPHENE</text:p>
          </table:table-cell>
          <table:table-cell office:value-type="string" calcext:value-type="string">
            <text:p>TITANITE</text:p>
          </table:table-cell>
          <table:table-cell office:value-type="string" calcext:value-type="string">
            <text:p>CaTiSiO5</text:p>
          </table:table-cell>
          <table:table-cell office:value-type="string" calcext:value-type="string">
            <text:p>Ca(1)Ti(1)Si(1)O(5)</text:p>
          </table:table-cell>
          <table:table-cell table:style-name="ce2" office:value-type="string" calcext:value-type="string">
            <text:p>7-9-19</text:p>
          </table:table-cell>
          <table:table-cell office:value-type="string" calcext:value-type="string">
            <text:p>31.MAR.92</text:p>
          </table:table-cell>
          <table:table-cell office:value-type="float" office:value="-587349" calcext:value-type="float">
            <text:p>-587349</text:p>
          </table:table-cell>
          <table:table-cell office:value-type="float" office:value="-621180" calcext:value-type="float">
            <text:p>-621180</text:p>
          </table:table-cell>
          <table:table-cell office:value-type="float" office:value="30.88" calcext:value-type="float">
            <text:p>30.88</text:p>
          </table:table-cell>
          <table:table-cell office:value-type="float" office:value="55.65" calcext:value-type="float">
            <text:p>55.65</text:p>
          </table:table-cell>
          <table:table-cell office:value-type="float" office:value="42.23422" calcext:value-type="float">
            <text:p>42.23422</text:p>
          </table:table-cell>
          <table:table-cell office:value-type="float" office:value="5.703951" calcext:value-type="float">
            <text:p>5.703951</text:p>
          </table:table-cell>
          <table:table-cell office:value-type="float" office:value="-9.525038" calcext:value-type="float">
            <text:p>-9.52503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EMOLITE</text:p>
          </table:table-cell>
          <table:table-cell office:value-type="string" calcext:value-type="string">
            <text:p>(Ca2Mg5)Si8O22(OH)2</text:p>
          </table:table-cell>
          <table:table-cell office:value-type="string" calcext:value-type="string">
            <text:p>Ca(2)Mg(5)Si(8)O(24)H(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2770245" calcext:value-type="float">
            <text:p>-2770245</text:p>
          </table:table-cell>
          <table:table-cell office:value-type="float" office:value="-2944038" calcext:value-type="float">
            <text:p>-2944038</text:p>
          </table:table-cell>
          <table:table-cell office:value-type="float" office:value="131.19" calcext:value-type="float">
            <text:p>131.19</text:p>
          </table:table-cell>
          <table:table-cell office:value-type="float" office:value="272.92" calcext:value-type="float">
            <text:p>272.92</text:p>
          </table:table-cell>
          <table:table-cell office:value-type="float" office:value="188.222" calcext:value-type="float">
            <text:p>188.222</text:p>
          </table:table-cell>
          <table:table-cell office:value-type="float" office:value="57.294" calcext:value-type="float">
            <text:p>57.294</text:p>
          </table:table-cell>
          <table:table-cell office:value-type="float" office:value="-44.822" calcext:value-type="float">
            <text:p>-44.82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7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WAIRAKITE</text:p>
          </table:table-cell>
          <table:table-cell office:value-type="string" calcext:value-type="string">
            <text:p>Ca(Al2Si4)O12*2H2O</text:p>
          </table:table-cell>
          <table:table-cell office:value-type="string" calcext:value-type="string">
            <text:p>Ca(1)Al(2)Si(4)O(14)H(4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477432" calcext:value-type="float">
            <text:p>-1477432</text:p>
          </table:table-cell>
          <table:table-cell office:value-type="float" office:value="-1579333" calcext:value-type="float">
            <text:p>-1579333</text:p>
          </table:table-cell>
          <table:table-cell office:value-type="float" office:value="105.1" calcext:value-type="float">
            <text:p>105.1</text:p>
          </table:table-cell>
          <table:table-cell office:value-type="float" office:value="186.87" calcext:value-type="float">
            <text:p>186.87</text:p>
          </table:table-cell>
          <table:table-cell office:value-type="float" office:value="100.4" calcext:value-type="float">
            <text:p>100.4</text:p>
          </table:table-cell>
          <table:table-cell office:value-type="float" office:value="44.47" calcext:value-type="float">
            <text:p>44.47</text:p>
          </table:table-cell>
          <table:table-cell office:value-type="float" office:value="-16.43" calcext:value-type="float">
            <text:p>-16.4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8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string" calcext:value-type="string">
            <text:p>Ca(1)Si(1)O(3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369225" calcext:value-type="float">
            <text:p>-369225</text:p>
          </table:table-cell>
          <table:table-cell office:value-type="float" office:value="-389590" calcext:value-type="float">
            <text:p>-389590</text:p>
          </table:table-cell>
          <table:table-cell office:value-type="float" office:value="19.6" calcext:value-type="float">
            <text:p>19.6</text:p>
          </table:table-cell>
          <table:table-cell office:value-type="float" office:value="39.93" calcext:value-type="float">
            <text:p>39.93</text:p>
          </table:table-cell>
          <table:table-cell office:value-type="float" office:value="26.64" calcext:value-type="float">
            <text:p>26.64</text:p>
          </table:table-cell>
          <table:table-cell office:value-type="float" office:value="3.6" calcext:value-type="float">
            <text:p>3.6</text:p>
          </table:table-cell>
          <table:table-cell office:value-type="float" office:value="-6.52" calcext:value-type="float">
            <text:p>-6.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9</text:p>
          </table:table-cell>
          <table:table-cell office:value-type="string" calcext:value-type="string">
            <text:p>Wur</text:p>
          </table:table-cell>
          <table:table-cell office:value-type="string" calcext:value-type="string">
            <text:p>WURTZ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Zn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4810" calcext:value-type="float">
            <text:p>-44810</text:p>
          </table:table-cell>
          <table:table-cell office:value-type="float" office:value="-45850" calcext:value-type="float">
            <text:p>-45850</text:p>
          </table:table-cell>
          <table:table-cell office:value-type="float" office:value="14.064" calcext:value-type="float">
            <text:p>14.064</text:p>
          </table:table-cell>
          <table:table-cell office:value-type="float" office:value="23.846" calcext:value-type="float">
            <text:p>23.846</text:p>
          </table:table-cell>
          <table:table-cell office:value-type="float" office:value="11.82" calcext:value-type="float">
            <text:p>11.82</text:p>
          </table:table-cell>
          <table:table-cell office:value-type="float" office:value="1.16" calcext:value-type="float">
            <text:p>1.16</text:p>
          </table:table-cell>
          <table:table-cell office:value-type="float" office:value="-1.04" calcext:value-type="float">
            <text:p>-1.0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40</text:p>
          </table:table-cell>
          <table:table-cell office:value-type="string" calcext:value-type="string">
            <text:p>Znc</text:p>
          </table:table-cell>
          <table:table-cell office:value-type="string" calcext:value-type="string">
            <text:p>ZINCITE</text:p>
          </table:table-cell>
          <table:table-cell office:value-type="string" calcext:value-type="string">
            <text:p>ZnO</text:p>
          </table:table-cell>
          <table:table-cell office:value-type="string" calcext:value-type="string">
            <text:p>Zn(1)O(1)</text:p>
          </table:table-cell>
          <table:table-cell office:value-type="string" calcext:value-type="string">
            <text:p>ref:G9A</text:p>
          </table:table-cell>
          <table:table-cell office:value-type="string" calcext:value-type="string">
            <text:p>5.May.78</text:p>
          </table:table-cell>
          <table:table-cell office:value-type="float" office:value="-76596" calcext:value-type="float">
            <text:p>-76596</text:p>
          </table:table-cell>
          <table:table-cell office:value-type="float" office:value="-83762" calcext:value-type="float">
            <text:p>-83762</text:p>
          </table:table-cell>
          <table:table-cell office:value-type="float" office:value="10.43" calcext:value-type="float">
            <text:p>10.43</text:p>
          </table:table-cell>
          <table:table-cell office:value-type="float" office:value="14.338" calcext:value-type="float">
            <text:p>14.338</text:p>
          </table:table-cell>
          <table:table-cell office:value-type="float" office:value="11.71" calcext:value-type="float">
            <text:p>11.71</text:p>
          </table:table-cell>
          <table:table-cell office:value-type="float" office:value="1.22" calcext:value-type="float">
            <text:p>1.22</text:p>
          </table:table-cell>
          <table:table-cell office:value-type="float" office:value="-2.18" calcext:value-type="float">
            <text:p>-2.1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41</text:p>
          </table:table-cell>
          <table:table-cell office:value-type="string" calcext:value-type="string">
            <text:p>Zo</text:p>
          </table:table-cell>
          <table:table-cell office:value-type="string" calcext:value-type="string">
            <text:p>ZOISITE</text:p>
          </table:table-cell>
          <table:table-cell office:value-type="string" calcext:value-type="string">
            <text:p>Ca2Al3Si3O12(OH)</text:p>
          </table:table-cell>
          <table:table-cell office:value-type="string" calcext:value-type="string">
            <text:p>Ca(2)Al(3)Si(3)O(13)H(1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549179" calcext:value-type="float">
            <text:p>-1549179</text:p>
          </table:table-cell>
          <table:table-cell office:value-type="float" office:value="-1643691" calcext:value-type="float">
            <text:p>-1643691</text:p>
          </table:table-cell>
          <table:table-cell office:value-type="float" office:value="70.74" calcext:value-type="float">
            <text:p>70.74</text:p>
          </table:table-cell>
          <table:table-cell office:value-type="float" office:value="135.9" calcext:value-type="float">
            <text:p>135.9</text:p>
          </table:table-cell>
          <table:table-cell office:value-type="float" office:value="106.118" calcext:value-type="float">
            <text:p>106.118</text:p>
          </table:table-cell>
          <table:table-cell office:value-type="float" office:value="25.214" calcext:value-type="float">
            <text:p>25.214</text:p>
          </table:table-cell>
          <table:table-cell office:value-type="float" office:value="-27.145" calcext:value-type="float">
            <text:p>-27.145</text:p>
          </table:table-cell>
          <table:table-cell table:number-columns-repeated="1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!END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ENDINPUT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minerals with one phase transition!!!!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!M143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ITE</text:p>
          </table:table-cell>
          <table:table-cell office:value-type="string" calcext:value-type="string">
            <text:p>Na(AlSi3)O8</text:p>
          </table:table-cell>
          <table:table-cell office:value-type="string" calcext:value-type="string">
            <text:p>Na(1)Al(1)Si(3)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6308" calcext:value-type="float">
            <text:p>-886308</text:p>
          </table:table-cell>
          <table:table-cell office:value-type="float" office:value="-939680" calcext:value-type="float">
            <text:p>-939680</text:p>
          </table:table-cell>
          <table:table-cell office:value-type="float" office:value="49.51" calcext:value-type="float">
            <text:p>49.51</text:p>
          </table:table-cell>
          <table:table-cell office:value-type="float" office:value="100.25" calcext:value-type="float">
            <text:p>100.25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  <table:table-cell office:value-type="float" office:value="473" calcext:value-type="float">
            <text:p>473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81.88" calcext:value-type="float">
            <text:p>81.88</text:p>
          </table:table-cell>
          <table:table-cell office:value-type="float" office:value="3.554" calcext:value-type="float">
            <text:p>3.554</text:p>
          </table:table-cell>
          <table:table-cell office:value-type="float" office:value="-50.154" calcext:value-type="float">
            <text:p>-50.1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44</text:p>
          </table:table-cell>
          <table:table-cell office:value-type="string" calcext:value-type="string">
            <text:p>Hi-Ab</text:p>
          </table:table-cell>
          <table:table-cell office:value-type="string" calcext:value-type="string">
            <text:p>ALBITE-HIGH</text:p>
          </table:table-cell>
          <table:table-cell office:value-type="string" calcext:value-type="string">
            <text:p>NaAlSi3O8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4509" calcext:value-type="float">
            <text:p>-884509</text:p>
          </table:table-cell>
          <table:table-cell office:value-type="float" office:value="-937050" calcext:value-type="float">
            <text:p>-937050</text:p>
          </table:table-cell>
          <table:table-cell office:value-type="float" office:value="52.3" calcext:value-type="float">
            <text:p>52.3</text:p>
          </table:table-cell>
          <table:table-cell office:value-type="float" office:value="100.43" calcext:value-type="float">
            <text:p>100.43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  <table:table-cell office:value-type="float" office:value="623" calcext:value-type="float">
            <text:p>623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64.17" calcext:value-type="float">
            <text:p>64.1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77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ANTHOPHYLLITE</text:p>
          </table:table-cell>
          <table:table-cell office:value-type="string" calcext:value-type="string">
            <text:p>Mg7Si8O22(OH)2</text:p>
          </table:table-cell>
          <table:table-cell office:value-type="string" calcext:value-type="string">
            <text:p>Mg(7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15430" calcext:value-type="float">
            <text:p>-2715430</text:p>
          </table:table-cell>
          <table:table-cell office:value-type="float" office:value="-2888749" calcext:value-type="float">
            <text:p>-2888749</text:p>
          </table:table-cell>
          <table:table-cell office:value-type="float" office:value="128.6" calcext:value-type="float">
            <text:p>128.6</text:p>
          </table:table-cell>
          <table:table-cell office:value-type="float" office:value="264.4" calcext:value-type="float">
            <text:p>264.4</text:p>
          </table:table-cell>
          <table:table-cell office:value-type="float" office:value="180.682" calcext:value-type="float">
            <text:p>180.682</text:p>
          </table:table-cell>
          <table:table-cell office:value-type="float" office:value="60.574" calcext:value-type="float">
            <text:p>60.574</text:p>
          </table:table-cell>
          <table:table-cell office:value-type="float" office:value="-38.462" calcext:value-type="float">
            <text:p>-38.462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97.542" calcext:value-type="float">
            <text:p>197.542</text:p>
          </table:table-cell>
          <table:table-cell office:value-type="float" office:value="41.614" calcext:value-type="float">
            <text:p>41.614</text:p>
          </table:table-cell>
          <table:table-cell office:value-type="float" office:value="-13.342" calcext:value-type="float">
            <text:p>-13.342</text:p>
          </table:table-cell>
          <table:table-cell office:value-type="float" office:value="1258" calcext:value-type="float">
            <text:p>125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99.522" calcext:value-type="float">
            <text:p>199.522</text:p>
          </table:table-cell>
          <table:table-cell office:value-type="float" office:value="41.614" calcext:value-type="float">
            <text:p>41.614</text:p>
          </table:table-cell>
          <table:table-cell office:value-type="float" office:value="-13.342" calcext:value-type="float">
            <text:p>-13.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47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TIGORITE</text:p>
          </table:table-cell>
          <table:table-cell office:value-type="string" calcext:value-type="string">
            <text:p>Mg48Si34O85(OH)62</text:p>
          </table:table-cell>
          <table:table-cell office:value-type="string" calcext:value-type="string">
            <text:p>Mg(48)Si(34)O(147)H(6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5808020" calcext:value-type="float">
            <text:p>-15808020</text:p>
          </table:table-cell>
          <table:table-cell office:value-type="float" office:value="-17070891" calcext:value-type="float">
            <text:p>-17070891</text:p>
          </table:table-cell>
          <table:table-cell office:value-type="float" office:value="861.36" calcext:value-type="float">
            <text:p>861.36</text:p>
          </table:table-cell>
          <table:table-cell office:value-type="float" office:value="1749.13" calcext:value-type="float">
            <text:p>1749.13</text:p>
          </table:table-cell>
          <table:table-cell office:value-type="float" office:value="1228.45" calcext:value-type="float">
            <text:p>1228.45</text:p>
          </table:table-cell>
          <table:table-cell office:value-type="float" office:value="513.76" calcext:value-type="float">
            <text:p>513.76</text:p>
          </table:table-cell>
          <table:table-cell office:value-type="float" office:value="-286.68" calcext:value-type="float">
            <text:p>-286.68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234.83" calcext:value-type="float">
            <text:p>1234.83</text:p>
          </table:table-cell>
          <table:table-cell office:value-type="float" office:value="501.24" calcext:value-type="float">
            <text:p>501.24</text:p>
          </table:table-cell>
          <table:table-cell office:value-type="float" office:value="-281.28" calcext:value-type="float">
            <text:p>-281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78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ORNITE</text:p>
          </table:table-cell>
          <table:table-cell office:value-type="string" calcext:value-type="string">
            <text:p>Cu5FeS4</text:p>
          </table:table-cell>
          <table:table-cell office:value-type="string" calcext:value-type="string">
            <text:p>Cu(5)Fe(1)S(4)</text:p>
          </table:table-cell>
          <table:table-cell office:value-type="string" calcext:value-type="string">
            <text:p>ref:1-16</text:p>
          </table:table-cell>
          <table:table-cell office:value-type="string" calcext:value-type="string">
            <text:p>5.May.78</text:p>
          </table:table-cell>
          <table:table-cell office:value-type="float" office:value="-86704" calcext:value-type="float">
            <text:p>-86704</text:p>
          </table:table-cell>
          <table:table-cell office:value-type="float" office:value="-79922" calcext:value-type="float">
            <text:p>-79922</text:p>
          </table:table-cell>
          <table:table-cell office:value-type="float" office:value="99.29" calcext:value-type="float">
            <text:p>99.29</text:p>
          </table:table-cell>
          <table:table-cell office:value-type="float" office:value="98.6" calcext:value-type="float">
            <text:p>98.6</text:p>
          </table:table-cell>
          <table:table-cell office:value-type="float" office:value="49.76" calcext:value-type="float">
            <text:p>49.76</text:p>
          </table:table-cell>
          <table:table-cell office:value-type="float" office:value="35.08" calcext:value-type="float">
            <text:p>35.08</text:p>
          </table:table-cell>
          <table:table-cell office:value-type="float" office:value="-1.35" calcext:value-type="float">
            <text:p>-1.35</text:p>
          </table:table-cell>
          <table:table-cell office:value-type="float" office:value="485" calcext:value-type="float">
            <text:p>485</text:p>
          </table:table-cell>
          <table:table-cell office:value-type="float" office:value="1430" calcext:value-type="float">
            <text:p>143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-34.31" calcext:value-type="float">
            <text:p>-34.3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80.33" calcext:value-type="float">
            <text:p>80.33</text:p>
          </table:table-cell>
          <table:table-cell office:value-type="float" office:value="-2.04" calcext:value-type="float">
            <text:p>-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79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BUNSENITE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Ni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0573" calcext:value-type="float">
            <text:p>-50573</text:p>
          </table:table-cell>
          <table:table-cell office:value-type="float" office:value="-57300" calcext:value-type="float">
            <text:p>-57300</text:p>
          </table:table-cell>
          <table:table-cell office:value-type="float" office:value="9.08" calcext:value-type="float">
            <text:p>9.08</text:p>
          </table:table-cell>
          <table:table-cell office:value-type="float" office:value="10.97" calcext:value-type="float">
            <text:p>10.97</text:p>
          </table:table-cell>
          <table:table-cell office:value-type="float" office:value="-4.99" calcext:value-type="float">
            <text:p>-4.99</text:p>
          </table:table-cell>
          <table:table-cell office:value-type="float" office:value="37.58" calcext:value-type="float">
            <text:p>37.58</text:p>
          </table:table-cell>
          <table:table-cell office:value-type="float" office:value="3.89" calcext:value-type="float">
            <text:p>3.89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3.88" calcext:value-type="float">
            <text:p>1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1.18" calcext:value-type="float">
            <text:p>11.18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8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HALCOCITE</text:p>
          </table:table-cell>
          <table:table-cell office:value-type="string" calcext:value-type="string">
            <text:p>Cu2S</text:p>
          </table:table-cell>
          <table:table-cell office:value-type="string" calcext:value-type="string">
            <text:p>Cu(2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626" calcext:value-type="float">
            <text:p>-20626</text:p>
          </table:table-cell>
          <table:table-cell office:value-type="float" office:value="-19000" calcext:value-type="float">
            <text:p>-19000</text:p>
          </table:table-cell>
          <table:table-cell office:value-type="float" office:value="28.9" calcext:value-type="float">
            <text:p>28.9</text:p>
          </table:table-cell>
          <table:table-cell office:value-type="float" office:value="27.48" calcext:value-type="float">
            <text:p>27.48</text:p>
          </table:table-cell>
          <table:table-cell office:value-type="float" office:value="12.63" calcext:value-type="float">
            <text:p>12.63</text:p>
          </table:table-cell>
          <table:table-cell office:value-type="float" office:value="18.82" calcext:value-type="float">
            <text:p>18.8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26.78" calcext:value-type="float">
            <text:p>26.78</text:p>
          </table:table-cell>
          <table:table-cell office:value-type="float" office:value="-7.35" calcext:value-type="float">
            <text:p>-7.35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20.32" calcext:value-type="float">
            <text:p>20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8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CHALCOPYRITE</text:p>
          </table:table-cell>
          <table:table-cell office:value-type="string" calcext:value-type="string">
            <text:p>CuFeS2</text:p>
          </table:table-cell>
          <table:table-cell office:value-type="string" calcext:value-type="string">
            <text:p>Cu(1)Fe(1)S(2)</text:p>
          </table:table-cell>
          <table:table-cell office:value-type="string" calcext:value-type="string">
            <text:p>ref:1-16</text:p>
          </table:table-cell>
          <table:table-cell office:value-type="string" calcext:value-type="string">
            <text:p>5.May.78</text:p>
          </table:table-cell>
          <table:table-cell office:value-type="float" office:value="-44900" calcext:value-type="float">
            <text:p>-44900</text:p>
          </table:table-cell>
          <table:table-cell office:value-type="float" office:value="-44453" calcext:value-type="float">
            <text:p>-44453</text:p>
          </table:table-cell>
          <table:table-cell office:value-type="float" office:value="31.15" calcext:value-type="float">
            <text:p>31.15</text:p>
          </table:table-cell>
          <table:table-cell office:value-type="float" office:value="42.83" calcext:value-type="float">
            <text:p>42.83</text:p>
          </table:table-cell>
          <table:table-cell office:value-type="float" office:value="20.79" calcext:value-type="float">
            <text:p>20.79</text:p>
          </table:table-cell>
          <table:table-cell office:value-type="float" office:value="12.8" calcext:value-type="float">
            <text:p>12.8</text:p>
          </table:table-cell>
          <table:table-cell office:value-type="float" office:value="-1.34" calcext:value-type="float">
            <text:p>-1.34</text:p>
          </table:table-cell>
          <table:table-cell office:value-type="float" office:value="830" calcext:value-type="float">
            <text:p>830</text:p>
          </table:table-cell>
          <table:table-cell office:value-type="float" office:value="2405" calcext:value-type="float">
            <text:p>2405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-141.4" calcext:value-type="float">
            <text:p>-141.4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41.22" calcext:value-type="float">
            <text:p>41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48</text:p>
          </table:table-cell>
          <table:table-cell office:value-type="string" calcext:value-type="string">
            <text:p>7A-Cnc</text:p>
          </table:table-cell>
          <table:table-cell office:value-type="string" calcext:value-type="string">
            <text:p>CLINOCHLORE-7A</text:p>
          </table:table-cell>
          <table:table-cell office:value-type="string" calcext:value-type="string">
            <text:p>Mg5Al(AlSi3)O10(OH)8</text:p>
          </table:table-cell>
          <table:table-cell office:value-type="string" calcext:value-type="string">
            <text:p>Mg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57101" calcext:value-type="float">
            <text:p>-1957101</text:p>
          </table:table-cell>
          <table:table-cell office:value-type="float" office:value="-2113197" calcext:value-type="float">
            <text:p>-2113197</text:p>
          </table:table-cell>
          <table:table-cell office:value-type="float" office:value="106.5" calcext:value-type="float">
            <text:p>106.5</text:p>
          </table:table-cell>
          <table:table-cell office:value-type="float" office:value="211.5" calcext:value-type="float">
            <text:p>211.5</text:p>
          </table:table-cell>
          <table:table-cell office:value-type="float" office:value="162.82" calcext:value-type="float">
            <text:p>162.82</text:p>
          </table:table-cell>
          <table:table-cell office:value-type="float" office:value="50.62" calcext:value-type="float">
            <text:p>50.62</text:p>
          </table:table-cell>
          <table:table-cell office:value-type="float" office:value="-40.88" calcext:value-type="float">
            <text:p>-40.88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66.01" calcext:value-type="float">
            <text:p>166.01</text:p>
          </table:table-cell>
          <table:table-cell office:value-type="float" office:value="44.36" calcext:value-type="float">
            <text:p>44.36</text:p>
          </table:table-cell>
          <table:table-cell office:value-type="float" office:value="-38.18" calcext:value-type="float">
            <text:p>-38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49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ESITE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541" calcext:value-type="float">
            <text:p>-203541</text:p>
          </table:table-cell>
          <table:table-cell office:value-type="float" office:value="-216614" calcext:value-type="float">
            <text:p>-216614</text:p>
          </table:table-cell>
          <table:table-cell office:value-type="float" office:value="9.65" calcext:value-type="float">
            <text:p>9.65</text:p>
          </table:table-cell>
          <table:table-cell office:value-type="float" office:value="20.641" calcext:value-type="float">
            <text:p>20.641</text:p>
          </table:table-cell>
          <table:table-cell office:value-type="float" office:value="11" calcext:value-type="float">
            <text:p>11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4.19" calcext:value-type="float">
            <text:p>14.19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50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CRISTOBALITE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895" calcext:value-type="float">
            <text:p>-203895</text:p>
          </table:table-cell>
          <table:table-cell office:value-type="float" office:value="-216755" calcext:value-type="float">
            <text:p>-216755</text:p>
          </table:table-cell>
          <table:table-cell office:value-type="float" office:value="10.372" calcext:value-type="float">
            <text:p>10.372</text:p>
          </table:table-cell>
          <table:table-cell office:value-type="float" office:value="25.74" calcext:value-type="float">
            <text:p>25.74</text:p>
          </table:table-cell>
          <table:table-cell office:value-type="float" office:value="13.98" calcext:value-type="float">
            <text:p>13.98</text:p>
          </table:table-cell>
          <table:table-cell office:value-type="float" office:value="3.34" calcext:value-type="float">
            <text:p>3.34</text:p>
          </table:table-cell>
          <table:table-cell office:value-type="float" office:value="-3.81" calcext:value-type="float">
            <text:p>-3.81</text:p>
          </table:table-cell>
          <table:table-cell office:value-type="float" office:value="543" calcext:value-type="float">
            <text:p>543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7.39" calcext:value-type="float">
            <text:p>17.39</text:p>
          </table:table-cell>
          <table:table-cell office:value-type="float" office:value="0.31" calcext:value-type="float">
            <text:p>0.31</text:p>
          </table:table-cell>
          <table:table-cell office:value-type="float" office:value="-9.89" calcext:value-type="float">
            <text:p>-9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STATITE</text:p>
          </table:table-cell>
          <table:table-cell office:value-type="string" calcext:value-type="string">
            <text:p>MgSiO3</text:p>
          </table:table-cell>
          <table:table-cell office:value-type="string" calcext:value-type="string">
            <text:p>Mg(1)Si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48930" calcext:value-type="float">
            <text:p>-348930</text:p>
          </table:table-cell>
          <table:table-cell office:value-type="float" office:value="-369686" calcext:value-type="float">
            <text:p>-369686</text:p>
          </table:table-cell>
          <table:table-cell office:value-type="float" office:value="16.2" calcext:value-type="float">
            <text:p>16.2</text:p>
          </table:table-cell>
          <table:table-cell office:value-type="float" office:value="31.276" calcext:value-type="float">
            <text:p>31.276</text:p>
          </table:table-cell>
          <table:table-cell office:value-type="float" office:value="24.55" calcext:value-type="float">
            <text:p>24.55</text:p>
          </table:table-cell>
          <table:table-cell office:value-type="float" office:value="4.74" calcext:value-type="float">
            <text:p>4.74</text:p>
          </table:table-cell>
          <table:table-cell office:value-type="float" office:value="-6.28" calcext:value-type="float">
            <text:p>-6.28</text:p>
          </table:table-cell>
          <table:table-cell office:value-type="float" office:value="903" calcext:value-type="float">
            <text:p>903</text:p>
          </table:table-cell>
          <table:table-cell office:value-type="float" office:value="166" calcext:value-type="float">
            <text:p>166</text:p>
          </table:table-cell>
          <table:table-cell office:value-type="float" office:value="0.02" calcext:value-type="float">
            <text:p>0.02</text:p>
          </table:table-cell>
          <table:table-cell office:value-type="float" office:value="384.615" calcext:value-type="float">
            <text:p>384.615</text:p>
          </table:table-cell>
          <table:table-cell office:value-type="float" office:value="28.765" calcext:value-type="float">
            <text:p>28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390" calcext:value-type="float">
            <text:p>390</text:p>
          </table:table-cell>
          <table:table-cell office:value-type="float" office:value="1.09" calcext:value-type="float">
            <text:p>1.09</text:p>
          </table:table-cell>
          <table:table-cell office:value-type="float" office:value="11.9" calcext:value-type="float">
            <text:p>11.9</text:p>
          </table:table-cell>
          <table:table-cell office:value-type="float" office:value="29.26" calcext:value-type="float">
            <text:p>29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55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ERROSILITE</text:p>
          </table:table-cell>
          <table:table-cell office:value-type="string" calcext:value-type="string">
            <text:p>FeSiO3</text:p>
          </table:table-cell>
          <table:table-cell office:value-type="string" calcext:value-type="string">
            <text:p>Fe(1)Si(1)O(3)</text:p>
          </table:table-cell>
          <table:table-cell office:value-type="string" calcext:value-type="string">
            <text:p>ref:1-13</text:p>
          </table:table-cell>
          <table:table-cell office:value-type="string" calcext:value-type="string">
            <text:p>5.May.78</text:p>
          </table:table-cell>
          <table:table-cell office:value-type="float" office:value="-267588" calcext:value-type="float">
            <text:p>-267588</text:p>
          </table:table-cell>
          <table:table-cell office:value-type="float" office:value="-285658" calcext:value-type="float">
            <text:p>-285658</text:p>
          </table:table-cell>
          <table:table-cell office:value-type="float" office:value="21.63" calcext:value-type="float">
            <text:p>21.63</text:p>
          </table:table-cell>
          <table:table-cell office:value-type="float" office:value="32.952" calcext:value-type="float">
            <text:p>32.952</text:p>
          </table:table-cell>
          <table:table-cell office:value-type="float" office:value="26.49" calcext:value-type="float">
            <text:p>26.49</text:p>
          </table:table-cell>
          <table:table-cell office:value-type="float" office:value="5.07" calcext:value-type="float">
            <text:p>5.07</text:p>
          </table:table-cell>
          <table:table-cell office:value-type="float" office:value="-5.55" calcext:value-type="float">
            <text:p>-5.55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0.056" calcext:value-type="float">
            <text:p>0.056</text:p>
          </table:table-cell>
          <table:table-cell office:value-type="float" office:value="67" calcext:value-type="float">
            <text:p>67</text:p>
          </table:table-cell>
          <table:table-cell office:value-type="float" office:value="23.865" calcext:value-type="float">
            <text:p>23.865</text:p>
          </table:table-cell>
          <table:table-cell office:value-type="float" office:value="8.78" calcext:value-type="float">
            <text:p>8.78</text:p>
          </table:table-cell>
          <table:table-cell office:value-type="float" office:value="-4.7" calcext:value-type="float">
            <text:p>-4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86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2O3</text:p>
          </table:table-cell>
          <table:table-cell office:value-type="string" calcext:value-type="string">
            <text:p>Fe(2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78155" calcext:value-type="float">
            <text:p>-178155</text:p>
          </table:table-cell>
          <table:table-cell office:value-type="float" office:value="-197720" calcext:value-type="float">
            <text:p>-197720</text:p>
          </table:table-cell>
          <table:table-cell office:value-type="float" office:value="20.94" calcext:value-type="float">
            <text:p>20.94</text:p>
          </table:table-cell>
          <table:table-cell office:value-type="float" office:value="30.274" calcext:value-type="float">
            <text:p>30.274</text:p>
          </table:table-cell>
          <table:table-cell office:value-type="float" office:value="23.49" calcext:value-type="float">
            <text:p>23.49</text:p>
          </table:table-cell>
          <table:table-cell office:value-type="float" office:value="18.6" calcext:value-type="float">
            <text:p>18.6</text:p>
          </table:table-cell>
          <table:table-cell office:value-type="float" office:value="-3.55" calcext:value-type="float">
            <text:p>-3.55</text:p>
          </table:table-cell>
          <table:table-cell office:value-type="float" office:value="950" calcext:value-type="float">
            <text:p>9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1.71" calcext:value-type="float">
            <text:p>31.71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58</text:p>
          </table:table-cell>
          <table:table-cell office:value-type="string" calcext:value-type="string">
            <text:p>Kls</text:p>
          </table:table-cell>
          <table:table-cell office:value-type="string" calcext:value-type="string">
            <text:p>KALSILITE</text:p>
          </table:table-cell>
          <table:table-cell office:value-type="string" calcext:value-type="string">
            <text:p>K(AlSi)O4</text:p>
          </table:table-cell>
          <table:table-cell office:value-type="string" calcext:value-type="string">
            <text:p>K(1)Al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81750" calcext:value-type="float">
            <text:p>-481750</text:p>
          </table:table-cell>
          <table:table-cell office:value-type="float" office:value="-509408" calcext:value-type="float">
            <text:p>-509408</text:p>
          </table:table-cell>
          <table:table-cell office:value-type="float" office:value="31.85" calcext:value-type="float">
            <text:p>31.85</text:p>
          </table:table-cell>
          <table:table-cell office:value-type="float" office:value="59.89" calcext:value-type="float">
            <text:p>59.89</text:p>
          </table:table-cell>
          <table:table-cell office:value-type="float" office:value="29.43" calcext:value-type="float">
            <text:p>29.43</text:p>
          </table:table-cell>
          <table:table-cell office:value-type="float" office:value="17.36" calcext:value-type="float">
            <text:p>17.36</text:p>
          </table:table-cell>
          <table:table-cell office:value-type="float" office:value="-5.32" calcext:value-type="float">
            <text:p>-5.32</text:p>
          </table:table-cell>
          <table:table-cell office:value-type="float" office:value="810" calcext:value-type="float">
            <text:p>81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42.5" calcext:value-type="float">
            <text:p>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59</text:p>
          </table:table-cell>
          <table:table-cell office:value-type="string" calcext:value-type="string">
            <text:p>Lws</text:p>
          </table:table-cell>
          <table:table-cell office:value-type="string" calcext:value-type="string">
            <text:p>LAWSONITE</text:p>
          </table:table-cell>
          <table:table-cell office:value-type="string" calcext:value-type="string">
            <text:p>CaAl2Si2O7(OH)2*H2O</text:p>
          </table:table-cell>
          <table:table-cell office:value-type="string" calcext:value-type="string">
            <text:p>Ca(1)Al(2)Si(2)O(10)H(4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073408" calcext:value-type="float">
            <text:p>-1073408</text:p>
          </table:table-cell>
          <table:table-cell office:value-type="float" office:value="-1158104" calcext:value-type="float">
            <text:p>-1158104</text:p>
          </table:table-cell>
          <table:table-cell office:value-type="float" office:value="55.8" calcext:value-type="float">
            <text:p>55.8</text:p>
          </table:table-cell>
          <table:table-cell office:value-type="float" office:value="101.32" calcext:value-type="float">
            <text:p>101.32</text:p>
          </table:table-cell>
          <table:table-cell office:value-type="float" office:value="81.8" calcext:value-type="float">
            <text:p>81.8</text:p>
          </table:table-cell>
          <table:table-cell office:value-type="float" office:value="23.36" calcext:value-type="float">
            <text:p>23.36</text:p>
          </table:table-cell>
          <table:table-cell office:value-type="float" office:value="-16.26" calcext:value-type="float">
            <text:p>-16.26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84.99" calcext:value-type="float">
            <text:p>84.99</text:p>
          </table:table-cell>
          <table:table-cell office:value-type="float" office:value="17.1" calcext:value-type="float">
            <text:p>17.1</text:p>
          </table:table-cell>
          <table:table-cell office:value-type="float" office:value="-13.56" calcext:value-type="float">
            <text:p>-13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60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Fe3O4</text:p>
          </table:table-cell>
          <table:table-cell office:value-type="string" calcext:value-type="string">
            <text:p>Fe(3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2574" calcext:value-type="float">
            <text:p>-242574</text:p>
          </table:table-cell>
          <table:table-cell office:value-type="float" office:value="-267250" calcext:value-type="float">
            <text:p>-267250</text:p>
          </table:table-cell>
          <table:table-cell office:value-type="float" office:value="34.83" calcext:value-type="float">
            <text:p>34.83</text:p>
          </table:table-cell>
          <table:table-cell office:value-type="float" office:value="44.524" calcext:value-type="float">
            <text:p>44.524</text:p>
          </table:table-cell>
          <table:table-cell office:value-type="float" office:value="21.88" calcext:value-type="float">
            <text:p>21.88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61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MARGARITE</text:p>
          </table:table-cell>
          <table:table-cell office:value-type="string" calcext:value-type="string">
            <text:p>CaAl2(Al2Si2)O10(OH)2</text:p>
          </table:table-cell>
          <table:table-cell office:value-type="string" calcext:value-type="string">
            <text:p>Ca(1)Al(4)Si(2)O(12)H(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394150" calcext:value-type="float">
            <text:p>-1394150</text:p>
          </table:table-cell>
          <table:table-cell office:value-type="float" office:value="-1485803" calcext:value-type="float">
            <text:p>-1485803</text:p>
          </table:table-cell>
          <table:table-cell office:value-type="float" office:value="63.8" calcext:value-type="float">
            <text:p>63.8</text:p>
          </table:table-cell>
          <table:table-cell office:value-type="float" office:value="129.4" calcext:value-type="float">
            <text:p>129.4</text:p>
          </table:table-cell>
          <table:table-cell office:value-type="float" office:value="102.5" calcext:value-type="float">
            <text:p>102.5</text:p>
          </table:table-cell>
          <table:table-cell office:value-type="float" office:value="16.35" calcext:value-type="float">
            <text:p>16.35</text:p>
          </table:table-cell>
          <table:table-cell office:value-type="float" office:value="-28.05" calcext:value-type="float">
            <text:p>-28.05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99.31" calcext:value-type="float">
            <text:p>99.31</text:p>
          </table:table-cell>
          <table:table-cell office:value-type="float" office:value="22.61" calcext:value-type="float">
            <text:p>22.61</text:p>
          </table:table-cell>
          <table:table-cell office:value-type="float" office:value="-30.75" calcext:value-type="float">
            <text:p>-3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6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NESQUEHONITE</text:p>
          </table:table-cell>
          <table:table-cell office:value-type="string" calcext:value-type="string">
            <text:p>MgCO3*3H2O</text:p>
          </table:table-cell>
          <table:table-cell office:value-type="string" calcext:value-type="string">
            <text:p>Mg(1)C(1)O(6)H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12035" calcext:value-type="float">
            <text:p>-412035</text:p>
          </table:table-cell>
          <table:table-cell office:value-type="float" office:value="-472576" calcext:value-type="float">
            <text:p>-472576</text:p>
          </table:table-cell>
          <table:table-cell office:value-type="float" office:value="46.76" calcext:value-type="float">
            <text:p>46.76</text:p>
          </table:table-cell>
          <table:table-cell office:value-type="float" office:value="74.79" calcext:value-type="float">
            <text:p>74.79</text:p>
          </table:table-cell>
          <table:table-cell office:value-type="float" office:value="-1574.804" calcext:value-type="float">
            <text:p>-1574.804</text:p>
          </table:table-cell>
          <table:table-cell office:value-type="float" office:value="3899.173" calcext:value-type="float">
            <text:p>3899.173</text:p>
          </table:table-cell>
          <table:table-cell office:value-type="float" office:value="-417.325" calcext:value-type="float">
            <text:p>-417.325</text:p>
          </table:table-cell>
          <table:table-cell office:value-type="float" office:value="306.5" calcext:value-type="float">
            <text:p>306.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25.246" calcext:value-type="float">
            <text:p>25.246</text:p>
          </table:table-cell>
          <table:table-cell office:value-type="float" office:value="91.289" calcext:value-type="float">
            <text:p>91.289</text:p>
          </table:table-cell>
          <table:table-cell office:value-type="float" office:value="-4.222" calcext:value-type="float">
            <text:p>-4.2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64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6.588" calcext:value-type="float">
            <text:p>6.588</text:p>
          </table:table-cell>
          <table:table-cell office:value-type="float" office:value="4.06" calcext:value-type="float">
            <text:p>4.06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68</text:p>
          </table:table-cell>
          <table:table-cell office:value-type="string" calcext:value-type="string">
            <text:p>Prh</text:p>
          </table:table-cell>
          <table:table-cell office:value-type="string" calcext:value-type="string">
            <text:p>PREHNITE</text:p>
          </table:table-cell>
          <table:table-cell office:value-type="string" calcext:value-type="string">
            <text:p>Ca2Al2Si3O10(OH)2</text:p>
          </table:table-cell>
          <table:table-cell office:value-type="string" calcext:value-type="string">
            <text:p>Ca(2)Al(2)Si(3)O(12)H(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390097" calcext:value-type="float">
            <text:p>-1390097</text:p>
          </table:table-cell>
          <table:table-cell office:value-type="float" office:value="-1481649" calcext:value-type="float">
            <text:p>-1481649</text:p>
          </table:table-cell>
          <table:table-cell office:value-type="float" office:value="65" calcext:value-type="float">
            <text:p>65</text:p>
          </table:table-cell>
          <table:table-cell office:value-type="float" office:value="140.33" calcext:value-type="float">
            <text:p>140.33</text:p>
          </table:table-cell>
          <table:table-cell office:value-type="float" office:value="91.6" calcext:value-type="float">
            <text:p>91.6</text:p>
          </table:table-cell>
          <table:table-cell office:value-type="float" office:value="37.82" calcext:value-type="float">
            <text:p>37.82</text:p>
          </table:table-cell>
          <table:table-cell office:value-type="float" office:value="-19.6" calcext:value-type="float">
            <text:p>-19.6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01.17" calcext:value-type="float">
            <text:p>101.17</text:p>
          </table:table-cell>
          <table:table-cell office:value-type="float" office:value="19.04" calcext:value-type="float">
            <text:p>19.04</text:p>
          </table:table-cell>
          <table:table-cell office:value-type="float" office:value="-11.5" calcext:value-type="float">
            <text:p>-11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90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YRRHOTITE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e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084" calcext:value-type="float">
            <text:p>-24084</text:p>
          </table:table-cell>
          <table:table-cell office:value-type="float" office:value="-24000" calcext:value-type="float">
            <text:p>-24000</text:p>
          </table:table-cell>
          <table:table-cell office:value-type="float" office:value="14.41" calcext:value-type="float">
            <text:p>14.41</text:p>
          </table:table-cell>
          <table:table-cell office:value-type="float" office:value="18.2" calcext:value-type="float">
            <text:p>18.2</text:p>
          </table:table-cell>
          <table:table-cell office:value-type="float" office:value="5.19" calcext:value-type="float">
            <text:p>5.19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2.2" calcext:value-type="float">
            <text:p>12.2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70</text:p>
          </table:table-cell>
          <table:table-cell office:value-type="string" calcext:value-type="string">
            <text:p>Qtz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4646" calcext:value-type="float">
            <text:p>-204646</text:p>
          </table:table-cell>
          <table:table-cell office:value-type="float" office:value="-217650" calcext:value-type="float">
            <text:p>-217650</text:p>
          </table:table-cell>
          <table:table-cell office:value-type="float" office:value="9.88" calcext:value-type="float">
            <text:p>9.88</text:p>
          </table:table-cell>
          <table:table-cell office:value-type="float" office:value="22.688" calcext:value-type="float">
            <text:p>22.688</text:p>
          </table:table-cell>
          <table:table-cell office:value-type="float" office:value="11.22" calcext:value-type="float">
            <text:p>11.22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  <table:table-cell office:value-type="float" office:value="848" calcext:value-type="float">
            <text:p>848</text:p>
          </table:table-cell>
          <table:table-cell office:value-type="float" office:value="290" calcext:value-type="float">
            <text:p>290</text:p>
          </table:table-cell>
          <table:table-cell office:value-type="float" office:value="0.372" calcext:value-type="float">
            <text:p>0.372</text:p>
          </table:table-cell>
          <table:table-cell office:value-type="float" office:value="38.5" calcext:value-type="float">
            <text:p>38.5</text:p>
          </table:table-cell>
          <table:table-cell office:value-type="float" office:value="14.41" calcext:value-type="float">
            <text:p>14.41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92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(1)</text:p>
          </table:table-cell>
          <table:table-cell office:value-type="string" calcext:value-type="string">
            <text:p>ref:G13A</text:p>
          </table:table-cell>
          <table:table-cell office:value-type="string" calcext:value-type="string">
            <text:p>12.JUN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15.61" calcext:value-type="float">
            <text:p>15.61</text:p>
          </table:table-cell>
          <table:table-cell office:value-type="float" office:value="3.58" calcext:value-type="float">
            <text:p>3.58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  <table:table-cell office:value-type="float" office:value="368.6" calcext:value-type="float">
            <text:p>368.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8.73" calcext:value-type="float">
            <text:p>8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!minerals with two phase transition!!!!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END MINERAL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NDSPECIES</text:p>
          </table:table-cell>
          <table:table-cell table:number-columns-repeated="27"/>
        </table:table-row>
        <table:table-row table:style-name="ro1" table:number-rows-repeated="1048410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  <table:database-ranges>
        <table:database-range table:name="__Anonymous_Sheet_DB__0" table:target-range-address="'AQU_SLOP98+'.A7:'AQU_SLOP98+'.T27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5:00:34.325267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5:01:11.578213591</dc:date>
    <meta:editing-duration>PT8M55S</meta:editing-duration>
    <meta:editing-cycles>6</meta:editing-cycles>
    <meta:generator>LibreOffice/5.3.4.2$Linux_X86_64 LibreOffice_project/30m0$Build-2</meta:generator>
    <meta:document-statistic meta:table-count="3" meta:cell-count="7685" meta:object-count="0"/>
  </office:meta>
</office:document-meta>
</file>